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54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2.096cm"/>
    </style:style>
    <style:style style:name="co9" style:family="table-column">
      <style:table-column-properties fo:break-before="auto" style:column-width="1.797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041cm"/>
    </style:style>
    <style:style style:name="co13" style:family="table-column">
      <style:table-column-properties fo:break-before="auto" style:column-width="1.98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3.431cm"/>
    </style:style>
    <style:style style:name="co17" style:family="table-column">
      <style:table-column-properties fo:break-before="auto" style:column-width="3.948cm"/>
    </style:style>
    <style:style style:name="co18" style:family="table-column">
      <style:table-column-properties fo:break-before="auto" style:column-width="7.442cm"/>
    </style:style>
    <style:style style:name="co19" style:family="table-column">
      <style:table-column-properties fo:break-before="auto" style:column-width="2.559cm"/>
    </style:style>
    <style:style style:name="co20" style:family="table-column">
      <style:table-column-properties fo:break-before="auto" style:column-width="2.641cm"/>
    </style:style>
    <style:style style:name="co21" style:family="table-column">
      <style:table-column-properties fo:break-before="auto" style:column-width="2.124cm"/>
    </style:style>
    <style:style style:name="co22" style:family="table-column">
      <style:table-column-properties fo:break-before="auto" style:column-width="2.669cm"/>
    </style:style>
    <style:style style:name="co23" style:family="table-column">
      <style:table-column-properties fo:break-before="auto" style:column-width="2.369cm"/>
    </style:style>
    <style:style style:name="co24" style:family="table-column">
      <style:table-column-properties fo:break-before="auto" style:column-width="3.866cm"/>
    </style:style>
    <style:style style:name="co25" style:family="table-column">
      <style:table-column-properties fo:break-before="auto" style:column-width="2.477cm"/>
    </style:style>
    <style:style style:name="co26" style:family="table-column">
      <style:table-column-properties fo:break-before="auto" style:column-width="3.267cm"/>
    </style:style>
    <style:style style:name="co27" style:family="table-column">
      <style:table-column-properties fo:break-before="auto" style:column-width="3.648cm"/>
    </style:style>
    <style:style style:name="co28" style:family="table-column">
      <style:table-column-properties fo:break-before="auto" style:column-width="3.157cm"/>
    </style:style>
    <style:style style:name="co29" style:family="table-column">
      <style:table-column-properties fo:break-before="auto" style:column-width="3.512cm"/>
    </style:style>
    <style:style style:name="co30" style:family="table-column">
      <style:table-column-properties fo:break-before="auto" style:column-width="4.574cm"/>
    </style:style>
    <style:style style:name="co31" style:family="table-column">
      <style:table-column-properties fo:break-before="auto" style:column-width="5.973cm"/>
    </style:style>
    <style:style style:name="co32" style:family="table-column">
      <style:table-column-properties fo:break-before="auto" style:column-width="3.212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2.914cm"/>
    </style:style>
    <style:style style:name="co35" style:family="table-column">
      <style:table-column-properties fo:break-before="auto" style:column-width="4.166cm"/>
    </style:style>
    <style:style style:name="co36" style:family="table-column">
      <style:table-column-properties fo:break-before="auto" style:column-width="5.064cm"/>
    </style:style>
    <style:style style:name="co37" style:family="table-column">
      <style:table-column-properties fo:break-before="auto" style:column-width="6.073cm"/>
    </style:style>
    <style:style style:name="co38" style:family="table-column">
      <style:table-column-properties fo:break-before="auto" style:column-width="5.173cm"/>
    </style:style>
    <style:style style:name="co39" style:family="table-column">
      <style:table-column-properties fo:break-before="auto" style:column-width="5.373cm"/>
    </style:style>
    <style:style style:name="co40" style:family="table-column">
      <style:table-column-properties fo:break-before="auto" style:column-width="1.042cm"/>
    </style:style>
    <style:style style:name="co41" style:family="table-column">
      <style:table-column-properties fo:break-before="auto" style:column-width="2.314cm"/>
    </style:style>
    <style:style style:name="co42" style:family="table-column">
      <style:table-column-properties fo:break-before="auto" style:column-width="3.702cm"/>
    </style:style>
    <style:style style:name="co43" style:family="table-column">
      <style:table-column-properties fo:break-before="auto" style:column-width="2.967cm"/>
    </style:style>
    <style:style style:name="co44" style:family="table-column">
      <style:table-column-properties fo:break-before="auto" style:column-width="4.057cm"/>
    </style:style>
    <style:style style:name="co45" style:family="table-column">
      <style:table-column-properties fo:break-before="auto" style:column-width="2.24cm"/>
    </style:style>
    <style:style style:name="co46" style:family="table-column">
      <style:table-column-properties fo:break-before="auto" style:column-width="2.341cm"/>
    </style:style>
    <style:style style:name="co47" style:family="table-column">
      <style:table-column-properties fo:break-before="auto" style:column-width="2.069cm"/>
    </style:style>
    <style:style style:name="co48" style:family="table-column">
      <style:table-column-properties fo:break-before="auto" style:column-width="2.205cm"/>
    </style:style>
    <style:style style:name="co49" style:family="table-column">
      <style:table-column-properties fo:break-before="auto" style:column-width="2.868cm"/>
    </style:style>
    <style:style style:name="co50" style:family="table-column">
      <style:table-column-properties fo:break-before="auto" style:column-width="2.233cm"/>
    </style:style>
    <style:style style:name="co51" style:family="table-column">
      <style:table-column-properties fo:break-before="auto" style:column-width="2.286cm"/>
    </style:style>
    <style:style style:name="co52" style:family="table-column">
      <style:table-column-properties fo:break-before="auto" style:column-width="2.94cm"/>
    </style:style>
    <style:style style:name="co53" style:family="table-column">
      <style:table-column-properties fo:break-before="auto" style:column-width="1.66cm"/>
    </style:style>
    <style:style style:name="co54" style:family="table-column">
      <style:table-column-properties fo:break-before="auto" style:column-width="1.605cm"/>
    </style:style>
    <style:style style:name="co55" style:family="table-column">
      <style:table-column-properties fo:break-before="auto" style:column-width="3.022cm"/>
    </style:style>
    <style:style style:name="co56" style:family="table-column">
      <style:table-column-properties fo:break-before="auto" style:column-width="1.552cm"/>
    </style:style>
    <style:style style:name="co57" style:family="table-column">
      <style:table-column-properties fo:break-before="auto" style:column-width="1.879cm"/>
    </style:style>
    <style:style style:name="co58" style:family="table-column">
      <style:table-column-properties fo:break-before="auto" style:column-width="0.988cm"/>
    </style:style>
    <style:style style:name="co59" style:family="table-column">
      <style:table-column-properties fo:break-before="auto" style:column-width="1.178cm"/>
    </style:style>
    <style:style style:name="co60" style:family="table-column">
      <style:table-column-properties fo:break-before="auto" style:column-width="1.579cm"/>
    </style:style>
    <style:style style:name="co61" style:family="table-column">
      <style:table-column-properties fo:break-before="auto" style:column-width="4.329cm"/>
    </style:style>
    <style:style style:name="co62" style:family="table-column">
      <style:table-column-properties fo:break-before="auto" style:column-width="1.688cm"/>
    </style:style>
    <style:style style:name="co63" style:family="table-column">
      <style:table-column-properties fo:break-before="auto" style:column-width="2.505cm"/>
    </style:style>
    <style:style style:name="co64" style:family="table-column">
      <style:table-column-properties fo:break-before="auto" style:column-width="2.404cm"/>
    </style:style>
    <style:style style:name="co65" style:family="table-column">
      <style:table-column-properties fo:break-before="auto" style:column-width="2.104cm"/>
    </style:style>
    <style:style style:name="co66" style:family="table-column">
      <style:table-column-properties fo:break-before="auto" style:column-width="1.498cm"/>
    </style:style>
    <style:style style:name="co67" style:family="table-column">
      <style:table-column-properties fo:break-before="auto" style:column-width="4.718cm"/>
    </style:style>
    <style:style style:name="co68" style:family="table-column">
      <style:table-column-properties fo:break-before="auto" style:column-width="2.531cm"/>
    </style:style>
    <style:style style:name="co69" style:family="table-column">
      <style:table-column-properties fo:break-before="auto" style:column-width="1.85cm"/>
    </style:style>
    <style:style style:name="co70" style:family="table-column">
      <style:table-column-properties fo:break-before="auto" style:column-width="1.007cm"/>
    </style:style>
    <style:style style:name="co71" style:family="table-column">
      <style:table-column-properties fo:break-before="auto" style:column-width="1.824cm"/>
    </style:style>
    <style:style style:name="co72" style:family="table-column">
      <style:table-column-properties fo:break-before="auto" style:column-width="4.911cm"/>
    </style:style>
    <style:style style:name="co73" style:family="table-column">
      <style:table-column-properties fo:break-before="auto" style:column-width="3.24cm"/>
    </style:style>
    <style:style style:name="co74" style:family="table-column">
      <style:table-column-properties fo:break-before="auto" style:column-width="2.831cm"/>
    </style:style>
    <style:style style:name="co75" style:family="table-column">
      <style:table-column-properties fo:break-before="auto" style:column-width="2.485cm"/>
    </style:style>
    <style:style style:name="co76" style:family="table-column">
      <style:table-column-properties fo:break-before="auto" style:column-width="2.586cm"/>
    </style:style>
    <style:style style:name="co77" style:family="table-column">
      <style:table-column-properties fo:break-before="auto" style:column-width="12.508cm"/>
    </style:style>
    <style:style style:name="co78" style:family="table-column">
      <style:table-column-properties fo:break-before="auto" style:column-width="3.166cm"/>
    </style:style>
    <style:style style:name="co79" style:family="table-column">
      <style:table-column-properties fo:break-before="auto" style:column-width="3.602cm"/>
    </style:style>
    <style:style style:name="co80" style:family="table-column">
      <style:table-column-properties fo:break-before="auto" style:column-width="4.23cm"/>
    </style:style>
    <style:style style:name="co81" style:family="table-column">
      <style:table-column-properties fo:break-before="auto" style:column-width="2.731cm"/>
    </style:style>
    <style:style style:name="co82" style:family="table-column">
      <style:table-column-properties fo:break-before="auto" style:column-width="4.447cm"/>
    </style:style>
    <style:style style:name="co83" style:family="table-column">
      <style:table-column-properties fo:break-before="auto" style:column-width="3.059cm"/>
    </style:style>
    <style:style style:name="co84" style:family="table-column">
      <style:table-column-properties fo:break-before="auto" style:column-width="4.083cm"/>
    </style:style>
    <style:style style:name="co85" style:family="table-column">
      <style:table-column-properties fo:break-before="auto" style:column-width="2.886cm"/>
    </style:style>
    <style:style style:name="co86" style:family="table-column">
      <style:table-column-properties fo:break-before="auto" style:column-width="2.921cm"/>
    </style:style>
    <style:style style:name="co87" style:family="table-column">
      <style:table-column-properties fo:break-before="auto" style:column-width="1.96cm"/>
    </style:style>
    <style:style style:name="co88" style:family="table-column">
      <style:table-column-properties fo:break-before="auto" style:column-width="4.501cm"/>
    </style:style>
    <style:style style:name="co89" style:family="table-column">
      <style:table-column-properties fo:break-before="auto" style:column-width="2.54cm"/>
    </style:style>
    <style:style style:name="co90" style:family="table-column">
      <style:table-column-properties fo:break-before="auto" style:column-width="5.018cm"/>
    </style:style>
    <style:style style:name="co91" style:family="table-column">
      <style:table-column-properties fo:break-before="auto" style:column-width="11.718cm"/>
    </style:style>
    <style:style style:name="co92" style:family="table-column">
      <style:table-column-properties fo:break-before="auto" style:column-width="6.39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/>
    <style:style style:name="ce2" style:family="table-cell" style:parent-style-name="Default">
      <style:table-cell-properties fo:background-color="#e8f2a1"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0">
      <style:table-cell-properties fo:background-color="#e8f2a1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cccccc" fo:wrap-option="wrap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cccccc"/>
    </style:style>
    <style:style style:name="ce10" style:family="table-cell" style:parent-style-name="Default" style:data-style-name="N104">
      <style:table-cell-properties fo:background-color="#e8f2a1"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fo:background-color="#cccccc" fo:wrap-option="wrap"/>
      <style:text-properties fo:font-weight="bold" style:font-weight-asian="bold" style:font-weight-complex="bold"/>
    </style:style>
    <style:style style:name="ce12" style:family="table-cell" style:parent-style-name="Default" style:data-style-name="N104"/>
    <style:style style:name="ce13" style:family="table-cell" style:parent-style-name="Default">
      <style:table-cell-properties fo:background-color="#cccccc"/>
    </style:style>
    <style:style style:name="ce14" style:family="table-cell" style:parent-style-name="Default" style:data-style-name="N104">
      <style:table-cell-properties fo:background-color="#cccccc"/>
    </style:style>
    <style:style style:name="ce15" style:family="table-cell" style:parent-style-name="Default" style:data-style-name="N104">
      <style:table-cell-properties fo:background-color="#e8f2a1" fo:wrap-option="wrap"/>
      <style:text-properties fo:color="#808080" fo:font-weight="bold" style:font-weight-asian="bold" style:font-weight-complex="bold"/>
    </style:style>
    <style:style style:name="ce16" style:family="table-cell" style:parent-style-name="Default" style:data-style-name="N104">
      <style:table-cell-properties fo:background-color="#cccccc" fo:wrap-option="wrap"/>
      <style:text-properties fo:color="#808080" fo:font-weight="bold" style:font-weight-asian="bold" style:font-weight-complex="bold"/>
    </style:style>
    <style:style style:name="ce17" style:family="table-cell" style:parent-style-name="Default" style:data-style-name="N104">
      <style:text-properties fo:color="#999999"/>
    </style:style>
    <style:style style:name="ce18" style:family="table-cell" style:parent-style-name="Default" style:data-style-name="N104">
      <style:table-cell-properties fo:background-color="#cccccc"/>
      <style:text-properties fo:color="#999999"/>
    </style:style>
    <style:style style:name="ce19" style:family="table-cell" style:parent-style-name="Default" style:data-style-name="N104">
      <style:table-cell-properties fo:background-color="#e8f2a1" fo:wrap-option="wrap"/>
      <style:text-properties fo:color="#2a6099"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cccccc" fo:wrap-option="wrap"/>
      <style:text-properties fo:color="#2a6099" fo:font-weight="bold" style:font-weight-asian="bold" style:font-weight-complex="bold"/>
    </style:style>
    <style:style style:name="ce21" style:family="table-cell" style:parent-style-name="Default" style:data-style-name="N104">
      <style:text-properties fo:color="#2a6099" fo:font-weight="bold" style:font-weight-asian="bold" style:font-weight-complex="bold"/>
    </style:style>
    <style:style style:name="ce22" style:family="table-cell" style:parent-style-name="Default" style:data-style-name="N104">
      <style:table-cell-properties fo:background-color="#cccccc"/>
      <style:text-properties fo:color="#2a6099" fo:font-weight="bold" style:font-weight-asian="bold" style:font-weight-complex="bold"/>
    </style:style>
    <style:style style:name="ce23" style:family="table-cell" style:parent-style-name="Default" style:data-style-name="N104">
      <style:text-properties fo:color="#2a6099"/>
    </style:style>
    <style:style style:name="ce24" style:family="table-cell" style:parent-style-name="Default" style:data-style-name="N104">
      <style:text-properties fo:color="#808080" fo:font-weight="bold" style:font-weight-asian="bold" style:font-weight-complex="bold"/>
    </style:style>
    <style:style style:name="ce25" style:family="table-cell" style:parent-style-name="Default" style:data-style-name="N104">
      <style:table-cell-properties fo:background-color="#cccccc"/>
      <style:text-properties fo:color="#808080" fo:font-weight="bold" style:font-weight-asian="bold" style:font-weight-complex="bold"/>
    </style:style>
    <style:style style:name="ce26" style:family="table-cell" style:parent-style-name="Default" style:data-style-name="N104">
      <style:text-properties fo:color="#808080"/>
    </style:style>
    <style:style style:name="ce27" style:family="table-cell" style:parent-style-name="Default" style:data-style-name="N104">
      <style:text-properties fo:color="#999999" fo:font-weight="bold" style:font-weight-asian="bold" style:font-weight-complex="bold"/>
    </style:style>
    <style:style style:name="ce28" style:family="table-cell" style:parent-style-name="Default" style:data-style-name="N104">
      <style:table-cell-properties fo:background-color="#cccccc"/>
      <style:text-properties fo:color="#999999" fo:font-weight="bold" style:font-weight-asian="bold" style:font-weight-complex="bold"/>
    </style:style>
    <style:style style:name="ce29" style:family="table-cell" style:parent-style-name="Default" style:data-style-name="N111">
      <style:table-cell-properties fo:background-color="#fff5ce" fo:wrap-option="wrap"/>
      <style:text-properties fo:font-weight="bold" style:font-weight-asian="bold" style:font-weight-complex="bold"/>
    </style:style>
    <style:style style:name="ce30" style:family="table-cell" style:parent-style-name="Default" style:data-style-name="N111">
      <style:table-cell-properties fo:background-color="#cccccc" fo:wrap-option="wrap"/>
      <style:text-properties fo:font-weight="bold" style:font-weight-asian="bold" style:font-weight-complex="bold"/>
    </style:style>
    <style:style style:name="ce31" style:family="table-cell" style:parent-style-name="Default" style:data-style-name="N111"/>
    <style:style style:name="ce32" style:family="table-cell" style:parent-style-name="Default" style:data-style-name="N111">
      <style:table-cell-properties fo:background-color="#cccccc"/>
    </style:style>
    <style:style style:name="ce33" style:family="table-cell" style:parent-style-name="Default" style:data-style-name="N111">
      <style:table-cell-properties fo:background-color="#fff5ce" fo:wrap-option="wrap"/>
      <style:text-properties fo:color="#808080" fo:font-weight="bold" style:font-weight-asian="bold" style:font-weight-complex="bold"/>
    </style:style>
    <style:style style:name="ce34" style:family="table-cell" style:parent-style-name="Default" style:data-style-name="N111">
      <style:text-properties fo:color="#808080"/>
    </style:style>
    <style:style style:name="ce35" style:family="table-cell" style:parent-style-name="Default" style:data-style-name="N111">
      <style:table-cell-properties fo:background-color="#cccccc"/>
      <style:text-properties fo:color="#808080"/>
    </style:style>
    <style:style style:name="ce3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b4c7dc" fo:wrap-option="wrap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b4c7dc" fo:wrap-option="wrap"/>
      <style:text-properties fo:font-weight="bold" style:font-weight-asian="bold" style:font-weight-complex="bold"/>
    </style:style>
    <style:style style:name="ce39" style:family="table-cell" style:parent-style-name="Default" style:data-style-name="N104">
      <style:table-cell-properties fo:background-color="#b4c7dc" fo:wrap-option="wrap"/>
      <style:text-properties fo:font-weight="bold" style:font-weight-asian="bold" style:font-weight-complex="bold"/>
    </style:style>
    <style:style style:name="ce40" style:family="table-cell" style:parent-style-name="Default" style:data-style-name="N104">
      <style:table-cell-properties fo:background-color="#b4c7dc" fo:wrap-option="wrap"/>
      <style:text-properties fo:color="#808080" fo:font-weight="bold" style:font-weight-asian="bold" style:font-weight-complex="bold"/>
    </style:style>
    <style:style style:name="ce41" style:family="table-cell" style:parent-style-name="Default" style:data-style-name="N104">
      <style:table-cell-properties fo:background-color="#cccccc"/>
      <style:text-properties fo:color="#808080"/>
    </style:style>
    <style:style style:name="ce42" style:family="table-cell" style:parent-style-name="Default" style:data-style-name="N104">
      <style:table-cell-properties fo:background-color="#b4c7dc" fo:wrap-option="wrap"/>
      <style:text-properties fo:color="#2a6099" fo:font-weight="bold" style:font-weight-asian="bold" style:font-weight-complex="bold"/>
    </style:style>
    <style:style style:name="ce43" style:family="table-cell" style:parent-style-name="Default" style:data-style-name="N104">
      <style:table-cell-properties fo:background-color="#cccccc"/>
      <style:text-properties fo:color="#2a6099"/>
    </style:style>
    <style:style style:name="ce44" style:family="table-cell" style:parent-style-name="Default" style:data-style-name="N111">
      <style:table-cell-properties fo:background-color="#e8f2a1" fo:wrap-option="wrap"/>
      <style:text-properties fo:font-weight="bold" style:font-weight-asian="bold" style:font-weight-complex="bold"/>
    </style:style>
    <style:style style:name="ce45" style:family="table-cell" style:parent-style-name="Default" style:data-style-name="N111">
      <style:table-cell-properties fo:background-color="#cccccc"/>
      <style:text-properties fo:font-weight="bold" style:font-weight-asian="bold" style:font-weight-complex="bold"/>
    </style:style>
    <style:style style:name="ce46" style:family="table-cell" style:parent-style-name="Default" style:data-style-name="N111">
      <style:table-cell-properties fo:background-color="#b4c7dc" fo:wrap-option="wrap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b4c7dc" fo:wrap-option="wrap"/>
      <style:text-properties fo:color="#808080" fo:font-weight="bold" style:font-weight-asian="bold" style:font-weight-complex="bold"/>
    </style:style>
    <style:style style:name="ce48" style:family="table-cell" style:parent-style-name="Default">
      <style:table-cell-properties fo:background-color="#cccccc"/>
      <style:text-properties fo:color="#808080"/>
    </style:style>
    <style:style style:name="ce49" style:family="table-cell" style:parent-style-name="Default">
      <style:table-cell-properties fo:background-color="#cccccc"/>
      <style:text-properties fo:color="#808080" fo:font-weight="bold" style:font-weight-asian="bold" style:font-weight-complex="bold"/>
    </style:style>
    <style:style style:name="ce50" style:family="table-cell" style:parent-style-name="Default">
      <style:text-properties fo:color="#808080"/>
    </style:style>
    <style:style style:name="ce51" style:family="table-cell" style:parent-style-name="Default" style:data-style-name="N114">
      <style:table-cell-properties fo:background-color="#ffd7d7" fo:wrap-option="wrap"/>
      <style:text-properties fo:font-weight="bold" style:font-weight-asian="bold" style:font-weight-complex="bold"/>
    </style:style>
    <style:style style:name="ce52" style:family="table-cell" style:parent-style-name="Default" style:data-style-name="N114">
      <style:table-cell-properties fo:background-color="#cccccc"/>
    </style:style>
    <style:style style:name="ce53" style:family="table-cell" style:parent-style-name="Default" style:data-style-name="N114"/>
    <style:style style:name="ce54" style:family="table-cell" style:parent-style-name="Default" style:data-style-name="N114">
      <style:table-cell-properties fo:background-color="#cccccc"/>
      <style:text-properties fo:font-weight="bold" style:font-weight-asian="bold" style:font-weight-complex="bold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d7d7" fo:wrap-option="wrap"/>
      <style:text-properties fo:font-weight="bold" style:font-weight-asian="bold" style:font-weight-complex="bold"/>
    </style:style>
    <style:style style:name="ce58" style:family="table-cell" style:parent-style-name="Default" style:data-style-name="N2">
      <style:table-cell-properties fo:background-color="#cccccc" fo:wrap-option="wrap"/>
      <style:text-properties fo:font-weight="bold" style:font-weight-asian="bold" style:font-weight-complex="bold"/>
    </style:style>
    <style:style style:name="ce59" style:family="table-cell" style:parent-style-name="Default" style:data-style-name="N2"/>
    <style:style style:name="ce60" style:family="table-cell" style:parent-style-name="Default" style:data-style-name="N2">
      <style:table-cell-properties fo:background-color="#ffd7d7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fo:wrap-option="wrap"/>
    </style:style>
    <style:style style:name="ce62" style:family="table-cell" style:parent-style-name="Default" style:data-style-name="N118"/>
    <style:style style:name="ce63" style:family="table-cell" style:parent-style-name="Default" style:data-style-name="N116"/>
    <style:style style:name="ce64" style:family="table-cell" style:parent-style-name="Default" style:data-style-name="N117"/>
    <style:style style:name="ce65" style:family="table-cell" style:parent-style-name="Default" style:data-style-name="N3"/>
    <style:style style:name="ce66" style:family="table-cell" style:parent-style-name="Default" style:data-style-name="N11">
      <style:table-cell-properties fo:background-color="#ffd7d7" fo:wrap-option="wrap"/>
      <style:text-properties fo:font-weight="bold" style:font-weight-asian="bold" style:font-weight-complex="bold"/>
    </style:style>
    <style:style style:name="ce67" style:family="table-cell" style:parent-style-name="Default" style:data-style-name="N11">
      <style:table-cell-properties fo:background-color="#ffd7d7"/>
    </style:style>
    <style:style style:name="ce68" style:family="table-cell" style:parent-style-name="Default" style:data-style-name="N0">
      <style:table-cell-properties fo:background-color="#cccccc" fo:wrap-option="wrap"/>
      <style:text-properties fo:color="#808080"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transparent"/>
      <style:text-properties fo:color="#808080"/>
    </style:style>
    <style:style style:name="ce70" style:family="table-cell" style:parent-style-name="Default" style:data-style-name="N0">
      <style:table-cell-properties fo:background-color="transparent"/>
    </style:style>
    <style:style style:name="ce71" style:family="table-cell" style:parent-style-name="Default" style:data-style-name="N11">
      <style:table-cell-properties fo:background-color="#ffd7d7" fo:wrap-option="wrap"/>
      <style:text-properties fo:color="#808080" fo:font-weight="bold" style:font-weight-asian="bold" style:font-weight-complex="bold"/>
    </style:style>
    <style:style style:name="ce72" style:family="table-cell" style:parent-style-name="Default" style:data-style-name="N11">
      <style:table-cell-properties fo:background-color="#ffd7d7"/>
      <style:text-properties fo:color="#808080"/>
    </style:style>
    <style:style style:name="ce73" style:family="table-cell" style:parent-style-name="Default">
      <style:table-cell-properties fo:background-color="#ffffd7" fo:wrap-option="wrap"/>
    </style:style>
    <style:style style:name="ce74" style:family="table-cell" style:parent-style-name="Default">
      <style:table-cell-properties fo:background-color="#ffffd7" fo:wrap-option="wrap"/>
      <style:text-properties fo:color="#ff0000"/>
    </style:style>
    <style:style style:name="ce75" style:family="table-cell" style:parent-style-name="Default">
      <style:table-cell-properties fo:wrap-option="wrap"/>
      <style:text-properties fo:color="#ff0000"/>
    </style:style>
    <style:style style:name="ce76" style:family="table-cell" style:parent-style-name="Default">
      <style:table-cell-properties fo:wrap-option="wrap"/>
      <style:text-properties style:use-window-font-color="true"/>
    </style:style>
    <style:style style:name="ce77" style:family="table-cell" style:parent-style-name="Default">
      <style:table-cell-properties fo:wrap-option="wrap"/>
      <style:text-properties fo:color="#808080"/>
    </style:style>
    <style:style style:name="ce78" style:family="table-cell" style:parent-style-name="Default">
      <style:text-properties fo:color="#ff0000"/>
    </style:style>
    <style:style style:name="ce79" style:family="table-cell" style:parent-style-name="Default">
      <style:text-properties style:use-window-font-color="true"/>
    </style:style>
    <style:style style:name="ce80" style:family="table-cell" style:parent-style-name="Default" style:data-style-name="N111">
      <style:text-properties fo:color="#ff0000"/>
    </style:style>
    <style:style style:name="ce81" style:family="table-cell" style:parent-style-name="Default" style:data-style-name="N111">
      <style:text-properties style:use-window-font-color="true"/>
    </style:style>
    <style:style style:name="ce82" style:family="table-cell" style:parent-style-name="Default" style:data-style-name="N11">
      <style:table-cell-properties fo:background-color="#ffd7d7"/>
      <style:text-properties fo:color="#ff0000"/>
    </style:style>
    <style:style style:name="ce83" style:family="table-cell" style:parent-style-name="Default" style:data-style-name="N11">
      <style:table-cell-properties fo:background-color="#ffd7d7"/>
      <style:text-properties style:use-window-font-color="true"/>
    </style:style>
    <style:style style:name="ce84" style:family="table-cell" style:parent-style-name="Default" style:data-style-name="N111">
      <style:table-cell-properties fo:background-color="#cccccc" fo:wrap-option="wrap"/>
      <style:text-properties fo:color="#808080" fo:font-weight="bold" style:font-weight-asian="bold" style:font-weight-complex="bold"/>
    </style:style>
    <style:style style:name="ce85" style:family="table-cell" style:parent-style-name="Default" style:data-style-name="N111">
      <style:text-properties fo:color="#808080" fo:font-weight="normal" style:font-weight-asian="normal" style:font-weight-complex="normal"/>
    </style:style>
    <style:style style:name="ce86" style:family="table-cell" style:parent-style-name="Default" style:data-style-name="N104">
      <style:text-properties fo:color="#ff0000"/>
    </style:style>
    <style:style style:name="ce87" style:family="table-cell" style:parent-style-name="Default" style:data-style-name="N104">
      <style:text-properties style:use-window-font-color="true"/>
    </style:style>
    <style:style style:name="ce88" style:family="table-cell" style:parent-style-name="Default">
      <style:text-properties fo:color="#808080" fo:font-weight="bold" style:font-weight-asian="bold" style:font-weight-complex="bold"/>
    </style:style>
    <style:style style:name="ce89" style:family="table-cell" style:parent-style-name="Default">
      <style:text-properties fo:font-style="italic" style:font-style-asian="italic" style:font-style-complex="italic"/>
    </style:style>
    <style:style style:name="ce90" style:family="table-cell" style:parent-style-name="Default" style:data-style-name="N104">
      <style:table-cell-properties fo:background-color="#cccccc"/>
      <style:text-properties fo:font-weight="bold" style:font-weight-asian="bold" style:font-weight-complex="bold"/>
    </style:style>
    <style:style style:name="ce91" style:family="table-cell" style:parent-style-name="Default" style:data-style-name="N111">
      <style:table-cell-properties fo:background-color="#ffdbb6" fo:wrap-option="wrap"/>
      <style:text-properties style:use-window-font-color="true" fo:font-weight="bold" style:font-weight-asian="bold" style:font-weight-complex="bold"/>
    </style:style>
    <style:style style:name="ce92" style:family="table-cell" style:parent-style-name="Default" style:data-style-name="N111">
      <style:table-cell-properties fo:background-color="#cccccc"/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fo:background-color="#e0c2cd" fo:wrap-option="wrap"/>
      <style:text-properties fo:font-weight="bold" style:font-weight-asian="bold" style:font-weight-complex="bold"/>
    </style:style>
    <style:style style:name="ce94" style:family="table-cell" style:parent-style-name="Default" style:data-style-name="N115">
      <style:table-cell-properties fo:background-color="#e0c2cd" fo:wrap-option="wrap"/>
      <style:text-properties fo:font-weight="bold" style:font-weight-asian="bold" style:font-weight-complex="bold"/>
    </style:style>
    <style:style style:name="ce95" style:family="table-cell" style:parent-style-name="Default" style:data-style-name="N115">
      <style:table-cell-properties fo:background-color="#cccccc"/>
    </style:style>
    <style:style style:name="ce96" style:family="table-cell" style:parent-style-name="Default" style:data-style-name="N115"/>
    <style:style style:name="ce97" style:family="table-cell" style:parent-style-name="Default" style:data-style-name="N111">
      <style:table-cell-properties fo:background-color="#e0c2cd" fo:wrap-option="wrap"/>
      <style:text-properties fo:font-weight="bold" style:font-weight-asian="bold" style:font-weight-complex="bold"/>
    </style:style>
    <style:style style:name="ce98" style:family="table-cell" style:parent-style-name="Default" style:data-style-name="N0">
      <style:table-cell-properties fo:background-color="#ffdbb6" fo:wrap-option="wrap"/>
      <style:text-properties fo:font-weight="bold" style:font-weight-asian="bold" style:font-weight-complex="bold"/>
    </style:style>
    <style:style style:name="ce99" style:family="table-cell" style:parent-style-name="Default" style:data-style-name="N104">
      <style:table-cell-properties fo:background-color="#ffdbb6" fo:wrap-option="wrap"/>
      <style:text-properties fo:font-weight="bold" style:font-weight-asian="bold" style:font-weight-complex="bold"/>
    </style:style>
    <style:style style:name="ce100" style:family="table-cell" style:parent-style-name="Default" style:data-style-name="N111">
      <style:table-cell-properties fo:background-color="#ffdbb6" fo:wrap-option="wrap"/>
      <style:text-properties fo:font-weight="bold" style:font-weight-asian="bold" style:font-weight-complex="bold"/>
    </style:style>
    <style:style style:name="ce101" style:family="table-cell" style:parent-style-name="Default" style:data-style-name="N111">
      <style:table-cell-properties fo:background-color="#e8f2a1" fo:wrap-option="wrap"/>
      <style:text-properties fo:color="#808080" fo:font-weight="bold" style:font-weight-asian="bold" style:font-weight-complex="bold"/>
    </style:style>
    <style:style style:name="ce102" style:family="table-cell" style:parent-style-name="Default" style:data-style-name="N111">
      <style:table-cell-properties fo:background-color="#cccccc"/>
      <style:text-properties fo:color="#808080" fo:font-weight="bold" style:font-weight-asian="bold" style:font-weight-complex="bold"/>
    </style:style>
    <style:style style:name="ce103" style:family="table-cell" style:parent-style-name="Default">
      <style:table-cell-properties fo:background-color="#ffd8ce" fo:wrap-option="wrap"/>
      <style:text-properties fo:font-weight="bold" style:font-weight-asian="bold" style:font-weight-complex="bold"/>
    </style:style>
    <style:style style:name="ce104" style:family="table-cell" style:parent-style-name="Default" style:data-style-name="N111">
      <style:table-cell-properties fo:background-color="#b4c7dc" fo:wrap-option="wrap"/>
      <style:text-properties fo:color="#808080" fo:font-weight="bold" style:font-weight-asian="bold" style:font-weight-complex="bold"/>
    </style:style>
    <style:style style:name="ce105" style:family="table-cell" style:parent-style-name="Default" style:data-style-name="N115">
      <style:table-cell-properties fo:background-color="#cccccc"/>
      <style:text-properties fo:color="#808080"/>
    </style:style>
    <style:style style:name="ce106" style:family="table-cell" style:parent-style-name="Default" style:data-style-name="N104">
      <style:text-properties fo:font-weight="bold" style:font-weight-asian="bold" style:font-weight-complex="bold"/>
    </style:style>
    <style:style style:name="ce107" style:family="table-cell" style:parent-style-name="Default" style:data-style-name="N121"/>
    <style:style style:name="ce108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109" style:family="table-cell" style:parent-style-name="Default" style:data-style-name="N11">
      <style:table-cell-properties fo:background-color="#ffd8ce" fo:wrap-option="wrap"/>
      <style:text-properties fo:font-weight="bold" style:font-weight-asian="bold" style:font-weight-complex="bold"/>
    </style:style>
    <style:style style:name="ce110" style:family="table-cell" style:parent-style-name="Default" style:data-style-name="N11"/>
    <style:style style:name="ce111" style:family="table-cell" style:parent-style-name="Default" style:data-style-name="N111">
      <style:table-cell-properties fo:background-color="#dddddd" fo:wrap-option="wrap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ffd8ce"/>
    </style:style>
    <style:style style:name="ce113" style:family="table-cell" style:parent-style-name="Default" style:data-style-name="N2">
      <style:table-cell-properties fo:background-color="#cccccc"/>
    </style:style>
    <style:style style:name="ce114" style:family="table-cell" style:parent-style-name="Default" style:data-style-name="N2">
      <style:table-cell-properties fo:background-color="#ffd8ce" fo:wrap-option="wrap"/>
      <style:text-properties fo:font-weight="bold" style:font-weight-asian="bold" style:font-weight-complex="bold"/>
    </style:style>
    <style:style style:name="ce115" style:family="table-cell" style:parent-style-name="Default" style:data-style-name="N2">
      <style:table-cell-properties fo:background-color="#ffd8ce"/>
    </style:style>
    <style:style style:name="ce11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17" style:family="table-cell" style:parent-style-name="Default" style:data-style-name="N11">
      <style:table-cell-properties fo:background-color="#ffd8ce" fo:wrap-option="wrap"/>
      <style:text-properties style:use-window-font-color="true" fo:font-weight="bold" style:font-weight-asian="bold" style:font-weight-complex="bold"/>
    </style:style>
    <style:style style:name="ce118" style:family="table-cell" style:parent-style-name="Default" style:data-style-name="N11">
      <style:table-cell-properties fo:background-color="#ffd8ce"/>
      <style:text-properties style:use-window-font-color="true"/>
    </style:style>
    <style:style style:name="ce119" style:family="table-cell" style:parent-style-name="Default" style:data-style-name="N11">
      <style:text-properties style:use-window-font-color="true" fo:font-weight="bold" style:font-weight-asian="bold" style:font-weight-complex="bold"/>
    </style:style>
    <style:style style:name="ce120" style:family="table-cell" style:parent-style-name="Default" style:data-style-name="N11">
      <style:text-properties style:use-window-font-color="true"/>
    </style:style>
    <style:style style:name="ce121" style:family="table-cell" style:parent-style-name="Default" style:data-style-name="N11">
      <style:table-cell-properties fo:background-color="transparent"/>
      <style:text-properties style:use-window-font-color="true" fo:font-weight="bold" style:font-weight-asian="bold" style:font-weight-complex="bold"/>
    </style:style>
    <style:style style:name="ce122" style:family="table-cell" style:parent-style-name="Default" style:data-style-name="N11">
      <style:table-cell-properties fo:background-color="transparent"/>
      <style:text-properties style:use-window-font-color="true"/>
    </style:style>
    <style:style style:name="ce123" style:family="table-cell" style:parent-style-name="Default" style:data-style-name="N111">
      <style:table-cell-properties fo:background-color="transparent"/>
    </style:style>
    <style:style style:name="ce124" style:family="table-cell" style:parent-style-name="Default" style:data-style-name="N111">
      <style:table-cell-properties fo:background-color="transparent" fo:wrap-option="wrap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d8ce"/>
      <style:text-properties fo:font-weight="bold" style:font-weight-asian="bold" style:font-weight-complex="bold"/>
    </style:style>
    <style:style style:name="ce128" style:family="table-cell" style:parent-style-name="Default" style:data-style-name="N11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Infrastructure capital costs (historical)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12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23"/>
        <table:table-column table:style-name="co8" table:default-cell-style-name="ce26"/>
        <table:table-column table:style-name="co9" table:default-cell-style-name="ce26"/>
        <table:table-column table:style-name="co6" table:default-cell-style-name="ce17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number-columns-repeated="1010" table:default-cell-style-name="Default"/>
        <table:table-row table:style-name="ro1">
          <table:table-cell table:style-name="ce2" office:value-type="string" calcext:value-type="string">
            <text:p>Type</text:p>
          </table:table-cell>
          <table:table-cell table:style-name="ce6" office:value-type="string" calcext:value-type="string">
            <text:p>Date</text:p>
          </table:table-cell>
          <table:table-cell table:style-name="ce10" office:value-type="string" calcext:value-type="string">
            <text:p>Cost per km or unit (original date)</text:p>
          </table:table-cell>
          <table:table-cell table:style-name="ce15" office:value-type="string" calcext:value-type="string">
            <text:p>Of which materials</text:p>
          </table:table-cell>
          <table:table-cell table:style-name="ce15" office:value-type="string" calcext:value-type="string">
            <text:p>Of which labour</text:p>
          </table:table-cell>
          <table:table-cell table:style-name="ce15" office:value-type="string" calcext:value-type="string">
            <text:p>Of which forge cost</text:p>
          </table:table-cell>
          <table:table-cell table:style-name="ce19" office:value-type="string" calcext:value-type="string">
            <text:p>Cost per km or unit (normalised to 1900)</text:p>
          </table:table-cell>
          <table:table-cell table:style-name="ce15" office:value-type="string" calcext:value-type="string">
            <text:p>Of which materials</text:p>
          </table:table-cell>
          <table:table-cell table:style-name="ce15" office:value-type="string" calcext:value-type="string">
            <text:p>Of which labour</text:p>
          </table:table-cell>
          <table:table-cell table:style-name="ce15" office:value-type="string" calcext:value-type="string">
            <text:p>Of which forge cost</text:p>
          </table:table-cell>
          <table:table-cell table:style-name="ce29" office:value-type="string" calcext:value-type="string">
            <text:p>SimuCents per km or unit</text:p>
          </table:table-cell>
          <table:table-cell table:style-name="ce33" office:value-type="string" calcext:value-type="string">
            <text:p>Of which materials</text:p>
          </table:table-cell>
          <table:table-cell table:style-name="ce33" office:value-type="string" calcext:value-type="string">
            <text:p>Of which labour</text:p>
          </table:table-cell>
          <table:table-cell table:style-name="ce33" office:value-type="string" calcext:value-type="string">
            <text:p>Of which forge cost</text:p>
          </table:table-cell>
          <table:table-cell table:style-name="ce36" table:number-columns-repeated="1010"/>
        </table:table-row>
        <table:table-row table:style-name="ro2">
          <table:table-cell table:style-name="ce3" office:value-type="string" calcext:value-type="string">
            <text:p>Ways</text:p>
          </table:table-cell>
          <table:table-cell table:style-name="ce7"/>
          <table:table-cell table:style-name="ce11"/>
          <table:table-cell table:style-name="ce16" table:number-columns-repeated="3"/>
          <table:table-cell table:style-name="ce20"/>
          <table:table-cell table:style-name="ce16" table:number-columns-repeated="3"/>
          <table:table-cell table:style-name="ce30" table:number-columns-repeated="4"/>
          <table:table-cell table:style-name="ce3" table:number-columns-repeated="1010"/>
        </table:table-row>
        <table:table-row table:style-name="ro2">
          <table:table-cell office:value-type="string" calcext:value-type="string">
            <text:p>Ship canal</text:p>
          </table:table-cell>
          <table:table-cell office:value-type="float" office:value="1724" calcext:value-type="float">
            <text:p>1724</text:p>
          </table:table-cell>
          <table:table-cell office:value-type="currency" office:currency="GBP" office:value="3125" calcext:value-type="currency">
            <text:p>£3,125.00</text:p>
          </table:table-cell>
          <table:table-cell table:number-columns-repeated="3"/>
          <table:table-cell table:style-name="ce21" office:value-type="currency" office:currency="GBP" office:value="5581" calcext:value-type="currency">
            <text:p>£5,581.00</text:p>
          </table:table-cell>
          <table:table-cell table:style-name="ce24" table:number-columns-repeated="2"/>
          <table:table-cell table:style-name="ce27"/>
          <table:table-cell table:formula="of:=[.G3]*[$'Currency conversion'.$G$3]" office:value-type="currency" office:currency="GHC" office:value="4694.12769685686" calcext:value-type="currency">
            <text:p>₵4,694.13</text:p>
          </table:table-cell>
          <table:table-cell table:style-name="ce34" table:formula="of:=[.H3]*[$'Currency conversion'.$G$3]" office:value-type="currency" office:currency="GHC" office:value="0" calcext:value-type="currency">
            <text:p>₵0.00</text:p>
          </table:table-cell>
          <table:table-cell table:style-name="ce34" table:formula="of:=[.I3]*[$'Currency conversion'.$G$3]" office:value-type="currency" office:currency="GHC" office:value="0" calcext:value-type="currency">
            <text:p>₵0.00</text:p>
          </table:table-cell>
          <table:table-cell table:style-name="ce34" table:formula="of:=[.J3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waggonway</text:p>
          </table:table-cell>
          <table:table-cell office:value-type="float" office:value="1810" calcext:value-type="float">
            <text:p>1810</text:p>
          </table:table-cell>
          <table:table-cell office:value-type="currency" office:currency="GBP" office:value="27.34" calcext:value-type="currency">
            <text:p>£27.34</text:p>
          </table:table-cell>
          <table:table-cell table:number-columns-repeated="3"/>
          <table:table-cell table:style-name="ce21" office:value-type="currency" office:currency="GBP" office:value="17.47" calcext:value-type="currency">
            <text:p>£17.47</text:p>
          </table:table-cell>
          <table:table-cell table:style-name="ce24" table:number-columns-repeated="2"/>
          <table:table-cell table:style-name="ce27"/>
          <table:table-cell table:formula="of:=[.G4]*[$'Currency conversion'.$G$3]" office:value-type="currency" office:currency="GHC" office:value="14.6938560946227" calcext:value-type="currency">
            <text:p>₵14.69</text:p>
          </table:table-cell>
          <table:table-cell table:style-name="ce34" table:formula="of:=[.H4]*[$'Currency conversion'.$G$3]" office:value-type="currency" office:currency="GHC" office:value="0" calcext:value-type="currency">
            <text:p>₵0.00</text:p>
          </table:table-cell>
          <table:table-cell table:style-name="ce34" table:formula="of:=[.I4]*[$'Currency conversion'.$G$3]" office:value-type="currency" office:currency="GHC" office:value="0" calcext:value-type="currency">
            <text:p>₵0.00</text:p>
          </table:table-cell>
          <table:table-cell table:style-name="ce34" table:formula="of:=[.J4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glev</text:p>
          </table:table-cell>
          <table:table-cell office:value-type="float" office:value="2008" calcext:value-type="float">
            <text:p>2008</text:p>
          </table:table-cell>
          <table:table-cell office:value-type="currency" office:currency="GBP" office:value="91000000" calcext:value-type="currency">
            <text:p>£91,000,000.00</text:p>
          </table:table-cell>
          <table:table-cell table:number-columns-repeated="3"/>
          <table:table-cell table:style-name="ce21" office:value-type="currency" office:currency="GBP" office:value="98784.66" calcext:value-type="currency">
            <text:p>£98,784.66</text:p>
          </table:table-cell>
          <table:table-cell table:style-name="ce24" table:number-columns-repeated="2"/>
          <table:table-cell table:style-name="ce27"/>
          <table:table-cell table:formula="of:=[.G5]*[$'Currency conversion'.$G$3]" office:value-type="currency" office:currency="GHC" office:value="83086.8676815245" calcext:value-type="currency">
            <text:p>₵83,086.87</text:p>
          </table:table-cell>
          <table:table-cell table:style-name="ce34" table:formula="of:=[.H5]*[$'Currency conversion'.$G$3]" office:value-type="currency" office:currency="GHC" office:value="0" calcext:value-type="currency">
            <text:p>₵0.00</text:p>
          </table:table-cell>
          <table:table-cell table:style-name="ce34" table:formula="of:=[.I5]*[$'Currency conversion'.$G$3]" office:value-type="currency" office:currency="GHC" office:value="0" calcext:value-type="currency">
            <text:p>₵0.00</text:p>
          </table:table-cell>
          <table:table-cell table:style-name="ce34" table:formula="of:=[.J5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887" calcext:value-type="float">
            <text:p>1887</text:p>
          </table:table-cell>
          <table:table-cell office:value-type="currency" office:currency="GBP" office:value="1400.56" calcext:value-type="currency">
            <text:p>£1,400.56</text:p>
          </table:table-cell>
          <table:table-cell table:number-columns-repeated="3"/>
          <table:table-cell table:style-name="ce21" office:value-type="currency" office:currency="GBP" office:value="1498.74" calcext:value-type="currency">
            <text:p>£1,498.74</text:p>
          </table:table-cell>
          <table:table-cell table:style-name="ce24" table:number-columns-repeated="2"/>
          <table:table-cell table:style-name="ce27"/>
          <table:table-cell table:formula="of:=[.G6]*[$'Currency conversion'.$G$3]" office:value-type="currency" office:currency="GHC" office:value="1260.57641003176" calcext:value-type="currency">
            <text:p>₵1,260.58</text:p>
          </table:table-cell>
          <table:table-cell table:style-name="ce34" table:formula="of:=[.H6]*[$'Currency conversion'.$G$3]" office:value-type="currency" office:currency="GHC" office:value="0" calcext:value-type="currency">
            <text:p>₵0.00</text:p>
          </table:table-cell>
          <table:table-cell table:style-name="ce34" table:formula="of:=[.I6]*[$'Currency conversion'.$G$3]" office:value-type="currency" office:currency="GHC" office:value="0" calcext:value-type="currency">
            <text:p>₵0.00</text:p>
          </table:table-cell>
          <table:table-cell table:style-name="ce34" table:formula="of:=[.J6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9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589.54" calcext:value-type="currency">
            <text:p>£1,589.54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523.31" calcext:value-type="currency">
            <text:p>£1,523.31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7]*[$'Currency conversion'.$G$3]" office:value-type="currency" office:currency="GHC" office:value="0" calcext:value-type="currency">
            <text:p>₵0.00</text:p>
          </table:table-cell>
          <table:table-cell table:style-name="ce34" table:formula="of:=[.H7]*[$'Currency conversion'.$G$3]" office:value-type="currency" office:currency="GHC" office:value="1281.24201073267" calcext:value-type="currency">
            <text:p>₵1,281.24</text:p>
          </table:table-cell>
          <table:table-cell table:style-name="ce34" table:formula="of:=[.I7]*[$'Currency conversion'.$G$3]" office:value-type="currency" office:currency="GHC" office:value="0" calcext:value-type="currency">
            <text:p>₵0.00</text:p>
          </table:table-cell>
          <table:table-cell table:style-name="ce34" table:formula="of:=[.J7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8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477.59" calcext:value-type="currency">
            <text:p>£1,477.59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416.02" calcext:value-type="currency">
            <text:p>£1,416.02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8]*[$'Currency conversion'.$G$3]" office:value-type="currency" office:currency="GHC" office:value="0" calcext:value-type="currency">
            <text:p>₵0.00</text:p>
          </table:table-cell>
          <table:table-cell table:style-name="ce34" table:formula="of:=[.H8]*[$'Currency conversion'.$G$3]" office:value-type="currency" office:currency="GHC" office:value="1191.00137991458" calcext:value-type="currency">
            <text:p>₵1,191.00</text:p>
          </table:table-cell>
          <table:table-cell table:style-name="ce34" table:formula="of:=[.I8]*[$'Currency conversion'.$G$3]" office:value-type="currency" office:currency="GHC" office:value="0" calcext:value-type="currency">
            <text:p>₵0.00</text:p>
          </table:table-cell>
          <table:table-cell table:style-name="ce34" table:formula="of:=[.J8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8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403.18" calcext:value-type="currency">
            <text:p>£1,403.18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344.71" calcext:value-type="currency">
            <text:p>£1,344.71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9]*[$'Currency conversion'.$G$3]" office:value-type="currency" office:currency="GHC" office:value="0" calcext:value-type="currency">
            <text:p>₵0.00</text:p>
          </table:table-cell>
          <table:table-cell table:style-name="ce34" table:formula="of:=[.H9]*[$'Currency conversion'.$G$3]" office:value-type="currency" office:currency="GHC" office:value="1131.02319570693" calcext:value-type="currency">
            <text:p>₵1,131.02</text:p>
          </table:table-cell>
          <table:table-cell table:style-name="ce34" table:formula="of:=[.I9]*[$'Currency conversion'.$G$3]" office:value-type="currency" office:currency="GHC" office:value="0" calcext:value-type="currency">
            <text:p>₵0.00</text:p>
          </table:table-cell>
          <table:table-cell table:style-name="ce34" table:formula="of:=[.J9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7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342.12" calcext:value-type="currency">
            <text:p>£1,342.12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286.2" calcext:value-type="currency">
            <text:p>£1,286.20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10]*[$'Currency conversion'.$G$3]" office:value-type="currency" office:currency="GHC" office:value="0" calcext:value-type="currency">
            <text:p>₵0.00</text:p>
          </table:table-cell>
          <table:table-cell table:style-name="ce34" table:formula="of:=[.H10]*[$'Currency conversion'.$G$3]" office:value-type="currency" office:currency="GHC" office:value="1081.8109736064" calcext:value-type="currency">
            <text:p>₵1,081.81</text:p>
          </table:table-cell>
          <table:table-cell table:style-name="ce34" table:formula="of:=[.I10]*[$'Currency conversion'.$G$3]" office:value-type="currency" office:currency="GHC" office:value="0" calcext:value-type="currency">
            <text:p>₵0.00</text:p>
          </table:table-cell>
          <table:table-cell table:style-name="ce34" table:formula="of:=[.J10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7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257.97" calcext:value-type="currency">
            <text:p>£1,257.97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205.56" calcext:value-type="currency">
            <text:p>£1,205.56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11]*[$'Currency conversion'.$G$3]" office:value-type="currency" office:currency="GHC" office:value="0" calcext:value-type="currency">
            <text:p>₵0.00</text:p>
          </table:table-cell>
          <table:table-cell table:style-name="ce34" table:formula="of:=[.H11]*[$'Currency conversion'.$G$3]" office:value-type="currency" office:currency="GHC" office:value="1013.98541233162" calcext:value-type="currency">
            <text:p>₵1,013.99</text:p>
          </table:table-cell>
          <table:table-cell table:style-name="ce34" table:formula="of:=[.I11]*[$'Currency conversion'.$G$3]" office:value-type="currency" office:currency="GHC" office:value="0" calcext:value-type="currency">
            <text:p>₵0.00</text:p>
          </table:table-cell>
          <table:table-cell table:style-name="ce34" table:formula="of:=[.J11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6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140.18" calcext:value-type="currency">
            <text:p>£1,140.18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092.67" calcext:value-type="currency">
            <text:p>£1,092.67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12]*[$'Currency conversion'.$G$3]" office:value-type="currency" office:currency="GHC" office:value="0" calcext:value-type="currency">
            <text:p>₵0.00</text:p>
          </table:table-cell>
          <table:table-cell table:style-name="ce34" table:formula="of:=[.H12]*[$'Currency conversion'.$G$3]" office:value-type="currency" office:currency="GHC" office:value="919.034673091666" calcext:value-type="currency">
            <text:p>₵919.03</text:p>
          </table:table-cell>
          <table:table-cell table:style-name="ce34" table:formula="of:=[.I12]*[$'Currency conversion'.$G$3]" office:value-type="currency" office:currency="GHC" office:value="0" calcext:value-type="currency">
            <text:p>₵0.00</text:p>
          </table:table-cell>
          <table:table-cell table:style-name="ce34" table:formula="of:=[.J12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track (55lb/yrd)</text:p>
          </table:table-cell>
          <table:table-cell office:value-type="float" office:value="1881" calcext:value-type="float">
            <text:p>1881</text:p>
          </table:table-cell>
          <table:table-cell office:value-type="currency" office:currency="GBP" office:value="2345.52" calcext:value-type="currency">
            <text:p>£2,345.52</text:p>
          </table:table-cell>
          <table:table-cell table:number-columns-repeated="2"/>
          <table:table-cell table:formula="of:=[.C13]-1310.84" office:value-type="currency" office:currency="GBP" office:value="1034.68" calcext:value-type="currency">
            <text:p>£1,034.68</text:p>
          </table:table-cell>
          <table:table-cell table:style-name="ce21" office:value-type="currency" office:currency="GBP" office:value="2239.68" calcext:value-type="currency">
            <text:p>£2,239.68</text:p>
          </table:table-cell>
          <table:table-cell table:style-name="ce24" table:number-columns-repeated="2"/>
          <table:table-cell table:style-name="ce27" table:formula="of:=[.G13]-1296.9" office:value-type="currency" office:currency="GBP" office:value="942.78" calcext:value-type="currency">
            <text:p>£942.78</text:p>
          </table:table-cell>
          <table:table-cell table:formula="of:=[.G13]*[$'Currency conversion'.$G$3]" office:value-type="currency" office:currency="GHC" office:value="1883.77421969116" calcext:value-type="currency">
            <text:p>₵1,883.77</text:p>
          </table:table-cell>
          <table:table-cell table:style-name="ce34" table:formula="of:=[.H13]*[$'Currency conversion'.$G$3]" office:value-type="currency" office:currency="GHC" office:value="0" calcext:value-type="currency">
            <text:p>₵0.00</text:p>
          </table:table-cell>
          <table:table-cell table:style-name="ce34" table:formula="of:=[.I13]*[$'Currency conversion'.$G$3]" office:value-type="currency" office:currency="GHC" office:value="0" calcext:value-type="currency">
            <text:p>₵0.00</text:p>
          </table:table-cell>
          <table:table-cell table:style-name="ce34" table:formula="of:=[.J13]*[$'Currency conversion'.$G$3]" office:value-type="currency" office:currency="GHC" office:value="792.963574635856" calcext:value-type="currency">
            <text:p>₵792.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track (47lb/yrd)</text:p>
          </table:table-cell>
          <table:table-cell office:value-type="float" office:value="1877" calcext:value-type="float">
            <text:p>1877</text:p>
          </table:table-cell>
          <table:table-cell office:value-type="currency" office:currency="GBP" office:value="1864.51" calcext:value-type="currency">
            <text:p>£1,864.51</text:p>
          </table:table-cell>
          <table:table-cell table:number-columns-repeated="3"/>
          <table:table-cell table:style-name="ce21" office:value-type="currency" office:currency="GBP" office:value="1927.36" calcext:value-type="currency">
            <text:p>£1,927.36</text:p>
          </table:table-cell>
          <table:table-cell table:style-name="ce24" table:number-columns-repeated="2"/>
          <table:table-cell table:style-name="ce27"/>
          <table:table-cell table:formula="of:=[.G14]*[$'Currency conversion'.$G$3]" office:value-type="currency" office:currency="GHC" office:value="1621.08474427774" calcext:value-type="currency">
            <text:p>₵1,621.08</text:p>
          </table:table-cell>
          <table:table-cell table:style-name="ce34" table:formula="of:=[.H14]*[$'Currency conversion'.$G$3]" office:value-type="currency" office:currency="GHC" office:value="0" calcext:value-type="currency">
            <text:p>₵0.00</text:p>
          </table:table-cell>
          <table:table-cell table:style-name="ce34" table:formula="of:=[.I14]*[$'Currency conversion'.$G$3]" office:value-type="currency" office:currency="GHC" office:value="0" calcext:value-type="currency">
            <text:p>₵0.00</text:p>
          </table:table-cell>
          <table:table-cell table:style-name="ce34" table:formula="of:=[.J14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track</text:p>
          </table:table-cell>
          <table:table-cell office:value-type="float" office:value="1878" calcext:value-type="float">
            <text:p>1878</text:p>
          </table:table-cell>
          <table:table-cell office:value-type="currency" office:currency="GBP" office:value="1750" calcext:value-type="currency">
            <text:p>£1,750.00</text:p>
          </table:table-cell>
          <table:table-cell table:number-columns-repeated="2"/>
          <table:table-cell office:value-type="currency" office:currency="GBP" office:value="0" calcext:value-type="currency">
            <text:p>£0.00</text:p>
          </table:table-cell>
          <table:table-cell table:style-name="ce21" office:value-type="currency" office:currency="GBP" office:value="1694.74" calcext:value-type="currency">
            <text:p>£1,694.74</text:p>
          </table:table-cell>
          <table:table-cell table:style-name="ce24" table:number-columns-repeated="2"/>
          <table:table-cell table:style-name="ce27" office:value-type="currency" office:currency="GBP" office:value="0" calcext:value-type="currency">
            <text:p>£0.00</text:p>
          </table:table-cell>
          <table:table-cell table:formula="of:=[.G15]*[$'Currency conversion'.$G$3]" office:value-type="currency" office:currency="GHC" office:value="1425.43020479685" calcext:value-type="currency">
            <text:p>₵1,425.43</text:p>
          </table:table-cell>
          <table:table-cell table:style-name="ce34" table:formula="of:=[.H15]*[$'Currency conversion'.$G$3]" office:value-type="currency" office:currency="GHC" office:value="0" calcext:value-type="currency">
            <text:p>₵0.00</text:p>
          </table:table-cell>
          <table:table-cell table:style-name="ce34" table:formula="of:=[.I15]*[$'Currency conversion'.$G$3]" office:value-type="currency" office:currency="GHC" office:value="0" calcext:value-type="currency">
            <text:p>₵0.00</text:p>
          </table:table-cell>
          <table:table-cell table:style-name="ce34" table:formula="of:=[.J15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torway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9320206" calcext:value-type="currency">
            <text:p>£9,320,206.00</text:p>
          </table:table-cell>
          <table:table-cell table:number-columns-repeated="3"/>
          <table:table-cell table:style-name="ce21" office:value-type="currency" office:currency="GBP" office:value="92418.51" calcext:value-type="currency">
            <text:p>£92,418.51</text:p>
          </table:table-cell>
          <table:table-cell table:style-name="ce24" table:number-columns-repeated="2"/>
          <table:table-cell table:style-name="ce27"/>
          <table:table-cell table:formula="of:=[.G16]*[$'Currency conversion'.$G$3]" office:value-type="currency" office:currency="GHC" office:value="77732.3575511992" calcext:value-type="currency">
            <text:p>₵77,732.36</text:p>
          </table:table-cell>
          <table:table-cell table:style-name="ce34" table:formula="of:=[.H16]*[$'Currency conversion'.$G$3]" office:value-type="currency" office:currency="GHC" office:value="0" calcext:value-type="currency">
            <text:p>₵0.00</text:p>
          </table:table-cell>
          <table:table-cell table:style-name="ce34" table:formula="of:=[.I16]*[$'Currency conversion'.$G$3]" office:value-type="currency" office:currency="GHC" office:value="0" calcext:value-type="currency">
            <text:p>₵0.00</text:p>
          </table:table-cell>
          <table:table-cell table:style-name="ce34" table:formula="of:=[.J16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Bridges</text:p>
          </table:table-cell>
          <table:table-cell table:style-name="ce9"/>
          <table:table-cell table:style-name="ce13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2">
          <table:table-cell table:style-name="ce5" office:value-type="string" calcext:value-type="string">
            <text:p>Tay Bridge</text:p>
          </table:table-cell>
          <table:table-cell office:value-type="float" office:value="1871" calcext:value-type="float">
            <text:p>1871</text:p>
          </table:table-cell>
          <table:table-cell office:value-type="currency" office:currency="GBP" office:value="197824.3" calcext:value-type="currency">
            <text:p>£197,824.30</text:p>
          </table:table-cell>
          <table:table-cell table:number-columns-repeated="3"/>
          <table:table-cell table:style-name="ce21" office:value-type="currency" office:currency="GBP" office:value="189581.33" calcext:value-type="currency">
            <text:p>£189,581.33</text:p>
          </table:table-cell>
          <table:table-cell table:style-name="ce24" table:number-columns-repeated="2"/>
          <table:table-cell table:style-name="ce27"/>
          <table:table-cell table:formula="of:=[.G18]*[$'Currency conversion'.$G$3]" office:value-type="currency" office:currency="GHC" office:value="159455.11054649" calcext:value-type="currency">
            <text:p>₵159,455.11</text:p>
          </table:table-cell>
          <table:table-cell table:style-name="ce34" table:formula="of:=[.H18]*[$'Currency conversion'.$G$3]" office:value-type="currency" office:currency="GHC" office:value="0" calcext:value-type="currency">
            <text:p>₵0.00</text:p>
          </table:table-cell>
          <table:table-cell table:style-name="ce34" table:formula="of:=[.I18]*[$'Currency conversion'.$G$3]" office:value-type="currency" office:currency="GHC" office:value="0" calcext:value-type="currency">
            <text:p>₵0.00</text:p>
          </table:table-cell>
          <table:table-cell table:style-name="ce34" table:formula="of:=[.J18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ort bridge</text:p>
          </table:table-cell>
          <table:table-cell office:value-type="float" office:value="1894" calcext:value-type="float">
            <text:p>1894</text:p>
          </table:table-cell>
          <table:table-cell office:value-type="currency" office:currency="GBP" office:value="15500" calcext:value-type="currency">
            <text:p>£15,500.00</text:p>
          </table:table-cell>
          <table:table-cell table:number-columns-repeated="3"/>
          <table:table-cell table:style-name="ce21" office:value-type="currency" office:currency="GBP" office:value="16390" calcext:value-type="currency">
            <text:p>£16,390.00</text:p>
          </table:table-cell>
          <table:table-cell table:style-name="ce24" table:number-columns-repeated="2"/>
          <table:table-cell table:style-name="ce27"/>
          <table:table-cell table:formula="of:=[.G19]*[$'Currency conversion'.$G$3]" office:value-type="currency" office:currency="GHC" office:value="13785.4780418355" calcext:value-type="currency">
            <text:p>₵13,785.48</text:p>
          </table:table-cell>
          <table:table-cell table:style-name="ce34" table:formula="of:=[.H19]*[$'Currency conversion'.$G$3]" office:value-type="currency" office:currency="GHC" office:value="0" calcext:value-type="currency">
            <text:p>₵0.00</text:p>
          </table:table-cell>
          <table:table-cell table:style-name="ce34" table:formula="of:=[.I19]*[$'Currency conversion'.$G$3]" office:value-type="currency" office:currency="GHC" office:value="0" calcext:value-type="currency">
            <text:p>₵0.00</text:p>
          </table:table-cell>
          <table:table-cell table:style-name="ce34" table:formula="of:=[.J19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viaduct</text:p>
          </table:table-cell>
          <table:table-cell office:value-type="float" office:value="1839" calcext:value-type="float">
            <text:p>1839</text:p>
          </table:table-cell>
          <table:table-cell office:value-type="currency" office:currency="GBP" office:value="37037.04" calcext:value-type="currency">
            <text:p>£37,037.04</text:p>
          </table:table-cell>
          <table:table-cell table:number-columns-repeated="3"/>
          <table:table-cell table:style-name="ce21" office:value-type="currency" office:currency="GBP" office:value="31260.59" calcext:value-type="currency">
            <text:p>£31,260.59</text:p>
          </table:table-cell>
          <table:table-cell table:style-name="ce24" table:number-columns-repeated="2"/>
          <table:table-cell table:style-name="ce27"/>
          <table:table-cell table:formula="of:=[.G20]*[$'Currency conversion'.$G$3]" office:value-type="currency" office:currency="GHC" office:value="26292.9943270179" calcext:value-type="currency">
            <text:p>₵26,292.99</text:p>
          </table:table-cell>
          <table:table-cell table:style-name="ce34" table:formula="of:=[.H20]*[$'Currency conversion'.$G$3]" office:value-type="currency" office:currency="GHC" office:value="0" calcext:value-type="currency">
            <text:p>₵0.00</text:p>
          </table:table-cell>
          <table:table-cell table:style-name="ce34" table:formula="of:=[.I20]*[$'Currency conversion'.$G$3]" office:value-type="currency" office:currency="GHC" office:value="0" calcext:value-type="currency">
            <text:p>₵0.00</text:p>
          </table:table-cell>
          <table:table-cell table:style-name="ce34" table:formula="of:=[.J20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elevated (motorway)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42650400" calcext:value-type="currency">
            <text:p>£42,650,400.00</text:p>
          </table:table-cell>
          <table:table-cell table:number-columns-repeated="3"/>
          <table:table-cell table:style-name="ce21" office:value-type="currency" office:currency="GBP" office:value="769928.35" calcext:value-type="currency">
            <text:p>£769,928.35</text:p>
          </table:table-cell>
          <table:table-cell table:style-name="ce24" table:number-columns-repeated="2"/>
          <table:table-cell table:style-name="ce27"/>
          <table:table-cell table:formula="of:=[.G21]*[$'Currency conversion'.$G$3]" office:value-type="currency" office:currency="GHC" office:value="647579.643850619" calcext:value-type="currency">
            <text:p>₵647,579.64</text:p>
          </table:table-cell>
          <table:table-cell table:style-name="ce34" table:formula="of:=[.H21]*[$'Currency conversion'.$G$3]" office:value-type="currency" office:currency="GHC" office:value="0" calcext:value-type="currency">
            <text:p>₵0.00</text:p>
          </table:table-cell>
          <table:table-cell table:style-name="ce34" table:formula="of:=[.I21]*[$'Currency conversion'.$G$3]" office:value-type="currency" office:currency="GHC" office:value="0" calcext:value-type="currency">
            <text:p>₵0.00</text:p>
          </table:table-cell>
          <table:table-cell table:style-name="ce34" table:formula="of:=[.J21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unnels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2">
          <table:table-cell office:value-type="string" calcext:value-type="string">
            <text:p>Concrete tunnel (motorway)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77645600" calcext:value-type="currency">
            <text:p>£77,645,600.00</text:p>
          </table:table-cell>
          <table:table-cell table:number-columns-repeated="3"/>
          <table:table-cell table:style-name="ce21" office:value-type="currency" office:currency="GBP" office:value="422918.39" calcext:value-type="currency">
            <text:p>£422,918.39</text:p>
          </table:table-cell>
          <table:table-cell table:style-name="ce24" table:number-columns-repeated="2"/>
          <table:table-cell table:style-name="ce27"/>
          <table:table-cell table:formula="of:=[.G23]*[$'Currency conversion'.$G$3]" office:value-type="currency" office:currency="GHC" office:value="355712.762588983" calcext:value-type="currency">
            <text:p>₵355,712.76</text:p>
          </table:table-cell>
          <table:table-cell table:style-name="ce34" table:formula="of:=[.H23]*[$'Currency conversion'.$G$3]" office:value-type="currency" office:currency="GHC" office:value="0" calcext:value-type="currency">
            <text:p>₵0.00</text:p>
          </table:table-cell>
          <table:table-cell table:style-name="ce34" table:formula="of:=[.I23]*[$'Currency conversion'.$G$3]" office:value-type="currency" office:currency="GHC" office:value="0" calcext:value-type="currency">
            <text:p>₵0.00</text:p>
          </table:table-cell>
          <table:table-cell table:style-name="ce34" table:formula="of:=[.J23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tunnel (masonry)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GBP" office:value="11887.56" calcext:value-type="currency">
            <text:p>£11,887.56</text:p>
          </table:table-cell>
          <table:table-cell table:number-columns-repeated="3"/>
          <table:table-cell table:style-name="ce21" office:value-type="currency" office:currency="GBP" office:value="10396.93" calcext:value-type="currency">
            <text:p>£10,396.93</text:p>
          </table:table-cell>
          <table:table-cell table:style-name="ce24" table:number-columns-repeated="2"/>
          <table:table-cell table:style-name="ce27"/>
          <table:table-cell table:formula="of:=[.G24]*[$'Currency conversion'.$G$3]" office:value-type="currency" office:currency="GHC" office:value="8744.76206330085" calcext:value-type="currency">
            <text:p>₵8,744.76</text:p>
          </table:table-cell>
          <table:table-cell table:style-name="ce34" table:formula="of:=[.H24]*[$'Currency conversion'.$G$3]" office:value-type="currency" office:currency="GHC" office:value="0" calcext:value-type="currency">
            <text:p>₵0.00</text:p>
          </table:table-cell>
          <table:table-cell table:style-name="ce34" table:formula="of:=[.I24]*[$'Currency conversion'.$G$3]" office:value-type="currency" office:currency="GHC" office:value="0" calcext:value-type="currency">
            <text:p>₵0.00</text:p>
          </table:table-cell>
          <table:table-cell table:style-name="ce34" table:formula="of:=[.J24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tunnel (brick, under sea)</text:p>
          </table:table-cell>
          <table:table-cell office:value-type="float" office:value="1873" calcext:value-type="float">
            <text:p>1873</text:p>
          </table:table-cell>
          <table:table-cell office:value-type="currency" office:currency="GBP" office:value="71347.03" calcext:value-type="currency">
            <text:p>£71,347.03</text:p>
          </table:table-cell>
          <table:table-cell table:number-columns-repeated="3"/>
          <table:table-cell table:style-name="ce21" office:value-type="currency" office:currency="GBP" office:value="66302.26" calcext:value-type="currency">
            <text:p>£66,302.26</text:p>
          </table:table-cell>
          <table:table-cell table:style-name="ce24" table:number-columns-repeated="2"/>
          <table:table-cell table:style-name="ce27"/>
          <table:table-cell table:formula="of:=[.G25]*[$'Currency conversion'.$G$3]" office:value-type="currency" office:currency="GHC" office:value="55766.2202168437" calcext:value-type="currency">
            <text:p>₵55,766.22</text:p>
          </table:table-cell>
          <table:table-cell table:style-name="ce34" table:formula="of:=[.H25]*[$'Currency conversion'.$G$3]" office:value-type="currency" office:currency="GHC" office:value="0" calcext:value-type="currency">
            <text:p>₵0.00</text:p>
          </table:table-cell>
          <table:table-cell table:style-name="ce34" table:formula="of:=[.I25]*[$'Currency conversion'.$G$3]" office:value-type="currency" office:currency="GHC" office:value="0" calcext:value-type="currency">
            <text:p>₵0.00</text:p>
          </table:table-cell>
          <table:table-cell table:style-name="ce34" table:formula="of:=[.J25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Electrification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2">
          <table:table-cell office:value-type="string" calcext:value-type="string">
            <text:p>25kV overhead (rail)</text:p>
          </table:table-cell>
          <table:table-cell office:value-type="float" office:value="1986" calcext:value-type="float">
            <text:p>1986</text:p>
          </table:table-cell>
          <table:table-cell office:value-type="currency" office:currency="GBP" office:value="57714.29" calcext:value-type="currency">
            <text:p>£57,714.29</text:p>
          </table:table-cell>
          <table:table-cell table:number-columns-repeated="3"/>
          <table:table-cell table:style-name="ce21" office:value-type="currency" office:currency="GBP" office:value="1375.92" calcext:value-type="currency">
            <text:p>£1,375.92</text:p>
          </table:table-cell>
          <table:table-cell table:style-name="ce24" table:number-columns-repeated="2"/>
          <table:table-cell table:style-name="ce27"/>
          <table:table-cell table:formula="of:=[.G27]*[$'Currency conversion'.$G$3]" office:value-type="currency" office:currency="GHC" office:value="1157.2736392509" calcext:value-type="currency">
            <text:p>₵1,157.27</text:p>
          </table:table-cell>
          <table:table-cell table:style-name="ce34" table:formula="of:=[.H27]*[$'Currency conversion'.$G$3]" office:value-type="currency" office:currency="GHC" office:value="0" calcext:value-type="currency">
            <text:p>₵0.00</text:p>
          </table:table-cell>
          <table:table-cell table:style-name="ce34" table:formula="of:=[.I27]*[$'Currency conversion'.$G$3]" office:value-type="currency" office:currency="GHC" office:value="0" calcext:value-type="currency">
            <text:p>₵0.00</text:p>
          </table:table-cell>
          <table:table-cell table:style-name="ce34" table:formula="of:=[.J27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5kV overhead (rail)</text:p>
          </table:table-cell>
          <table:table-cell office:value-type="float" office:value="1925" calcext:value-type="float">
            <text:p>1925</text:p>
          </table:table-cell>
          <table:table-cell office:value-type="currency" office:currency="GBP" office:value="12432.83" calcext:value-type="currency">
            <text:p>£12,432.83</text:p>
          </table:table-cell>
          <table:table-cell table:number-columns-repeated="3"/>
          <table:table-cell table:style-name="ce21" office:value-type="currency" office:currency="GBP" office:value="6149.66" calcext:value-type="currency">
            <text:p>£6,149.66</text:p>
          </table:table-cell>
          <table:table-cell table:style-name="ce24" table:number-columns-repeated="2"/>
          <table:table-cell table:style-name="ce27"/>
          <table:table-cell table:formula="of:=[.G28]*[$'Currency conversion'.$G$3]" office:value-type="currency" office:currency="GHC" office:value="5172.42238528091" calcext:value-type="currency">
            <text:p>₵5,172.42</text:p>
          </table:table-cell>
          <table:table-cell table:style-name="ce34" table:formula="of:=[.H28]*[$'Currency conversion'.$G$3]" office:value-type="currency" office:currency="GHC" office:value="0" calcext:value-type="currency">
            <text:p>₵0.00</text:p>
          </table:table-cell>
          <table:table-cell table:style-name="ce34" table:formula="of:=[.I28]*[$'Currency conversion'.$G$3]" office:value-type="currency" office:currency="GHC" office:value="0" calcext:value-type="currency">
            <text:p>₵0.00</text:p>
          </table:table-cell>
          <table:table-cell table:style-name="ce34" table:formula="of:=[.J28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50v third rail</text:p>
          </table:table-cell>
          <table:table-cell office:value-type="float" office:value="1925" calcext:value-type="float">
            <text:p>1925</text:p>
          </table:table-cell>
          <table:table-cell office:value-type="currency" office:currency="GBP" office:value="7770.52" calcext:value-type="currency">
            <text:p>£7,770.52</text:p>
          </table:table-cell>
          <table:table-cell table:number-columns-repeated="3"/>
          <table:table-cell table:style-name="ce21" office:value-type="currency" office:currency="GBP" office:value="3843.72" calcext:value-type="currency">
            <text:p>£3,843.72</text:p>
          </table:table-cell>
          <table:table-cell table:style-name="ce24" table:number-columns-repeated="2"/>
          <table:table-cell table:style-name="ce27"/>
          <table:table-cell table:formula="of:=[.G29]*[$'Currency conversion'.$G$3]" office:value-type="currency" office:currency="GHC" office:value="3232.91748986967" calcext:value-type="currency">
            <text:p>₵3,232.92</text:p>
          </table:table-cell>
          <table:table-cell table:style-name="ce34" table:formula="of:=[.H29]*[$'Currency conversion'.$G$3]" office:value-type="currency" office:currency="GHC" office:value="0" calcext:value-type="currency">
            <text:p>₵0.00</text:p>
          </table:table-cell>
          <table:table-cell table:style-name="ce34" table:formula="of:=[.I29]*[$'Currency conversion'.$G$3]" office:value-type="currency" office:currency="GHC" office:value="0" calcext:value-type="currency">
            <text:p>₵0.00</text:p>
          </table:table-cell>
          <table:table-cell table:style-name="ce34" table:formula="of:=[.J29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(DC overhead)</text:p>
          </table:table-cell>
          <table:table-cell office:value-type="float" office:value="1891" calcext:value-type="float">
            <text:p>1891</text:p>
          </table:table-cell>
          <table:table-cell office:value-type="currency" office:currency="GBP" office:value="2392" calcext:value-type="currency">
            <text:p>£2,392.00</text:p>
          </table:table-cell>
          <table:table-cell table:number-columns-repeated="3"/>
          <table:table-cell table:style-name="ce21" office:value-type="currency" office:currency="GBP" office:value="2472" calcext:value-type="currency">
            <text:p>£2,472.00</text:p>
          </table:table-cell>
          <table:table-cell table:style-name="ce24" table:number-columns-repeated="2"/>
          <table:table-cell table:style-name="ce27"/>
          <table:table-cell table:formula="of:=[.G30]*[$'Currency conversion'.$G$3]" office:value-type="currency" office:currency="GHC" office:value="2079.17643193517" calcext:value-type="currency">
            <text:p>₵2,079.18</text:p>
          </table:table-cell>
          <table:table-cell table:style-name="ce34" table:formula="of:=[.H30]*[$'Currency conversion'.$G$3]" office:value-type="currency" office:currency="GHC" office:value="0" calcext:value-type="currency">
            <text:p>₵0.00</text:p>
          </table:table-cell>
          <table:table-cell table:style-name="ce34" table:formula="of:=[.I30]*[$'Currency conversion'.$G$3]" office:value-type="currency" office:currency="GHC" office:value="0" calcext:value-type="currency">
            <text:p>₵0.00</text:p>
          </table:table-cell>
          <table:table-cell table:style-name="ce34" table:formula="of:=[.J30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Depots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865" calcext:value-type="float">
            <text:p>1865</text:p>
          </table:table-cell>
          <table:table-cell office:value-type="currency" office:currency="GBP" office:value="28000" calcext:value-type="currency">
            <text:p>£28,000.00</text:p>
          </table:table-cell>
          <table:table-cell table:number-columns-repeated="3"/>
          <table:table-cell table:style-name="ce21" office:value-type="currency" office:currency="GBP" office:value="28622.22" calcext:value-type="currency">
            <text:p>£28,622.22</text:p>
          </table:table-cell>
          <table:table-cell table:style-name="ce24" table:number-columns-repeated="2"/>
          <table:table-cell table:style-name="ce27"/>
          <table:table-cell table:formula="of:=[.G32]*[$'Currency conversion'.$G$3]" office:value-type="currency" office:currency="GHC" office:value="24073.885620414" calcext:value-type="currency">
            <text:p>₵24,073.89</text:p>
          </table:table-cell>
          <table:table-cell table:style-name="ce34" table:formula="of:=[.H32]*[$'Currency conversion'.$G$3]" office:value-type="currency" office:currency="GHC" office:value="0" calcext:value-type="currency">
            <text:p>₵0.00</text:p>
          </table:table-cell>
          <table:table-cell table:style-name="ce34" table:formula="of:=[.I32]*[$'Currency conversion'.$G$3]" office:value-type="currency" office:currency="GHC" office:value="0" calcext:value-type="currency">
            <text:p>₵0.00</text:p>
          </table:table-cell>
          <table:table-cell table:style-name="ce34" table:formula="of:=[.J32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tations/stops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2">
          <table:table-cell office:value-type="string" calcext:value-type="string">
            <text:p>Brick platform</text:p>
          </table:table-cell>
          <table:table-cell office:value-type="float" office:value="1932" calcext:value-type="float">
            <text:p>1932</text:p>
          </table:table-cell>
          <table:table-cell office:value-type="currency" office:currency="GBP" office:value="668.4" calcext:value-type="currency">
            <text:p>£668.40</text:p>
          </table:table-cell>
          <table:table-cell table:number-columns-repeated="3"/>
          <table:table-cell table:style-name="ce21" office:value-type="currency" office:currency="GBP" office:value="379.59" calcext:value-type="currency">
            <text:p>£379.59</text:p>
          </table:table-cell>
          <table:table-cell table:style-name="ce24" table:number-columns-repeated="2"/>
          <table:table-cell table:style-name="ce27"/>
          <table:table-cell table:formula="of:=[.G34]*[$'Currency conversion'.$G$3]" office:value-type="currency" office:currency="GHC" office:value="319.269652831015" calcext:value-type="currency">
            <text:p>₵319.27</text:p>
          </table:table-cell>
          <table:table-cell table:style-name="ce34" table:formula="of:=[.H34]*[$'Currency conversion'.$G$3]" office:value-type="currency" office:currency="GHC" office:value="0" calcext:value-type="currency">
            <text:p>₵0.00</text:p>
          </table:table-cell>
          <table:table-cell table:style-name="ce34" table:formula="of:=[.I34]*[$'Currency conversion'.$G$3]" office:value-type="currency" office:currency="GHC" office:value="0" calcext:value-type="currency">
            <text:p>₵0.00</text:p>
          </table:table-cell>
          <table:table-cell table:style-name="ce34" table:formula="of:=[.J34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station building</text:p>
          </table:table-cell>
          <table:table-cell office:value-type="float" office:value="1954" calcext:value-type="float">
            <text:p>1954</text:p>
          </table:table-cell>
          <table:table-cell office:value-type="currency" office:currency="GBP" office:value="33000" calcext:value-type="currency">
            <text:p>£33,000.00</text:p>
          </table:table-cell>
          <table:table-cell table:number-columns-repeated="3"/>
          <table:table-cell table:style-name="ce21" office:value-type="currency" office:currency="GBP" office:value="7351.09" calcext:value-type="currency">
            <text:p>£7,351.09</text:p>
          </table:table-cell>
          <table:table-cell table:style-name="ce24" table:number-columns-repeated="2"/>
          <table:table-cell table:style-name="ce27"/>
          <table:table-cell table:formula="of:=[.G35]*[$'Currency conversion'.$G$3]" office:value-type="currency" office:currency="GHC" office:value="6182.93409265141" calcext:value-type="currency">
            <text:p>₵6,182.93</text:p>
          </table:table-cell>
          <table:table-cell table:style-name="ce34" table:formula="of:=[.H35]*[$'Currency conversion'.$G$3]" office:value-type="currency" office:currency="GHC" office:value="0" calcext:value-type="currency">
            <text:p>₵0.00</text:p>
          </table:table-cell>
          <table:table-cell table:style-name="ce34" table:formula="of:=[.I35]*[$'Currency conversion'.$G$3]" office:value-type="currency" office:currency="GHC" office:value="0" calcext:value-type="currency">
            <text:p>₵0.00</text:p>
          </table:table-cell>
          <table:table-cell table:style-name="ce34" table:formula="of:=[.J35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ignalling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2">
          <table:table-cell office:value-type="string" calcext:value-type="string">
            <text:p>Small signalbox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300" calcext:value-type="currency">
            <text:p>£300.00</text:p>
          </table:table-cell>
          <table:table-cell table:number-columns-repeated="3"/>
          <table:table-cell table:style-name="ce21" office:value-type="currency" office:currency="GBP" office:value="290.53" calcext:value-type="currency">
            <text:p>£290.53</text:p>
          </table:table-cell>
          <table:table-cell table:style-name="ce24" table:number-columns-repeated="2"/>
          <table:table-cell table:style-name="ce27"/>
          <table:table-cell table:formula="of:=[.G37]*[$'Currency conversion'.$G$3]" office:value-type="currency" office:currency="GHC" office:value="244.362107107655" calcext:value-type="currency">
            <text:p>₵244.36</text:p>
          </table:table-cell>
          <table:table-cell table:style-name="ce34" table:formula="of:=[.H37]*[$'Currency conversion'.$G$3]" office:value-type="currency" office:currency="GHC" office:value="0" calcext:value-type="currency">
            <text:p>₵0.00</text:p>
          </table:table-cell>
          <table:table-cell table:style-name="ce34" table:formula="of:=[.I37]*[$'Currency conversion'.$G$3]" office:value-type="currency" office:currency="GHC" office:value="0" calcext:value-type="currency">
            <text:p>₵0.00</text:p>
          </table:table-cell>
          <table:table-cell table:style-name="ce34" table:formula="of:=[.J37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rly telegraph (upgrade)</text:p>
          </table:table-cell>
          <table:table-cell office:value-type="float" office:value="1839" calcext:value-type="float">
            <text:p>1839</text:p>
          </table:table-cell>
          <table:table-cell office:value-type="currency" office:currency="GBP" office:value="467.14" calcext:value-type="currency">
            <text:p>£467.14</text:p>
          </table:table-cell>
          <table:table-cell table:number-columns-repeated="3"/>
          <table:table-cell table:style-name="ce21" office:value-type="currency" office:currency="GBP" office:value="394.28" calcext:value-type="currency">
            <text:p>£394.28</text:p>
          </table:table-cell>
          <table:table-cell table:style-name="ce24" table:number-columns-repeated="2"/>
          <table:table-cell table:style-name="ce27"/>
          <table:table-cell table:formula="of:=[.G38]*[$'Currency conversion'.$G$3]" office:value-type="currency" office:currency="GHC" office:value="331.625276530501" calcext:value-type="currency">
            <text:p>₵331.63</text:p>
          </table:table-cell>
          <table:table-cell table:style-name="ce34" table:formula="of:=[.H38]*[$'Currency conversion'.$G$3]" office:value-type="currency" office:currency="GHC" office:value="0" calcext:value-type="currency">
            <text:p>₵0.00</text:p>
          </table:table-cell>
          <table:table-cell table:style-name="ce34" table:formula="of:=[.I38]*[$'Currency conversion'.$G$3]" office:value-type="currency" office:currency="GHC" office:value="0" calcext:value-type="currency">
            <text:p>₵0.00</text:p>
          </table:table-cell>
          <table:table-cell table:style-name="ce34" table:formula="of:=[.J38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ignal (with track circuits)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100" calcext:value-type="currency">
            <text:p>£100.00</text:p>
          </table:table-cell>
          <table:table-cell table:number-columns-repeated="3"/>
          <table:table-cell table:style-name="ce21" office:value-type="currency" office:currency="GBP" office:value="96.84" calcext:value-type="currency">
            <text:p>£96.84</text:p>
          </table:table-cell>
          <table:table-cell table:style-name="ce24" table:number-columns-repeated="2"/>
          <table:table-cell table:style-name="ce27"/>
          <table:table-cell table:formula="of:=[.G39]*[$'Currency conversion'.$G$3]" office:value-type="currency" office:currency="GHC" office:value="81.4512320665864" calcext:value-type="currency">
            <text:p>₵81.45</text:p>
          </table:table-cell>
          <table:table-cell table:style-name="ce34" table:formula="of:=[.H39]*[$'Currency conversion'.$G$3]" office:value-type="currency" office:currency="GHC" office:value="0" calcext:value-type="currency">
            <text:p>₵0.00</text:p>
          </table:table-cell>
          <table:table-cell table:style-name="ce34" table:formula="of:=[.I39]*[$'Currency conversion'.$G$3]" office:value-type="currency" office:currency="GHC" office:value="0" calcext:value-type="currency">
            <text:p>₵0.00</text:p>
          </table:table-cell>
          <table:table-cell table:style-name="ce34" table:formula="of:=[.J39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rastructure maintenance costs (historical)" table:style-name="ta1">
        <table:table-column table:style-name="co15" table:default-cell-style-name="Default"/>
        <table:table-column table:style-name="co2" table:default-cell-style-name="Default"/>
        <table:table-column table:style-name="co16" table:default-cell-style-name="ce12"/>
        <table:table-column table:style-name="co14" table:default-cell-style-name="Default"/>
        <table:table-column table:style-name="co14" table:default-cell-style-name="ce26"/>
        <table:table-column table:style-name="co17" table:default-cell-style-name="ce23"/>
        <table:table-column table:style-name="co14" table:default-cell-style-name="Default"/>
        <table:table-column table:style-name="co14" table:default-cell-style-name="ce26"/>
        <table:table-column table:style-name="co14" table:number-columns-repeated="3" table:default-cell-style-name="ce31"/>
        <table:table-column table:style-name="co14" table:number-columns-repeated="1013" table:default-cell-style-name="Default"/>
        <table:table-row table:style-name="ro1">
          <table:table-cell table:style-name="ce37" office:value-type="string" calcext:value-type="string">
            <text:p>Type</text:p>
          </table:table-cell>
          <table:table-cell table:style-name="ce38" office:value-type="string" calcext:value-type="string">
            <text:p>Date</text:p>
          </table:table-cell>
          <table:table-cell table:style-name="ce39" office:value-type="string" calcext:value-type="string">
            <text:p>Cost (per km) per year (original date)</text:p>
          </table:table-cell>
          <table:table-cell table:style-name="ce40" office:value-type="string" calcext:value-type="string">
            <text:p>Of which materials</text:p>
          </table:table-cell>
          <table:table-cell table:style-name="ce40" office:value-type="string" calcext:value-type="string">
            <text:p>Of which labour</text:p>
          </table:table-cell>
          <table:table-cell table:style-name="ce42" office:value-type="string" calcext:value-type="string">
            <text:p>Cost (per km) per year (normalised to 1900)</text:p>
          </table:table-cell>
          <table:table-cell table:style-name="ce40" office:value-type="string" calcext:value-type="string">
            <text:p>Of which materials</text:p>
          </table:table-cell>
          <table:table-cell table:style-name="ce40" office:value-type="string" calcext:value-type="string">
            <text:p>Of which labour</text:p>
          </table:table-cell>
          <table:table-cell table:style-name="ce29" office:value-type="string" calcext:value-type="string">
            <text:p>SimuCents per year</text:p>
          </table:table-cell>
          <table:table-cell table:style-name="ce33" office:value-type="string" calcext:value-type="string">
            <text:p>Of which materials</text:p>
          </table:table-cell>
          <table:table-cell table:style-name="ce33" office:value-type="string" calcext:value-type="string">
            <text:p>Of which labour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Ways</text:p>
          </table:table-cell>
          <table:table-cell table:style-name="ce7"/>
          <table:table-cell table:style-name="ce11"/>
          <table:table-cell table:style-name="ce16" table:number-columns-repeated="2"/>
          <table:table-cell table:style-name="ce20"/>
          <table:table-cell table:style-name="ce16" table:number-columns-repeated="2"/>
          <table:table-cell table:style-name="ce32" table:number-columns-repeated="3"/>
          <table:table-cell table:style-name="ce13" table:number-columns-repeated="1013"/>
        </table:table-row>
        <table:table-row table:style-name="ro2">
          <table:table-cell office:value-type="string" calcext:value-type="string">
            <text:p>Railway</text:p>
          </table:table-cell>
          <table:table-cell table:style-name="ce8" office:value-type="float" office:value="1946" calcext:value-type="float">
            <text:p>1946</text:p>
          </table:table-cell>
          <table:table-cell/>
          <table:table-cell table:style-name="ce17"/>
          <table:table-cell office:value-type="currency" office:currency="GBP" office:value="365.63" calcext:value-type="currency">
            <text:p>£365.63</text:p>
          </table:table-cell>
          <table:table-cell/>
          <table:table-cell table:style-name="ce26"/>
          <table:table-cell table:formula="of:=93+(17/20)+(3/240)" office:value-type="currency" office:currency="GBP" office:value="93.8625" calcext:value-type="currency">
            <text:p>£93.86</text:p>
          </table:table-cell>
          <table:table-cell table:formula="of:=[.F3]*[$'Currency conversion'.$G$3]" office:value-type="currency" office:currency="GHC" office:value="0" calcext:value-type="currency">
            <text:p>₵0.00</text:p>
          </table:table-cell>
          <table:table-cell table:formula="of:=[.G3]*[$'Currency conversion'.$G$3]" office:value-type="currency" office:currency="GHC" office:value="0" calcext:value-type="currency">
            <text:p>₵0.00</text:p>
          </table:table-cell>
          <table:table-cell table:formula="of:=[.H3]*[$'Currency conversion'.$G$3]" office:value-type="currency" office:currency="GHC" office:value="78.9468842404994" calcext:value-type="currency">
            <text:p>₵78.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am track</text:p>
          </table:table-cell>
          <table:table-cell office:value-type="float" office:value="1935" calcext:value-type="float">
            <text:p>1935</text:p>
          </table:table-cell>
          <table:table-cell office:value-type="currency" office:currency="GBP" office:value="468.43" calcext:value-type="currency">
            <text:p>£468.43</text:p>
          </table:table-cell>
          <table:table-cell table:number-columns-repeated="2"/>
          <table:table-cell office:value-type="currency" office:currency="GBP" office:value="270.99" calcext:value-type="currency">
            <text:p>£270.99</text:p>
          </table:table-cell>
          <table:table-cell table:number-columns-repeated="2"/>
          <table:table-cell table:formula="of:=[.F4]*[$'Currency conversion'.$G$3]" office:value-type="currency" office:currency="GHC" office:value="227.927193078524" calcext:value-type="currency">
            <text:p>₵227.93</text:p>
          </table:table-cell>
          <table:table-cell table:formula="of:=[.G4]*[$'Currency conversion'.$G$3]" office:value-type="currency" office:currency="GHC" office:value="0" calcext:value-type="currency">
            <text:p>₵0.00</text:p>
          </table:table-cell>
          <table:table-cell table:formula="of:=[.H4]*[$'Currency conversion'.$G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am track (heavy)</text:p>
          </table:table-cell>
          <table:table-cell office:value-type="float" office:value="1892" calcext:value-type="float">
            <text:p>1892</text:p>
          </table:table-cell>
          <table:table-cell office:value-type="currency" office:currency="GBP" office:value="234.3" calcext:value-type="currency">
            <text:p>£234.30</text:p>
          </table:table-cell>
          <table:table-cell table:number-columns-repeated="2"/>
          <table:table-cell office:value-type="currency" office:currency="GBP" office:value="242.2" calcext:value-type="currency">
            <text:p>£242.20</text:p>
          </table:table-cell>
          <table:table-cell table:number-columns-repeated="2"/>
          <table:table-cell table:formula="of:=[.F5]*[$'Currency conversion'.$G$3]" office:value-type="currency" office:currency="GHC" office:value="203.712189245428" calcext:value-type="currency">
            <text:p>₵203.71</text:p>
          </table:table-cell>
          <table:table-cell table:formula="of:=[.G5]*[$'Currency conversion'.$G$3]" office:value-type="currency" office:currency="GHC" office:value="0" calcext:value-type="currency">
            <text:p>₵0.00</text:p>
          </table:table-cell>
          <table:table-cell table:formula="of:=[.H5]*[$'Currency conversion'.$G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anal</text:p>
          </table:table-cell>
          <table:table-cell office:value-type="float" office:value="1938" calcext:value-type="float">
            <text:p>1938</text:p>
          </table:table-cell>
          <table:table-cell office:value-type="currency" office:currency="GBP" office:value="294.4" calcext:value-type="currency">
            <text:p>£294.40</text:p>
          </table:table-cell>
          <table:table-cell table:number-columns-repeated="2"/>
          <table:table-cell office:value-type="currency" office:currency="GBP" office:value="161.21" calcext:value-type="currency">
            <text:p>£161.21</text:p>
          </table:table-cell>
          <table:table-cell table:number-columns-repeated="2"/>
          <table:table-cell table:formula="of:=[.F6]*[$'Currency conversion'.$G$3]" office:value-type="currency" office:currency="GHC" office:value="135.592246194283" calcext:value-type="currency">
            <text:p>₵135.59</text:p>
          </table:table-cell>
          <table:table-cell table:formula="of:=[.G6]*[$'Currency conversion'.$G$3]" office:value-type="currency" office:currency="GHC" office:value="0" calcext:value-type="currency">
            <text:p>₵0.00</text:p>
          </table:table-cell>
          <table:table-cell table:formula="of:=[.H6]*[$'Currency conversion'.$G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Bridges</text:p>
          </table:table-cell>
          <table:table-cell table:style-name="ce13"/>
          <table:table-cell table:style-name="ce14"/>
          <table:table-cell table:style-name="ce13"/>
          <table:table-cell table:style-name="ce41"/>
          <table:table-cell table:style-name="ce43"/>
          <table:table-cell table:style-name="ce13"/>
          <table:table-cell table:style-name="ce41"/>
          <table:table-cell table:style-name="ce32" table:number-columns-repeated="3"/>
          <table:table-cell table:style-name="ce13" table:number-columns-repeated="1013"/>
        </table:table-row>
        <table:table-row table:style-name="ro2">
          <table:table-cell office:value-type="string" calcext:value-type="string">
            <text:p>Wooden trestle (rail)</text:p>
          </table:table-cell>
          <table:table-cell office:value-type="float" office:value="2013" calcext:value-type="float">
            <text:p>2013</text:p>
          </table:table-cell>
          <table:table-cell office:value-type="currency" office:currency="GBP" office:value="56373.39" calcext:value-type="currency">
            <text:p>£56,373.39</text:p>
          </table:table-cell>
          <table:table-cell table:number-columns-repeated="2"/>
          <table:table-cell office:value-type="currency" office:currency="GBP" office:value="525.62" calcext:value-type="currency">
            <text:p>£525.62</text:p>
          </table:table-cell>
          <table:table-cell table:number-columns-repeated="2"/>
          <table:table-cell table:formula="of:=[.F8]*[$'Currency conversion'.$G$3]" office:value-type="currency" office:currency="GHC" office:value="442.094140838901" calcext:value-type="currency">
            <text:p>₵442.09</text:p>
          </table:table-cell>
          <table:table-cell table:formula="of:=[.G8]*[$'Currency conversion'.$G$3]" office:value-type="currency" office:currency="GHC" office:value="0" calcext:value-type="currency">
            <text:p>₵0.00</text:p>
          </table:table-cell>
          <table:table-cell table:formula="of:=[.H8]*[$'Currency conversion'.$G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Depots</text:p>
          </table:table-cell>
          <table:table-cell table:style-name="ce13"/>
          <table:table-cell table:style-name="ce14"/>
          <table:table-cell table:style-name="ce13"/>
          <table:table-cell table:style-name="ce41"/>
          <table:table-cell table:style-name="ce43"/>
          <table:table-cell table:style-name="ce13"/>
          <table:table-cell table:style-name="ce41"/>
          <table:table-cell table:style-name="ce32" table:number-columns-repeated="3"/>
          <table:table-cell table:style-name="ce13" table:number-columns-repeated="1013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931" calcext:value-type="float">
            <text:p>1931</text:p>
          </table:table-cell>
          <table:table-cell office:value-type="currency" office:currency="GBP" office:value="6000" calcext:value-type="currency">
            <text:p>£6,000.00</text:p>
          </table:table-cell>
          <table:table-cell table:number-columns-repeated="2"/>
          <table:table-cell office:value-type="currency" office:currency="GBP" office:value="3325.3" calcext:value-type="currency">
            <text:p>£3,325.30</text:p>
          </table:table-cell>
          <table:table-cell table:number-columns-repeated="2"/>
          <table:table-cell table:formula="of:=[.F10]*[$'Currency conversion'.$G$3]" office:value-type="currency" office:currency="GHC" office:value="2796.87920271602" calcext:value-type="currency">
            <text:p>₵2,796.88</text:p>
          </table:table-cell>
          <table:table-cell table:formula="of:=[.G10]*[$'Currency conversion'.$G$3]" office:value-type="currency" office:currency="GHC" office:value="0" calcext:value-type="currency">
            <text:p>₵0.00</text:p>
          </table:table-cell>
          <table:table-cell table:formula="of:=[.H10]*[$'Currency conversion'.$G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Signalling</text:p>
          </table:table-cell>
          <table:table-cell table:style-name="ce13"/>
          <table:table-cell table:style-name="ce14"/>
          <table:table-cell table:style-name="ce13"/>
          <table:table-cell table:style-name="ce41"/>
          <table:table-cell table:style-name="ce43"/>
          <table:table-cell table:style-name="ce13"/>
          <table:table-cell table:style-name="ce41"/>
          <table:table-cell table:style-name="ce32" table:number-columns-repeated="3"/>
          <table:table-cell table:style-name="ce13" table:number-columns-repeated="1013"/>
        </table:table-row>
        <table:table-row table:style-name="ro2">
          <table:table-cell office:value-type="string" calcext:value-type="string">
            <text:p>Signal post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18" calcext:value-type="currency">
            <text:p>£18.00</text:p>
          </table:table-cell>
          <table:table-cell table:number-columns-repeated="2"/>
          <table:table-cell office:value-type="currency" office:currency="GBP" office:value="17.8" calcext:value-type="currency">
            <text:p>£17.80</text:p>
          </table:table-cell>
          <table:table-cell table:number-columns-repeated="2"/>
          <table:table-cell table:formula="of:=[.F12]*[$'Currency conversion'.$G$3]" office:value-type="currency" office:currency="GHC" office:value="14.9714160551966" calcext:value-type="currency">
            <text:p>₵14.97</text:p>
          </table:table-cell>
          <table:table-cell table:formula="of:=[.G12]*[$'Currency conversion'.$G$3]" office:value-type="currency" office:currency="GHC" office:value="0" calcext:value-type="currency">
            <text:p>₵0.00</text:p>
          </table:table-cell>
          <table:table-cell table:formula="of:=[.H12]*[$'Currency conversion'.$G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gnalbox (small)</text:p>
          </table:table-cell>
          <table:table-cell office:value-type="float" office:value="1946" calcext:value-type="float">
            <text:p>1946</text:p>
          </table:table-cell>
          <table:table-cell table:style-name="Default"/>
          <table:table-cell/>
          <table:table-cell office:value-type="currency" office:currency="GBP" office:value="416" calcext:value-type="currency">
            <text:p>£416.00</text:p>
          </table:table-cell>
          <table:table-cell table:number-columns-repeated="2"/>
          <table:table-cell table:formula="of:=106+(14/20)" office:value-type="currency" office:currency="GBP" office:value="106.7" calcext:value-type="currency">
            <text:p>£106.70</text:p>
          </table:table-cell>
          <table:table-cell table:formula="of:=[.F13]*[$'Currency conversion'.$G$3]" office:value-type="currency" office:currency="GHC" office:value="0" calcext:value-type="currency">
            <text:p>₵0.00</text:p>
          </table:table-cell>
          <table:table-cell table:formula="of:=[.G13]*[$'Currency conversion'.$G$3]" office:value-type="currency" office:currency="GHC" office:value="0" calcext:value-type="currency">
            <text:p>₵0.00</text:p>
          </table:table-cell>
          <table:table-cell table:formula="of:=[.H13]*[$'Currency conversion'.$G$3]" office:value-type="currency" office:currency="GHC" office:value="89.7443872522177" calcext:value-type="currency">
            <text:p>₵89.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gnalbox (medium)</text:p>
          </table:table-cell>
          <table:table-cell office:value-type="float" office:value="1946" calcext:value-type="float">
            <text:p>1946</text:p>
          </table:table-cell>
          <table:table-cell table:number-columns-repeated="2"/>
          <table:table-cell office:value-type="currency" office:currency="GBP" office:value="624" calcext:value-type="currency">
            <text:p>£624.00</text:p>
          </table:table-cell>
          <table:table-cell table:number-columns-repeated="2"/>
          <table:table-cell office:value-type="currency" office:currency="GBP" office:value="160" calcext:value-type="currency">
            <text:p>£160.00</text:p>
          </table:table-cell>
          <table:table-cell table:formula="of:=[.F14]*[$'Currency conversion'.$G$3]" office:value-type="currency" office:currency="GHC" office:value="0" calcext:value-type="currency">
            <text:p>₵0.00</text:p>
          </table:table-cell>
          <table:table-cell table:formula="of:=[.G14]*[$'Currency conversion'.$G$3]" office:value-type="currency" office:currency="GHC" office:value="0" calcext:value-type="currency">
            <text:p>₵0.00</text:p>
          </table:table-cell>
          <table:table-cell table:formula="of:=[.H14]*[$'Currency conversion'.$G$3]" office:value-type="currency" office:currency="GHC" office:value="134.574526338846" calcext:value-type="currency">
            <text:p>₵134.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gnalbox (large)</text:p>
          </table:table-cell>
          <table:table-cell office:value-type="float" office:value="1946" calcext:value-type="float">
            <text:p>1946</text:p>
          </table:table-cell>
          <table:table-cell table:number-columns-repeated="2"/>
          <table:table-cell office:value-type="currency" office:currency="GBP" office:value="1456" calcext:value-type="currency">
            <text:p>£1,456.00</text:p>
          </table:table-cell>
          <table:table-cell table:number-columns-repeated="2"/>
          <table:table-cell table:formula="of:=373+(8/20)" office:value-type="currency" office:currency="GBP" office:value="373.4" calcext:value-type="currency">
            <text:p>£373.40</text:p>
          </table:table-cell>
          <table:table-cell table:formula="of:=[.F15]*[$'Currency conversion'.$G$3]" office:value-type="currency" office:currency="GHC" office:value="0" calcext:value-type="currency">
            <text:p>₵0.00</text:p>
          </table:table-cell>
          <table:table-cell table:formula="of:=[.G15]*[$'Currency conversion'.$G$3]" office:value-type="currency" office:currency="GHC" office:value="0" calcext:value-type="currency">
            <text:p>₵0.00</text:p>
          </table:table-cell>
          <table:table-cell table:formula="of:=[.H15]*[$'Currency conversion'.$G$3]" office:value-type="currency" office:currency="GHC" office:value="314.063300843281" calcext:value-type="currency">
            <text:p>₵314.06</text:p>
          </table:table-cell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rastructure costs (Simutrans)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6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25" table:default-cell-style-name="Default"/>
        <table:table-column table:style-name="co26" table:default-cell-style-name="ce50"/>
        <table:table-column table:style-name="co27" table:default-cell-style-name="ce53"/>
        <table:table-column table:style-name="co28" table:default-cell-style-name="ce53"/>
        <table:table-column table:style-name="co29" table:default-cell-style-name="ce53"/>
        <table:table-column table:style-name="co30" table:default-cell-style-name="ce53"/>
        <table:table-column table:style-name="co14" table:number-columns-repeated="1010" table:default-cell-style-name="Default"/>
        <table:table-row table:style-name="ro3">
          <table:table-cell table:style-name="ce2" office:value-type="string" calcext:value-type="string">
            <text:p>Type</text:p>
          </table:table-cell>
          <table:table-cell table:style-name="ce44" office:value-type="string" calcext:value-type="string">
            <text:p>Cost per km or unit</text:p>
          </table:table-cell>
          <table:table-cell table:style-name="ce44" office:value-type="string" calcext:value-type="string">
            <text:p>Applicable forge cost (simuconf.tab)</text:p>
          </table:table-cell>
          <table:table-cell table:style-name="ce44" office:value-type="string" calcext:value-type="string">
            <text:p>Applicable forge cost (in game)</text:p>
          </table:table-cell>
          <table:table-cell table:style-name="ce44" office:value-type="string" calcext:value-type="string">
            <text:p>Land cost per tile in game</text:p>
          </table:table-cell>
          <table:table-cell table:style-name="ce44" office:value-type="string" calcext:value-type="string">
            <text:p>Total capital cost in game per km or unit</text:p>
          </table:table-cell>
          <table:table-cell table:style-name="ce46" office:value-type="string" calcext:value-type="string">
            <text:p>Maintenance in .dat file</text:p>
          </table:table-cell>
          <table:table-cell table:style-name="ce46" office:value-type="string" calcext:value-type="string">
            <text:p>Maintenance (per km) per month in game</text:p>
          </table:table-cell>
          <table:table-cell table:style-name="ce37" office:value-type="string" calcext:value-type="string">
            <text:p>Annualised maintenance</text:p>
          </table:table-cell>
          <table:table-cell table:style-name="ce47" office:value-type="string" calcext:value-type="string">
            <text:p>Capital equivalent (annual)</text:p>
          </table:table-cell>
          <table:table-cell table:style-name="ce51" office:value-type="string" calcext:value-type="string">
            <text:p>Capital to annual maintenance ratio</text:p>
          </table:table-cell>
          <table:table-cell table:style-name="ce51" office:value-type="string" calcext:value-type="string">
            <text:p>Capital to annual maintenance ratio (excl. forge)</text:p>
          </table:table-cell>
          <table:table-cell table:style-name="ce51" office:value-type="string" calcext:value-type="string">
            <text:p>Capital to annual maintenance ratio (capital equivalent)</text:p>
          </table:table-cell>
          <table:table-cell table:style-name="ce51" office:value-type="string" calcext:value-type="string">
            <text:p>Capital to annual maintenance ratio (capital equivalent, excl. forge)</text:p>
          </table:table-cell>
          <table:table-cell table:style-name="ce55" table:number-columns-repeated="1010"/>
        </table:table-row>
        <table:table-row table:style-name="ro2">
          <table:table-cell table:style-name="ce4" office:value-type="string" calcext:value-type="string">
            <text:p>Rail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Wooden waggonway</text:p>
          </table:table-cell>
          <table:table-cell office:value-type="currency" office:currency="GHC" office:value="32.5" calcext:value-type="currency">
            <text:p>₵32.50</text:p>
          </table:table-cell>
          <table:table-cell office:value-type="currency" office:currency="GHC" office:value="150" calcext:value-type="currency">
            <text:p>₵150.00</text:p>
          </table:table-cell>
          <table:table-cell table:formula="of:=[.C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]+[.B3]+([.E3]*8)" office:value-type="currency" office:currency="GHC" office:value="3407.5" calcext:value-type="currency">
            <text:p>₵3,407.5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3]*2" office:value-type="currency" office:currency="GHC" office:value="8" calcext:value-type="currency">
            <text:p>₵8.00</text:p>
          </table:table-cell>
          <table:table-cell table:style-name="ce31" table:formula="of:=[.H3]*12" office:value-type="currency" office:currency="GHC" office:value="96" calcext:value-type="currency">
            <text:p>₵96.00</text:p>
          </table:table-cell>
          <table:table-cell table:style-name="ce34" table:formula="of:=[.I3]/0.21" office:value-type="currency" office:currency="GHC" office:value="457.142857142857" calcext:value-type="currency">
            <text:p>₵457.14</text:p>
          </table:table-cell>
          <table:table-cell table:formula="of:=[.F3]/[.I3]" office:value-type="float" office:value="35.4947916666667" calcext:value-type="float">
            <text:p>35.5</text:p>
          </table:table-cell>
          <table:table-cell table:formula="of:=[.B3]/[.I3]" office:value-type="float" office:value="0.338541666666667" calcext:value-type="float">
            <text:p>0.3</text:p>
          </table:table-cell>
          <table:table-cell table:formula="of:=[.F3]/[.J3]" office:value-type="float" office:value="7.45390625" calcext:value-type="float">
            <text:p>7.5</text:p>
          </table:table-cell>
          <table:table-cell table:formula="of:=[.B3]/[.J3]" office:value-type="float" office:value="0.0710937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way</text:p>
          </table:table-cell>
          <table:table-cell office:value-type="currency" office:currency="GHC" office:value="100" calcext:value-type="currency">
            <text:p>₵100.00</text:p>
          </table:table-cell>
          <table:table-cell table:formula="of:=[.C3]" office:value-type="currency" office:currency="GHC" office:value="150" calcext:value-type="currency">
            <text:p>₵150.00</text:p>
          </table:table-cell>
          <table:table-cell table:formula="of:=[.C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]+[.B4]+([.E4]*8)" office:value-type="currency" office:currency="GHC" office:value="3475" calcext:value-type="currency">
            <text:p>₵3,475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4]*2" office:value-type="currency" office:currency="GHC" office:value="12" calcext:value-type="currency">
            <text:p>₵12.00</text:p>
          </table:table-cell>
          <table:table-cell table:style-name="ce31" table:formula="of:=[.H4]*12" office:value-type="currency" office:currency="GHC" office:value="144" calcext:value-type="currency">
            <text:p>₵144.00</text:p>
          </table:table-cell>
          <table:table-cell table:style-name="ce34" table:formula="of:=[.I4]/0.21" office:value-type="currency" office:currency="GHC" office:value="685.714285714286" calcext:value-type="currency">
            <text:p>₵685.71</text:p>
          </table:table-cell>
          <table:table-cell table:formula="of:=[.F4]/[.I4]" office:value-type="float" office:value="24.1319444444444" calcext:value-type="float">
            <text:p>24.1</text:p>
          </table:table-cell>
          <table:table-cell table:formula="of:=[.B4]/[.I4]" office:value-type="float" office:value="0.694444444444444" calcext:value-type="float">
            <text:p>0.7</text:p>
          </table:table-cell>
          <table:table-cell table:formula="of:=[.F4]/[.J4]" office:value-type="float" office:value="5.06770833333333" calcext:value-type="float">
            <text:p>5.1</text:p>
          </table:table-cell>
          <table:table-cell table:formula="of:=[.B4]/[.J4]" office:value-type="float" office:value="0.145833333333333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8lb/yard iron</text:p>
          </table:table-cell>
          <table:table-cell office:value-type="currency" office:currency="GHC" office:value="300" calcext:value-type="currency">
            <text:p>₵300.00</text:p>
          </table:table-cell>
          <table:table-cell table:formula="of:=[.C4]" office:value-type="currency" office:currency="GHC" office:value="150" calcext:value-type="currency">
            <text:p>₵150.00</text:p>
          </table:table-cell>
          <table:table-cell table:formula="of:=[.C5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]+[.B5]+([.E5]*8)" office:value-type="currency" office:currency="GHC" office:value="3675" calcext:value-type="currency">
            <text:p>₵3,675.00</text:p>
          </table:table-cell>
          <table:table-cell office:value-type="currency" office:currency="GHC" office:value="7.55" calcext:value-type="currency">
            <text:p>₵7.55</text:p>
          </table:table-cell>
          <table:table-cell table:formula="of:=[.G5]*2" office:value-type="currency" office:currency="GHC" office:value="15.1" calcext:value-type="currency">
            <text:p>₵15.10</text:p>
          </table:table-cell>
          <table:table-cell table:style-name="ce31" table:formula="of:=[.H5]*12" office:value-type="currency" office:currency="GHC" office:value="181.2" calcext:value-type="currency">
            <text:p>₵181.20</text:p>
          </table:table-cell>
          <table:table-cell table:style-name="ce34" table:formula="of:=[.I5]/0.21" office:value-type="currency" office:currency="GHC" office:value="862.857142857143" calcext:value-type="currency">
            <text:p>₵862.86</text:p>
          </table:table-cell>
          <table:table-cell table:formula="of:=[.F5]/[.I5]" office:value-type="float" office:value="20.2814569536424" calcext:value-type="float">
            <text:p>20.3</text:p>
          </table:table-cell>
          <table:table-cell table:formula="of:=[.B5]/[.I5]" office:value-type="float" office:value="1.65562913907285" calcext:value-type="float">
            <text:p>1.7</text:p>
          </table:table-cell>
          <table:table-cell table:formula="of:=[.F5]/[.J5]" office:value-type="float" office:value="4.2591059602649" calcext:value-type="float">
            <text:p>4.3</text:p>
          </table:table-cell>
          <table:table-cell table:formula="of:=[.B5]/[.J5]" office:value-type="float" office:value="0.347682119205298" calcext:value-type="float">
            <text:p>0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35lb/yard iron</text:p>
          </table:table-cell>
          <table:table-cell office:value-type="currency" office:currency="GHC" office:value="317" calcext:value-type="currency">
            <text:p>₵317.00</text:p>
          </table:table-cell>
          <table:table-cell table:formula="of:=[.C5]" office:value-type="currency" office:currency="GHC" office:value="150" calcext:value-type="currency">
            <text:p>₵150.00</text:p>
          </table:table-cell>
          <table:table-cell table:formula="of:=[.C6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]+[.B6]+([.E6]*8)" office:value-type="currency" office:currency="GHC" office:value="3692" calcext:value-type="currency">
            <text:p>₵3,692.00</text:p>
          </table:table-cell>
          <table:table-cell office:value-type="currency" office:currency="GHC" office:value="7.65" calcext:value-type="currency">
            <text:p>₵7.65</text:p>
          </table:table-cell>
          <table:table-cell table:formula="of:=[.G6]*2" office:value-type="currency" office:currency="GHC" office:value="15.3" calcext:value-type="currency">
            <text:p>₵15.30</text:p>
          </table:table-cell>
          <table:table-cell table:style-name="ce31" table:formula="of:=[.H6]*12" office:value-type="currency" office:currency="GHC" office:value="183.6" calcext:value-type="currency">
            <text:p>₵183.60</text:p>
          </table:table-cell>
          <table:table-cell table:style-name="ce34" table:formula="of:=[.I6]/0.21" office:value-type="currency" office:currency="GHC" office:value="874.285714285714" calcext:value-type="currency">
            <text:p>₵874.29</text:p>
          </table:table-cell>
          <table:table-cell table:formula="of:=[.F6]/[.I6]" office:value-type="float" office:value="20.1089324618736" calcext:value-type="float">
            <text:p>20.1</text:p>
          </table:table-cell>
          <table:table-cell table:formula="of:=[.B6]/[.I6]" office:value-type="float" office:value="1.72657952069717" calcext:value-type="float">
            <text:p>1.7</text:p>
          </table:table-cell>
          <table:table-cell table:formula="of:=[.F6]/[.J6]" office:value-type="float" office:value="4.22287581699346" calcext:value-type="float">
            <text:p>4.2</text:p>
          </table:table-cell>
          <table:table-cell table:formula="of:=[.B6]/[.J6]" office:value-type="float" office:value="0.362581699346405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40lb/yard iron</text:p>
          </table:table-cell>
          <table:table-cell office:value-type="currency" office:currency="GHC" office:value="320" calcext:value-type="currency">
            <text:p>₵320.00</text:p>
          </table:table-cell>
          <table:table-cell table:formula="of:=[.C6]" office:value-type="currency" office:currency="GHC" office:value="150" calcext:value-type="currency">
            <text:p>₵150.00</text:p>
          </table:table-cell>
          <table:table-cell table:formula="of:=[.C7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]+[.B7]+([.E7]*8)" office:value-type="currency" office:currency="GHC" office:value="3695" calcext:value-type="currency">
            <text:p>₵3,695.00</text:p>
          </table:table-cell>
          <table:table-cell office:value-type="currency" office:currency="GHC" office:value="7.5" calcext:value-type="currency">
            <text:p>₵7.50</text:p>
          </table:table-cell>
          <table:table-cell table:formula="of:=[.G7]*2" office:value-type="currency" office:currency="GHC" office:value="15" calcext:value-type="currency">
            <text:p>₵15.00</text:p>
          </table:table-cell>
          <table:table-cell table:style-name="ce31" table:formula="of:=[.H7]*12" office:value-type="currency" office:currency="GHC" office:value="180" calcext:value-type="currency">
            <text:p>₵180.00</text:p>
          </table:table-cell>
          <table:table-cell table:style-name="ce34" table:formula="of:=[.I7]/0.21" office:value-type="currency" office:currency="GHC" office:value="857.142857142857" calcext:value-type="currency">
            <text:p>₵857.14</text:p>
          </table:table-cell>
          <table:table-cell table:formula="of:=[.F7]/[.I7]" office:value-type="float" office:value="20.5277777777778" calcext:value-type="float">
            <text:p>20.5</text:p>
          </table:table-cell>
          <table:table-cell table:formula="of:=[.B7]/[.I7]" office:value-type="float" office:value="1.77777777777778" calcext:value-type="float">
            <text:p>1.8</text:p>
          </table:table-cell>
          <table:table-cell table:formula="of:=[.F7]/[.J7]" office:value-type="float" office:value="4.31083333333333" calcext:value-type="float">
            <text:p>4.3</text:p>
          </table:table-cell>
          <table:table-cell table:formula="of:=[.B7]/[.J7]" office:value-type="float" office:value="0.373333333333333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0lb/yard</text:p>
          </table:table-cell>
          <table:table-cell office:value-type="currency" office:currency="GHC" office:value="320" calcext:value-type="currency">
            <text:p>₵320.00</text:p>
          </table:table-cell>
          <table:table-cell table:formula="of:=[.C7]" office:value-type="currency" office:currency="GHC" office:value="150" calcext:value-type="currency">
            <text:p>₵150.00</text:p>
          </table:table-cell>
          <table:table-cell table:formula="of:=[.C8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8]+[.B8]+([.E8]*8)" office:value-type="currency" office:currency="GHC" office:value="3695" calcext:value-type="currency">
            <text:p>₵3,695.00</text:p>
          </table:table-cell>
          <table:table-cell office:value-type="currency" office:currency="GHC" office:value="3.75" calcext:value-type="currency">
            <text:p>₵3.75</text:p>
          </table:table-cell>
          <table:table-cell table:formula="of:=[.G8]*2" office:value-type="currency" office:currency="GHC" office:value="7.5" calcext:value-type="currency">
            <text:p>₵7.50</text:p>
          </table:table-cell>
          <table:table-cell table:style-name="ce31" table:formula="of:=[.H8]*12" office:value-type="currency" office:currency="GHC" office:value="90" calcext:value-type="currency">
            <text:p>₵90.00</text:p>
          </table:table-cell>
          <table:table-cell table:style-name="ce34" table:formula="of:=[.I8]/0.21" office:value-type="currency" office:currency="GHC" office:value="428.571428571429" calcext:value-type="currency">
            <text:p>₵428.57</text:p>
          </table:table-cell>
          <table:table-cell table:formula="of:=[.F8]/[.I8]" office:value-type="float" office:value="41.0555555555556" calcext:value-type="float">
            <text:p>41.1</text:p>
          </table:table-cell>
          <table:table-cell table:formula="of:=[.B8]/[.I8]" office:value-type="float" office:value="3.55555555555556" calcext:value-type="float">
            <text:p>3.6</text:p>
          </table:table-cell>
          <table:table-cell table:formula="of:=[.F8]/[.J8]" office:value-type="float" office:value="8.62166666666667" calcext:value-type="float">
            <text:p>8.6</text:p>
          </table:table-cell>
          <table:table-cell table:formula="of:=[.B8]/[.J8]" office:value-type="float" office:value="0.746666666666667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0lb/yard iron</text:p>
          </table:table-cell>
          <table:table-cell office:value-type="currency" office:currency="GHC" office:value="360" calcext:value-type="currency">
            <text:p>₵360.00</text:p>
          </table:table-cell>
          <table:table-cell table:formula="of:=[.C7]" office:value-type="currency" office:currency="GHC" office:value="150" calcext:value-type="currency">
            <text:p>₵150.00</text:p>
          </table:table-cell>
          <table:table-cell table:formula="of:=[.C9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]+[.B9]+([.E9]*8)" office:value-type="currency" office:currency="GHC" office:value="3735" calcext:value-type="currency">
            <text:p>₵3,735.00</text:p>
          </table:table-cell>
          <table:table-cell office:value-type="currency" office:currency="GHC" office:value="7.25" calcext:value-type="currency">
            <text:p>₵7.25</text:p>
          </table:table-cell>
          <table:table-cell table:formula="of:=[.G9]*2" office:value-type="currency" office:currency="GHC" office:value="14.5" calcext:value-type="currency">
            <text:p>₵14.50</text:p>
          </table:table-cell>
          <table:table-cell table:style-name="ce31" table:formula="of:=[.H9]*12" office:value-type="currency" office:currency="GHC" office:value="174" calcext:value-type="currency">
            <text:p>₵174.00</text:p>
          </table:table-cell>
          <table:table-cell table:style-name="ce34" table:formula="of:=[.I9]/0.21" office:value-type="currency" office:currency="GHC" office:value="828.571428571429" calcext:value-type="currency">
            <text:p>₵828.57</text:p>
          </table:table-cell>
          <table:table-cell table:formula="of:=[.F9]/[.I9]" office:value-type="float" office:value="21.4655172413793" calcext:value-type="float">
            <text:p>21.5</text:p>
          </table:table-cell>
          <table:table-cell table:formula="of:=[.B9]/[.I9]" office:value-type="float" office:value="2.06896551724138" calcext:value-type="float">
            <text:p>2.1</text:p>
          </table:table-cell>
          <table:table-cell table:formula="of:=[.F9]/[.J9]" office:value-type="float" office:value="4.50775862068966" calcext:value-type="float">
            <text:p>4.5</text:p>
          </table:table-cell>
          <table:table-cell table:formula="of:=[.B9]/[.J9]" office:value-type="float" office:value="0.43448275862069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60lb/yard iron</text:p>
          </table:table-cell>
          <table:table-cell office:value-type="currency" office:currency="GHC" office:value="400" calcext:value-type="currency">
            <text:p>₵400.00</text:p>
          </table:table-cell>
          <table:table-cell table:formula="of:=[.C3]" office:value-type="currency" office:currency="GHC" office:value="150" calcext:value-type="currency">
            <text:p>₵150.00</text:p>
          </table:table-cell>
          <table:table-cell table:formula="of:=[.C10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]+[.B10]+([.E10]*8)" office:value-type="currency" office:currency="GHC" office:value="3775" calcext:value-type="currency">
            <text:p>₵3,775.00</text:p>
          </table:table-cell>
          <table:table-cell office:value-type="currency" office:currency="GHC" office:value="7" calcext:value-type="currency">
            <text:p>₵7.00</text:p>
          </table:table-cell>
          <table:table-cell table:formula="of:=[.G10]*2" office:value-type="currency" office:currency="GHC" office:value="14" calcext:value-type="currency">
            <text:p>₵14.00</text:p>
          </table:table-cell>
          <table:table-cell table:style-name="ce31" table:formula="of:=[.H10]*12" office:value-type="currency" office:currency="GHC" office:value="168" calcext:value-type="currency">
            <text:p>₵168.00</text:p>
          </table:table-cell>
          <table:table-cell table:style-name="ce34" table:formula="of:=[.I10]/0.21" office:value-type="currency" office:currency="GHC" office:value="800" calcext:value-type="currency">
            <text:p>₵800.00</text:p>
          </table:table-cell>
          <table:table-cell table:formula="of:=[.F10]/[.I10]" office:value-type="float" office:value="22.4702380952381" calcext:value-type="float">
            <text:p>22.5</text:p>
          </table:table-cell>
          <table:table-cell table:formula="of:=[.B10]/[.I10]" office:value-type="float" office:value="2.38095238095238" calcext:value-type="float">
            <text:p>2.4</text:p>
          </table:table-cell>
          <table:table-cell table:formula="of:=[.F10]/[.J10]" office:value-type="float" office:value="4.71875" calcext:value-type="float">
            <text:p>4.7</text:p>
          </table:table-cell>
          <table:table-cell table:formula="of:=[.B10]/[.J10]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5lb/yard iron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8]" office:value-type="currency" office:currency="GHC" office:value="150" calcext:value-type="currency">
            <text:p>₵150.00</text:p>
          </table:table-cell>
          <table:table-cell table:formula="of:=[.C11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]+[.B11]+([.E11]*8)" office:value-type="currency" office:currency="GHC" office:value="3825" calcext:value-type="currency">
            <text:p>₵3,825.00</text:p>
          </table:table-cell>
          <table:table-cell office:value-type="currency" office:currency="GHC" office:value="6.5" calcext:value-type="currency">
            <text:p>₵6.50</text:p>
          </table:table-cell>
          <table:table-cell table:formula="of:=[.G11]*2" office:value-type="currency" office:currency="GHC" office:value="13" calcext:value-type="currency">
            <text:p>₵13.00</text:p>
          </table:table-cell>
          <table:table-cell table:style-name="ce31" table:formula="of:=[.H11]*12" office:value-type="currency" office:currency="GHC" office:value="156" calcext:value-type="currency">
            <text:p>₵156.00</text:p>
          </table:table-cell>
          <table:table-cell table:style-name="ce34" table:formula="of:=[.I11]/0.21" office:value-type="currency" office:currency="GHC" office:value="742.857142857143" calcext:value-type="currency">
            <text:p>₵742.86</text:p>
          </table:table-cell>
          <table:table-cell table:formula="of:=[.F11]/[.I11]" office:value-type="float" office:value="24.5192307692308" calcext:value-type="float">
            <text:p>24.5</text:p>
          </table:table-cell>
          <table:table-cell table:formula="of:=[.B11]/[.I11]" office:value-type="float" office:value="2.88461538461538" calcext:value-type="float">
            <text:p>2.9</text:p>
          </table:table-cell>
          <table:table-cell table:formula="of:=[.F11]/[.J11]" office:value-type="float" office:value="5.14903846153846" calcext:value-type="float">
            <text:p>5.1</text:p>
          </table:table-cell>
          <table:table-cell table:formula="of:=[.B11]/[.J11]" office:value-type="float" office:value="0.605769230769231" calcext:value-type="float">
            <text:p>0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5lb/yard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11]" office:value-type="currency" office:currency="GHC" office:value="150" calcext:value-type="currency">
            <text:p>₵150.00</text:p>
          </table:table-cell>
          <table:table-cell table:formula="of:=[.C12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]+[.B12]+([.E12]*8)" office:value-type="currency" office:currency="GHC" office:value="3825" calcext:value-type="currency">
            <text:p>₵3,825.00</text:p>
          </table:table-cell>
          <table:table-cell office:value-type="currency" office:currency="GHC" office:value="3.6" calcext:value-type="currency">
            <text:p>₵3.60</text:p>
          </table:table-cell>
          <table:table-cell table:formula="of:=[.G12]*2" office:value-type="currency" office:currency="GHC" office:value="7.2" calcext:value-type="currency">
            <text:p>₵7.20</text:p>
          </table:table-cell>
          <table:table-cell table:style-name="ce31" table:formula="of:=[.H12]*12" office:value-type="currency" office:currency="GHC" office:value="86.4" calcext:value-type="currency">
            <text:p>₵86.40</text:p>
          </table:table-cell>
          <table:table-cell table:style-name="ce34" table:formula="of:=[.I12]/0.21" office:value-type="currency" office:currency="GHC" office:value="411.428571428572" calcext:value-type="currency">
            <text:p>₵411.43</text:p>
          </table:table-cell>
          <table:table-cell table:formula="of:=[.F12]/[.I12]" office:value-type="float" office:value="44.2708333333333" calcext:value-type="float">
            <text:p>44.3</text:p>
          </table:table-cell>
          <table:table-cell table:formula="of:=[.B12]/[.I12]" office:value-type="float" office:value="5.20833333333333" calcext:value-type="float">
            <text:p>5.2</text:p>
          </table:table-cell>
          <table:table-cell table:formula="of:=[.F12]/[.J12]" office:value-type="float" office:value="9.296875" calcext:value-type="float">
            <text:p>9.3</text:p>
          </table:table-cell>
          <table:table-cell table:formula="of:=[.B12]/[.J12]" office:value-type="float" office:value="1.0937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2lb/yard iron</text:p>
          </table:table-cell>
          <table:table-cell office:value-type="currency" office:currency="GHC" office:value="465" calcext:value-type="currency">
            <text:p>₵465.00</text:p>
          </table:table-cell>
          <table:table-cell table:formula="of:=[.C9]" office:value-type="currency" office:currency="GHC" office:value="150" calcext:value-type="currency">
            <text:p>₵150.00</text:p>
          </table:table-cell>
          <table:table-cell table:formula="of:=[.C1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]+[.B13]+([.E13]*8)" office:value-type="currency" office:currency="GHC" office:value="3840" calcext:value-type="currency">
            <text:p>₵3,840.00</text:p>
          </table:table-cell>
          <table:table-cell office:value-type="currency" office:currency="GHC" office:value="6.1" calcext:value-type="currency">
            <text:p>₵6.10</text:p>
          </table:table-cell>
          <table:table-cell table:formula="of:=[.G13]*2" office:value-type="currency" office:currency="GHC" office:value="12.2" calcext:value-type="currency">
            <text:p>₵12.20</text:p>
          </table:table-cell>
          <table:table-cell table:style-name="ce31" table:formula="of:=[.H13]*12" office:value-type="currency" office:currency="GHC" office:value="146.4" calcext:value-type="currency">
            <text:p>₵146.40</text:p>
          </table:table-cell>
          <table:table-cell table:style-name="ce34" table:formula="of:=[.I13]/0.21" office:value-type="currency" office:currency="GHC" office:value="697.142857142857" calcext:value-type="currency">
            <text:p>₵697.14</text:p>
          </table:table-cell>
          <table:table-cell table:formula="of:=[.F13]/[.I13]" office:value-type="float" office:value="26.2295081967213" calcext:value-type="float">
            <text:p>26.2</text:p>
          </table:table-cell>
          <table:table-cell table:formula="of:=[.B13]/[.I13]" office:value-type="float" office:value="3.17622950819672" calcext:value-type="float">
            <text:p>3.2</text:p>
          </table:table-cell>
          <table:table-cell table:formula="of:=[.F13]/[.J13]" office:value-type="float" office:value="5.50819672131148" calcext:value-type="float">
            <text:p>5.5</text:p>
          </table:table-cell>
          <table:table-cell table:formula="of:=[.B13]/[.J13]" office:value-type="float" office:value="0.667008196721311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0lb/yard</text:p>
          </table:table-cell>
          <table:table-cell office:value-type="currency" office:currency="GHC" office:value="520" calcext:value-type="currency">
            <text:p>₵520.00</text:p>
          </table:table-cell>
          <table:table-cell table:formula="of:=[.C13]" office:value-type="currency" office:currency="GHC" office:value="150" calcext:value-type="currency">
            <text:p>₵150.00</text:p>
          </table:table-cell>
          <table:table-cell table:formula="of:=[.C1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4]+[.B14]+([.E14]*8)" office:value-type="currency" office:currency="GHC" office:value="3895" calcext:value-type="currency">
            <text:p>₵3,895.00</text:p>
          </table:table-cell>
          <table:table-cell office:value-type="currency" office:currency="GHC" office:value="5.75" calcext:value-type="currency">
            <text:p>₵5.75</text:p>
          </table:table-cell>
          <table:table-cell table:formula="of:=[.G14]*2" office:value-type="currency" office:currency="GHC" office:value="11.5" calcext:value-type="currency">
            <text:p>₵11.50</text:p>
          </table:table-cell>
          <table:table-cell table:style-name="ce31" table:formula="of:=[.H14]*12" office:value-type="currency" office:currency="GHC" office:value="138" calcext:value-type="currency">
            <text:p>₵138.00</text:p>
          </table:table-cell>
          <table:table-cell table:style-name="ce34" table:formula="of:=[.I14]/0.21" office:value-type="currency" office:currency="GHC" office:value="657.142857142857" calcext:value-type="currency">
            <text:p>₵657.14</text:p>
          </table:table-cell>
          <table:table-cell table:formula="of:=[.F14]/[.I14]" office:value-type="float" office:value="28.2246376811594" calcext:value-type="float">
            <text:p>28.2</text:p>
          </table:table-cell>
          <table:table-cell table:formula="of:=[.B14]/[.I14]" office:value-type="float" office:value="3.76811594202899" calcext:value-type="float">
            <text:p>3.8</text:p>
          </table:table-cell>
          <table:table-cell table:formula="of:=[.F14]/[.J14]" office:value-type="float" office:value="5.92717391304348" calcext:value-type="float">
            <text:p>5.9</text:p>
          </table:table-cell>
          <table:table-cell table:formula="of:=[.B14]/[.J14]" office:value-type="float" office:value="0.791304347826087" calcext:value-type="float">
            <text:p>0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6lb/yard</text:p>
          </table:table-cell>
          <table:table-cell office:value-type="currency" office:currency="GHC" office:value="550" calcext:value-type="currency">
            <text:p>₵550.00</text:p>
          </table:table-cell>
          <table:table-cell table:formula="of:=[.C6]" office:value-type="currency" office:currency="GHC" office:value="150" calcext:value-type="currency">
            <text:p>₵150.00</text:p>
          </table:table-cell>
          <table:table-cell table:formula="of:=[.C15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5]+[.B15]+([.E15]*8)" office:value-type="currency" office:currency="GHC" office:value="3925" calcext:value-type="currency">
            <text:p>₵3,925.00</text:p>
          </table:table-cell>
          <table:table-cell office:value-type="currency" office:currency="GHC" office:value="5.5" calcext:value-type="currency">
            <text:p>₵5.50</text:p>
          </table:table-cell>
          <table:table-cell table:formula="of:=[.G15]*2" office:value-type="currency" office:currency="GHC" office:value="11" calcext:value-type="currency">
            <text:p>₵11.00</text:p>
          </table:table-cell>
          <table:table-cell table:style-name="ce31" table:formula="of:=[.H15]*12" office:value-type="currency" office:currency="GHC" office:value="132" calcext:value-type="currency">
            <text:p>₵132.00</text:p>
          </table:table-cell>
          <table:table-cell table:style-name="ce34" table:formula="of:=[.I15]/0.21" office:value-type="currency" office:currency="GHC" office:value="628.571428571429" calcext:value-type="currency">
            <text:p>₵628.57</text:p>
          </table:table-cell>
          <table:table-cell table:formula="of:=[.F15]/[.I15]" office:value-type="float" office:value="29.7348484848485" calcext:value-type="float">
            <text:p>29.7</text:p>
          </table:table-cell>
          <table:table-cell table:formula="of:=[.B15]/[.I15]" office:value-type="float" office:value="4.16666666666667" calcext:value-type="float">
            <text:p>4.2</text:p>
          </table:table-cell>
          <table:table-cell table:formula="of:=[.F15]/[.J15]" office:value-type="float" office:value="6.24431818181818" calcext:value-type="float">
            <text:p>6.2</text:p>
          </table:table-cell>
          <table:table-cell table:formula="of:=[.B15]/[.J15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5lb/yard</text:p>
          </table:table-cell>
          <table:table-cell office:value-type="currency" office:currency="GHC" office:value="750" calcext:value-type="currency">
            <text:p>₵750.00</text:p>
          </table:table-cell>
          <table:table-cell table:formula="of:=[.C15]" office:value-type="currency" office:currency="GHC" office:value="150" calcext:value-type="currency">
            <text:p>₵150.00</text:p>
          </table:table-cell>
          <table:table-cell table:formula="of:=[.C16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6]+[.B16]+([.E16]*8)" office:value-type="currency" office:currency="GHC" office:value="4125" calcext:value-type="currency">
            <text:p>₵4,125.00</text:p>
          </table:table-cell>
          <table:table-cell office:value-type="currency" office:currency="GHC" office:value="5" calcext:value-type="currency">
            <text:p>₵5.00</text:p>
          </table:table-cell>
          <table:table-cell table:formula="of:=[.G16]*2" office:value-type="currency" office:currency="GHC" office:value="10" calcext:value-type="currency">
            <text:p>₵10.00</text:p>
          </table:table-cell>
          <table:table-cell table:style-name="ce31" table:formula="of:=[.H16]*12" office:value-type="currency" office:currency="GHC" office:value="120" calcext:value-type="currency">
            <text:p>₵120.00</text:p>
          </table:table-cell>
          <table:table-cell table:style-name="ce34" table:formula="of:=[.I16]/0.21" office:value-type="currency" office:currency="GHC" office:value="571.428571428571" calcext:value-type="currency">
            <text:p>₵571.43</text:p>
          </table:table-cell>
          <table:table-cell table:formula="of:=[.F16]/[.I16]" office:value-type="float" office:value="34.375" calcext:value-type="float">
            <text:p>34.4</text:p>
          </table:table-cell>
          <table:table-cell table:formula="of:=[.B16]/[.I16]" office:value-type="float" office:value="6.25" calcext:value-type="float">
            <text:p>6.3</text:p>
          </table:table-cell>
          <table:table-cell table:formula="of:=[.F16]/[.J16]" office:value-type="float" office:value="7.21875" calcext:value-type="float">
            <text:p>7.2</text:p>
          </table:table-cell>
          <table:table-cell table:formula="of:=[.B16]/[.J16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7lb/yard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6]" office:value-type="currency" office:currency="GHC" office:value="150" calcext:value-type="currency">
            <text:p>₵150.00</text:p>
          </table:table-cell>
          <table:table-cell table:formula="of:=[.C17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7]+[.B17]+([.E17]*8)" office:value-type="currency" office:currency="GHC" office:value="4275" calcext:value-type="currency">
            <text:p>₵4,275.00</text:p>
          </table:table-cell>
          <table:table-cell office:value-type="currency" office:currency="GHC" office:value="4.5" calcext:value-type="currency">
            <text:p>₵4.50</text:p>
          </table:table-cell>
          <table:table-cell table:formula="of:=[.G17]*2" office:value-type="currency" office:currency="GHC" office:value="9" calcext:value-type="currency">
            <text:p>₵9.00</text:p>
          </table:table-cell>
          <table:table-cell table:style-name="ce31" table:formula="of:=[.H17]*12" office:value-type="currency" office:currency="GHC" office:value="108" calcext:value-type="currency">
            <text:p>₵108.00</text:p>
          </table:table-cell>
          <table:table-cell table:style-name="ce34" table:formula="of:=[.I17]/0.21" office:value-type="currency" office:currency="GHC" office:value="514.285714285714" calcext:value-type="currency">
            <text:p>₵514.29</text:p>
          </table:table-cell>
          <table:table-cell table:formula="of:=[.F17]/[.I17]" office:value-type="float" office:value="39.5833333333333" calcext:value-type="float">
            <text:p>39.6</text:p>
          </table:table-cell>
          <table:table-cell table:formula="of:=[.B17]/[.I17]" office:value-type="float" office:value="8.33333333333333" calcext:value-type="float">
            <text:p>8.3</text:p>
          </table:table-cell>
          <table:table-cell table:formula="of:=[.F17]/[.J17]" office:value-type="float" office:value="8.3125" calcext:value-type="float">
            <text:p>8.3</text:p>
          </table:table-cell>
          <table:table-cell table:formula="of:=[.B17]/[.J17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8lb/yard FB</text:p>
          </table:table-cell>
          <table:table-cell office:value-type="currency" office:currency="GHC" office:value="1050" calcext:value-type="currency">
            <text:p>₵1,050.00</text:p>
          </table:table-cell>
          <table:table-cell table:formula="of:=[.C17]" office:value-type="currency" office:currency="GHC" office:value="150" calcext:value-type="currency">
            <text:p>₵150.00</text:p>
          </table:table-cell>
          <table:table-cell table:formula="of:=[.C18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8]+[.B18]+([.E18]*8)" office:value-type="currency" office:currency="GHC" office:value="4425" calcext:value-type="currency">
            <text:p>₵4,425.00</text:p>
          </table:table-cell>
          <table:table-cell office:value-type="currency" office:currency="GHC" office:value="2" calcext:value-type="currency">
            <text:p>₵2.00</text:p>
          </table:table-cell>
          <table:table-cell table:formula="of:=[.G18]*2" office:value-type="currency" office:currency="GHC" office:value="4" calcext:value-type="currency">
            <text:p>₵4.00</text:p>
          </table:table-cell>
          <table:table-cell table:style-name="ce31" table:formula="of:=[.H18]*12" office:value-type="currency" office:currency="GHC" office:value="48" calcext:value-type="currency">
            <text:p>₵48.00</text:p>
          </table:table-cell>
          <table:table-cell table:style-name="ce34" table:formula="of:=[.I18]/0.21" office:value-type="currency" office:currency="GHC" office:value="228.571428571429" calcext:value-type="currency">
            <text:p>₵228.57</text:p>
          </table:table-cell>
          <table:table-cell table:formula="of:=[.F18]/[.I18]" office:value-type="float" office:value="92.1875" calcext:value-type="float">
            <text:p>92.2</text:p>
          </table:table-cell>
          <table:table-cell table:formula="of:=[.B18]/[.I18]" office:value-type="float" office:value="21.875" calcext:value-type="float">
            <text:p>21.9</text:p>
          </table:table-cell>
          <table:table-cell table:formula="of:=[.F18]/[.J18]" office:value-type="float" office:value="19.359375" calcext:value-type="float">
            <text:p>19.4</text:p>
          </table:table-cell>
          <table:table-cell table:formula="of:=[.B18]/[.J18]" office:value-type="float" office:value="4.59375" calcext:value-type="float">
            <text:p>4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30lb/yard FB (slow)</text:p>
          </table:table-cell>
          <table:table-cell office:value-type="currency" office:currency="GHC" office:value="1100" calcext:value-type="currency">
            <text:p>₵1,100.00</text:p>
          </table:table-cell>
          <table:table-cell table:formula="of:=[.C18]" office:value-type="currency" office:currency="GHC" office:value="150" calcext:value-type="currency">
            <text:p>₵150.00</text:p>
          </table:table-cell>
          <table:table-cell table:formula="of:=[.C19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9]+[.B19]+([.E19]*8)" office:value-type="currency" office:currency="GHC" office:value="4475" calcext:value-type="currency">
            <text:p>₵4,475.00</text:p>
          </table:table-cell>
          <table:table-cell office:value-type="currency" office:currency="GHC" office:value="3" calcext:value-type="currency">
            <text:p>₵3.00</text:p>
          </table:table-cell>
          <table:table-cell table:formula="of:=[.G19]*2" office:value-type="currency" office:currency="GHC" office:value="6" calcext:value-type="currency">
            <text:p>₵6.00</text:p>
          </table:table-cell>
          <table:table-cell table:style-name="ce31" table:formula="of:=[.H19]*12" office:value-type="currency" office:currency="GHC" office:value="72" calcext:value-type="currency">
            <text:p>₵72.00</text:p>
          </table:table-cell>
          <table:table-cell table:style-name="ce34" table:formula="of:=[.I19]/0.21" office:value-type="currency" office:currency="GHC" office:value="342.857142857143" calcext:value-type="currency">
            <text:p>₵342.86</text:p>
          </table:table-cell>
          <table:table-cell table:formula="of:=[.F19]/[.I19]" office:value-type="float" office:value="62.1527777777778" calcext:value-type="float">
            <text:p>62.2</text:p>
          </table:table-cell>
          <table:table-cell table:formula="of:=[.B19]/[.I19]" office:value-type="float" office:value="15.2777777777778" calcext:value-type="float">
            <text:p>15.3</text:p>
          </table:table-cell>
          <table:table-cell table:formula="of:=[.F19]/[.J19]" office:value-type="float" office:value="13.0520833333333" calcext:value-type="float">
            <text:p>13.1</text:p>
          </table:table-cell>
          <table:table-cell table:formula="of:=[.B19]/[.J19]" office:value-type="float" office:value="3.20833333333333" calcext:value-type="float">
            <text:p>3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09lb/yard</text:p>
          </table:table-cell>
          <table:table-cell office:value-type="currency" office:currency="GHC" office:value="1350" calcext:value-type="currency">
            <text:p>₵1,350.00</text:p>
          </table:table-cell>
          <table:table-cell table:formula="of:=[.C19]" office:value-type="currency" office:currency="GHC" office:value="150" calcext:value-type="currency">
            <text:p>₵150.00</text:p>
          </table:table-cell>
          <table:table-cell table:formula="of:=[.C20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0]+[.B20]+([.E20]*8)" office:value-type="currency" office:currency="GHC" office:value="4725" calcext:value-type="currency">
            <text:p>₵4,725.00</text:p>
          </table:table-cell>
          <table:table-cell office:value-type="currency" office:currency="GHC" office:value="6.5" calcext:value-type="currency">
            <text:p>₵6.50</text:p>
          </table:table-cell>
          <table:table-cell table:formula="of:=[.G20]*2" office:value-type="currency" office:currency="GHC" office:value="13" calcext:value-type="currency">
            <text:p>₵13.00</text:p>
          </table:table-cell>
          <table:table-cell table:style-name="ce31" table:formula="of:=[.H20]*12" office:value-type="currency" office:currency="GHC" office:value="156" calcext:value-type="currency">
            <text:p>₵156.00</text:p>
          </table:table-cell>
          <table:table-cell table:style-name="ce34" table:formula="of:=[.I20]/0.21" office:value-type="currency" office:currency="GHC" office:value="742.857142857143" calcext:value-type="currency">
            <text:p>₵742.86</text:p>
          </table:table-cell>
          <table:table-cell table:formula="of:=[.F20]/[.I20]" office:value-type="float" office:value="30.2884615384615" calcext:value-type="float">
            <text:p>30.3</text:p>
          </table:table-cell>
          <table:table-cell table:formula="of:=[.B20]/[.I20]" office:value-type="float" office:value="8.65384615384615" calcext:value-type="float">
            <text:p>8.7</text:p>
          </table:table-cell>
          <table:table-cell table:formula="of:=[.F20]/[.J20]" office:value-type="float" office:value="6.36057692307692" calcext:value-type="float">
            <text:p>6.4</text:p>
          </table:table-cell>
          <table:table-cell table:formula="of:=[.B20]/[.J20]" office:value-type="float" office:value="1.81730769230769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10lb/yard FB</text:p>
          </table:table-cell>
          <table:table-cell office:value-type="currency" office:currency="GHC" office:value="1400" calcext:value-type="currency">
            <text:p>₵1,400.00</text:p>
          </table:table-cell>
          <table:table-cell table:formula="of:=[.C20]" office:value-type="currency" office:currency="GHC" office:value="150" calcext:value-type="currency">
            <text:p>₵150.00</text:p>
          </table:table-cell>
          <table:table-cell table:formula="of:=[.C21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1]+[.B21]+([.E21]*8)" office:value-type="currency" office:currency="GHC" office:value="4775" calcext:value-type="currency">
            <text:p>₵4,775.00</text:p>
          </table:table-cell>
          <table:table-cell office:value-type="currency" office:currency="GHC" office:value="3.75" calcext:value-type="currency">
            <text:p>₵3.75</text:p>
          </table:table-cell>
          <table:table-cell table:formula="of:=[.G21]*2" office:value-type="currency" office:currency="GHC" office:value="7.5" calcext:value-type="currency">
            <text:p>₵7.50</text:p>
          </table:table-cell>
          <table:table-cell table:style-name="ce31" table:formula="of:=[.H21]*12" office:value-type="currency" office:currency="GHC" office:value="90" calcext:value-type="currency">
            <text:p>₵90.00</text:p>
          </table:table-cell>
          <table:table-cell table:style-name="ce34" table:formula="of:=[.I21]/0.21" office:value-type="currency" office:currency="GHC" office:value="428.571428571429" calcext:value-type="currency">
            <text:p>₵428.57</text:p>
          </table:table-cell>
          <table:table-cell table:formula="of:=[.F21]/[.I21]" office:value-type="float" office:value="53.0555555555556" calcext:value-type="float">
            <text:p>53.1</text:p>
          </table:table-cell>
          <table:table-cell table:formula="of:=[.B21]/[.I21]" office:value-type="float" office:value="15.5555555555556" calcext:value-type="float">
            <text:p>15.6</text:p>
          </table:table-cell>
          <table:table-cell table:formula="of:=[.F21]/[.J21]" office:value-type="float" office:value="11.1416666666667" calcext:value-type="float">
            <text:p>11.1</text:p>
          </table:table-cell>
          <table:table-cell table:formula="of:=[.B21]/[.J21]" office:value-type="float" office:value="3.26666666666667" calcext:value-type="float">
            <text:p>3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13lb/yard FB (fast)</text:p>
          </table:table-cell>
          <table:table-cell office:value-type="currency" office:currency="GHC" office:value="1500" calcext:value-type="currency">
            <text:p>₵1,500.00</text:p>
          </table:table-cell>
          <table:table-cell table:formula="of:=[.C21]" office:value-type="currency" office:currency="GHC" office:value="150" calcext:value-type="currency">
            <text:p>₵150.00</text:p>
          </table:table-cell>
          <table:table-cell table:formula="of:=[.C22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2]+[.B22]+([.E22]*8)" office:value-type="currency" office:currency="GHC" office:value="4875" calcext:value-type="currency">
            <text:p>₵4,875.00</text:p>
          </table:table-cell>
          <table:table-cell office:value-type="currency" office:currency="GHC" office:value="5.7" calcext:value-type="currency">
            <text:p>₵5.70</text:p>
          </table:table-cell>
          <table:table-cell table:formula="of:=[.G22]*2" office:value-type="currency" office:currency="GHC" office:value="11.4" calcext:value-type="currency">
            <text:p>₵11.40</text:p>
          </table:table-cell>
          <table:table-cell table:style-name="ce31" table:formula="of:=[.H22]*12" office:value-type="currency" office:currency="GHC" office:value="136.8" calcext:value-type="currency">
            <text:p>₵136.80</text:p>
          </table:table-cell>
          <table:table-cell table:style-name="ce34" table:formula="of:=[.I22]/0.21" office:value-type="currency" office:currency="GHC" office:value="651.428571428572" calcext:value-type="currency">
            <text:p>₵651.43</text:p>
          </table:table-cell>
          <table:table-cell table:formula="of:=[.F22]/[.I22]" office:value-type="float" office:value="35.6359649122807" calcext:value-type="float">
            <text:p>35.6</text:p>
          </table:table-cell>
          <table:table-cell table:formula="of:=[.B22]/[.I22]" office:value-type="float" office:value="10.9649122807018" calcext:value-type="float">
            <text:p>11.0</text:p>
          </table:table-cell>
          <table:table-cell table:formula="of:=[.F22]/[.J22]" office:value-type="float" office:value="7.48355263157895" calcext:value-type="float">
            <text:p>7.5</text:p>
          </table:table-cell>
          <table:table-cell table:formula="of:=[.B22]/[.J22]" office:value-type="float" office:value="2.30263157894737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30lb/yard FB (fast)</text:p>
          </table:table-cell>
          <table:table-cell office:value-type="currency" office:currency="GHC" office:value="1750" calcext:value-type="currency">
            <text:p>₵1,750.00</text:p>
          </table:table-cell>
          <table:table-cell table:formula="of:=[.C22]" office:value-type="currency" office:currency="GHC" office:value="150" calcext:value-type="currency">
            <text:p>₵150.00</text:p>
          </table:table-cell>
          <table:table-cell table:formula="of:=[.C2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3]+[.B23]+([.E23]*8)" office:value-type="currency" office:currency="GHC" office:value="5125" calcext:value-type="currency">
            <text:p>₵5,125.00</text:p>
          </table:table-cell>
          <table:table-cell office:value-type="currency" office:currency="GHC" office:value="6.3" calcext:value-type="currency">
            <text:p>₵6.30</text:p>
          </table:table-cell>
          <table:table-cell table:formula="of:=[.G23]*2" office:value-type="currency" office:currency="GHC" office:value="12.6" calcext:value-type="currency">
            <text:p>₵12.60</text:p>
          </table:table-cell>
          <table:table-cell table:style-name="ce31" table:formula="of:=[.H23]*12" office:value-type="currency" office:currency="GHC" office:value="151.2" calcext:value-type="currency">
            <text:p>₵151.20</text:p>
          </table:table-cell>
          <table:table-cell table:style-name="ce34" table:formula="of:=[.I23]/0.21" office:value-type="currency" office:currency="GHC" office:value="720" calcext:value-type="currency">
            <text:p>₵720.00</text:p>
          </table:table-cell>
          <table:table-cell table:formula="of:=[.F23]/[.I23]" office:value-type="float" office:value="33.8955026455026" calcext:value-type="float">
            <text:p>33.9</text:p>
          </table:table-cell>
          <table:table-cell table:formula="of:=[.B23]/[.I23]" office:value-type="float" office:value="11.5740740740741" calcext:value-type="float">
            <text:p>11.6</text:p>
          </table:table-cell>
          <table:table-cell table:formula="of:=[.F23]/[.J23]" office:value-type="float" office:value="7.11805555555556" calcext:value-type="float">
            <text:p>7.1</text:p>
          </table:table-cell>
          <table:table-cell table:formula="of:=[.B23]/[.J23]" office:value-type="float" office:value="2.43055555555556" calcext:value-type="float">
            <text:p>2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igh speed</text:p>
          </table:table-cell>
          <table:table-cell office:value-type="currency" office:currency="GHC" office:value="2500" calcext:value-type="currency">
            <text:p>₵2,500.00</text:p>
          </table:table-cell>
          <table:table-cell table:formula="of:=[.C23]" office:value-type="currency" office:currency="GHC" office:value="150" calcext:value-type="currency">
            <text:p>₵150.00</text:p>
          </table:table-cell>
          <table:table-cell table:formula="of:=[.C2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4]+[.B24]+([.E24]*8)" office:value-type="currency" office:currency="GHC" office:value="5875" calcext:value-type="currency">
            <text:p>₵5,875.00</text:p>
          </table:table-cell>
          <table:table-cell office:value-type="currency" office:currency="GHC" office:value="9.5" calcext:value-type="currency">
            <text:p>₵9.50</text:p>
          </table:table-cell>
          <table:table-cell table:formula="of:=[.G24]*2" office:value-type="currency" office:currency="GHC" office:value="19" calcext:value-type="currency">
            <text:p>₵19.00</text:p>
          </table:table-cell>
          <table:table-cell table:style-name="ce31" table:formula="of:=[.H24]*12" office:value-type="currency" office:currency="GHC" office:value="228" calcext:value-type="currency">
            <text:p>₵228.00</text:p>
          </table:table-cell>
          <table:table-cell table:style-name="ce34" table:formula="of:=[.I24]/0.21" office:value-type="currency" office:currency="GHC" office:value="1085.71428571429" calcext:value-type="currency">
            <text:p>₵1,085.71</text:p>
          </table:table-cell>
          <table:table-cell table:formula="of:=[.F24]/[.I24]" office:value-type="float" office:value="25.7675438596491" calcext:value-type="float">
            <text:p>25.8</text:p>
          </table:table-cell>
          <table:table-cell table:formula="of:=[.B24]/[.I24]" office:value-type="float" office:value="10.9649122807018" calcext:value-type="float">
            <text:p>11.0</text:p>
          </table:table-cell>
          <table:table-cell table:formula="of:=[.F24]/[.J24]" office:value-type="float" office:value="5.41118421052632" calcext:value-type="float">
            <text:p>5.4</text:p>
          </table:table-cell>
          <table:table-cell table:formula="of:=[.B24]/[.J24]" office:value-type="float" office:value="2.30263157894737" calcext:value-type="float">
            <text:p>2.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Narrow gauge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table:style-name="ce5" office:value-type="string" calcext:value-type="string">
            <text:p>16lb/yard fishbelly</text:p>
          </table:table-cell>
          <table:table-cell office:value-type="currency" office:currency="GHC" office:value="60" calcext:value-type="currency">
            <text:p>₵60.00</text:p>
          </table:table-cell>
          <table:table-cell office:value-type="currency" office:currency="GHC" office:value="80" calcext:value-type="currency">
            <text:p>₵80.00</text:p>
          </table:table-cell>
          <table:table-cell table:formula="of:=[.C26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6]+[.B26]+([.E26]*8)" office:value-type="currency" office:currency="GHC" office:value="2560" calcext:value-type="currency">
            <text:p>₵2,560.00</text:p>
          </table:table-cell>
          <table:table-cell office:value-type="currency" office:currency="GHC" office:value="3.2" calcext:value-type="currency">
            <text:p>₵3.20</text:p>
          </table:table-cell>
          <table:table-cell table:formula="of:=[.G26]*2" office:value-type="currency" office:currency="GHC" office:value="6.4" calcext:value-type="currency">
            <text:p>₵6.40</text:p>
          </table:table-cell>
          <table:table-cell table:style-name="ce31" table:formula="of:=[.H26]*12" office:value-type="currency" office:currency="GHC" office:value="76.8" calcext:value-type="currency">
            <text:p>₵76.80</text:p>
          </table:table-cell>
          <table:table-cell table:style-name="ce34" table:formula="of:=[.I26]/0.21" office:value-type="currency" office:currency="GHC" office:value="365.714285714286" calcext:value-type="currency">
            <text:p>₵365.71</text:p>
          </table:table-cell>
          <table:table-cell table:formula="of:=[.F26]/[.I26]" office:value-type="float" office:value="33.3333333333333" calcext:value-type="float">
            <text:p>33.3</text:p>
          </table:table-cell>
          <table:table-cell table:formula="of:=[.B26]/[.I26]" office:value-type="float" office:value="0.78125" calcext:value-type="float">
            <text:p>0.8</text:p>
          </table:table-cell>
          <table:table-cell table:formula="of:=[.F26]/[.J26]" office:value-type="float" office:value="7" calcext:value-type="float">
            <text:p>7.0</text:p>
          </table:table-cell>
          <table:table-cell table:formula="of:=[.B26]/[.J26]" office:value-type="float" office:value="0.1640625" calcext:value-type="float">
            <text:p>0.2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18lb/yard iron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26]" office:value-type="currency" office:currency="GHC" office:value="80" calcext:value-type="currency">
            <text:p>₵80.00</text:p>
          </table:table-cell>
          <table:table-cell table:formula="of:=[.C27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7]+[.B27]+([.E27]*8)" office:value-type="currency" office:currency="GHC" office:value="2575" calcext:value-type="currency">
            <text:p>₵2,575.00</text:p>
          </table:table-cell>
          <table:table-cell office:value-type="currency" office:currency="GHC" office:value="2.25" calcext:value-type="currency">
            <text:p>₵2.25</text:p>
          </table:table-cell>
          <table:table-cell table:formula="of:=[.G27]*2" office:value-type="currency" office:currency="GHC" office:value="4.5" calcext:value-type="currency">
            <text:p>₵4.50</text:p>
          </table:table-cell>
          <table:table-cell table:style-name="ce31" table:formula="of:=[.H27]*12" office:value-type="currency" office:currency="GHC" office:value="54" calcext:value-type="currency">
            <text:p>₵54.00</text:p>
          </table:table-cell>
          <table:table-cell table:style-name="ce34" table:formula="of:=[.I27]/0.21" office:value-type="currency" office:currency="GHC" office:value="257.142857142857" calcext:value-type="currency">
            <text:p>₵257.14</text:p>
          </table:table-cell>
          <table:table-cell table:formula="of:=[.F27]/[.I27]" office:value-type="float" office:value="47.6851851851852" calcext:value-type="float">
            <text:p>47.7</text:p>
          </table:table-cell>
          <table:table-cell table:formula="of:=[.B27]/[.I27]" office:value-type="float" office:value="1.38888888888889" calcext:value-type="float">
            <text:p>1.4</text:p>
          </table:table-cell>
          <table:table-cell table:formula="of:=[.F27]/[.J27]" office:value-type="float" office:value="10.0138888888889" calcext:value-type="float">
            <text:p>10.0</text:p>
          </table:table-cell>
          <table:table-cell table:formula="of:=[.B27]/[.J27]" office:value-type="float" office:value="0.291666666666667" calcext:value-type="float">
            <text:p>0.3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46lb/yard iron</text:p>
          </table:table-cell>
          <table:table-cell office:value-type="currency" office:currency="GHC" office:value="95" calcext:value-type="currency">
            <text:p>₵95.00</text:p>
          </table:table-cell>
          <table:table-cell table:formula="of:=[.C27]" office:value-type="currency" office:currency="GHC" office:value="80" calcext:value-type="currency">
            <text:p>₵80.00</text:p>
          </table:table-cell>
          <table:table-cell table:formula="of:=[.C28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8]+[.B28]+([.E28]*8)" office:value-type="currency" office:currency="GHC" office:value="2595" calcext:value-type="currency">
            <text:p>₵2,595.00</text:p>
          </table:table-cell>
          <table:table-cell office:value-type="currency" office:currency="GHC" office:value="2.35" calcext:value-type="currency">
            <text:p>₵2.35</text:p>
          </table:table-cell>
          <table:table-cell table:formula="of:=[.G28]*2" office:value-type="currency" office:currency="GHC" office:value="4.7" calcext:value-type="currency">
            <text:p>₵4.70</text:p>
          </table:table-cell>
          <table:table-cell table:style-name="ce31" table:formula="of:=[.H28]*12" office:value-type="currency" office:currency="GHC" office:value="56.4" calcext:value-type="currency">
            <text:p>₵56.40</text:p>
          </table:table-cell>
          <table:table-cell table:style-name="ce34" table:formula="of:=[.I28]/0.21" office:value-type="currency" office:currency="GHC" office:value="268.571428571429" calcext:value-type="currency">
            <text:p>₵268.57</text:p>
          </table:table-cell>
          <table:table-cell table:formula="of:=[.F28]/[.I28]" office:value-type="float" office:value="46.0106382978723" calcext:value-type="float">
            <text:p>46.0</text:p>
          </table:table-cell>
          <table:table-cell table:formula="of:=[.B28]/[.I28]" office:value-type="float" office:value="1.68439716312057" calcext:value-type="float">
            <text:p>1.7</text:p>
          </table:table-cell>
          <table:table-cell table:formula="of:=[.F28]/[.J28]" office:value-type="float" office:value="9.66223404255319" calcext:value-type="float">
            <text:p>9.7</text:p>
          </table:table-cell>
          <table:table-cell table:formula="of:=[.B28]/[.J28]" office:value-type="float" office:value="0.353723404255319" calcext:value-type="float">
            <text:p>0.4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40lb/yard</text:p>
          </table:table-cell>
          <table:table-cell office:value-type="currency" office:currency="GHC" office:value="120" calcext:value-type="currency">
            <text:p>₵120.00</text:p>
          </table:table-cell>
          <table:table-cell office:value-type="currency" office:currency="GHC" office:value="80" calcext:value-type="currency">
            <text:p>₵80.00</text:p>
          </table:table-cell>
          <table:table-cell table:formula="of:=[.C29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9]+[.B29]+([.E29]*8)" office:value-type="currency" office:currency="GHC" office:value="2620" calcext:value-type="currency">
            <text:p>₵2,620.00</text:p>
          </table:table-cell>
          <table:table-cell office:value-type="currency" office:currency="GHC" office:value="1.65" calcext:value-type="currency">
            <text:p>₵1.65</text:p>
          </table:table-cell>
          <table:table-cell table:formula="of:=[.G29]*2" office:value-type="currency" office:currency="GHC" office:value="3.3" calcext:value-type="currency">
            <text:p>₵3.30</text:p>
          </table:table-cell>
          <table:table-cell table:style-name="ce31" table:formula="of:=[.H29]*12" office:value-type="currency" office:currency="GHC" office:value="39.6" calcext:value-type="currency">
            <text:p>₵39.60</text:p>
          </table:table-cell>
          <table:table-cell table:style-name="ce34" table:formula="of:=[.I29]/0.21" office:value-type="currency" office:currency="GHC" office:value="188.571428571429" calcext:value-type="currency">
            <text:p>₵188.57</text:p>
          </table:table-cell>
          <table:table-cell table:formula="of:=[.F29]/[.I29]" office:value-type="float" office:value="66.1616161616162" calcext:value-type="float">
            <text:p>66.2</text:p>
          </table:table-cell>
          <table:table-cell table:formula="of:=[.B29]/[.I29]" office:value-type="float" office:value="3.03030303030303" calcext:value-type="float">
            <text:p>3.0</text:p>
          </table:table-cell>
          <table:table-cell table:formula="of:=[.F29]/[.J29]" office:value-type="float" office:value="13.8939393939394" calcext:value-type="float">
            <text:p>13.9</text:p>
          </table:table-cell>
          <table:table-cell table:formula="of:=[.B29]/[.J29]" office:value-type="float" office:value="0.636363636363636" calcext:value-type="float">
            <text:p>0.6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60lb/yard</text:p>
          </table:table-cell>
          <table:table-cell office:value-type="currency" office:currency="GHC" office:value="155" calcext:value-type="currency">
            <text:p>₵155.00</text:p>
          </table:table-cell>
          <table:table-cell table:formula="of:=[.C29]" office:value-type="currency" office:currency="GHC" office:value="80" calcext:value-type="currency">
            <text:p>₵80.00</text:p>
          </table:table-cell>
          <table:table-cell table:formula="of:=[.C30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0]+[.B30]+([.E30]*8)" office:value-type="currency" office:currency="GHC" office:value="2655" calcext:value-type="currency">
            <text:p>₵2,655.00</text:p>
          </table:table-cell>
          <table:table-cell office:value-type="currency" office:currency="GHC" office:value="1.5" calcext:value-type="currency">
            <text:p>₵1.50</text:p>
          </table:table-cell>
          <table:table-cell table:formula="of:=[.G30]*2" office:value-type="currency" office:currency="GHC" office:value="3" calcext:value-type="currency">
            <text:p>₵3.00</text:p>
          </table:table-cell>
          <table:table-cell table:style-name="ce31" table:formula="of:=[.H30]*12" office:value-type="currency" office:currency="GHC" office:value="36" calcext:value-type="currency">
            <text:p>₵36.00</text:p>
          </table:table-cell>
          <table:table-cell table:style-name="ce34" table:formula="of:=[.I30]/0.21" office:value-type="currency" office:currency="GHC" office:value="171.428571428571" calcext:value-type="currency">
            <text:p>₵171.43</text:p>
          </table:table-cell>
          <table:table-cell table:formula="of:=[.F30]/[.I30]" office:value-type="float" office:value="73.75" calcext:value-type="float">
            <text:p>73.8</text:p>
          </table:table-cell>
          <table:table-cell table:formula="of:=[.B30]/[.I30]" office:value-type="float" office:value="4.30555555555556" calcext:value-type="float">
            <text:p>4.3</text:p>
          </table:table-cell>
          <table:table-cell table:formula="of:=[.F30]/[.J30]" office:value-type="float" office:value="15.4875" calcext:value-type="float">
            <text:p>15.5</text:p>
          </table:table-cell>
          <table:table-cell table:formula="of:=[.B30]/[.J30]" office:value-type="float" office:value="0.904166666666666" calcext:value-type="float">
            <text:p>0.9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ram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41lb/yard</text:p>
          </table:table-cell>
          <table:table-cell office:value-type="currency" office:currency="GHC" office:value="400" calcext:value-type="currency">
            <text:p>₵400.00</text:p>
          </table:table-cell>
          <table:table-cell office:value-type="currency" office:currency="GHC" office:value="40" calcext:value-type="currency">
            <text:p>₵40.00</text:p>
          </table:table-cell>
          <table:table-cell table:formula="of:=[.C32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2]+[.B32]+([.E32]*8)" office:value-type="currency" office:currency="GHC" office:value="2400" calcext:value-type="currency">
            <text:p>₵2,400.00</text:p>
          </table:table-cell>
          <table:table-cell office:value-type="currency" office:currency="GHC" office:value="5" calcext:value-type="currency">
            <text:p>₵5.00</text:p>
          </table:table-cell>
          <table:table-cell table:formula="of:=[.G32]*2" office:value-type="currency" office:currency="GHC" office:value="10" calcext:value-type="currency">
            <text:p>₵10.00</text:p>
          </table:table-cell>
          <table:table-cell table:style-name="ce31" table:formula="of:=[.H32]*12" office:value-type="currency" office:currency="GHC" office:value="120" calcext:value-type="currency">
            <text:p>₵120.00</text:p>
          </table:table-cell>
          <table:table-cell table:style-name="ce34" table:formula="of:=[.I32]/0.21" office:value-type="currency" office:currency="GHC" office:value="571.428571428571" calcext:value-type="currency">
            <text:p>₵571.43</text:p>
          </table:table-cell>
          <table:table-cell table:formula="of:=[.F32]/[.I32]" office:value-type="float" office:value="20" calcext:value-type="float">
            <text:p>20.0</text:p>
          </table:table-cell>
          <table:table-cell table:formula="of:=[.B32]/[.I32]" office:value-type="float" office:value="3.33333333333333" calcext:value-type="float">
            <text:p>3.3</text:p>
          </table:table-cell>
          <table:table-cell table:formula="of:=[.F32]/[.J32]" office:value-type="float" office:value="4.2" calcext:value-type="float">
            <text:p>4.2</text:p>
          </table:table-cell>
          <table:table-cell table:formula="of:=[.B32]/[.J32]" office:value-type="float" office:value="0.7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5lb/yard</text:p>
          </table:table-cell>
          <table:table-cell office:value-type="currency" office:currency="GHC" office:value="650" calcext:value-type="currency">
            <text:p>₵650.00</text:p>
          </table:table-cell>
          <table:table-cell table:formula="of:=[.C32]" office:value-type="currency" office:currency="GHC" office:value="40" calcext:value-type="currency">
            <text:p>₵40.00</text:p>
          </table:table-cell>
          <table:table-cell table:formula="of:=[.C33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3]+[.B33]+([.E33]*8)" office:value-type="currency" office:currency="GHC" office:value="2650" calcext:value-type="currency">
            <text:p>₵2,650.00</text:p>
          </table:table-cell>
          <table:table-cell office:value-type="currency" office:currency="GHC" office:value="4.5" calcext:value-type="currency">
            <text:p>₵4.50</text:p>
          </table:table-cell>
          <table:table-cell table:formula="of:=[.G33]*2" office:value-type="currency" office:currency="GHC" office:value="9" calcext:value-type="currency">
            <text:p>₵9.00</text:p>
          </table:table-cell>
          <table:table-cell table:style-name="ce31" table:formula="of:=[.H33]*12" office:value-type="currency" office:currency="GHC" office:value="108" calcext:value-type="currency">
            <text:p>₵108.00</text:p>
          </table:table-cell>
          <table:table-cell table:style-name="ce34" table:formula="of:=[.I33]/0.21" office:value-type="currency" office:currency="GHC" office:value="514.285714285714" calcext:value-type="currency">
            <text:p>₵514.29</text:p>
          </table:table-cell>
          <table:table-cell table:formula="of:=[.F33]/[.I33]" office:value-type="float" office:value="24.537037037037" calcext:value-type="float">
            <text:p>24.5</text:p>
          </table:table-cell>
          <table:table-cell table:formula="of:=[.B33]/[.I33]" office:value-type="float" office:value="6.01851851851852" calcext:value-type="float">
            <text:p>6.0</text:p>
          </table:table-cell>
          <table:table-cell table:formula="of:=[.F33]/[.J33]" office:value-type="float" office:value="5.15277777777778" calcext:value-type="float">
            <text:p>5.2</text:p>
          </table:table-cell>
          <table:table-cell table:formula="of:=[.B33]/[.J33]" office:value-type="float" office:value="1.26388888888889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5lb/yard</text:p>
          </table:table-cell>
          <table:table-cell office:value-type="currency" office:currency="GHC" office:value="800" calcext:value-type="currency">
            <text:p>₵800.00</text:p>
          </table:table-cell>
          <table:table-cell table:formula="of:=[.C33]" office:value-type="currency" office:currency="GHC" office:value="40" calcext:value-type="currency">
            <text:p>₵40.00</text:p>
          </table:table-cell>
          <table:table-cell table:formula="of:=[.C34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4]+[.B34]+([.E34]*8)" office:value-type="currency" office:currency="GHC" office:value="2800" calcext:value-type="currency">
            <text:p>₵2,800.00</text:p>
          </table:table-cell>
          <table:table-cell office:value-type="currency" office:currency="GHC" office:value="5.25" calcext:value-type="currency">
            <text:p>₵5.25</text:p>
          </table:table-cell>
          <table:table-cell table:formula="of:=[.G34]*2" office:value-type="currency" office:currency="GHC" office:value="10.5" calcext:value-type="currency">
            <text:p>₵10.50</text:p>
          </table:table-cell>
          <table:table-cell table:style-name="ce31" table:formula="of:=[.H34]*12" office:value-type="currency" office:currency="GHC" office:value="126" calcext:value-type="currency">
            <text:p>₵126.00</text:p>
          </table:table-cell>
          <table:table-cell table:style-name="ce34" table:formula="of:=[.I34]/0.21" office:value-type="currency" office:currency="GHC" office:value="600" calcext:value-type="currency">
            <text:p>₵600.00</text:p>
          </table:table-cell>
          <table:table-cell table:formula="of:=[.F34]/[.I34]" office:value-type="float" office:value="22.2222222222222" calcext:value-type="float">
            <text:p>22.2</text:p>
          </table:table-cell>
          <table:table-cell table:formula="of:=[.B34]/[.I34]" office:value-type="float" office:value="6.34920634920635" calcext:value-type="float">
            <text:p>6.3</text:p>
          </table:table-cell>
          <table:table-cell table:formula="of:=[.F34]/[.J34]" office:value-type="float" office:value="4.66666666666667" calcext:value-type="float">
            <text:p>4.7</text:p>
          </table:table-cell>
          <table:table-cell table:formula="of:=[.B34]/[.J34]" office:value-type="float" office:value="1.33333333333333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5lb/yard</text:p>
          </table:table-cell>
          <table:table-cell office:value-type="currency" office:currency="GHC" office:value="1075" calcext:value-type="currency">
            <text:p>₵1,075.00</text:p>
          </table:table-cell>
          <table:table-cell table:formula="of:=[.C34]" office:value-type="currency" office:currency="GHC" office:value="40" calcext:value-type="currency">
            <text:p>₵40.00</text:p>
          </table:table-cell>
          <table:table-cell table:formula="of:=[.C35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5]+[.B35]+([.E35]*8)" office:value-type="currency" office:currency="GHC" office:value="3075" calcext:value-type="currency">
            <text:p>₵3,075.00</text:p>
          </table:table-cell>
          <table:table-cell office:value-type="currency" office:currency="GHC" office:value="4.85" calcext:value-type="currency">
            <text:p>₵4.85</text:p>
          </table:table-cell>
          <table:table-cell table:formula="of:=[.G35]*2" office:value-type="currency" office:currency="GHC" office:value="9.7" calcext:value-type="currency">
            <text:p>₵9.70</text:p>
          </table:table-cell>
          <table:table-cell table:style-name="ce31" table:formula="of:=[.H35]*12" office:value-type="currency" office:currency="GHC" office:value="116.4" calcext:value-type="currency">
            <text:p>₵116.40</text:p>
          </table:table-cell>
          <table:table-cell table:style-name="ce34" table:formula="of:=[.I35]/0.21" office:value-type="currency" office:currency="GHC" office:value="554.285714285714" calcext:value-type="currency">
            <text:p>₵554.29</text:p>
          </table:table-cell>
          <table:table-cell table:formula="of:=[.F35]/[.I35]" office:value-type="float" office:value="26.4175257731959" calcext:value-type="float">
            <text:p>26.4</text:p>
          </table:table-cell>
          <table:table-cell table:formula="of:=[.B35]/[.I35]" office:value-type="float" office:value="9.23539518900344" calcext:value-type="float">
            <text:p>9.2</text:p>
          </table:table-cell>
          <table:table-cell table:formula="of:=[.F35]/[.J35]" office:value-type="float" office:value="5.54768041237113" calcext:value-type="float">
            <text:p>5.5</text:p>
          </table:table-cell>
          <table:table-cell table:formula="of:=[.B35]/[.J35]" office:value-type="float" office:value="1.93943298969072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2lb/yard</text:p>
          </table:table-cell>
          <table:table-cell office:value-type="currency" office:currency="GHC" office:value="1200" calcext:value-type="currency">
            <text:p>₵1,200.00</text:p>
          </table:table-cell>
          <table:table-cell table:formula="of:=[.C35]" office:value-type="currency" office:currency="GHC" office:value="40" calcext:value-type="currency">
            <text:p>₵40.00</text:p>
          </table:table-cell>
          <table:table-cell table:formula="of:=[.C36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6]+[.B36]+([.E36]*8)" office:value-type="currency" office:currency="GHC" office:value="3200" calcext:value-type="currency">
            <text:p>₵3,200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36]*2" office:value-type="currency" office:currency="GHC" office:value="12" calcext:value-type="currency">
            <text:p>₵12.00</text:p>
          </table:table-cell>
          <table:table-cell table:style-name="ce31" table:formula="of:=[.H36]*12" office:value-type="currency" office:currency="GHC" office:value="144" calcext:value-type="currency">
            <text:p>₵144.00</text:p>
          </table:table-cell>
          <table:table-cell table:style-name="ce34" table:formula="of:=[.I36]/0.21" office:value-type="currency" office:currency="GHC" office:value="685.714285714286" calcext:value-type="currency">
            <text:p>₵685.71</text:p>
          </table:table-cell>
          <table:table-cell table:formula="of:=[.F36]/[.I36]" office:value-type="float" office:value="22.2222222222222" calcext:value-type="float">
            <text:p>22.2</text:p>
          </table:table-cell>
          <table:table-cell table:formula="of:=[.B36]/[.I36]" office:value-type="float" office:value="8.33333333333333" calcext:value-type="float">
            <text:p>8.3</text:p>
          </table:table-cell>
          <table:table-cell table:formula="of:=[.F36]/[.J36]" office:value-type="float" office:value="4.66666666666667" calcext:value-type="float">
            <text:p>4.7</text:p>
          </table:table-cell>
          <table:table-cell table:formula="of:=[.B36]/[.J36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8lb/yard</text:p>
          </table:table-cell>
          <table:table-cell office:value-type="currency" office:currency="GHC" office:value="3000" calcext:value-type="currency">
            <text:p>₵3,000.00</text:p>
          </table:table-cell>
          <table:table-cell table:formula="of:=[.C36]" office:value-type="currency" office:currency="GHC" office:value="40" calcext:value-type="currency">
            <text:p>₵40.00</text:p>
          </table:table-cell>
          <table:table-cell table:formula="of:=[.C37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7]+[.B37]+([.E37]*8)" office:value-type="currency" office:currency="GHC" office:value="5000" calcext:value-type="currency">
            <text:p>₵5,000.00</text:p>
          </table:table-cell>
          <table:table-cell office:value-type="currency" office:currency="GHC" office:value="7" calcext:value-type="currency">
            <text:p>₵7.00</text:p>
          </table:table-cell>
          <table:table-cell table:formula="of:=[.G37]*2" office:value-type="currency" office:currency="GHC" office:value="14" calcext:value-type="currency">
            <text:p>₵14.00</text:p>
          </table:table-cell>
          <table:table-cell table:style-name="ce31" table:formula="of:=[.H37]*12" office:value-type="currency" office:currency="GHC" office:value="168" calcext:value-type="currency">
            <text:p>₵168.00</text:p>
          </table:table-cell>
          <table:table-cell table:style-name="ce34" table:formula="of:=[.I37]/0.21" office:value-type="currency" office:currency="GHC" office:value="800" calcext:value-type="currency">
            <text:p>₵800.00</text:p>
          </table:table-cell>
          <table:table-cell table:formula="of:=[.F37]/[.I37]" office:value-type="float" office:value="29.7619047619048" calcext:value-type="float">
            <text:p>29.8</text:p>
          </table:table-cell>
          <table:table-cell table:formula="of:=[.B37]/[.I37]" office:value-type="float" office:value="17.8571428571429" calcext:value-type="float">
            <text:p>17.9</text:p>
          </table:table-cell>
          <table:table-cell table:formula="of:=[.F37]/[.J37]" office:value-type="float" office:value="6.25" calcext:value-type="float">
            <text:p>6.3</text:p>
          </table:table-cell>
          <table:table-cell table:formula="of:=[.B37]/[.J37]" office:value-type="float" office:value="3.75" calcext:value-type="float">
            <text:p>3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eavy</text:p>
          </table:table-cell>
          <table:table-cell office:value-type="currency" office:currency="GHC" office:value="4875" calcext:value-type="currency">
            <text:p>₵4,875.00</text:p>
          </table:table-cell>
          <table:table-cell table:formula="of:=[.C37]" office:value-type="currency" office:currency="GHC" office:value="40" calcext:value-type="currency">
            <text:p>₵40.00</text:p>
          </table:table-cell>
          <table:table-cell table:formula="of:=[.C38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8]+[.B38]+([.E38]*8)" office:value-type="currency" office:currency="GHC" office:value="6875" calcext:value-type="currency">
            <text:p>₵6,875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38]*2" office:value-type="currency" office:currency="GHC" office:value="12" calcext:value-type="currency">
            <text:p>₵12.00</text:p>
          </table:table-cell>
          <table:table-cell table:style-name="ce31" table:formula="of:=[.H38]*12" office:value-type="currency" office:currency="GHC" office:value="144" calcext:value-type="currency">
            <text:p>₵144.00</text:p>
          </table:table-cell>
          <table:table-cell table:style-name="ce34" table:formula="of:=[.I38]/0.21" office:value-type="currency" office:currency="GHC" office:value="685.714285714286" calcext:value-type="currency">
            <text:p>₵685.71</text:p>
          </table:table-cell>
          <table:table-cell table:formula="of:=[.F38]/[.I38]" office:value-type="float" office:value="47.7430555555556" calcext:value-type="float">
            <text:p>47.7</text:p>
          </table:table-cell>
          <table:table-cell table:formula="of:=[.B38]/[.I38]" office:value-type="float" office:value="33.8541666666667" calcext:value-type="float">
            <text:p>33.9</text:p>
          </table:table-cell>
          <table:table-cell table:formula="of:=[.F38]/[.J38]" office:value-type="float" office:value="10.0260416666667" calcext:value-type="float">
            <text:p>10.0</text:p>
          </table:table-cell>
          <table:table-cell table:formula="of:=[.B38]/[.J38]" office:value-type="float" office:value="7.109375" calcext:value-type="float">
            <text:p>7.1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Road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Bridleway</text:p>
          </table:table-cell>
          <table:table-cell office:value-type="currency" office:currency="GHC" office:value="16" calcext:value-type="currency">
            <text:p>₵16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0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0]+[.B40]+([.E40]*8)" office:value-type="currency" office:currency="GHC" office:value="2453.5" calcext:value-type="currency">
            <text:p>₵2,453.50</text:p>
          </table:table-cell>
          <table:table-cell office:value-type="currency" office:currency="GHC" office:value="0.08" calcext:value-type="currency">
            <text:p>₵0.08</text:p>
          </table:table-cell>
          <table:table-cell table:formula="of:=[.G40]*2" office:value-type="currency" office:currency="GHC" office:value="0.16" calcext:value-type="currency">
            <text:p>₵0.16</text:p>
          </table:table-cell>
          <table:table-cell table:style-name="ce31" table:formula="of:=[.H40]*12" office:value-type="currency" office:currency="GHC" office:value="1.92" calcext:value-type="currency">
            <text:p>₵1.92</text:p>
          </table:table-cell>
          <table:table-cell table:style-name="ce34" table:formula="of:=[.I40]/0.21" office:value-type="currency" office:currency="GHC" office:value="9.14285714285714" calcext:value-type="currency">
            <text:p>₵9.14</text:p>
          </table:table-cell>
          <table:table-cell table:formula="of:=[.F40]/[.I40]" office:value-type="float" office:value="1277.86458333333" calcext:value-type="float">
            <text:p>1277.9</text:p>
          </table:table-cell>
          <table:table-cell table:formula="of:=[.B40]/[.I40]" office:value-type="float" office:value="8.33333333333333" calcext:value-type="float">
            <text:p>8.3</text:p>
          </table:table-cell>
          <table:table-cell table:formula="of:=[.F40]/[.J40]" office:value-type="float" office:value="268.3515625" calcext:value-type="float">
            <text:p>268.4</text:p>
          </table:table-cell>
          <table:table-cell table:formula="of:=[.B40]/[.J40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surfaced</text:p>
          </table:table-cell>
          <table:table-cell office:value-type="currency" office:currency="GHC" office:value="20" calcext:value-type="currency">
            <text:p>₵2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1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1]+[.B41]+([.E41]*8)" office:value-type="currency" office:currency="GHC" office:value="2457.5" calcext:value-type="currency">
            <text:p>₵2,457.50</text:p>
          </table:table-cell>
          <table:table-cell office:value-type="currency" office:currency="GHC" office:value="0.16" calcext:value-type="currency">
            <text:p>₵0.16</text:p>
          </table:table-cell>
          <table:table-cell table:formula="of:=[.G41]*2" office:value-type="currency" office:currency="GHC" office:value="0.32" calcext:value-type="currency">
            <text:p>₵0.32</text:p>
          </table:table-cell>
          <table:table-cell table:style-name="ce31" table:formula="of:=[.H41]*12" office:value-type="currency" office:currency="GHC" office:value="3.84" calcext:value-type="currency">
            <text:p>₵3.84</text:p>
          </table:table-cell>
          <table:table-cell table:style-name="ce34" table:formula="of:=[.I41]/0.21" office:value-type="currency" office:currency="GHC" office:value="18.2857142857143" calcext:value-type="currency">
            <text:p>₵18.29</text:p>
          </table:table-cell>
          <table:table-cell table:formula="of:=[.F41]/[.I41]" office:value-type="float" office:value="639.973958333333" calcext:value-type="float">
            <text:p>640.0</text:p>
          </table:table-cell>
          <table:table-cell table:formula="of:=[.B41]/[.I41]" office:value-type="float" office:value="5.20833333333333" calcext:value-type="float">
            <text:p>5.2</text:p>
          </table:table-cell>
          <table:table-cell table:formula="of:=[.F41]/[.J41]" office:value-type="float" office:value="134.39453125" calcext:value-type="float">
            <text:p>134.4</text:p>
          </table:table-cell>
          <table:table-cell table:formula="of:=[.B41]/[.J41]" office:value-type="float" office:value="1.0937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proved unsurf.</text:p>
          </table:table-cell>
          <table:table-cell office:value-type="currency" office:currency="GHC" office:value="22" calcext:value-type="currency">
            <text:p>₵22.00</text:p>
          </table:table-cell>
          <table:table-cell table:formula="of:=[.C41]" office:value-type="currency" office:currency="GHC" office:value="75" calcext:value-type="currency">
            <text:p>₵75.00</text:p>
          </table:table-cell>
          <table:table-cell table:formula="of:=[.C42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2]+[.B42]+([.E42]*8)" office:value-type="currency" office:currency="GHC" office:value="2459.5" calcext:value-type="currency">
            <text:p>₵2,459.50</text:p>
          </table:table-cell>
          <table:table-cell office:value-type="currency" office:currency="GHC" office:value="1.2" calcext:value-type="currency">
            <text:p>₵1.20</text:p>
          </table:table-cell>
          <table:table-cell table:formula="of:=[.G42]*2" office:value-type="currency" office:currency="GHC" office:value="2.4" calcext:value-type="currency">
            <text:p>₵2.40</text:p>
          </table:table-cell>
          <table:table-cell table:style-name="ce31" table:formula="of:=[.H42]*12" office:value-type="currency" office:currency="GHC" office:value="28.8" calcext:value-type="currency">
            <text:p>₵28.80</text:p>
          </table:table-cell>
          <table:table-cell table:style-name="ce34" table:formula="of:=[.I42]/0.21" office:value-type="currency" office:currency="GHC" office:value="137.142857142857" calcext:value-type="currency">
            <text:p>₵137.14</text:p>
          </table:table-cell>
          <table:table-cell table:formula="of:=[.F42]/[.I42]" office:value-type="float" office:value="85.3993055555556" calcext:value-type="float">
            <text:p>85.4</text:p>
          </table:table-cell>
          <table:table-cell table:formula="of:=[.B42]/[.I42]" office:value-type="float" office:value="0.763888888888889" calcext:value-type="float">
            <text:p>0.8</text:p>
          </table:table-cell>
          <table:table-cell table:formula="of:=[.F42]/[.J42]" office:value-type="float" office:value="17.9338541666667" calcext:value-type="float">
            <text:p>17.9</text:p>
          </table:table-cell>
          <table:table-cell table:formula="of:=[.B42]/[.J42]" office:value-type="float" office:value="0.160416666666667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cAdam</text:p>
          </table:table-cell>
          <table:table-cell office:value-type="currency" office:currency="GHC" office:value="130" calcext:value-type="currency">
            <text:p>₵130.00</text:p>
          </table:table-cell>
          <table:table-cell table:formula="of:=[.C42]" office:value-type="currency" office:currency="GHC" office:value="75" calcext:value-type="currency">
            <text:p>₵75.00</text:p>
          </table:table-cell>
          <table:table-cell table:formula="of:=[.C43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3]+[.B43]+([.E43]*8)" office:value-type="currency" office:currency="GHC" office:value="2567.5" calcext:value-type="currency">
            <text:p>₵2,567.50</text:p>
          </table:table-cell>
          <table:table-cell office:value-type="currency" office:currency="GHC" office:value="0.7" calcext:value-type="currency">
            <text:p>₵0.70</text:p>
          </table:table-cell>
          <table:table-cell table:formula="of:=[.G43]*2" office:value-type="currency" office:currency="GHC" office:value="1.4" calcext:value-type="currency">
            <text:p>₵1.40</text:p>
          </table:table-cell>
          <table:table-cell table:style-name="ce31" table:formula="of:=[.H43]*12" office:value-type="currency" office:currency="GHC" office:value="16.8" calcext:value-type="currency">
            <text:p>₵16.80</text:p>
          </table:table-cell>
          <table:table-cell table:style-name="ce34" table:formula="of:=[.I43]/0.21" office:value-type="currency" office:currency="GHC" office:value="80" calcext:value-type="currency">
            <text:p>₵80.00</text:p>
          </table:table-cell>
          <table:table-cell table:formula="of:=[.F43]/[.I43]" office:value-type="float" office:value="152.827380952381" calcext:value-type="float">
            <text:p>152.8</text:p>
          </table:table-cell>
          <table:table-cell table:formula="of:=[.B43]/[.I43]" office:value-type="float" office:value="7.73809523809524" calcext:value-type="float">
            <text:p>7.7</text:p>
          </table:table-cell>
          <table:table-cell table:formula="of:=[.F43]/[.J43]" office:value-type="float" office:value="32.09375" calcext:value-type="float">
            <text:p>32.1</text:p>
          </table:table-cell>
          <table:table-cell table:formula="of:=[.B43]/[.J43]" office:value-type="float" office:value="1.625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bblestone</text:p>
          </table:table-cell>
          <table:table-cell office:value-type="currency" office:currency="GHC" office:value="65" calcext:value-type="currency">
            <text:p>₵65.00</text:p>
          </table:table-cell>
          <table:table-cell table:formula="of:=[.C43]" office:value-type="currency" office:currency="GHC" office:value="75" calcext:value-type="currency">
            <text:p>₵75.00</text:p>
          </table:table-cell>
          <table:table-cell table:formula="of:=[.C44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4]+[.B44]+([.E44]*8)" office:value-type="currency" office:currency="GHC" office:value="2502.5" calcext:value-type="currency">
            <text:p>₵2,502.50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G44]*2" office:value-type="currency" office:currency="GHC" office:value="5" calcext:value-type="currency">
            <text:p>₵5.00</text:p>
          </table:table-cell>
          <table:table-cell table:style-name="ce31" table:formula="of:=[.H44]*12" office:value-type="currency" office:currency="GHC" office:value="60" calcext:value-type="currency">
            <text:p>₵60.00</text:p>
          </table:table-cell>
          <table:table-cell table:style-name="ce34" table:formula="of:=[.I44]/0.21" office:value-type="currency" office:currency="GHC" office:value="285.714285714286" calcext:value-type="currency">
            <text:p>₵285.71</text:p>
          </table:table-cell>
          <table:table-cell table:formula="of:=[.F44]/[.I44]" office:value-type="float" office:value="41.7083333333333" calcext:value-type="float">
            <text:p>41.7</text:p>
          </table:table-cell>
          <table:table-cell table:formula="of:=[.B44]/[.I44]" office:value-type="float" office:value="1.08333333333333" calcext:value-type="float">
            <text:p>1.1</text:p>
          </table:table-cell>
          <table:table-cell table:formula="of:=[.F44]/[.J44]" office:value-type="float" office:value="8.75875" calcext:value-type="float">
            <text:p>8.8</text:p>
          </table:table-cell>
          <table:table-cell table:formula="of:=[.B44]/[.J44]" office:value-type="float" office:value="0.227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armac (city)</text:p>
          </table:table-cell>
          <table:table-cell office:value-type="currency" office:currency="GHC" office:value="350" calcext:value-type="currency">
            <text:p>₵350.00</text:p>
          </table:table-cell>
          <table:table-cell table:formula="of:=[.C43]" office:value-type="currency" office:currency="GHC" office:value="75" calcext:value-type="currency">
            <text:p>₵75.00</text:p>
          </table:table-cell>
          <table:table-cell table:formula="of:=[.C45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5]+[.B45]+([.E45]*8)" office:value-type="currency" office:currency="GHC" office:value="2787.5" calcext:value-type="currency">
            <text:p>₵2,787.50</text:p>
          </table:table-cell>
          <table:table-cell office:value-type="currency" office:currency="GHC" office:value="3.5" calcext:value-type="currency">
            <text:p>₵3.50</text:p>
          </table:table-cell>
          <table:table-cell table:formula="of:=[.G45]*2" office:value-type="currency" office:currency="GHC" office:value="7" calcext:value-type="currency">
            <text:p>₵7.00</text:p>
          </table:table-cell>
          <table:table-cell table:style-name="ce31" table:formula="of:=[.H45]*12" office:value-type="currency" office:currency="GHC" office:value="84" calcext:value-type="currency">
            <text:p>₵84.00</text:p>
          </table:table-cell>
          <table:table-cell table:style-name="ce34" table:formula="of:=[.I45]/0.21" office:value-type="currency" office:currency="GHC" office:value="400" calcext:value-type="currency">
            <text:p>₵400.00</text:p>
          </table:table-cell>
          <table:table-cell table:formula="of:=[.F45]/[.I45]" office:value-type="float" office:value="33.1845238095238" calcext:value-type="float">
            <text:p>33.2</text:p>
          </table:table-cell>
          <table:table-cell table:formula="of:=[.B45]/[.I45]" office:value-type="float" office:value="4.16666666666667" calcext:value-type="float">
            <text:p>4.2</text:p>
          </table:table-cell>
          <table:table-cell table:formula="of:=[.F45]/[.J45]" office:value-type="float" office:value="6.96875" calcext:value-type="float">
            <text:p>7.0</text:p>
          </table:table-cell>
          <table:table-cell table:formula="of:=[.B45]/[.J45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armac</text:p>
          </table:table-cell>
          <table:table-cell office:value-type="currency" office:currency="GHC" office:value="400" calcext:value-type="currency">
            <text:p>₵400.00</text:p>
          </table:table-cell>
          <table:table-cell table:formula="of:=[.C45]" office:value-type="currency" office:currency="GHC" office:value="75" calcext:value-type="currency">
            <text:p>₵75.00</text:p>
          </table:table-cell>
          <table:table-cell table:formula="of:=[.C46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6]+[.B46]+([.E46]*8)" office:value-type="currency" office:currency="GHC" office:value="2837.5" calcext:value-type="currency">
            <text:p>₵2,837.5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46]*2" office:value-type="currency" office:currency="GHC" office:value="8" calcext:value-type="currency">
            <text:p>₵8.00</text:p>
          </table:table-cell>
          <table:table-cell table:style-name="ce31" table:formula="of:=[.H46]*12" office:value-type="currency" office:currency="GHC" office:value="96" calcext:value-type="currency">
            <text:p>₵96.00</text:p>
          </table:table-cell>
          <table:table-cell table:style-name="ce34" table:formula="of:=[.I46]/0.21" office:value-type="currency" office:currency="GHC" office:value="457.142857142857" calcext:value-type="currency">
            <text:p>₵457.14</text:p>
          </table:table-cell>
          <table:table-cell table:formula="of:=[.F46]/[.I46]" office:value-type="float" office:value="29.5572916666667" calcext:value-type="float">
            <text:p>29.6</text:p>
          </table:table-cell>
          <table:table-cell table:formula="of:=[.B46]/[.I46]" office:value-type="float" office:value="4.16666666666667" calcext:value-type="float">
            <text:p>4.2</text:p>
          </table:table-cell>
          <table:table-cell table:formula="of:=[.F46]/[.J46]" office:value-type="float" office:value="6.20703125" calcext:value-type="float">
            <text:p>6.2</text:p>
          </table:table-cell>
          <table:table-cell table:formula="of:=[.B46]/[.J46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</text:p>
          </table:table-cell>
          <table:table-cell office:value-type="currency" office:currency="GHC" office:value="1100" calcext:value-type="currency">
            <text:p>₵1,1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7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7]+[.B47]+([.E47]*8)" office:value-type="currency" office:currency="GHC" office:value="3537.5" calcext:value-type="currency">
            <text:p>₵3,537.50</text:p>
          </table:table-cell>
          <table:table-cell office:value-type="currency" office:currency="GHC" office:value="1.75" calcext:value-type="currency">
            <text:p>₵1.75</text:p>
          </table:table-cell>
          <table:table-cell table:formula="of:=[.G47]*2" office:value-type="currency" office:currency="GHC" office:value="3.5" calcext:value-type="currency">
            <text:p>₵3.50</text:p>
          </table:table-cell>
          <table:table-cell table:style-name="ce31" table:formula="of:=[.H47]*12" office:value-type="currency" office:currency="GHC" office:value="42" calcext:value-type="currency">
            <text:p>₵42.00</text:p>
          </table:table-cell>
          <table:table-cell table:style-name="ce34" table:formula="of:=[.I47]/0.21" office:value-type="currency" office:currency="GHC" office:value="200" calcext:value-type="currency">
            <text:p>₵200.00</text:p>
          </table:table-cell>
          <table:table-cell table:formula="of:=[.F47]/[.I47]" office:value-type="float" office:value="84.2261904761905" calcext:value-type="float">
            <text:p>84.2</text:p>
          </table:table-cell>
          <table:table-cell table:formula="of:=[.B47]/[.I47]" office:value-type="float" office:value="26.1904761904762" calcext:value-type="float">
            <text:p>26.2</text:p>
          </table:table-cell>
          <table:table-cell table:formula="of:=[.F47]/[.J47]" office:value-type="float" office:value="17.6875" calcext:value-type="float">
            <text:p>17.7</text:p>
          </table:table-cell>
          <table:table-cell table:formula="of:=[.B47]/[.J47]" office:value-type="float" office:value="5.5" calcext:value-type="float">
            <text:p>5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130mm</text:p>
          </table:table-cell>
          <table:table-cell office:value-type="currency" office:currency="GHC" office:value="700" calcext:value-type="currency">
            <text:p>₵7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8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8]+[.B48]+([.E48]*8)" office:value-type="currency" office:currency="GHC" office:value="3137.5" calcext:value-type="currency">
            <text:p>₵3,137.50</text:p>
          </table:table-cell>
          <table:table-cell office:value-type="currency" office:currency="GHC" office:value="3.15" calcext:value-type="currency">
            <text:p>₵3.15</text:p>
          </table:table-cell>
          <table:table-cell table:formula="of:=[.G48]*2" office:value-type="currency" office:currency="GHC" office:value="6.3" calcext:value-type="currency">
            <text:p>₵6.30</text:p>
          </table:table-cell>
          <table:table-cell table:style-name="ce31" table:formula="of:=[.H48]*12" office:value-type="currency" office:currency="GHC" office:value="75.6" calcext:value-type="currency">
            <text:p>₵75.60</text:p>
          </table:table-cell>
          <table:table-cell table:style-name="ce34" table:formula="of:=[.I48]/0.21" office:value-type="currency" office:currency="GHC" office:value="360" calcext:value-type="currency">
            <text:p>₵360.00</text:p>
          </table:table-cell>
          <table:table-cell table:formula="of:=[.F48]/[.I48]" office:value-type="float" office:value="41.5013227513228" calcext:value-type="float">
            <text:p>41.5</text:p>
          </table:table-cell>
          <table:table-cell table:formula="of:=[.B48]/[.I48]" office:value-type="float" office:value="9.25925925925926" calcext:value-type="float">
            <text:p>9.3</text:p>
          </table:table-cell>
          <table:table-cell table:formula="of:=[.F48]/[.J48]" office:value-type="float" office:value="8.71527777777778" calcext:value-type="float">
            <text:p>8.7</text:p>
          </table:table-cell>
          <table:table-cell table:formula="of:=[.B48]/[.J48]" office:value-type="float" office:value="1.94444444444444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165mm</text:p>
          </table:table-cell>
          <table:table-cell office:value-type="currency" office:currency="GHC" office:value="700" calcext:value-type="currency">
            <text:p>₵7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9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9]+[.B49]+([.E49]*8)" office:value-type="currency" office:currency="GHC" office:value="3137.5" calcext:value-type="currency">
            <text:p>₵3,137.50</text:p>
          </table:table-cell>
          <table:table-cell office:value-type="currency" office:currency="GHC" office:value="3.15" calcext:value-type="currency">
            <text:p>₵3.15</text:p>
          </table:table-cell>
          <table:table-cell table:formula="of:=[.G49]*2" office:value-type="currency" office:currency="GHC" office:value="6.3" calcext:value-type="currency">
            <text:p>₵6.30</text:p>
          </table:table-cell>
          <table:table-cell table:style-name="ce31" table:formula="of:=[.H49]*12" office:value-type="currency" office:currency="GHC" office:value="75.6" calcext:value-type="currency">
            <text:p>₵75.60</text:p>
          </table:table-cell>
          <table:table-cell table:style-name="ce34" table:formula="of:=[.I49]/0.21" office:value-type="currency" office:currency="GHC" office:value="360" calcext:value-type="currency">
            <text:p>₵360.00</text:p>
          </table:table-cell>
          <table:table-cell table:formula="of:=[.F49]/[.I49]" office:value-type="float" office:value="41.5013227513228" calcext:value-type="float">
            <text:p>41.5</text:p>
          </table:table-cell>
          <table:table-cell table:formula="of:=[.B49]/[.I49]" office:value-type="float" office:value="9.25925925925926" calcext:value-type="float">
            <text:p>9.3</text:p>
          </table:table-cell>
          <table:table-cell table:formula="of:=[.F49]/[.J49]" office:value-type="float" office:value="8.71527777777778" calcext:value-type="float">
            <text:p>8.7</text:p>
          </table:table-cell>
          <table:table-cell table:formula="of:=[.B49]/[.J49]" office:value-type="float" office:value="1.94444444444444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175mm</text:p>
          </table:table-cell>
          <table:table-cell office:value-type="currency" office:currency="GHC" office:value="750" calcext:value-type="currency">
            <text:p>₵75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0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0]+[.B50]+([.E50]*8)" office:value-type="currency" office:currency="GHC" office:value="3187.5" calcext:value-type="currency">
            <text:p>₵3,187.50</text:p>
          </table:table-cell>
          <table:table-cell office:value-type="currency" office:currency="GHC" office:value="3.15" calcext:value-type="currency">
            <text:p>₵3.15</text:p>
          </table:table-cell>
          <table:table-cell table:formula="of:=[.G50]*2" office:value-type="currency" office:currency="GHC" office:value="6.3" calcext:value-type="currency">
            <text:p>₵6.30</text:p>
          </table:table-cell>
          <table:table-cell table:style-name="ce31" table:formula="of:=[.H50]*12" office:value-type="currency" office:currency="GHC" office:value="75.6" calcext:value-type="currency">
            <text:p>₵75.60</text:p>
          </table:table-cell>
          <table:table-cell table:style-name="ce34" table:formula="of:=[.I50]/0.21" office:value-type="currency" office:currency="GHC" office:value="360" calcext:value-type="currency">
            <text:p>₵360.00</text:p>
          </table:table-cell>
          <table:table-cell table:formula="of:=[.F50]/[.I50]" office:value-type="float" office:value="42.1626984126984" calcext:value-type="float">
            <text:p>42.2</text:p>
          </table:table-cell>
          <table:table-cell table:formula="of:=[.B50]/[.I50]" office:value-type="float" office:value="9.92063492063492" calcext:value-type="float">
            <text:p>9.9</text:p>
          </table:table-cell>
          <table:table-cell table:formula="of:=[.F50]/[.J50]" office:value-type="float" office:value="8.85416666666667" calcext:value-type="float">
            <text:p>8.9</text:p>
          </table:table-cell>
          <table:table-cell table:formula="of:=[.B50]/[.J50]" office:value-type="float" office:value="2.08333333333333" calcext:value-type="float">
            <text:p>2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210mm</text:p>
          </table:table-cell>
          <table:table-cell office:value-type="currency" office:currency="GHC" office:value="780" calcext:value-type="currency">
            <text:p>₵78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1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1]+[.B51]+([.E51]*8)" office:value-type="currency" office:currency="GHC" office:value="3217.5" calcext:value-type="currency">
            <text:p>₵3,217.50</text:p>
          </table:table-cell>
          <table:table-cell office:value-type="currency" office:currency="GHC" office:value="4.25" calcext:value-type="currency">
            <text:p>₵4.25</text:p>
          </table:table-cell>
          <table:table-cell table:formula="of:=[.G51]*2" office:value-type="currency" office:currency="GHC" office:value="8.5" calcext:value-type="currency">
            <text:p>₵8.50</text:p>
          </table:table-cell>
          <table:table-cell table:style-name="ce31" table:formula="of:=[.H51]*12" office:value-type="currency" office:currency="GHC" office:value="102" calcext:value-type="currency">
            <text:p>₵102.00</text:p>
          </table:table-cell>
          <table:table-cell table:style-name="ce34" table:formula="of:=[.I51]/0.21" office:value-type="currency" office:currency="GHC" office:value="485.714285714286" calcext:value-type="currency">
            <text:p>₵485.71</text:p>
          </table:table-cell>
          <table:table-cell table:formula="of:=[.F51]/[.I51]" office:value-type="float" office:value="31.5441176470588" calcext:value-type="float">
            <text:p>31.5</text:p>
          </table:table-cell>
          <table:table-cell table:formula="of:=[.B51]/[.I51]" office:value-type="float" office:value="7.64705882352941" calcext:value-type="float">
            <text:p>7.6</text:p>
          </table:table-cell>
          <table:table-cell table:formula="of:=[.F51]/[.J51]" office:value-type="float" office:value="6.62426470588235" calcext:value-type="float">
            <text:p>6.6</text:p>
          </table:table-cell>
          <table:table-cell table:formula="of:=[.B51]/[.J51]" office:value-type="float" office:value="1.60588235294118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260mm</text:p>
          </table:table-cell>
          <table:table-cell office:value-type="currency" office:currency="GHC" office:value="800" calcext:value-type="currency">
            <text:p>₵8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2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2]+[.B52]+([.E52]*8)" office:value-type="currency" office:currency="GHC" office:value="3237.5" calcext:value-type="currency">
            <text:p>₵3,237.50</text:p>
          </table:table-cell>
          <table:table-cell office:value-type="currency" office:currency="GHC" office:value="4.25" calcext:value-type="currency">
            <text:p>₵4.25</text:p>
          </table:table-cell>
          <table:table-cell table:formula="of:=[.G52]*2" office:value-type="currency" office:currency="GHC" office:value="8.5" calcext:value-type="currency">
            <text:p>₵8.50</text:p>
          </table:table-cell>
          <table:table-cell table:style-name="ce31" table:formula="of:=[.H52]*12" office:value-type="currency" office:currency="GHC" office:value="102" calcext:value-type="currency">
            <text:p>₵102.00</text:p>
          </table:table-cell>
          <table:table-cell table:style-name="ce34" table:formula="of:=[.I52]/0.21" office:value-type="currency" office:currency="GHC" office:value="485.714285714286" calcext:value-type="currency">
            <text:p>₵485.71</text:p>
          </table:table-cell>
          <table:table-cell table:formula="of:=[.F52]/[.I52]" office:value-type="float" office:value="31.7401960784314" calcext:value-type="float">
            <text:p>31.7</text:p>
          </table:table-cell>
          <table:table-cell table:formula="of:=[.B52]/[.I52]" office:value-type="float" office:value="7.84313725490196" calcext:value-type="float">
            <text:p>7.8</text:p>
          </table:table-cell>
          <table:table-cell table:formula="of:=[.F52]/[.J52]" office:value-type="float" office:value="6.66544117647059" calcext:value-type="float">
            <text:p>6.7</text:p>
          </table:table-cell>
          <table:table-cell table:formula="of:=[.B52]/[.J52]" office:value-type="float" office:value="1.64705882352941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280mm</text:p>
          </table:table-cell>
          <table:table-cell office:value-type="currency" office:currency="GHC" office:value="920" calcext:value-type="currency">
            <text:p>₵920.00</text:p>
          </table:table-cell>
          <table:table-cell table:formula="of:=[.C41]" office:value-type="currency" office:currency="GHC" office:value="75" calcext:value-type="currency">
            <text:p>₵75.00</text:p>
          </table:table-cell>
          <table:table-cell table:formula="of:=[.C53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3]+[.B53]+([.E53]*8)" office:value-type="currency" office:currency="GHC" office:value="3357.5" calcext:value-type="currency">
            <text:p>₵3,357.50</text:p>
          </table:table-cell>
          <table:table-cell office:value-type="currency" office:currency="GHC" office:value="4.25" calcext:value-type="currency">
            <text:p>₵4.25</text:p>
          </table:table-cell>
          <table:table-cell table:formula="of:=[.G53]*2" office:value-type="currency" office:currency="GHC" office:value="8.5" calcext:value-type="currency">
            <text:p>₵8.50</text:p>
          </table:table-cell>
          <table:table-cell table:style-name="ce31" table:formula="of:=[.H53]*12" office:value-type="currency" office:currency="GHC" office:value="102" calcext:value-type="currency">
            <text:p>₵102.00</text:p>
          </table:table-cell>
          <table:table-cell table:style-name="ce34" table:formula="of:=[.I53]/0.21" office:value-type="currency" office:currency="GHC" office:value="485.714285714286" calcext:value-type="currency">
            <text:p>₵485.71</text:p>
          </table:table-cell>
          <table:table-cell table:formula="of:=[.F53]/[.I53]" office:value-type="float" office:value="32.9166666666667" calcext:value-type="float">
            <text:p>32.9</text:p>
          </table:table-cell>
          <table:table-cell table:formula="of:=[.B53]/[.I53]" office:value-type="float" office:value="9.01960784313726" calcext:value-type="float">
            <text:p>9.0</text:p>
          </table:table-cell>
          <table:table-cell table:formula="of:=[.F53]/[.J53]" office:value-type="float" office:value="6.9125" calcext:value-type="float">
            <text:p>6.9</text:p>
          </table:table-cell>
          <table:table-cell table:formula="of:=[.B53]/[.J53]" office:value-type="float" office:value="1.89411764705882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torway</text:p>
          </table:table-cell>
          <table:table-cell office:value-type="currency" office:currency="GHC" office:value="1900" calcext:value-type="currency">
            <text:p>₵1,900.00</text:p>
          </table:table-cell>
          <table:table-cell table:formula="of:=[.C45]" office:value-type="currency" office:currency="GHC" office:value="75" calcext:value-type="currency">
            <text:p>₵75.00</text:p>
          </table:table-cell>
          <table:table-cell table:formula="of:=[.C54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4]+[.B54]+([.E54]*8)" office:value-type="currency" office:currency="GHC" office:value="4337.5" calcext:value-type="currency">
            <text:p>₵4,337.50</text:p>
          </table:table-cell>
          <table:table-cell office:value-type="currency" office:currency="GHC" office:value="6.25" calcext:value-type="currency">
            <text:p>₵6.25</text:p>
          </table:table-cell>
          <table:table-cell table:formula="of:=[.G54]*2" office:value-type="currency" office:currency="GHC" office:value="12.5" calcext:value-type="currency">
            <text:p>₵12.50</text:p>
          </table:table-cell>
          <table:table-cell table:style-name="ce31" table:formula="of:=[.H54]*12" office:value-type="currency" office:currency="GHC" office:value="150" calcext:value-type="currency">
            <text:p>₵150.00</text:p>
          </table:table-cell>
          <table:table-cell table:style-name="ce34" table:formula="of:=[.I54]/0.21" office:value-type="currency" office:currency="GHC" office:value="714.285714285714" calcext:value-type="currency">
            <text:p>₵714.29</text:p>
          </table:table-cell>
          <table:table-cell table:formula="of:=[.F54]/[.I54]" office:value-type="float" office:value="28.9166666666667" calcext:value-type="float">
            <text:p>28.9</text:p>
          </table:table-cell>
          <table:table-cell table:formula="of:=[.B54]/[.I54]" office:value-type="float" office:value="12.6666666666667" calcext:value-type="float">
            <text:p>12.7</text:p>
          </table:table-cell>
          <table:table-cell table:formula="of:=[.F54]/[.J54]" office:value-type="float" office:value="6.0725" calcext:value-type="float">
            <text:p>6.1</text:p>
          </table:table-cell>
          <table:table-cell table:formula="of:=[.B54]/[.J54]" office:value-type="float" office:value="2.66" calcext:value-type="float">
            <text:p>2.7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Canal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Tub boat</text:p>
          </table:table-cell>
          <table:table-cell office:value-type="currency" office:currency="GHC" office:value="90" calcext:value-type="currency">
            <text:p>₵90.00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56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6]+[.B56]+([.E56]*8)" office:value-type="currency" office:currency="GHC" office:value="4715" calcext:value-type="currency">
            <text:p>₵4,715.00</text:p>
          </table:table-cell>
          <table:table-cell office:value-type="currency" office:currency="GHC" office:value="0.75" calcext:value-type="currency">
            <text:p>₵0.75</text:p>
          </table:table-cell>
          <table:table-cell table:formula="of:=[.G56]*2" office:value-type="currency" office:currency="GHC" office:value="1.5" calcext:value-type="currency">
            <text:p>₵1.50</text:p>
          </table:table-cell>
          <table:table-cell table:style-name="ce31" table:formula="of:=[.H56]*12" office:value-type="currency" office:currency="GHC" office:value="18" calcext:value-type="currency">
            <text:p>₵18.00</text:p>
          </table:table-cell>
          <table:table-cell table:style-name="ce34" table:formula="of:=[.I56]/0.21" office:value-type="currency" office:currency="GHC" office:value="85.7142857142857" calcext:value-type="currency">
            <text:p>₵85.71</text:p>
          </table:table-cell>
          <table:table-cell table:formula="of:=[.F56]/[.I56]" office:value-type="float" office:value="261.944444444444" calcext:value-type="float">
            <text:p>261.9</text:p>
          </table:table-cell>
          <table:table-cell table:formula="of:=[.B56]/[.I56]" office:value-type="float" office:value="5" calcext:value-type="float">
            <text:p>5.0</text:p>
          </table:table-cell>
          <table:table-cell table:formula="of:=[.F56]/[.J56]" office:value-type="float" office:value="55.0083333333333" calcext:value-type="float">
            <text:p>55.0</text:p>
          </table:table-cell>
          <table:table-cell table:formula="of:=[.B56]/[.J56]" office:value-type="float" office:value="1.0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boat</text:p>
          </table:table-cell>
          <table:table-cell office:value-type="currency" office:currency="GHC" office:value="150" calcext:value-type="currency">
            <text:p>₵150.00</text:p>
          </table:table-cell>
          <table:table-cell table:formula="of:=[.C56]" office:value-type="currency" office:currency="GHC" office:value="250" calcext:value-type="currency">
            <text:p>₵250.00</text:p>
          </table:table-cell>
          <table:table-cell table:formula="of:=[.C57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7]+[.B57]+([.E57]*8)" office:value-type="currency" office:currency="GHC" office:value="4775" calcext:value-type="currency">
            <text:p>₵4,775.00</text:p>
          </table:table-cell>
          <table:table-cell office:value-type="currency" office:currency="GHC" office:value="1" calcext:value-type="currency">
            <text:p>₵1.00</text:p>
          </table:table-cell>
          <table:table-cell table:formula="of:=[.G57]*2" office:value-type="currency" office:currency="GHC" office:value="2" calcext:value-type="currency">
            <text:p>₵2.00</text:p>
          </table:table-cell>
          <table:table-cell table:style-name="ce31" table:formula="of:=[.H57]*12" office:value-type="currency" office:currency="GHC" office:value="24" calcext:value-type="currency">
            <text:p>₵24.00</text:p>
          </table:table-cell>
          <table:table-cell table:style-name="ce34" table:formula="of:=[.I57]/0.21" office:value-type="currency" office:currency="GHC" office:value="114.285714285714" calcext:value-type="currency">
            <text:p>₵114.29</text:p>
          </table:table-cell>
          <table:table-cell table:formula="of:=[.F57]/[.I57]" office:value-type="float" office:value="198.958333333333" calcext:value-type="float">
            <text:p>199.0</text:p>
          </table:table-cell>
          <table:table-cell table:formula="of:=[.B57]/[.I57]" office:value-type="float" office:value="6.25" calcext:value-type="float">
            <text:p>6.3</text:p>
          </table:table-cell>
          <table:table-cell table:formula="of:=[.F57]/[.J57]" office:value-type="float" office:value="41.78125" calcext:value-type="float">
            <text:p>41.8</text:p>
          </table:table-cell>
          <table:table-cell table:formula="of:=[.B57]/[.J57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rge</text:p>
          </table:table-cell>
          <table:table-cell office:value-type="currency" office:currency="GHC" office:value="300" calcext:value-type="currency">
            <text:p>₵300.00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58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8]+[.B58]+([.E58]*8)" office:value-type="currency" office:currency="GHC" office:value="4925" calcext:value-type="currency">
            <text:p>₵4,925.00</text:p>
          </table:table-cell>
          <table:table-cell office:value-type="currency" office:currency="GHC" office:value="2" calcext:value-type="currency">
            <text:p>₵2.00</text:p>
          </table:table-cell>
          <table:table-cell table:formula="of:=[.G58]*2" office:value-type="currency" office:currency="GHC" office:value="4" calcext:value-type="currency">
            <text:p>₵4.00</text:p>
          </table:table-cell>
          <table:table-cell table:style-name="ce31" table:formula="of:=[.H58]*12" office:value-type="currency" office:currency="GHC" office:value="48" calcext:value-type="currency">
            <text:p>₵48.00</text:p>
          </table:table-cell>
          <table:table-cell table:style-name="ce34" table:formula="of:=[.I58]/0.21" office:value-type="currency" office:currency="GHC" office:value="228.571428571429" calcext:value-type="currency">
            <text:p>₵228.57</text:p>
          </table:table-cell>
          <table:table-cell table:formula="of:=[.F58]/[.I58]" office:value-type="float" office:value="102.604166666667" calcext:value-type="float">
            <text:p>102.6</text:p>
          </table:table-cell>
          <table:table-cell table:formula="of:=[.B58]/[.I58]" office:value-type="float" office:value="6.25" calcext:value-type="float">
            <text:p>6.3</text:p>
          </table:table-cell>
          <table:table-cell table:formula="of:=[.F58]/[.J58]" office:value-type="float" office:value="21.546875" calcext:value-type="float">
            <text:p>21.5</text:p>
          </table:table-cell>
          <table:table-cell table:formula="of:=[.B58]/[.J58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rge (lined)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58]" office:value-type="currency" office:currency="GHC" office:value="250" calcext:value-type="currency">
            <text:p>₵250.00</text:p>
          </table:table-cell>
          <table:table-cell table:formula="of:=[.C59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9]+[.B59]+([.E59]*8)" office:value-type="currency" office:currency="GHC" office:value="5075" calcext:value-type="currency">
            <text:p>₵5,075.00</text:p>
          </table:table-cell>
          <table:table-cell office:value-type="currency" office:currency="GHC" office:value="1.5" calcext:value-type="currency">
            <text:p>₵1.50</text:p>
          </table:table-cell>
          <table:table-cell table:formula="of:=[.G59]*2" office:value-type="currency" office:currency="GHC" office:value="3" calcext:value-type="currency">
            <text:p>₵3.00</text:p>
          </table:table-cell>
          <table:table-cell table:style-name="ce31" table:formula="of:=[.H59]*12" office:value-type="currency" office:currency="GHC" office:value="36" calcext:value-type="currency">
            <text:p>₵36.00</text:p>
          </table:table-cell>
          <table:table-cell table:style-name="ce34" table:formula="of:=[.I59]/0.21" office:value-type="currency" office:currency="GHC" office:value="171.428571428571" calcext:value-type="currency">
            <text:p>₵171.43</text:p>
          </table:table-cell>
          <table:table-cell table:formula="of:=[.F59]/[.I59]" office:value-type="float" office:value="140.972222222222" calcext:value-type="float">
            <text:p>141.0</text:p>
          </table:table-cell>
          <table:table-cell table:formula="of:=[.B59]/[.I59]" office:value-type="float" office:value="12.5" calcext:value-type="float">
            <text:p>12.5</text:p>
          </table:table-cell>
          <table:table-cell table:formula="of:=[.F59]/[.J59]" office:value-type="float" office:value="29.6041666666667" calcext:value-type="float">
            <text:p>29.6</text:p>
          </table:table-cell>
          <table:table-cell table:formula="of:=[.B59]/[.J59]" office:value-type="float" office:value="2.625" calcext:value-type="float">
            <text:p>2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</text:p>
          </table:table-cell>
          <table:table-cell office:value-type="currency" office:currency="GHC" office:value="2400" calcext:value-type="currency">
            <text:p>₵2,400.00</text:p>
          </table:table-cell>
          <table:table-cell table:formula="of:=[.C59]" office:value-type="currency" office:currency="GHC" office:value="250" calcext:value-type="currency">
            <text:p>₵250.00</text:p>
          </table:table-cell>
          <table:table-cell table:formula="of:=[.C60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0]+[.B60]+([.E60]*8)" office:value-type="currency" office:currency="GHC" office:value="7025" calcext:value-type="currency">
            <text:p>₵7,025.00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G60]*2" office:value-type="currency" office:currency="GHC" office:value="5" calcext:value-type="currency">
            <text:p>₵5.00</text:p>
          </table:table-cell>
          <table:table-cell table:style-name="ce31" table:formula="of:=[.H60]*12" office:value-type="currency" office:currency="GHC" office:value="60" calcext:value-type="currency">
            <text:p>₵60.00</text:p>
          </table:table-cell>
          <table:table-cell table:style-name="ce34" table:formula="of:=[.I60]/0.21" office:value-type="currency" office:currency="GHC" office:value="285.714285714286" calcext:value-type="currency">
            <text:p>₵285.71</text:p>
          </table:table-cell>
          <table:table-cell table:formula="of:=[.F60]/[.I60]" office:value-type="float" office:value="117.083333333333" calcext:value-type="float">
            <text:p>117.1</text:p>
          </table:table-cell>
          <table:table-cell table:formula="of:=[.B60]/[.I60]" office:value-type="float" office:value="40" calcext:value-type="float">
            <text:p>40.0</text:p>
          </table:table-cell>
          <table:table-cell table:formula="of:=[.F60]/[.J60]" office:value-type="float" office:value="24.5875" calcext:value-type="float">
            <text:p>24.6</text:p>
          </table:table-cell>
          <table:table-cell table:formula="of:=[.B60]/[.J60]" office:value-type="float" office:value="8.4" calcext:value-type="float">
            <text:p>8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 (lined)</text:p>
          </table:table-cell>
          <table:table-cell office:value-type="currency" office:currency="GHC" office:value="3600" calcext:value-type="currency">
            <text:p>₵3,600.00</text:p>
          </table:table-cell>
          <table:table-cell table:formula="of:=[.C60]" office:value-type="currency" office:currency="GHC" office:value="250" calcext:value-type="currency">
            <text:p>₵250.00</text:p>
          </table:table-cell>
          <table:table-cell table:formula="of:=[.C61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1]+[.B61]+([.E61]*8)" office:value-type="currency" office:currency="GHC" office:value="8225" calcext:value-type="currency">
            <text:p>₵8,225.00</text:p>
          </table:table-cell>
          <table:table-cell office:value-type="currency" office:currency="GHC" office:value="1.9" calcext:value-type="currency">
            <text:p>₵1.90</text:p>
          </table:table-cell>
          <table:table-cell table:formula="of:=[.G61]*2" office:value-type="currency" office:currency="GHC" office:value="3.8" calcext:value-type="currency">
            <text:p>₵3.80</text:p>
          </table:table-cell>
          <table:table-cell table:style-name="ce31" table:formula="of:=[.H61]*12" office:value-type="currency" office:currency="GHC" office:value="45.6" calcext:value-type="currency">
            <text:p>₵45.60</text:p>
          </table:table-cell>
          <table:table-cell table:style-name="ce34" table:formula="of:=[.I61]/0.21" office:value-type="currency" office:currency="GHC" office:value="217.142857142857" calcext:value-type="currency">
            <text:p>₵217.14</text:p>
          </table:table-cell>
          <table:table-cell table:formula="of:=[.F61]/[.I61]" office:value-type="float" office:value="180.372807017544" calcext:value-type="float">
            <text:p>180.4</text:p>
          </table:table-cell>
          <table:table-cell table:formula="of:=[.B61]/[.I61]" office:value-type="float" office:value="78.9473684210526" calcext:value-type="float">
            <text:p>78.9</text:p>
          </table:table-cell>
          <table:table-cell table:formula="of:=[.F61]/[.J61]" office:value-type="float" office:value="37.8782894736842" calcext:value-type="float">
            <text:p>37.9</text:p>
          </table:table-cell>
          <table:table-cell table:formula="of:=[.B61]/[.J61]" office:value-type="float" office:value="16.5789473684211" calcext:value-type="float">
            <text:p>1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 (early)</text:p>
          </table:table-cell>
          <table:table-cell office:value-type="currency" office:currency="GHC" office:value="4800" calcext:value-type="currency">
            <text:p>₵4,800.00</text:p>
          </table:table-cell>
          <table:table-cell table:formula="of:=[.C61]" office:value-type="currency" office:currency="GHC" office:value="250" calcext:value-type="currency">
            <text:p>₵250.00</text:p>
          </table:table-cell>
          <table:table-cell table:formula="of:=[.C62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2]+[.B62]+([.E62]*8)" office:value-type="currency" office:currency="GHC" office:value="9425" calcext:value-type="currency">
            <text:p>₵9,425.00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G62]*2" office:value-type="currency" office:currency="GHC" office:value="5" calcext:value-type="currency">
            <text:p>₵5.00</text:p>
          </table:table-cell>
          <table:table-cell table:style-name="ce31" table:formula="of:=[.H62]*12" office:value-type="currency" office:currency="GHC" office:value="60" calcext:value-type="currency">
            <text:p>₵60.00</text:p>
          </table:table-cell>
          <table:table-cell table:style-name="ce34" table:formula="of:=[.I62]/0.21" office:value-type="currency" office:currency="GHC" office:value="285.714285714286" calcext:value-type="currency">
            <text:p>₵285.71</text:p>
          </table:table-cell>
          <table:table-cell table:formula="of:=[.F62]/[.I62]" office:value-type="float" office:value="157.083333333333" calcext:value-type="float">
            <text:p>157.1</text:p>
          </table:table-cell>
          <table:table-cell table:formula="of:=[.B62]/[.I62]" office:value-type="float" office:value="80" calcext:value-type="float">
            <text:p>80.0</text:p>
          </table:table-cell>
          <table:table-cell table:formula="of:=[.F62]/[.J62]" office:value-type="float" office:value="32.9875" calcext:value-type="float">
            <text:p>33.0</text:p>
          </table:table-cell>
          <table:table-cell table:formula="of:=[.B62]/[.J62]" office:value-type="float" office:value="16.8" calcext:value-type="float">
            <text:p>16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ship</text:p>
          </table:table-cell>
          <table:table-cell office:value-type="currency" office:currency="GHC" office:value="25000" calcext:value-type="currency">
            <text:p>₵25,000.00</text:p>
          </table:table-cell>
          <table:table-cell table:formula="of:=[.C62]" office:value-type="currency" office:currency="GHC" office:value="250" calcext:value-type="currency">
            <text:p>₵250.00</text:p>
          </table:table-cell>
          <table:table-cell table:formula="of:=[.C63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3]+[.B63]+([.E63]*8)" office:value-type="currency" office:currency="GHC" office:value="29625" calcext:value-type="currency">
            <text:p>₵29,625.00</text:p>
          </table:table-cell>
          <table:table-cell office:value-type="currency" office:currency="GHC" office:value="3" calcext:value-type="currency">
            <text:p>₵3.00</text:p>
          </table:table-cell>
          <table:table-cell table:formula="of:=[.G63]*2" office:value-type="currency" office:currency="GHC" office:value="6" calcext:value-type="currency">
            <text:p>₵6.00</text:p>
          </table:table-cell>
          <table:table-cell table:style-name="ce31" table:formula="of:=[.H63]*12" office:value-type="currency" office:currency="GHC" office:value="72" calcext:value-type="currency">
            <text:p>₵72.00</text:p>
          </table:table-cell>
          <table:table-cell table:style-name="ce34" table:formula="of:=[.I63]/0.21" office:value-type="currency" office:currency="GHC" office:value="342.857142857143" calcext:value-type="currency">
            <text:p>₵342.86</text:p>
          </table:table-cell>
          <table:table-cell table:formula="of:=[.F63]/[.I63]" office:value-type="float" office:value="411.458333333333" calcext:value-type="float">
            <text:p>411.5</text:p>
          </table:table-cell>
          <table:table-cell table:formula="of:=[.B63]/[.I63]" office:value-type="float" office:value="347.222222222222" calcext:value-type="float">
            <text:p>347.2</text:p>
          </table:table-cell>
          <table:table-cell table:formula="of:=[.F63]/[.J63]" office:value-type="float" office:value="86.40625" calcext:value-type="float">
            <text:p>86.4</text:p>
          </table:table-cell>
          <table:table-cell table:formula="of:=[.B63]/[.J63]" office:value-type="float" office:value="72.9166666666667" calcext:value-type="float">
            <text:p>72.9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aglev</text:p>
          </table:table-cell>
          <table:table-cell table:style-name="ce45" table:number-columns-repeated="7"/>
          <table:table-cell table:style-name="ce4"/>
          <table:table-cell table:style-name="ce49"/>
          <table:table-cell table:style-name="ce54" table:number-columns-repeated="4"/>
          <table:table-cell table:style-name="ce4" table:number-columns-repeated="1010"/>
        </table:table-row>
        <table:table-row table:style-name="ro2">
          <table:table-cell office:value-type="string" calcext:value-type="string">
            <text:p>Economical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20000" calcext:value-type="currency">
            <text:p>₵20,000.00</text:p>
          </table:table-cell>
          <table:table-cell table:formula="of:=[.C65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5]+[.B65]+([.E65]*8)" office:value-type="currency" office:currency="GHC" office:value="255500" calcext:value-type="currency">
            <text:p>₵255,500.00</text:p>
          </table:table-cell>
          <table:table-cell office:value-type="currency" office:currency="GHC" office:value="14" calcext:value-type="currency">
            <text:p>₵14.00</text:p>
          </table:table-cell>
          <table:table-cell table:formula="of:=[.G67]*2" office:value-type="currency" office:currency="GHC" office:value="46.5" calcext:value-type="currency">
            <text:p>₵46.50</text:p>
          </table:table-cell>
          <table:table-cell table:style-name="ce31" table:formula="of:=[.H65]*12" office:value-type="currency" office:currency="GHC" office:value="558" calcext:value-type="currency">
            <text:p>₵558.00</text:p>
          </table:table-cell>
          <table:table-cell table:style-name="ce34" table:formula="of:=[.I65]/0.21" office:value-type="currency" office:currency="GHC" office:value="2657.14285714286" calcext:value-type="currency">
            <text:p>₵2,657.14</text:p>
          </table:table-cell>
          <table:table-cell table:formula="of:=[.F65]/[.I65]" office:value-type="float" office:value="457.885304659498" calcext:value-type="float">
            <text:p>457.9</text:p>
          </table:table-cell>
          <table:table-cell table:formula="of:=[.B65]/[.I65]" office:value-type="float" office:value="7.16845878136201" calcext:value-type="float">
            <text:p>7.2</text:p>
          </table:table-cell>
          <table:table-cell table:formula="of:=[.F65]/[.J65]" office:value-type="float" office:value="96.1559139784946" calcext:value-type="float">
            <text:p>96.2</text:p>
          </table:table-cell>
          <table:table-cell table:formula="of:=[.B65]/[.J65]" office:value-type="float" office:value="1.50537634408602" calcext:value-type="float">
            <text:p>1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conomical elevated</text:p>
          </table:table-cell>
          <table:table-cell office:value-type="currency" office:currency="GHC" office:value="5800" calcext:value-type="currency">
            <text:p>₵5,800.00</text:p>
          </table:table-cell>
          <table:table-cell table:formula="of:=[.C65]" office:value-type="currency" office:currency="GHC" office:value="20000" calcext:value-type="currency">
            <text:p>₵20,000.00</text:p>
          </table:table-cell>
          <table:table-cell table:formula="of:=[.C66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6]+[.B66]+([.E66]*8)" office:value-type="currency" office:currency="GHC" office:value="257300" calcext:value-type="currency">
            <text:p>₵257,3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66]*2" office:value-type="currency" office:currency="GHC" office:value="36" calcext:value-type="currency">
            <text:p>₵36.00</text:p>
          </table:table-cell>
          <table:table-cell table:style-name="ce31" table:formula="of:=[.H66]*12" office:value-type="currency" office:currency="GHC" office:value="432" calcext:value-type="currency">
            <text:p>₵432.00</text:p>
          </table:table-cell>
          <table:table-cell table:style-name="ce34" table:formula="of:=[.I66]/0.21" office:value-type="currency" office:currency="GHC" office:value="2057.14285714286" calcext:value-type="currency">
            <text:p>₵2,057.14</text:p>
          </table:table-cell>
          <table:table-cell table:formula="of:=[.F66]/[.I66]" office:value-type="float" office:value="595.601851851852" calcext:value-type="float">
            <text:p>595.6</text:p>
          </table:table-cell>
          <table:table-cell table:formula="of:=[.B66]/[.I66]" office:value-type="float" office:value="13.4259259259259" calcext:value-type="float">
            <text:p>13.4</text:p>
          </table:table-cell>
          <table:table-cell table:formula="of:=[.F66]/[.J66]" office:value-type="float" office:value="125.076388888889" calcext:value-type="float">
            <text:p>125.1</text:p>
          </table:table-cell>
          <table:table-cell table:formula="of:=[.B66]/[.J66]" office:value-type="float" office:value="2.81944444444444" calcext:value-type="float">
            <text:p>2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ndard</text:p>
          </table:table-cell>
          <table:table-cell office:value-type="currency" office:currency="GHC" office:value="6000" calcext:value-type="currency">
            <text:p>₵6,000.00</text:p>
          </table:table-cell>
          <table:table-cell office:value-type="currency" office:currency="GHC" office:value="20000" calcext:value-type="currency">
            <text:p>₵20,000.00</text:p>
          </table:table-cell>
          <table:table-cell table:formula="of:=[.C67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7]+[.B67]+([.E67]*8)" office:value-type="currency" office:currency="GHC" office:value="257500" calcext:value-type="currency">
            <text:p>₵257,500.00</text:p>
          </table:table-cell>
          <table:table-cell office:value-type="currency" office:currency="GHC" office:value="23.25" calcext:value-type="currency">
            <text:p>₵23.25</text:p>
          </table:table-cell>
          <table:table-cell table:formula="of:=[.G67]*2" office:value-type="currency" office:currency="GHC" office:value="46.5" calcext:value-type="currency">
            <text:p>₵46.50</text:p>
          </table:table-cell>
          <table:table-cell table:style-name="ce31" table:formula="of:=[.H67]*12" office:value-type="currency" office:currency="GHC" office:value="558" calcext:value-type="currency">
            <text:p>₵558.00</text:p>
          </table:table-cell>
          <table:table-cell table:style-name="ce34" table:formula="of:=[.I67]/0.21" office:value-type="currency" office:currency="GHC" office:value="2657.14285714286" calcext:value-type="currency">
            <text:p>₵2,657.14</text:p>
          </table:table-cell>
          <table:table-cell table:formula="of:=[.F67]/[.I67]" office:value-type="float" office:value="461.469534050179" calcext:value-type="float">
            <text:p>461.5</text:p>
          </table:table-cell>
          <table:table-cell table:formula="of:=[.B67]/[.I67]" office:value-type="float" office:value="10.752688172043" calcext:value-type="float">
            <text:p>10.8</text:p>
          </table:table-cell>
          <table:table-cell table:formula="of:=[.F67]/[.J67]" office:value-type="float" office:value="96.9086021505376" calcext:value-type="float">
            <text:p>96.9</text:p>
          </table:table-cell>
          <table:table-cell table:formula="of:=[.B67]/[.J67]" office:value-type="float" office:value="2.25806451612903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ndard elevated</text:p>
          </table:table-cell>
          <table:table-cell office:value-type="currency" office:currency="GHC" office:value="8500" calcext:value-type="currency">
            <text:p>₵8,500.00</text:p>
          </table:table-cell>
          <table:table-cell table:formula="of:=[.C67]" office:value-type="currency" office:currency="GHC" office:value="20000" calcext:value-type="currency">
            <text:p>₵20,000.00</text:p>
          </table:table-cell>
          <table:table-cell table:formula="of:=[.C68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8]+[.B68]+([.E68]*8)" office:value-type="currency" office:currency="GHC" office:value="260000" calcext:value-type="currency">
            <text:p>₵260,0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68]*2" office:value-type="currency" office:currency="GHC" office:value="60" calcext:value-type="currency">
            <text:p>₵60.00</text:p>
          </table:table-cell>
          <table:table-cell table:style-name="ce31" table:formula="of:=[.H68]*12" office:value-type="currency" office:currency="GHC" office:value="720" calcext:value-type="currency">
            <text:p>₵720.00</text:p>
          </table:table-cell>
          <table:table-cell table:style-name="ce34" table:formula="of:=[.I68]/0.21" office:value-type="currency" office:currency="GHC" office:value="3428.57142857143" calcext:value-type="currency">
            <text:p>₵3,428.57</text:p>
          </table:table-cell>
          <table:table-cell table:formula="of:=[.F68]/[.I68]" office:value-type="float" office:value="361.111111111111" calcext:value-type="float">
            <text:p>361.1</text:p>
          </table:table-cell>
          <table:table-cell table:formula="of:=[.B68]/[.I68]" office:value-type="float" office:value="11.8055555555556" calcext:value-type="float">
            <text:p>11.8</text:p>
          </table:table-cell>
          <table:table-cell table:formula="of:=[.F68]/[.J68]" office:value-type="float" office:value="75.8333333333333" calcext:value-type="float">
            <text:p>75.8</text:p>
          </table:table-cell>
          <table:table-cell table:formula="of:=[.B68]/[.J68]" office:value-type="float" office:value="2.47916666666667" calcext:value-type="float">
            <text:p>2.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Air</text:p>
          </table:table-cell>
          <table:table-cell table:style-name="ce32" table:number-columns-repeated="8"/>
          <table:table-cell table:style-name="ce35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table:style-name="ce5" office:value-type="string" calcext:value-type="string">
            <text:p>Concrete runway</text:p>
          </table:table-cell>
          <table:table-cell office:value-type="currency" office:currency="GHC" office:value="3925" calcext:value-type="currency">
            <text:p>₵3,925.00</text:p>
          </table:table-cell>
          <table:table-cell office:value-type="currency" office:currency="GHC" office:value="225" calcext:value-type="currency">
            <text:p>₵225.00</text:p>
          </table:table-cell>
          <table:table-cell table:formula="of:=[.C70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0]+[.B70]+([.E70]*8)" office:value-type="currency" office:currency="GHC" office:value="8237.5" calcext:value-type="currency">
            <text:p>₵8,237.50</text:p>
          </table:table-cell>
          <table:table-cell office:value-type="currency" office:currency="GHC" office:value="19.5" calcext:value-type="currency">
            <text:p>₵19.50</text:p>
          </table:table-cell>
          <table:table-cell table:formula="of:=[.G70]*2" office:value-type="currency" office:currency="GHC" office:value="39" calcext:value-type="currency">
            <text:p>₵39.00</text:p>
          </table:table-cell>
          <table:table-cell table:style-name="ce31" table:formula="of:=[.H70]*12" office:value-type="currency" office:currency="GHC" office:value="468" calcext:value-type="currency">
            <text:p>₵468.00</text:p>
          </table:table-cell>
          <table:table-cell table:style-name="ce34" table:formula="of:=[.I70]/0.21" office:value-type="currency" office:currency="GHC" office:value="2228.57142857143" calcext:value-type="currency">
            <text:p>₵2,228.57</text:p>
          </table:table-cell>
          <table:table-cell table:formula="of:=[.F70]/[.I70]" office:value-type="float" office:value="17.6014957264957" calcext:value-type="float">
            <text:p>17.6</text:p>
          </table:table-cell>
          <table:table-cell table:formula="of:=[.B70]/[.I70]" office:value-type="float" office:value="8.38675213675214" calcext:value-type="float">
            <text:p>8.4</text:p>
          </table:table-cell>
          <table:table-cell table:formula="of:=[.F70]/[.J70]" office:value-type="float" office:value="3.6963141025641" calcext:value-type="float">
            <text:p>3.7</text:p>
          </table:table-cell>
          <table:table-cell table:formula="of:=[.B70]/[.J70]" office:value-type="float" office:value="1.76121794871795" calcext:value-type="float">
            <text:p>1.8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Concrete taxiway</text:p>
          </table:table-cell>
          <table:table-cell office:value-type="currency" office:currency="GHC" office:value="1757.5" calcext:value-type="currency">
            <text:p>₵1,757.50</text:p>
          </table:table-cell>
          <table:table-cell table:formula="of:=[.C70]" office:value-type="currency" office:currency="GHC" office:value="225" calcext:value-type="currency">
            <text:p>₵225.00</text:p>
          </table:table-cell>
          <table:table-cell table:formula="of:=[.C71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1]+[.B71]+([.E71]*8)" office:value-type="currency" office:currency="GHC" office:value="6070" calcext:value-type="currency">
            <text:p>₵6,070.00</text:p>
          </table:table-cell>
          <table:table-cell office:value-type="currency" office:currency="GHC" office:value="8" calcext:value-type="currency">
            <text:p>₵8.00</text:p>
          </table:table-cell>
          <table:table-cell table:formula="of:=[.G71]*2" office:value-type="currency" office:currency="GHC" office:value="16" calcext:value-type="currency">
            <text:p>₵16.00</text:p>
          </table:table-cell>
          <table:table-cell table:style-name="ce31" table:formula="of:=[.H71]*12" office:value-type="currency" office:currency="GHC" office:value="192" calcext:value-type="currency">
            <text:p>₵192.00</text:p>
          </table:table-cell>
          <table:table-cell table:style-name="ce34" table:formula="of:=[.I71]/0.21" office:value-type="currency" office:currency="GHC" office:value="914.285714285714" calcext:value-type="currency">
            <text:p>₵914.29</text:p>
          </table:table-cell>
          <table:table-cell table:formula="of:=[.F71]/[.I71]" office:value-type="float" office:value="31.6145833333333" calcext:value-type="float">
            <text:p>31.6</text:p>
          </table:table-cell>
          <table:table-cell table:formula="of:=[.B71]/[.I71]" office:value-type="float" office:value="9.15364583333333" calcext:value-type="float">
            <text:p>9.2</text:p>
          </table:table-cell>
          <table:table-cell table:formula="of:=[.F71]/[.J71]" office:value-type="float" office:value="6.6390625" calcext:value-type="float">
            <text:p>6.6</text:p>
          </table:table-cell>
          <table:table-cell table:formula="of:=[.B71]/[.J71]" office:value-type="float" office:value="1.922265625" calcext:value-type="float">
            <text:p>1.9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Asphalt runway</text:p>
          </table:table-cell>
          <table:table-cell office:value-type="currency" office:currency="GHC" office:value="1825" calcext:value-type="currency">
            <text:p>₵1,825.00</text:p>
          </table:table-cell>
          <table:table-cell table:formula="of:=[.C71]" office:value-type="currency" office:currency="GHC" office:value="225" calcext:value-type="currency">
            <text:p>₵225.00</text:p>
          </table:table-cell>
          <table:table-cell table:formula="of:=[.C72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2]+[.B72]+([.E72]*8)" office:value-type="currency" office:currency="GHC" office:value="6137.5" calcext:value-type="currency">
            <text:p>₵6,137.50</text:p>
          </table:table-cell>
          <table:table-cell office:value-type="currency" office:currency="GHC" office:value="10.63" calcext:value-type="currency">
            <text:p>₵10.63</text:p>
          </table:table-cell>
          <table:table-cell table:formula="of:=[.G72]*2" office:value-type="currency" office:currency="GHC" office:value="21.26" calcext:value-type="currency">
            <text:p>₵21.26</text:p>
          </table:table-cell>
          <table:table-cell table:style-name="ce31" table:formula="of:=[.H72]*12" office:value-type="currency" office:currency="GHC" office:value="255.12" calcext:value-type="currency">
            <text:p>₵255.12</text:p>
          </table:table-cell>
          <table:table-cell table:style-name="ce34" table:formula="of:=[.I72]/0.21" office:value-type="currency" office:currency="GHC" office:value="1214.85714285714" calcext:value-type="currency">
            <text:p>₵1,214.86</text:p>
          </table:table-cell>
          <table:table-cell table:formula="of:=[.F72]/[.I72]" office:value-type="float" office:value="24.0573063656319" calcext:value-type="float">
            <text:p>24.1</text:p>
          </table:table-cell>
          <table:table-cell table:formula="of:=[.B72]/[.I72]" office:value-type="float" office:value="7.15349639385387" calcext:value-type="float">
            <text:p>7.2</text:p>
          </table:table-cell>
          <table:table-cell table:formula="of:=[.F72]/[.J72]" office:value-type="float" office:value="5.05203433678269" calcext:value-type="float">
            <text:p>5.1</text:p>
          </table:table-cell>
          <table:table-cell table:formula="of:=[.B72]/[.J72]" office:value-type="float" office:value="1.50223424270931" calcext:value-type="float">
            <text:p>1.5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Asphalt taxiway</text:p>
          </table:table-cell>
          <table:table-cell office:value-type="currency" office:currency="GHC" office:value="1095" calcext:value-type="currency">
            <text:p>₵1,095.00</text:p>
          </table:table-cell>
          <table:table-cell table:formula="of:=[.C70]" office:value-type="currency" office:currency="GHC" office:value="225" calcext:value-type="currency">
            <text:p>₵225.00</text:p>
          </table:table-cell>
          <table:table-cell table:formula="of:=[.C73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3]+[.B73]+([.E73]*8)" office:value-type="currency" office:currency="GHC" office:value="5407.5" calcext:value-type="currency">
            <text:p>₵5,407.50</text:p>
          </table:table-cell>
          <table:table-cell office:value-type="currency" office:currency="GHC" office:value="6.38" calcext:value-type="currency">
            <text:p>₵6.38</text:p>
          </table:table-cell>
          <table:table-cell table:formula="of:=[.G73]*2" office:value-type="currency" office:currency="GHC" office:value="12.76" calcext:value-type="currency">
            <text:p>₵12.76</text:p>
          </table:table-cell>
          <table:table-cell table:style-name="ce31" table:formula="of:=[.H73]*12" office:value-type="currency" office:currency="GHC" office:value="153.12" calcext:value-type="currency">
            <text:p>₵153.12</text:p>
          </table:table-cell>
          <table:table-cell table:style-name="ce34" table:formula="of:=[.I73]/0.21" office:value-type="currency" office:currency="GHC" office:value="729.142857142857" calcext:value-type="currency">
            <text:p>₵729.14</text:p>
          </table:table-cell>
          <table:table-cell table:formula="of:=[.F73]/[.I73]" office:value-type="float" office:value="35.3154388714734" calcext:value-type="float">
            <text:p>35.3</text:p>
          </table:table-cell>
          <table:table-cell table:formula="of:=[.B73]/[.I73]" office:value-type="float" office:value="7.1512539184953" calcext:value-type="float">
            <text:p>7.2</text:p>
          </table:table-cell>
          <table:table-cell table:formula="of:=[.F73]/[.J73]" office:value-type="float" office:value="7.4162421630094" calcext:value-type="float">
            <text:p>7.4</text:p>
          </table:table-cell>
          <table:table-cell table:formula="of:=[.B73]/[.J73]" office:value-type="float" office:value="1.50176332288401" calcext:value-type="float">
            <text:p>1.5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Tarmac taxiway</text:p>
          </table:table-cell>
          <table:table-cell office:value-type="currency" office:currency="GHC" office:value="39" calcext:value-type="currency">
            <text:p>₵39.00</text:p>
          </table:table-cell>
          <table:table-cell table:formula="of:=[.C71]" office:value-type="currency" office:currency="GHC" office:value="225" calcext:value-type="currency">
            <text:p>₵225.00</text:p>
          </table:table-cell>
          <table:table-cell table:formula="of:=[.C74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4]+[.B74]+([.E74]*8)" office:value-type="currency" office:currency="GHC" office:value="4351.5" calcext:value-type="currency">
            <text:p>₵4,351.50</text:p>
          </table:table-cell>
          <table:table-cell office:value-type="currency" office:currency="GHC" office:value="0.33" calcext:value-type="currency">
            <text:p>₵0.33</text:p>
          </table:table-cell>
          <table:table-cell table:formula="of:=[.G74]*2" office:value-type="currency" office:currency="GHC" office:value="0.66" calcext:value-type="currency">
            <text:p>₵0.66</text:p>
          </table:table-cell>
          <table:table-cell table:style-name="ce31" table:formula="of:=[.H74]*12" office:value-type="currency" office:currency="GHC" office:value="7.92" calcext:value-type="currency">
            <text:p>₵7.92</text:p>
          </table:table-cell>
          <table:table-cell table:style-name="ce34" table:formula="of:=[.I74]/0.21" office:value-type="currency" office:currency="GHC" office:value="37.7142857142857" calcext:value-type="currency">
            <text:p>₵37.71</text:p>
          </table:table-cell>
          <table:table-cell table:formula="of:=[.F74]/[.I74]" office:value-type="float" office:value="549.431818181818" calcext:value-type="float">
            <text:p>549.4</text:p>
          </table:table-cell>
          <table:table-cell table:formula="of:=[.B74]/[.I74]" office:value-type="float" office:value="4.92424242424242" calcext:value-type="float">
            <text:p>4.9</text:p>
          </table:table-cell>
          <table:table-cell table:formula="of:=[.F74]/[.J74]" office:value-type="float" office:value="115.380681818182" calcext:value-type="float">
            <text:p>115.4</text:p>
          </table:table-cell>
          <table:table-cell table:formula="of:=[.B74]/[.J74]" office:value-type="float" office:value="1.03409090909091" calcext:value-type="float">
            <text:p>1.0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Tarmac runway</text:p>
          </table:table-cell>
          <table:table-cell office:value-type="currency" office:currency="GHC" office:value="65" calcext:value-type="currency">
            <text:p>₵65.00</text:p>
          </table:table-cell>
          <table:table-cell table:formula="of:=[.C72]" office:value-type="currency" office:currency="GHC" office:value="225" calcext:value-type="currency">
            <text:p>₵225.00</text:p>
          </table:table-cell>
          <table:table-cell table:formula="of:=[.C75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5]+[.B75]+([.E75]*8)" office:value-type="currency" office:currency="GHC" office:value="4377.5" calcext:value-type="currency">
            <text:p>₵4,377.50</text:p>
          </table:table-cell>
          <table:table-cell office:value-type="currency" office:currency="GHC" office:value="0.55" calcext:value-type="currency">
            <text:p>₵0.55</text:p>
          </table:table-cell>
          <table:table-cell table:formula="of:=[.G75]*2" office:value-type="currency" office:currency="GHC" office:value="1.1" calcext:value-type="currency">
            <text:p>₵1.10</text:p>
          </table:table-cell>
          <table:table-cell table:style-name="ce31" table:formula="of:=[.H75]*12" office:value-type="currency" office:currency="GHC" office:value="13.2" calcext:value-type="currency">
            <text:p>₵13.20</text:p>
          </table:table-cell>
          <table:table-cell table:style-name="ce34" table:formula="of:=[.I75]/0.21" office:value-type="currency" office:currency="GHC" office:value="62.8571428571429" calcext:value-type="currency">
            <text:p>₵62.86</text:p>
          </table:table-cell>
          <table:table-cell table:formula="of:=[.F75]/[.I75]" office:value-type="float" office:value="331.628787878788" calcext:value-type="float">
            <text:p>331.6</text:p>
          </table:table-cell>
          <table:table-cell table:formula="of:=[.B75]/[.I75]" office:value-type="float" office:value="4.92424242424242" calcext:value-type="float">
            <text:p>4.9</text:p>
          </table:table-cell>
          <table:table-cell table:formula="of:=[.F75]/[.J75]" office:value-type="float" office:value="69.6420454545455" calcext:value-type="float">
            <text:p>69.6</text:p>
          </table:table-cell>
          <table:table-cell table:formula="of:=[.B75]/[.J75]" office:value-type="float" office:value="1.03409090909091" calcext:value-type="float">
            <text:p>1.0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Grass taxiway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C72]" office:value-type="currency" office:currency="GHC" office:value="225" calcext:value-type="currency">
            <text:p>₵225.00</text:p>
          </table:table-cell>
          <table:table-cell table:formula="of:=[.C76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6]+[.B76]+([.E76]*8)" office:value-type="currency" office:currency="GHC" office:value="4342.5" calcext:value-type="currency">
            <text:p>₵4,342.50</text:p>
          </table:table-cell>
          <table:table-cell office:value-type="currency" office:currency="GHC" office:value="0.15" calcext:value-type="currency">
            <text:p>₵0.15</text:p>
          </table:table-cell>
          <table:table-cell table:formula="of:=[.G76]*2" office:value-type="currency" office:currency="GHC" office:value="0.3" calcext:value-type="currency">
            <text:p>₵0.30</text:p>
          </table:table-cell>
          <table:table-cell table:style-name="ce31" table:formula="of:=[.H76]*12" office:value-type="currency" office:currency="GHC" office:value="3.6" calcext:value-type="currency">
            <text:p>₵3.60</text:p>
          </table:table-cell>
          <table:table-cell table:style-name="ce34" table:formula="of:=[.I76]/0.21" office:value-type="currency" office:currency="GHC" office:value="17.1428571428571" calcext:value-type="currency">
            <text:p>₵17.14</text:p>
          </table:table-cell>
          <table:table-cell table:formula="of:=[.F76]/[.I76]" office:value-type="float" office:value="1206.25" calcext:value-type="float">
            <text:p>1206.3</text:p>
          </table:table-cell>
          <table:table-cell table:formula="of:=[.B76]/[.I76]" office:value-type="float" office:value="8.33333333333333" calcext:value-type="float">
            <text:p>8.3</text:p>
          </table:table-cell>
          <table:table-cell table:formula="of:=[.F76]/[.J76]" office:value-type="float" office:value="253.3125" calcext:value-type="float">
            <text:p>253.3</text:p>
          </table:table-cell>
          <table:table-cell table:formula="of:=[.B76]/[.J76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Grass runway</text:p>
          </table:table-cell>
          <table:table-cell office:value-type="currency" office:currency="GHC" office:value="50" calcext:value-type="currency">
            <text:p>₵50.00</text:p>
          </table:table-cell>
          <table:table-cell table:formula="of:=[.C76]" office:value-type="currency" office:currency="GHC" office:value="225" calcext:value-type="currency">
            <text:p>₵225.00</text:p>
          </table:table-cell>
          <table:table-cell table:formula="of:=[.C77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7]+[.B77]+([.E77]*8)" office:value-type="currency" office:currency="GHC" office:value="4362.5" calcext:value-type="currency">
            <text:p>₵4,362.50</text:p>
          </table:table-cell>
          <table:table-cell office:value-type="currency" office:currency="GHC" office:value="0.25" calcext:value-type="currency">
            <text:p>₵0.25</text:p>
          </table:table-cell>
          <table:table-cell table:formula="of:=[.G77]*2" office:value-type="currency" office:currency="GHC" office:value="0.5" calcext:value-type="currency">
            <text:p>₵0.50</text:p>
          </table:table-cell>
          <table:table-cell table:style-name="ce31" table:formula="of:=[.H77]*12" office:value-type="currency" office:currency="GHC" office:value="6" calcext:value-type="currency">
            <text:p>₵6.00</text:p>
          </table:table-cell>
          <table:table-cell table:style-name="ce34" table:formula="of:=[.I77]/0.21" office:value-type="currency" office:currency="GHC" office:value="28.5714285714286" calcext:value-type="currency">
            <text:p>₵28.57</text:p>
          </table:table-cell>
          <table:table-cell table:formula="of:=[.F77]/[.I77]" office:value-type="float" office:value="727.083333333333" calcext:value-type="float">
            <text:p>727.1</text:p>
          </table:table-cell>
          <table:table-cell table:formula="of:=[.B77]/[.I77]" office:value-type="float" office:value="8.33333333333333" calcext:value-type="float">
            <text:p>8.3</text:p>
          </table:table-cell>
          <table:table-cell table:formula="of:=[.F77]/[.J77]" office:value-type="float" office:value="152.6875" calcext:value-type="float">
            <text:p>152.7</text:p>
          </table:table-cell>
          <table:table-cell table:formula="of:=[.B77]/[.J77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unnel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Stone (rail)</text:p>
          </table:table-cell>
          <table:table-cell office:value-type="currency" office:currency="GHC" office:value="22000" calcext:value-type="currency">
            <text:p>₵2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79]*12.5" office:value-type="currency" office:currency="GHC" office:value="0" calcext:value-type="currency">
            <text:p>₵0.00</text:p>
          </table:table-cell>
          <table:table-cell/>
          <table:table-cell table:formula="of:=[.D79]+[.B79]+([.E79]*8)" office:value-type="currency" office:currency="GHC" office:value="22000" calcext:value-type="currency">
            <text:p>₵22,0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79]*2" office:value-type="currency" office:currency="GHC" office:value="60" calcext:value-type="currency">
            <text:p>₵60.00</text:p>
          </table:table-cell>
          <table:table-cell table:style-name="ce31" table:formula="of:=[.H79]*12" office:value-type="currency" office:currency="GHC" office:value="720" calcext:value-type="currency">
            <text:p>₵720.00</text:p>
          </table:table-cell>
          <table:table-cell table:style-name="ce34" table:formula="of:=[.I79]/0.21" office:value-type="currency" office:currency="GHC" office:value="3428.57142857143" calcext:value-type="currency">
            <text:p>₵3,428.57</text:p>
          </table:table-cell>
          <table:table-cell table:formula="of:=[.F79]/[.I79]" office:value-type="float" office:value="30.5555555555556" calcext:value-type="float">
            <text:p>30.6</text:p>
          </table:table-cell>
          <table:table-cell table:formula="of:=[.B79]/[.I79]" office:value-type="float" office:value="30.5555555555556" calcext:value-type="float">
            <text:p>30.6</text:p>
          </table:table-cell>
          <table:table-cell table:formula="of:=[.F79]/[.J79]" office:value-type="float" office:value="6.41666666666667" calcext:value-type="float">
            <text:p>6.4</text:p>
          </table:table-cell>
          <table:table-cell table:formula="of:=[.B79]/[.J79]" office:value-type="float" office:value="6.41666666666667" calcext:value-type="float">
            <text:p>6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rail)</text:p>
          </table:table-cell>
          <table:table-cell office:value-type="currency" office:currency="GHC" office:value="27000" calcext:value-type="currency">
            <text:p>₵27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0]*12.5" office:value-type="currency" office:currency="GHC" office:value="0" calcext:value-type="currency">
            <text:p>₵0.00</text:p>
          </table:table-cell>
          <table:table-cell/>
          <table:table-cell table:formula="of:=[.D80]+[.B80]+([.E80]*8)" office:value-type="currency" office:currency="GHC" office:value="27000" calcext:value-type="currency">
            <text:p>₵27,000.00</text:p>
          </table:table-cell>
          <table:table-cell office:value-type="currency" office:currency="GHC" office:value="44" calcext:value-type="currency">
            <text:p>₵44.00</text:p>
          </table:table-cell>
          <table:table-cell table:formula="of:=[.G80]*2" office:value-type="currency" office:currency="GHC" office:value="88" calcext:value-type="currency">
            <text:p>₵88.00</text:p>
          </table:table-cell>
          <table:table-cell table:style-name="ce31" table:formula="of:=[.H80]*12" office:value-type="currency" office:currency="GHC" office:value="1056" calcext:value-type="currency">
            <text:p>₵1,056.00</text:p>
          </table:table-cell>
          <table:table-cell table:style-name="ce34" table:formula="of:=[.I80]/0.21" office:value-type="currency" office:currency="GHC" office:value="5028.57142857143" calcext:value-type="currency">
            <text:p>₵5,028.57</text:p>
          </table:table-cell>
          <table:table-cell table:formula="of:=[.F80]/[.I80]" office:value-type="float" office:value="25.5681818181818" calcext:value-type="float">
            <text:p>25.6</text:p>
          </table:table-cell>
          <table:table-cell table:formula="of:=[.B80]/[.I80]" office:value-type="float" office:value="25.5681818181818" calcext:value-type="float">
            <text:p>25.6</text:p>
          </table:table-cell>
          <table:table-cell table:formula="of:=[.F80]/[.J80]" office:value-type="float" office:value="5.36931818181818" calcext:value-type="float">
            <text:p>5.4</text:p>
          </table:table-cell>
          <table:table-cell table:formula="of:=[.B80]/[.J80]" office:value-type="float" office:value="5.36931818181818" calcext:value-type="float">
            <text:p>5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and brick (rail)</text:p>
          </table:table-cell>
          <table:table-cell office:value-type="currency" office:currency="GHC" office:value="22500" calcext:value-type="currency">
            <text:p>₵22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1]*12.5" office:value-type="currency" office:currency="GHC" office:value="0" calcext:value-type="currency">
            <text:p>₵0.00</text:p>
          </table:table-cell>
          <table:table-cell/>
          <table:table-cell table:formula="of:=[.D81]+[.B81]+([.E81]*8)" office:value-type="currency" office:currency="GHC" office:value="22500" calcext:value-type="currency">
            <text:p>₵22,500.00</text:p>
          </table:table-cell>
          <table:table-cell office:value-type="currency" office:currency="GHC" office:value="52.5" calcext:value-type="currency">
            <text:p>₵52.50</text:p>
          </table:table-cell>
          <table:table-cell table:formula="of:=[.G81]*2" office:value-type="currency" office:currency="GHC" office:value="105" calcext:value-type="currency">
            <text:p>₵105.00</text:p>
          </table:table-cell>
          <table:table-cell table:style-name="ce31" table:formula="of:=[.H81]*12" office:value-type="currency" office:currency="GHC" office:value="1260" calcext:value-type="currency">
            <text:p>₵1,260.00</text:p>
          </table:table-cell>
          <table:table-cell table:style-name="ce34" table:formula="of:=[.I81]/0.21" office:value-type="currency" office:currency="GHC" office:value="6000" calcext:value-type="currency">
            <text:p>₵6,000.00</text:p>
          </table:table-cell>
          <table:table-cell table:formula="of:=[.F81]/[.I81]" office:value-type="float" office:value="17.8571428571429" calcext:value-type="float">
            <text:p>17.9</text:p>
          </table:table-cell>
          <table:table-cell table:formula="of:=[.B81]/[.I81]" office:value-type="float" office:value="17.8571428571429" calcext:value-type="float">
            <text:p>17.9</text:p>
          </table:table-cell>
          <table:table-cell table:formula="of:=[.F81]/[.J81]" office:value-type="float" office:value="3.75" calcext:value-type="float">
            <text:p>3.8</text:p>
          </table:table-cell>
          <table:table-cell table:formula="of:=[.B81]/[.J81]" office:value-type="float" office:value="3.75" calcext:value-type="float">
            <text:p>3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rail)</text:p>
          </table:table-cell>
          <table:table-cell office:value-type="currency" office:currency="GHC" office:value="30000" calcext:value-type="currency">
            <text:p>₵3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2]*12.5" office:value-type="currency" office:currency="GHC" office:value="0" calcext:value-type="currency">
            <text:p>₵0.00</text:p>
          </table:table-cell>
          <table:table-cell/>
          <table:table-cell table:formula="of:=[.D82]+[.B82]+([.E82]*8)" office:value-type="currency" office:currency="GHC" office:value="30000" calcext:value-type="currency">
            <text:p>₵30,000.00</text:p>
          </table:table-cell>
          <table:table-cell office:value-type="currency" office:currency="GHC" office:value="40" calcext:value-type="currency">
            <text:p>₵40.00</text:p>
          </table:table-cell>
          <table:table-cell table:formula="of:=[.G82]*2" office:value-type="currency" office:currency="GHC" office:value="80" calcext:value-type="currency">
            <text:p>₵80.00</text:p>
          </table:table-cell>
          <table:table-cell table:style-name="ce31" table:formula="of:=[.H82]*12" office:value-type="currency" office:currency="GHC" office:value="960" calcext:value-type="currency">
            <text:p>₵960.00</text:p>
          </table:table-cell>
          <table:table-cell table:style-name="ce34" table:formula="of:=[.I82]/0.21" office:value-type="currency" office:currency="GHC" office:value="4571.42857142857" calcext:value-type="currency">
            <text:p>₵4,571.43</text:p>
          </table:table-cell>
          <table:table-cell table:formula="of:=[.F82]/[.I82]" office:value-type="float" office:value="31.25" calcext:value-type="float">
            <text:p>31.3</text:p>
          </table:table-cell>
          <table:table-cell table:formula="of:=[.B82]/[.I82]" office:value-type="float" office:value="31.25" calcext:value-type="float">
            <text:p>31.3</text:p>
          </table:table-cell>
          <table:table-cell table:formula="of:=[.F82]/[.J82]" office:value-type="float" office:value="6.5625" calcext:value-type="float">
            <text:p>6.6</text:p>
          </table:table-cell>
          <table:table-cell table:formula="of:=[.B82]/[.J82]" office:value-type="float" office:value="6.5625" calcext:value-type="float">
            <text:p>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light rail)</text:p>
          </table:table-cell>
          <table:table-cell office:value-type="currency" office:currency="GHC" office:value="20000" calcext:value-type="currency">
            <text:p>₵2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3]*12.5" office:value-type="currency" office:currency="GHC" office:value="0" calcext:value-type="currency">
            <text:p>₵0.00</text:p>
          </table:table-cell>
          <table:table-cell/>
          <table:table-cell table:formula="of:=[.D83]+[.B83]+([.E83]*8)" office:value-type="currency" office:currency="GHC" office:value="20000" calcext:value-type="currency">
            <text:p>₵20,000.00</text:p>
          </table:table-cell>
          <table:table-cell office:value-type="currency" office:currency="GHC" office:value="25" calcext:value-type="currency">
            <text:p>₵25.00</text:p>
          </table:table-cell>
          <table:table-cell table:formula="of:=[.G83]*2" office:value-type="currency" office:currency="GHC" office:value="50" calcext:value-type="currency">
            <text:p>₵50.00</text:p>
          </table:table-cell>
          <table:table-cell table:style-name="ce31" table:formula="of:=[.H83]*12" office:value-type="currency" office:currency="GHC" office:value="600" calcext:value-type="currency">
            <text:p>₵600.00</text:p>
          </table:table-cell>
          <table:table-cell table:style-name="ce34" table:formula="of:=[.I83]/0.21" office:value-type="currency" office:currency="GHC" office:value="2857.14285714286" calcext:value-type="currency">
            <text:p>₵2,857.14</text:p>
          </table:table-cell>
          <table:table-cell table:formula="of:=[.F83]/[.I83]" office:value-type="float" office:value="33.3333333333333" calcext:value-type="float">
            <text:p>33.3</text:p>
          </table:table-cell>
          <table:table-cell table:formula="of:=[.B83]/[.I83]" office:value-type="float" office:value="33.3333333333333" calcext:value-type="float">
            <text:p>33.3</text:p>
          </table:table-cell>
          <table:table-cell table:formula="of:=[.F83]/[.J83]" office:value-type="float" office:value="7" calcext:value-type="float">
            <text:p>7.0</text:p>
          </table:table-cell>
          <table:table-cell table:formula="of:=[.B83]/[.J83]" office:value-type="float" office:value="7" calcext:value-type="float">
            <text:p>7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hannel tunnel (rail)</text:p>
          </table:table-cell>
          <table:table-cell office:value-type="currency" office:currency="GHC" office:value="32000" calcext:value-type="currency">
            <text:p>₵3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4]*12.5" office:value-type="currency" office:currency="GHC" office:value="0" calcext:value-type="currency">
            <text:p>₵0.00</text:p>
          </table:table-cell>
          <table:table-cell/>
          <table:table-cell table:formula="of:=[.D84]+[.B84]+([.E84]*8)" office:value-type="currency" office:currency="GHC" office:value="32000" calcext:value-type="currency">
            <text:p>₵32,000.00</text:p>
          </table:table-cell>
          <table:table-cell office:value-type="currency" office:currency="GHC" office:value="50" calcext:value-type="currency">
            <text:p>₵50.00</text:p>
          </table:table-cell>
          <table:table-cell table:formula="of:=[.G84]*2" office:value-type="currency" office:currency="GHC" office:value="100" calcext:value-type="currency">
            <text:p>₵100.00</text:p>
          </table:table-cell>
          <table:table-cell table:style-name="ce31" table:formula="of:=[.H84]*12" office:value-type="currency" office:currency="GHC" office:value="1200" calcext:value-type="currency">
            <text:p>₵1,200.00</text:p>
          </table:table-cell>
          <table:table-cell table:style-name="ce34" table:formula="of:=[.I84]/0.21" office:value-type="currency" office:currency="GHC" office:value="5714.28571428571" calcext:value-type="currency">
            <text:p>₵5,714.29</text:p>
          </table:table-cell>
          <table:table-cell table:formula="of:=[.F84]/[.I84]" office:value-type="float" office:value="26.6666666666667" calcext:value-type="float">
            <text:p>26.7</text:p>
          </table:table-cell>
          <table:table-cell table:formula="of:=[.B84]/[.I84]" office:value-type="float" office:value="26.6666666666667" calcext:value-type="float">
            <text:p>26.7</text:p>
          </table:table-cell>
          <table:table-cell table:formula="of:=[.F84]/[.J84]" office:value-type="float" office:value="5.6" calcext:value-type="float">
            <text:p>5.6</text:p>
          </table:table-cell>
          <table:table-cell table:formula="of:=[.B84]/[.J84]" office:value-type="float" office:value="5.6" calcext:value-type="float">
            <text:p>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igh speed (rail)</text:p>
          </table:table-cell>
          <table:table-cell office:value-type="currency" office:currency="GHC" office:value="44000" calcext:value-type="currency">
            <text:p>₵4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5]*12.5" office:value-type="currency" office:currency="GHC" office:value="0" calcext:value-type="currency">
            <text:p>₵0.00</text:p>
          </table:table-cell>
          <table:table-cell/>
          <table:table-cell table:formula="of:=[.D85]+[.B85]+([.E85]*8)" office:value-type="currency" office:currency="GHC" office:value="44000" calcext:value-type="currency">
            <text:p>₵44,000.00</text:p>
          </table:table-cell>
          <table:table-cell office:value-type="currency" office:currency="GHC" office:value="70" calcext:value-type="currency">
            <text:p>₵70.00</text:p>
          </table:table-cell>
          <table:table-cell table:formula="of:=[.G85]*2" office:value-type="currency" office:currency="GHC" office:value="140" calcext:value-type="currency">
            <text:p>₵140.00</text:p>
          </table:table-cell>
          <table:table-cell table:style-name="ce31" table:formula="of:=[.H85]*12" office:value-type="currency" office:currency="GHC" office:value="1680" calcext:value-type="currency">
            <text:p>₵1,680.00</text:p>
          </table:table-cell>
          <table:table-cell table:style-name="ce34" table:formula="of:=[.I85]/0.21" office:value-type="currency" office:currency="GHC" office:value="8000" calcext:value-type="currency">
            <text:p>₵8,000.00</text:p>
          </table:table-cell>
          <table:table-cell table:formula="of:=[.F85]/[.I85]" office:value-type="float" office:value="26.1904761904762" calcext:value-type="float">
            <text:p>26.2</text:p>
          </table:table-cell>
          <table:table-cell table:formula="of:=[.B85]/[.I85]" office:value-type="float" office:value="26.1904761904762" calcext:value-type="float">
            <text:p>26.2</text:p>
          </table:table-cell>
          <table:table-cell table:formula="of:=[.F85]/[.J85]" office:value-type="float" office:value="5.5" calcext:value-type="float">
            <text:p>5.5</text:p>
          </table:table-cell>
          <table:table-cell table:formula="of:=[.B85]/[.J85]" office:value-type="float" office:value="5.5" calcext:value-type="float">
            <text:p>5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narrow gauge)</text:p>
          </table:table-cell>
          <table:table-cell office:value-type="currency" office:currency="GHC" office:value="15000" calcext:value-type="currency">
            <text:p>₵15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6]*12.5" office:value-type="currency" office:currency="GHC" office:value="0" calcext:value-type="currency">
            <text:p>₵0.00</text:p>
          </table:table-cell>
          <table:table-cell/>
          <table:table-cell table:formula="of:=[.D86]+[.B86]+([.E86]*8)" office:value-type="currency" office:currency="GHC" office:value="15000" calcext:value-type="currency">
            <text:p>₵15,000.00</text:p>
          </table:table-cell>
          <table:table-cell office:value-type="currency" office:currency="GHC" office:value="25" calcext:value-type="currency">
            <text:p>₵25.00</text:p>
          </table:table-cell>
          <table:table-cell table:formula="of:=[.G86]*2" office:value-type="currency" office:currency="GHC" office:value="50" calcext:value-type="currency">
            <text:p>₵50.00</text:p>
          </table:table-cell>
          <table:table-cell table:style-name="ce31" table:formula="of:=[.H86]*12" office:value-type="currency" office:currency="GHC" office:value="600" calcext:value-type="currency">
            <text:p>₵600.00</text:p>
          </table:table-cell>
          <table:table-cell table:style-name="ce34" table:formula="of:=[.I86]/0.21" office:value-type="currency" office:currency="GHC" office:value="2857.14285714286" calcext:value-type="currency">
            <text:p>₵2,857.14</text:p>
          </table:table-cell>
          <table:table-cell table:formula="of:=[.F86]/[.I86]" office:value-type="float" office:value="25" calcext:value-type="float">
            <text:p>25.0</text:p>
          </table:table-cell>
          <table:table-cell table:formula="of:=[.B86]/[.I86]" office:value-type="float" office:value="25" calcext:value-type="float">
            <text:p>25.0</text:p>
          </table:table-cell>
          <table:table-cell table:formula="of:=[.F86]/[.J86]" office:value-type="float" office:value="5.25" calcext:value-type="float">
            <text:p>5.3</text:p>
          </table:table-cell>
          <table:table-cell table:formula="of:=[.B86]/[.J86]" office:value-type="float" office:value="5.25" calcext:value-type="float">
            <text:p>5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(narrow gauge)</text:p>
          </table:table-cell>
          <table:table-cell office:value-type="currency" office:currency="GHC" office:value="13500" calcext:value-type="currency">
            <text:p>₵13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7]*12.5" office:value-type="currency" office:currency="GHC" office:value="0" calcext:value-type="currency">
            <text:p>₵0.00</text:p>
          </table:table-cell>
          <table:table-cell/>
          <table:table-cell table:formula="of:=[.D87]+[.B87]+([.E87]*8)" office:value-type="currency" office:currency="GHC" office:value="13500" calcext:value-type="currency">
            <text:p>₵13,500.00</text:p>
          </table:table-cell>
          <table:table-cell office:value-type="currency" office:currency="GHC" office:value="26.75" calcext:value-type="currency">
            <text:p>₵26.75</text:p>
          </table:table-cell>
          <table:table-cell table:formula="of:=[.G87]*2" office:value-type="currency" office:currency="GHC" office:value="53.5" calcext:value-type="currency">
            <text:p>₵53.50</text:p>
          </table:table-cell>
          <table:table-cell table:style-name="ce31" table:formula="of:=[.H87]*12" office:value-type="currency" office:currency="GHC" office:value="642" calcext:value-type="currency">
            <text:p>₵642.00</text:p>
          </table:table-cell>
          <table:table-cell table:style-name="ce34" table:formula="of:=[.I87]/0.21" office:value-type="currency" office:currency="GHC" office:value="3057.14285714286" calcext:value-type="currency">
            <text:p>₵3,057.14</text:p>
          </table:table-cell>
          <table:table-cell table:formula="of:=[.F87]/[.I87]" office:value-type="float" office:value="21.0280373831776" calcext:value-type="float">
            <text:p>21.0</text:p>
          </table:table-cell>
          <table:table-cell table:formula="of:=[.B87]/[.I87]" office:value-type="float" office:value="21.0280373831776" calcext:value-type="float">
            <text:p>21.0</text:p>
          </table:table-cell>
          <table:table-cell table:formula="of:=[.F87]/[.J87]" office:value-type="float" office:value="4.41588785046729" calcext:value-type="float">
            <text:p>4.4</text:p>
          </table:table-cell>
          <table:table-cell table:formula="of:=[.B87]/[.J87]" office:value-type="float" office:value="4.41588785046729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(barge canal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8]*12.5" office:value-type="currency" office:currency="GHC" office:value="0" calcext:value-type="currency">
            <text:p>₵0.00</text:p>
          </table:table-cell>
          <table:table-cell/>
          <table:table-cell table:formula="of:=[.D88]+[.B88]+([.E88]*8)" office:value-type="currency" office:currency="GHC" office:value="8000" calcext:value-type="currency">
            <text:p>₵8,000.00</text:p>
          </table:table-cell>
          <table:table-cell office:value-type="currency" office:currency="GHC" office:value="16" calcext:value-type="currency">
            <text:p>₵16.00</text:p>
          </table:table-cell>
          <table:table-cell table:formula="of:=[.G88]*2" office:value-type="currency" office:currency="GHC" office:value="32" calcext:value-type="currency">
            <text:p>₵32.00</text:p>
          </table:table-cell>
          <table:table-cell table:style-name="ce31" table:formula="of:=[.H88]*12" office:value-type="currency" office:currency="GHC" office:value="384" calcext:value-type="currency">
            <text:p>₵384.00</text:p>
          </table:table-cell>
          <table:table-cell table:style-name="ce34" table:formula="of:=[.I88]/0.21" office:value-type="currency" office:currency="GHC" office:value="1828.57142857143" calcext:value-type="currency">
            <text:p>₵1,828.57</text:p>
          </table:table-cell>
          <table:table-cell table:formula="of:=[.F88]/[.I88]" office:value-type="float" office:value="20.8333333333333" calcext:value-type="float">
            <text:p>20.8</text:p>
          </table:table-cell>
          <table:table-cell table:formula="of:=[.B88]/[.I88]" office:value-type="float" office:value="20.8333333333333" calcext:value-type="float">
            <text:p>20.8</text:p>
          </table:table-cell>
          <table:table-cell table:formula="of:=[.F88]/[.J88]" office:value-type="float" office:value="4.375" calcext:value-type="float">
            <text:p>4.4</text:p>
          </table:table-cell>
          <table:table-cell table:formula="of:=[.B88]/[.J88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narrow canal)</text:p>
          </table:table-cell>
          <table:table-cell office:value-type="currency" office:currency="GHC" office:value="4800" calcext:value-type="currency">
            <text:p>₵4,8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9]*12.5" office:value-type="currency" office:currency="GHC" office:value="0" calcext:value-type="currency">
            <text:p>₵0.00</text:p>
          </table:table-cell>
          <table:table-cell/>
          <table:table-cell table:formula="of:=[.D89]+[.B89]+([.E89]*8)" office:value-type="currency" office:currency="GHC" office:value="4800" calcext:value-type="currency">
            <text:p>₵4,800.00</text:p>
          </table:table-cell>
          <table:table-cell office:value-type="currency" office:currency="GHC" office:value="9.6" calcext:value-type="currency">
            <text:p>₵9.60</text:p>
          </table:table-cell>
          <table:table-cell table:formula="of:=[.G89]*2" office:value-type="currency" office:currency="GHC" office:value="19.2" calcext:value-type="currency">
            <text:p>₵19.20</text:p>
          </table:table-cell>
          <table:table-cell table:style-name="ce31" table:formula="of:=[.H89]*12" office:value-type="currency" office:currency="GHC" office:value="230.4" calcext:value-type="currency">
            <text:p>₵230.40</text:p>
          </table:table-cell>
          <table:table-cell table:style-name="ce34" table:formula="of:=[.I89]/0.21" office:value-type="currency" office:currency="GHC" office:value="1097.14285714286" calcext:value-type="currency">
            <text:p>₵1,097.14</text:p>
          </table:table-cell>
          <table:table-cell table:formula="of:=[.F89]/[.I89]" office:value-type="float" office:value="20.8333333333333" calcext:value-type="float">
            <text:p>20.8</text:p>
          </table:table-cell>
          <table:table-cell table:formula="of:=[.B89]/[.I89]" office:value-type="float" office:value="20.8333333333333" calcext:value-type="float">
            <text:p>20.8</text:p>
          </table:table-cell>
          <table:table-cell table:formula="of:=[.F89]/[.J89]" office:value-type="float" office:value="4.375" calcext:value-type="float">
            <text:p>4.4</text:p>
          </table:table-cell>
          <table:table-cell table:formula="of:=[.B89]/[.J89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(road)</text:p>
          </table:table-cell>
          <table:table-cell office:value-type="currency" office:currency="GHC" office:value="8800" calcext:value-type="currency">
            <text:p>₵8,8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0]*12.5" office:value-type="currency" office:currency="GHC" office:value="0" calcext:value-type="currency">
            <text:p>₵0.00</text:p>
          </table:table-cell>
          <table:table-cell/>
          <table:table-cell table:formula="of:=[.D90]+[.B90]+([.E90]*8)" office:value-type="currency" office:currency="GHC" office:value="8800" calcext:value-type="currency">
            <text:p>₵8,800.00</text:p>
          </table:table-cell>
          <table:table-cell office:value-type="currency" office:currency="GHC" office:value="10" calcext:value-type="currency">
            <text:p>₵10.00</text:p>
          </table:table-cell>
          <table:table-cell table:formula="of:=[.G90]*2" office:value-type="currency" office:currency="GHC" office:value="20" calcext:value-type="currency">
            <text:p>₵20.00</text:p>
          </table:table-cell>
          <table:table-cell table:style-name="ce31" table:formula="of:=[.H90]*12" office:value-type="currency" office:currency="GHC" office:value="240" calcext:value-type="currency">
            <text:p>₵240.00</text:p>
          </table:table-cell>
          <table:table-cell table:style-name="ce34" table:formula="of:=[.I90]/0.21" office:value-type="currency" office:currency="GHC" office:value="1142.85714285714" calcext:value-type="currency">
            <text:p>₵1,142.86</text:p>
          </table:table-cell>
          <table:table-cell table:formula="of:=[.F90]/[.I90]" office:value-type="float" office:value="36.6666666666667" calcext:value-type="float">
            <text:p>36.7</text:p>
          </table:table-cell>
          <table:table-cell table:formula="of:=[.B90]/[.I90]" office:value-type="float" office:value="36.6666666666667" calcext:value-type="float">
            <text:p>36.7</text:p>
          </table:table-cell>
          <table:table-cell table:formula="of:=[.F90]/[.J90]" office:value-type="float" office:value="7.7" calcext:value-type="float">
            <text:p>7.7</text:p>
          </table:table-cell>
          <table:table-cell table:formula="of:=[.B90]/[.J90]" office:value-type="float" office:value="7.7" calcext:value-type="float">
            <text:p>7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road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1]*12.5" office:value-type="currency" office:currency="GHC" office:value="0" calcext:value-type="currency">
            <text:p>₵0.00</text:p>
          </table:table-cell>
          <table:table-cell/>
          <table:table-cell table:formula="of:=[.D91]+[.B91]+([.E91]*8)" office:value-type="currency" office:currency="GHC" office:value="8000" calcext:value-type="currency">
            <text:p>₵8,000.00</text:p>
          </table:table-cell>
          <table:table-cell office:value-type="currency" office:currency="GHC" office:value="16" calcext:value-type="currency">
            <text:p>₵16.00</text:p>
          </table:table-cell>
          <table:table-cell table:formula="of:=[.G91]*2" office:value-type="currency" office:currency="GHC" office:value="32" calcext:value-type="currency">
            <text:p>₵32.00</text:p>
          </table:table-cell>
          <table:table-cell table:style-name="ce31" table:formula="of:=[.H91]*12" office:value-type="currency" office:currency="GHC" office:value="384" calcext:value-type="currency">
            <text:p>₵384.00</text:p>
          </table:table-cell>
          <table:table-cell table:style-name="ce34" table:formula="of:=[.I91]/0.21" office:value-type="currency" office:currency="GHC" office:value="1828.57142857143" calcext:value-type="currency">
            <text:p>₵1,828.57</text:p>
          </table:table-cell>
          <table:table-cell table:formula="of:=[.F91]/[.I91]" office:value-type="float" office:value="20.8333333333333" calcext:value-type="float">
            <text:p>20.8</text:p>
          </table:table-cell>
          <table:table-cell table:formula="of:=[.B91]/[.I91]" office:value-type="float" office:value="20.8333333333333" calcext:value-type="float">
            <text:p>20.8</text:p>
          </table:table-cell>
          <table:table-cell table:formula="of:=[.F91]/[.J91]" office:value-type="float" office:value="4.375" calcext:value-type="float">
            <text:p>4.4</text:p>
          </table:table-cell>
          <table:table-cell table:formula="of:=[.B91]/[.J91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road)</text:p>
          </table:table-cell>
          <table:table-cell office:value-type="currency" office:currency="GHC" office:value="14600" calcext:value-type="currency">
            <text:p>₵14,6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2]*12.5" office:value-type="currency" office:currency="GHC" office:value="0" calcext:value-type="currency">
            <text:p>₵0.00</text:p>
          </table:table-cell>
          <table:table-cell/>
          <table:table-cell table:formula="of:=[.D92]+[.B92]+([.E92]*8)" office:value-type="currency" office:currency="GHC" office:value="14600" calcext:value-type="currency">
            <text:p>₵14,6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92]*2" office:value-type="currency" office:currency="GHC" office:value="30" calcext:value-type="currency">
            <text:p>₵30.00</text:p>
          </table:table-cell>
          <table:table-cell table:style-name="ce31" table:formula="of:=[.H92]*12" office:value-type="currency" office:currency="GHC" office:value="360" calcext:value-type="currency">
            <text:p>₵360.00</text:p>
          </table:table-cell>
          <table:table-cell table:style-name="ce34" table:formula="of:=[.I92]/0.21" office:value-type="currency" office:currency="GHC" office:value="1714.28571428571" calcext:value-type="currency">
            <text:p>₵1,714.29</text:p>
          </table:table-cell>
          <table:table-cell table:formula="of:=[.F92]/[.I92]" office:value-type="float" office:value="40.5555555555556" calcext:value-type="float">
            <text:p>40.6</text:p>
          </table:table-cell>
          <table:table-cell table:formula="of:=[.B92]/[.I92]" office:value-type="float" office:value="40.5555555555556" calcext:value-type="float">
            <text:p>40.6</text:p>
          </table:table-cell>
          <table:table-cell table:formula="of:=[.F92]/[.J92]" office:value-type="float" office:value="8.51666666666667" calcext:value-type="float">
            <text:p>8.5</text:p>
          </table:table-cell>
          <table:table-cell table:formula="of:=[.B92]/[.J92]" office:value-type="float" office:value="8.51666666666667" calcext:value-type="float">
            <text:p>8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maglev)</text:p>
          </table:table-cell>
          <table:table-cell office:value-type="currency" office:currency="GHC" office:value="100000" calcext:value-type="currency">
            <text:p>₵10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3]*12.5" office:value-type="currency" office:currency="GHC" office:value="0" calcext:value-type="currency">
            <text:p>₵0.00</text:p>
          </table:table-cell>
          <table:table-cell/>
          <table:table-cell table:formula="of:=[.D93]+[.B93]+([.E93]*8)" office:value-type="currency" office:currency="GHC" office:value="100000" calcext:value-type="currency">
            <text:p>₵100,000.00</text:p>
          </table:table-cell>
          <table:table-cell office:value-type="currency" office:currency="GHC" office:value="90" calcext:value-type="currency">
            <text:p>₵90.00</text:p>
          </table:table-cell>
          <table:table-cell table:formula="of:=[.G93]*2" office:value-type="currency" office:currency="GHC" office:value="180" calcext:value-type="currency">
            <text:p>₵180.00</text:p>
          </table:table-cell>
          <table:table-cell table:style-name="ce31" table:formula="of:=[.H93]*12" office:value-type="currency" office:currency="GHC" office:value="2160" calcext:value-type="currency">
            <text:p>₵2,160.00</text:p>
          </table:table-cell>
          <table:table-cell table:style-name="ce34" table:formula="of:=[.I93]/0.21" office:value-type="currency" office:currency="GHC" office:value="10285.7142857143" calcext:value-type="currency">
            <text:p>₵10,285.71</text:p>
          </table:table-cell>
          <table:table-cell table:formula="of:=[.F93]/[.I93]" office:value-type="float" office:value="46.2962962962963" calcext:value-type="float">
            <text:p>46.3</text:p>
          </table:table-cell>
          <table:table-cell table:formula="of:=[.B93]/[.I93]" office:value-type="float" office:value="46.2962962962963" calcext:value-type="float">
            <text:p>46.3</text:p>
          </table:table-cell>
          <table:table-cell table:formula="of:=[.F93]/[.J93]" office:value-type="float" office:value="9.72222222222222" calcext:value-type="float">
            <text:p>9.7</text:p>
          </table:table-cell>
          <table:table-cell table:formula="of:=[.B93]/[.J93]" office:value-type="float" office:value="9.72222222222222" calcext:value-type="float">
            <text:p>9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eco (maglev)</text:p>
          </table:table-cell>
          <table:table-cell office:value-type="currency" office:currency="GHC" office:value="80000" calcext:value-type="currency">
            <text:p>₵8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4]*12.5" office:value-type="currency" office:currency="GHC" office:value="0" calcext:value-type="currency">
            <text:p>₵0.00</text:p>
          </table:table-cell>
          <table:table-cell/>
          <table:table-cell table:formula="of:=[.D94]+[.B94]+([.E94]*8)" office:value-type="currency" office:currency="GHC" office:value="80000" calcext:value-type="currency">
            <text:p>₵80,000.00</text:p>
          </table:table-cell>
          <table:table-cell office:value-type="currency" office:currency="GHC" office:value="49" calcext:value-type="currency">
            <text:p>₵49.00</text:p>
          </table:table-cell>
          <table:table-cell table:formula="of:=[.G94]*2" office:value-type="currency" office:currency="GHC" office:value="98" calcext:value-type="currency">
            <text:p>₵98.00</text:p>
          </table:table-cell>
          <table:table-cell table:style-name="ce31" table:formula="of:=[.H94]*12" office:value-type="currency" office:currency="GHC" office:value="1176" calcext:value-type="currency">
            <text:p>₵1,176.00</text:p>
          </table:table-cell>
          <table:table-cell table:style-name="ce34" table:formula="of:=[.I94]/0.21" office:value-type="currency" office:currency="GHC" office:value="5600" calcext:value-type="currency">
            <text:p>₵5,600.00</text:p>
          </table:table-cell>
          <table:table-cell table:formula="of:=[.F94]/[.I94]" office:value-type="float" office:value="68.0272108843537" calcext:value-type="float">
            <text:p>68.0</text:p>
          </table:table-cell>
          <table:table-cell table:formula="of:=[.B94]/[.I94]" office:value-type="float" office:value="68.0272108843537" calcext:value-type="float">
            <text:p>68.0</text:p>
          </table:table-cell>
          <table:table-cell table:formula="of:=[.F94]/[.J94]" office:value-type="float" office:value="14.2857142857143" calcext:value-type="float">
            <text:p>14.3</text:p>
          </table:table-cell>
          <table:table-cell table:formula="of:=[.B94]/[.J94]" office:value-type="float" office:value="14.2857142857143" calcext:value-type="float">
            <text:p>14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(tube tunnel)</text:p>
          </table:table-cell>
          <table:table-cell office:value-type="currency" office:currency="GHC" office:value="7750" calcext:value-type="currency">
            <text:p>₵7,7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5]*12.5" office:value-type="currency" office:currency="GHC" office:value="0" calcext:value-type="currency">
            <text:p>₵0.00</text:p>
          </table:table-cell>
          <table:table-cell/>
          <table:table-cell table:formula="of:=[.D95]+[.B95]+([.E95]*8)" office:value-type="currency" office:currency="GHC" office:value="7750" calcext:value-type="currency">
            <text:p>₵7,750.00</text:p>
          </table:table-cell>
          <table:table-cell office:value-type="currency" office:currency="GHC" office:value="27.5" calcext:value-type="currency">
            <text:p>₵27.50</text:p>
          </table:table-cell>
          <table:table-cell table:formula="of:=[.G95]*2" office:value-type="currency" office:currency="GHC" office:value="55" calcext:value-type="currency">
            <text:p>₵55.00</text:p>
          </table:table-cell>
          <table:table-cell table:style-name="ce31" table:formula="of:=[.H95]*12" office:value-type="currency" office:currency="GHC" office:value="660" calcext:value-type="currency">
            <text:p>₵660.00</text:p>
          </table:table-cell>
          <table:table-cell table:style-name="ce34" table:formula="of:=[.I95]/0.21" office:value-type="currency" office:currency="GHC" office:value="3142.85714285714" calcext:value-type="currency">
            <text:p>₵3,142.86</text:p>
          </table:table-cell>
          <table:table-cell table:formula="of:=[.F95]/[.I95]" office:value-type="float" office:value="11.7424242424242" calcext:value-type="float">
            <text:p>11.7</text:p>
          </table:table-cell>
          <table:table-cell table:formula="of:=[.B95]/[.I95]" office:value-type="float" office:value="11.7424242424242" calcext:value-type="float">
            <text:p>11.7</text:p>
          </table:table-cell>
          <table:table-cell table:formula="of:=[.F95]/[.J95]" office:value-type="float" office:value="2.46590909090909" calcext:value-type="float">
            <text:p>2.5</text:p>
          </table:table-cell>
          <table:table-cell table:formula="of:=[.B95]/[.J95]" office:value-type="float" office:value="2.46590909090909" calcext:value-type="float">
            <text:p>2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tube tunnel)</text:p>
          </table:table-cell>
          <table:table-cell office:value-type="currency" office:currency="GHC" office:value="9750" calcext:value-type="currency">
            <text:p>₵9,7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6]*12.5" office:value-type="currency" office:currency="GHC" office:value="0" calcext:value-type="currency">
            <text:p>₵0.00</text:p>
          </table:table-cell>
          <table:table-cell/>
          <table:table-cell table:formula="of:=[.D96]+[.B96]+([.E96]*8)" office:value-type="currency" office:currency="GHC" office:value="9750" calcext:value-type="currency">
            <text:p>₵9,750.00</text:p>
          </table:table-cell>
          <table:table-cell office:value-type="currency" office:currency="GHC" office:value="20" calcext:value-type="currency">
            <text:p>₵20.00</text:p>
          </table:table-cell>
          <table:table-cell table:formula="of:=[.G96]*2" office:value-type="currency" office:currency="GHC" office:value="40" calcext:value-type="currency">
            <text:p>₵40.00</text:p>
          </table:table-cell>
          <table:table-cell table:style-name="ce31" table:formula="of:=[.H96]*12" office:value-type="currency" office:currency="GHC" office:value="480" calcext:value-type="currency">
            <text:p>₵480.00</text:p>
          </table:table-cell>
          <table:table-cell table:style-name="ce34" table:formula="of:=[.I96]/0.21" office:value-type="currency" office:currency="GHC" office:value="2285.71428571429" calcext:value-type="currency">
            <text:p>₵2,285.71</text:p>
          </table:table-cell>
          <table:table-cell table:formula="of:=[.F96]/[.I96]" office:value-type="float" office:value="20.3125" calcext:value-type="float">
            <text:p>20.3</text:p>
          </table:table-cell>
          <table:table-cell table:formula="of:=[.B96]/[.I96]" office:value-type="float" office:value="20.3125" calcext:value-type="float">
            <text:p>20.3</text:p>
          </table:table-cell>
          <table:table-cell table:formula="of:=[.F96]/[.J96]" office:value-type="float" office:value="4.265625" calcext:value-type="float">
            <text:p>4.3</text:p>
          </table:table-cell>
          <table:table-cell table:formula="of:=[.B96]/[.J96]" office:value-type="float" office:value="4.265625" calcext:value-type="float">
            <text:p>4.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Bridges/elevated way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Brick arch (pier)</text:p>
          </table:table-cell>
          <table:table-cell office:value-type="currency" office:currency="GHC" office:value="50" calcext:value-type="currency">
            <text:p>₵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8]+[.B98]+([.E98]*8)" office:value-type="currency" office:currency="GHC" office:value="1550" calcext:value-type="currency">
            <text:p>₵1,550.00</text:p>
          </table:table-cell>
          <table:table-cell office:value-type="currency" office:currency="GHC" office:value="1" calcext:value-type="currency">
            <text:p>₵1.00</text:p>
          </table:table-cell>
          <table:table-cell table:formula="of:=[.G98]*2" office:value-type="currency" office:currency="GHC" office:value="2" calcext:value-type="currency">
            <text:p>₵2.00</text:p>
          </table:table-cell>
          <table:table-cell table:style-name="ce31" table:formula="of:=[.H98]*12" office:value-type="currency" office:currency="GHC" office:value="24" calcext:value-type="currency">
            <text:p>₵24.00</text:p>
          </table:table-cell>
          <table:table-cell table:style-name="ce34" table:formula="of:=[.I98]/0.21" office:value-type="currency" office:currency="GHC" office:value="114.285714285714" calcext:value-type="currency">
            <text:p>₵114.29</text:p>
          </table:table-cell>
          <table:table-cell table:formula="of:=[.F98]/[.I98]" office:value-type="float" office:value="64.5833333333333" calcext:value-type="float">
            <text:p>64.6</text:p>
          </table:table-cell>
          <table:table-cell table:formula="of:=[.B98]/[.I98]" office:value-type="float" office:value="2.08333333333333" calcext:value-type="float">
            <text:p>2.1</text:p>
          </table:table-cell>
          <table:table-cell table:formula="of:=[.F98]/[.J98]" office:value-type="float" office:value="13.5625" calcext:value-type="float">
            <text:p>13.6</text:p>
          </table:table-cell>
          <table:table-cell table:formula="of:=[.B98]/[.J98]" office:value-type="float" office:value="0.4375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eel truss (pier)</text:p>
          </table:table-cell>
          <table:table-cell office:value-type="currency" office:currency="GHC" office:value="25" calcext:value-type="currency">
            <text:p>₵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9]+[.B99]+([.E99]*8)" office:value-type="currency" office:currency="GHC" office:value="1525" calcext:value-type="currency">
            <text:p>₵1,525.00</text:p>
          </table:table-cell>
          <table:table-cell office:value-type="currency" office:currency="GHC" office:value="3" calcext:value-type="currency">
            <text:p>₵3.00</text:p>
          </table:table-cell>
          <table:table-cell table:formula="of:=[.G99]*2" office:value-type="currency" office:currency="GHC" office:value="6" calcext:value-type="currency">
            <text:p>₵6.00</text:p>
          </table:table-cell>
          <table:table-cell table:style-name="ce31" table:formula="of:=[.H99]*12" office:value-type="currency" office:currency="GHC" office:value="72" calcext:value-type="currency">
            <text:p>₵72.00</text:p>
          </table:table-cell>
          <table:table-cell table:style-name="ce34" table:formula="of:=[.I99]/0.21" office:value-type="currency" office:currency="GHC" office:value="342.857142857143" calcext:value-type="currency">
            <text:p>₵342.86</text:p>
          </table:table-cell>
          <table:table-cell table:formula="of:=[.F99]/[.I99]" office:value-type="float" office:value="21.1805555555556" calcext:value-type="float">
            <text:p>21.2</text:p>
          </table:table-cell>
          <table:table-cell table:formula="of:=[.B99]/[.I99]" office:value-type="float" office:value="0.347222222222222" calcext:value-type="float">
            <text:p>0.3</text:p>
          </table:table-cell>
          <table:table-cell table:formula="of:=[.F99]/[.J99]" office:value-type="float" office:value="4.44791666666667" calcext:value-type="float">
            <text:p>4.4</text:p>
          </table:table-cell>
          <table:table-cell table:formula="of:=[.B99]/[.J99]" office:value-type="float" office:value="0.0729166666666667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am bridge (rail)</text:p>
          </table:table-cell>
          <table:table-cell office:value-type="currency" office:currency="GHC" office:value="5200" calcext:value-type="currency">
            <text:p>₵5,200.00</text:p>
          </table:table-cell>
          <table:table-cell table:formula="of:=[.C98]" office:value-type="currency" office:currency="GHC" office:value="0" calcext:value-type="currency">
            <text:p>₵0.00</text:p>
          </table:table-cell>
          <table:table-cell table:formula="of:=[.C10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0]+[.B100]+([.E100]*8)" office:value-type="currency" office:currency="GHC" office:value="6700" calcext:value-type="currency">
            <text:p>₵6,700.00</text:p>
          </table:table-cell>
          <table:table-cell office:value-type="currency" office:currency="GHC" office:value="10" calcext:value-type="currency">
            <text:p>₵10.00</text:p>
          </table:table-cell>
          <table:table-cell table:formula="of:=[.G100]*2" office:value-type="currency" office:currency="GHC" office:value="20" calcext:value-type="currency">
            <text:p>₵20.00</text:p>
          </table:table-cell>
          <table:table-cell table:style-name="ce31" table:formula="of:=[.H100]*12" office:value-type="currency" office:currency="GHC" office:value="240" calcext:value-type="currency">
            <text:p>₵240.00</text:p>
          </table:table-cell>
          <table:table-cell table:style-name="ce34" table:formula="of:=[.I100]/0.21" office:value-type="currency" office:currency="GHC" office:value="1142.85714285714" calcext:value-type="currency">
            <text:p>₵1,142.86</text:p>
          </table:table-cell>
          <table:table-cell table:formula="of:=[.F100]/[.I100]" office:value-type="float" office:value="27.9166666666667" calcext:value-type="float">
            <text:p>27.9</text:p>
          </table:table-cell>
          <table:table-cell table:formula="of:=[.B100]/[.I100]" office:value-type="float" office:value="21.6666666666667" calcext:value-type="float">
            <text:p>21.7</text:p>
          </table:table-cell>
          <table:table-cell table:formula="of:=[.F100]/[.J100]" office:value-type="float" office:value="5.8625" calcext:value-type="float">
            <text:p>5.9</text:p>
          </table:table-cell>
          <table:table-cell table:formula="of:=[.B100]/[.J100]" office:value-type="float" office:value="4.55" calcext:value-type="float">
            <text:p>4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barge canal)</text:p>
          </table:table-cell>
          <table:table-cell office:value-type="currency" office:currency="GHC" office:value="1487.5" calcext:value-type="currency">
            <text:p>₵1,487.50</text:p>
          </table:table-cell>
          <table:table-cell table:formula="of:=[.C98]" office:value-type="currency" office:currency="GHC" office:value="0" calcext:value-type="currency">
            <text:p>₵0.00</text:p>
          </table:table-cell>
          <table:table-cell table:formula="of:=[.C10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1]+[.B101]+([.E101]*8)" office:value-type="currency" office:currency="GHC" office:value="2987.5" calcext:value-type="currency">
            <text:p>₵2,987.50</text:p>
          </table:table-cell>
          <table:table-cell office:value-type="currency" office:currency="GHC" office:value="13.13" calcext:value-type="currency">
            <text:p>₵13.13</text:p>
          </table:table-cell>
          <table:table-cell table:formula="of:=[.G101]*2" office:value-type="currency" office:currency="GHC" office:value="26.26" calcext:value-type="currency">
            <text:p>₵26.26</text:p>
          </table:table-cell>
          <table:table-cell table:style-name="ce31" table:formula="of:=[.H101]*12" office:value-type="currency" office:currency="GHC" office:value="315.12" calcext:value-type="currency">
            <text:p>₵315.12</text:p>
          </table:table-cell>
          <table:table-cell table:style-name="ce34" table:formula="of:=[.I101]/0.21" office:value-type="currency" office:currency="GHC" office:value="1500.57142857143" calcext:value-type="currency">
            <text:p>₵1,500.57</text:p>
          </table:table-cell>
          <table:table-cell table:formula="of:=[.F101]/[.I101]" office:value-type="float" office:value="9.48051535922823" calcext:value-type="float">
            <text:p>9.5</text:p>
          </table:table-cell>
          <table:table-cell table:formula="of:=[.B101]/[.I101]" office:value-type="float" office:value="4.72042396547347" calcext:value-type="float">
            <text:p>4.7</text:p>
          </table:table-cell>
          <table:table-cell table:formula="of:=[.F101]/[.J101]" office:value-type="float" office:value="1.99090822543793" calcext:value-type="float">
            <text:p>2.0</text:p>
          </table:table-cell>
          <table:table-cell table:formula="of:=[.B101]/[.J101]" office:value-type="float" office:value="0.991289032749429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narrow canal)</text:p>
          </table:table-cell>
          <table:table-cell office:value-type="currency" office:currency="GHC" office:value="1105" calcext:value-type="currency">
            <text:p>₵1,105.00</text:p>
          </table:table-cell>
          <table:table-cell table:formula="of:=[.C99]" office:value-type="currency" office:currency="GHC" office:value="0" calcext:value-type="currency">
            <text:p>₵0.00</text:p>
          </table:table-cell>
          <table:table-cell table:formula="of:=[.C10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2]+[.B102]+([.E102]*8)" office:value-type="currency" office:currency="GHC" office:value="2605" calcext:value-type="currency">
            <text:p>₵2,605.00</text:p>
          </table:table-cell>
          <table:table-cell office:value-type="currency" office:currency="GHC" office:value="9.75" calcext:value-type="currency">
            <text:p>₵9.75</text:p>
          </table:table-cell>
          <table:table-cell table:formula="of:=[.G102]*2" office:value-type="currency" office:currency="GHC" office:value="19.5" calcext:value-type="currency">
            <text:p>₵19.50</text:p>
          </table:table-cell>
          <table:table-cell table:style-name="ce31" table:formula="of:=[.H102]*12" office:value-type="currency" office:currency="GHC" office:value="234" calcext:value-type="currency">
            <text:p>₵234.00</text:p>
          </table:table-cell>
          <table:table-cell table:style-name="ce34" table:formula="of:=[.I102]/0.21" office:value-type="currency" office:currency="GHC" office:value="1114.28571428571" calcext:value-type="currency">
            <text:p>₵1,114.29</text:p>
          </table:table-cell>
          <table:table-cell table:formula="of:=[.F102]/[.I102]" office:value-type="float" office:value="11.1324786324786" calcext:value-type="float">
            <text:p>11.1</text:p>
          </table:table-cell>
          <table:table-cell table:formula="of:=[.B102]/[.I102]" office:value-type="float" office:value="4.72222222222222" calcext:value-type="float">
            <text:p>4.7</text:p>
          </table:table-cell>
          <table:table-cell table:formula="of:=[.F102]/[.J102]" office:value-type="float" office:value="2.33782051282051" calcext:value-type="float">
            <text:p>2.3</text:p>
          </table:table-cell>
          <table:table-cell table:formula="of:=[.B102]/[.J102]" office:value-type="float" office:value="0.991666666666667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tub boat)</text:p>
          </table:table-cell>
          <table:table-cell office:value-type="currency" office:currency="GHC" office:value="850" calcext:value-type="currency">
            <text:p>₵850.00</text:p>
          </table:table-cell>
          <table:table-cell table:formula="of:=[.C100]" office:value-type="currency" office:currency="GHC" office:value="0" calcext:value-type="currency">
            <text:p>₵0.00</text:p>
          </table:table-cell>
          <table:table-cell table:formula="of:=[.C10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3]+[.B103]+([.E103]*8)" office:value-type="currency" office:currency="GHC" office:value="2350" calcext:value-type="currency">
            <text:p>₵2,350.00</text:p>
          </table:table-cell>
          <table:table-cell office:value-type="currency" office:currency="GHC" office:value="7.5" calcext:value-type="currency">
            <text:p>₵7.50</text:p>
          </table:table-cell>
          <table:table-cell table:formula="of:=[.G103]*2" office:value-type="currency" office:currency="GHC" office:value="15" calcext:value-type="currency">
            <text:p>₵15.00</text:p>
          </table:table-cell>
          <table:table-cell table:style-name="ce31" table:formula="of:=[.H103]*12" office:value-type="currency" office:currency="GHC" office:value="180" calcext:value-type="currency">
            <text:p>₵180.00</text:p>
          </table:table-cell>
          <table:table-cell table:style-name="ce34" table:formula="of:=[.I103]/0.21" office:value-type="currency" office:currency="GHC" office:value="857.142857142857" calcext:value-type="currency">
            <text:p>₵857.14</text:p>
          </table:table-cell>
          <table:table-cell table:formula="of:=[.F103]/[.I103]" office:value-type="float" office:value="13.0555555555556" calcext:value-type="float">
            <text:p>13.1</text:p>
          </table:table-cell>
          <table:table-cell table:formula="of:=[.B103]/[.I103]" office:value-type="float" office:value="4.72222222222222" calcext:value-type="float">
            <text:p>4.7</text:p>
          </table:table-cell>
          <table:table-cell table:formula="of:=[.F103]/[.J103]" office:value-type="float" office:value="2.74166666666667" calcext:value-type="float">
            <text:p>2.7</text:p>
          </table:table-cell>
          <table:table-cell table:formula="of:=[.B103]/[.J103]" office:value-type="float" office:value="0.991666666666667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rail)</text:p>
          </table:table-cell>
          <table:table-cell office:value-type="currency" office:currency="GHC" office:value="7500" calcext:value-type="currency">
            <text:p>₵7,500.00</text:p>
          </table:table-cell>
          <table:table-cell table:formula="of:=[.C101]" office:value-type="currency" office:currency="GHC" office:value="0" calcext:value-type="currency">
            <text:p>₵0.00</text:p>
          </table:table-cell>
          <table:table-cell table:formula="of:=[.C10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4]+[.B104]+([.E104]*8)" office:value-type="currency" office:currency="GHC" office:value="9000" calcext:value-type="currency">
            <text:p>₵9,0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104]*2" office:value-type="currency" office:currency="GHC" office:value="36" calcext:value-type="currency">
            <text:p>₵36.00</text:p>
          </table:table-cell>
          <table:table-cell table:style-name="ce31" table:formula="of:=[.H104]*12" office:value-type="currency" office:currency="GHC" office:value="432" calcext:value-type="currency">
            <text:p>₵432.00</text:p>
          </table:table-cell>
          <table:table-cell table:style-name="ce34" table:formula="of:=[.I104]/0.21" office:value-type="currency" office:currency="GHC" office:value="2057.14285714286" calcext:value-type="currency">
            <text:p>₵2,057.14</text:p>
          </table:table-cell>
          <table:table-cell table:formula="of:=[.F104]/[.I104]" office:value-type="float" office:value="20.8333333333333" calcext:value-type="float">
            <text:p>20.8</text:p>
          </table:table-cell>
          <table:table-cell table:formula="of:=[.B104]/[.I104]" office:value-type="float" office:value="17.3611111111111" calcext:value-type="float">
            <text:p>17.4</text:p>
          </table:table-cell>
          <table:table-cell table:formula="of:=[.F104]/[.J104]" office:value-type="float" office:value="4.375" calcext:value-type="float">
            <text:p>4.4</text:p>
          </table:table-cell>
          <table:table-cell table:formula="of:=[.B104]/[.J104]" office:value-type="float" office:value="3.64583333333333" calcext:value-type="float">
            <text:p>3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early (rail)</text:p>
          </table:table-cell>
          <table:table-cell office:value-type="currency" office:currency="GHC" office:value="5800" calcext:value-type="currency">
            <text:p>₵5,800.00</text:p>
          </table:table-cell>
          <table:table-cell table:formula="of:=[.C102]" office:value-type="currency" office:currency="GHC" office:value="0" calcext:value-type="currency">
            <text:p>₵0.00</text:p>
          </table:table-cell>
          <table:table-cell table:formula="of:=[.C10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5]+[.B105]+([.E105]*8)" office:value-type="currency" office:currency="GHC" office:value="7300" calcext:value-type="currency">
            <text:p>₵7,300.00</text:p>
          </table:table-cell>
          <table:table-cell office:value-type="currency" office:currency="GHC" office:value="14.85" calcext:value-type="currency">
            <text:p>₵14.85</text:p>
          </table:table-cell>
          <table:table-cell table:formula="of:=[.G105]*2" office:value-type="currency" office:currency="GHC" office:value="29.7" calcext:value-type="currency">
            <text:p>₵29.70</text:p>
          </table:table-cell>
          <table:table-cell table:style-name="ce31" table:formula="of:=[.H105]*12" office:value-type="currency" office:currency="GHC" office:value="356.4" calcext:value-type="currency">
            <text:p>₵356.40</text:p>
          </table:table-cell>
          <table:table-cell table:style-name="ce34" table:formula="of:=[.I105]/0.21" office:value-type="currency" office:currency="GHC" office:value="1697.14285714286" calcext:value-type="currency">
            <text:p>₵1,697.14</text:p>
          </table:table-cell>
          <table:table-cell table:formula="of:=[.F105]/[.I105]" office:value-type="float" office:value="20.4826038159371" calcext:value-type="float">
            <text:p>20.5</text:p>
          </table:table-cell>
          <table:table-cell table:formula="of:=[.B105]/[.I105]" office:value-type="float" office:value="16.2738496071829" calcext:value-type="float">
            <text:p>16.3</text:p>
          </table:table-cell>
          <table:table-cell table:formula="of:=[.F105]/[.J105]" office:value-type="float" office:value="4.3013468013468" calcext:value-type="float">
            <text:p>4.3</text:p>
          </table:table-cell>
          <table:table-cell table:formula="of:=[.B105]/[.J105]" office:value-type="float" office:value="3.41750841750842" calcext:value-type="float">
            <text:p>3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early (road)</text:p>
          </table:table-cell>
          <table:table-cell office:value-type="currency" office:currency="GHC" office:value="3480" calcext:value-type="currency">
            <text:p>₵3,480.00</text:p>
          </table:table-cell>
          <table:table-cell table:formula="of:=[.C104]" office:value-type="currency" office:currency="GHC" office:value="0" calcext:value-type="currency">
            <text:p>₵0.00</text:p>
          </table:table-cell>
          <table:table-cell table:formula="of:=[.C10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6]+[.B106]+([.E106]*8)" office:value-type="currency" office:currency="GHC" office:value="4980" calcext:value-type="currency">
            <text:p>₵4,980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106]*2" office:value-type="currency" office:currency="GHC" office:value="12" calcext:value-type="currency">
            <text:p>₵12.00</text:p>
          </table:table-cell>
          <table:table-cell table:style-name="ce31" table:formula="of:=[.H106]*12" office:value-type="currency" office:currency="GHC" office:value="144" calcext:value-type="currency">
            <text:p>₵144.00</text:p>
          </table:table-cell>
          <table:table-cell table:style-name="ce34" table:formula="of:=[.I106]/0.21" office:value-type="currency" office:currency="GHC" office:value="685.714285714286" calcext:value-type="currency">
            <text:p>₵685.71</text:p>
          </table:table-cell>
          <table:table-cell table:formula="of:=[.F106]/[.I106]" office:value-type="float" office:value="34.5833333333333" calcext:value-type="float">
            <text:p>34.6</text:p>
          </table:table-cell>
          <table:table-cell table:formula="of:=[.B106]/[.I106]" office:value-type="float" office:value="24.1666666666667" calcext:value-type="float">
            <text:p>24.2</text:p>
          </table:table-cell>
          <table:table-cell table:formula="of:=[.F106]/[.J106]" office:value-type="float" office:value="7.2625" calcext:value-type="float">
            <text:p>7.3</text:p>
          </table:table-cell>
          <table:table-cell table:formula="of:=[.B106]/[.J106]" office:value-type="float" office:value="5.075" calcext:value-type="float">
            <text:p>5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narrow gauge)</text:p>
          </table:table-cell>
          <table:table-cell office:value-type="currency" office:currency="GHC" office:value="3500" calcext:value-type="currency">
            <text:p>₵3,500.00</text:p>
          </table:table-cell>
          <table:table-cell table:formula="of:=[.C106]" office:value-type="currency" office:currency="GHC" office:value="0" calcext:value-type="currency">
            <text:p>₵0.00</text:p>
          </table:table-cell>
          <table:table-cell table:formula="of:=[.C10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7]+[.B107]+([.E107]*8)" office:value-type="currency" office:currency="GHC" office:value="5000" calcext:value-type="currency">
            <text:p>₵5,000.00</text:p>
          </table:table-cell>
          <table:table-cell office:value-type="currency" office:currency="GHC" office:value="4.75" calcext:value-type="currency">
            <text:p>₵4.75</text:p>
          </table:table-cell>
          <table:table-cell table:formula="of:=[.G107]*2" office:value-type="currency" office:currency="GHC" office:value="9.5" calcext:value-type="currency">
            <text:p>₵9.50</text:p>
          </table:table-cell>
          <table:table-cell table:style-name="ce31" table:formula="of:=[.H107]*12" office:value-type="currency" office:currency="GHC" office:value="114" calcext:value-type="currency">
            <text:p>₵114.00</text:p>
          </table:table-cell>
          <table:table-cell table:style-name="ce34" table:formula="of:=[.I107]/0.21" office:value-type="currency" office:currency="GHC" office:value="542.857142857143" calcext:value-type="currency">
            <text:p>₵542.86</text:p>
          </table:table-cell>
          <table:table-cell table:formula="of:=[.F107]/[.I107]" office:value-type="float" office:value="43.859649122807" calcext:value-type="float">
            <text:p>43.9</text:p>
          </table:table-cell>
          <table:table-cell table:formula="of:=[.B107]/[.I107]" office:value-type="float" office:value="30.7017543859649" calcext:value-type="float">
            <text:p>30.7</text:p>
          </table:table-cell>
          <table:table-cell table:formula="of:=[.F107]/[.J107]" office:value-type="float" office:value="9.21052631578947" calcext:value-type="float">
            <text:p>9.2</text:p>
          </table:table-cell>
          <table:table-cell table:formula="of:=[.B107]/[.J107]" office:value-type="float" office:value="6.44736842105263" calcext:value-type="float">
            <text:p>6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road)</text:p>
          </table:table-cell>
          <table:table-cell office:value-type="currency" office:currency="GHC" office:value="4500" calcext:value-type="currency">
            <text:p>₵4,500.00</text:p>
          </table:table-cell>
          <table:table-cell table:formula="of:=[.C106]" office:value-type="currency" office:currency="GHC" office:value="0" calcext:value-type="currency">
            <text:p>₵0.00</text:p>
          </table:table-cell>
          <table:table-cell table:formula="of:=[.C10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8]+[.B108]+([.E108]*8)" office:value-type="currency" office:currency="GHC" office:value="6000" calcext:value-type="currency">
            <text:p>₵6,000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108]*2" office:value-type="currency" office:currency="GHC" office:value="12" calcext:value-type="currency">
            <text:p>₵12.00</text:p>
          </table:table-cell>
          <table:table-cell table:style-name="ce31" table:formula="of:=[.H108]*12" office:value-type="currency" office:currency="GHC" office:value="144" calcext:value-type="currency">
            <text:p>₵144.00</text:p>
          </table:table-cell>
          <table:table-cell table:style-name="ce34" table:formula="of:=[.I108]/0.21" office:value-type="currency" office:currency="GHC" office:value="685.714285714286" calcext:value-type="currency">
            <text:p>₵685.71</text:p>
          </table:table-cell>
          <table:table-cell table:formula="of:=[.F108]/[.I108]" office:value-type="float" office:value="41.6666666666667" calcext:value-type="float">
            <text:p>41.7</text:p>
          </table:table-cell>
          <table:table-cell table:formula="of:=[.B108]/[.I108]" office:value-type="float" office:value="31.25" calcext:value-type="float">
            <text:p>31.3</text:p>
          </table:table-cell>
          <table:table-cell table:formula="of:=[.F108]/[.J108]" office:value-type="float" office:value="8.75" calcext:value-type="float">
            <text:p>8.8</text:p>
          </table:table-cell>
          <table:table-cell table:formula="of:=[.B108]/[.J108]" office:value-type="float" office:value="6.5625" calcext:value-type="float">
            <text:p>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aqueduct, barge canal)</text:p>
          </table:table-cell>
          <table:table-cell office:value-type="currency" office:currency="GHC" office:value="2800" calcext:value-type="currency">
            <text:p>₵2,800.00</text:p>
          </table:table-cell>
          <table:table-cell table:formula="of:=[.C108]" office:value-type="currency" office:currency="GHC" office:value="0" calcext:value-type="currency">
            <text:p>₵0.00</text:p>
          </table:table-cell>
          <table:table-cell table:formula="of:=[.C10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9]+[.B109]+([.E109]*8)" office:value-type="currency" office:currency="GHC" office:value="4300" calcext:value-type="currency">
            <text:p>₵4,300.00</text:p>
          </table:table-cell>
          <table:table-cell office:value-type="currency" office:currency="GHC" office:value="10.5" calcext:value-type="currency">
            <text:p>₵10.50</text:p>
          </table:table-cell>
          <table:table-cell table:formula="of:=[.G109]*2" office:value-type="currency" office:currency="GHC" office:value="21" calcext:value-type="currency">
            <text:p>₵21.00</text:p>
          </table:table-cell>
          <table:table-cell table:style-name="ce31" table:formula="of:=[.H109]*12" office:value-type="currency" office:currency="GHC" office:value="252" calcext:value-type="currency">
            <text:p>₵252.00</text:p>
          </table:table-cell>
          <table:table-cell table:style-name="ce34" table:formula="of:=[.I109]/0.21" office:value-type="currency" office:currency="GHC" office:value="1200" calcext:value-type="currency">
            <text:p>₵1,200.00</text:p>
          </table:table-cell>
          <table:table-cell table:formula="of:=[.F109]/[.I109]" office:value-type="float" office:value="17.0634920634921" calcext:value-type="float">
            <text:p>17.1</text:p>
          </table:table-cell>
          <table:table-cell table:formula="of:=[.B109]/[.I109]" office:value-type="float" office:value="11.1111111111111" calcext:value-type="float">
            <text:p>11.1</text:p>
          </table:table-cell>
          <table:table-cell table:formula="of:=[.F109]/[.J109]" office:value-type="float" office:value="3.58333333333333" calcext:value-type="float">
            <text:p>3.6</text:p>
          </table:table-cell>
          <table:table-cell table:formula="of:=[.B109]/[.J109]" office:value-type="float" office:value="2.33333333333333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aqueduct, narrow canal)</text:p>
          </table:table-cell>
          <table:table-cell office:value-type="currency" office:currency="GHC" office:value="2080" calcext:value-type="currency">
            <text:p>₵2,080.00</text:p>
          </table:table-cell>
          <table:table-cell table:formula="of:=[.C109]" office:value-type="currency" office:currency="GHC" office:value="0" calcext:value-type="currency">
            <text:p>₵0.00</text:p>
          </table:table-cell>
          <table:table-cell table:formula="of:=[.C11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0]+[.B110]+([.E110]*8)" office:value-type="currency" office:currency="GHC" office:value="3580" calcext:value-type="currency">
            <text:p>₵3,580.00</text:p>
          </table:table-cell>
          <table:table-cell office:value-type="currency" office:currency="GHC" office:value="7.8" calcext:value-type="currency">
            <text:p>₵7.80</text:p>
          </table:table-cell>
          <table:table-cell table:formula="of:=[.G110]*2" office:value-type="currency" office:currency="GHC" office:value="15.6" calcext:value-type="currency">
            <text:p>₵15.60</text:p>
          </table:table-cell>
          <table:table-cell table:style-name="ce31" table:formula="of:=[.H110]*12" office:value-type="currency" office:currency="GHC" office:value="187.2" calcext:value-type="currency">
            <text:p>₵187.20</text:p>
          </table:table-cell>
          <table:table-cell table:style-name="ce34" table:formula="of:=[.I110]/0.21" office:value-type="currency" office:currency="GHC" office:value="891.428571428571" calcext:value-type="currency">
            <text:p>₵891.43</text:p>
          </table:table-cell>
          <table:table-cell table:formula="of:=[.F110]/[.I110]" office:value-type="float" office:value="19.1239316239316" calcext:value-type="float">
            <text:p>19.1</text:p>
          </table:table-cell>
          <table:table-cell table:formula="of:=[.B110]/[.I110]" office:value-type="float" office:value="11.1111111111111" calcext:value-type="float">
            <text:p>11.1</text:p>
          </table:table-cell>
          <table:table-cell table:formula="of:=[.F110]/[.J110]" office:value-type="float" office:value="4.01602564102564" calcext:value-type="float">
            <text:p>4.0</text:p>
          </table:table-cell>
          <table:table-cell table:formula="of:=[.B110]/[.J110]" office:value-type="float" office:value="2.33333333333333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steel truss (road)</text:p>
          </table:table-cell>
          <table:table-cell office:value-type="currency" office:currency="GHC" office:value="4500" calcext:value-type="currency">
            <text:p>₵4,500.00</text:p>
          </table:table-cell>
          <table:table-cell table:formula="of:=[.C110]" office:value-type="currency" office:currency="GHC" office:value="0" calcext:value-type="currency">
            <text:p>₵0.00</text:p>
          </table:table-cell>
          <table:table-cell table:formula="of:=[.C11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1]+[.B111]+([.E111]*8)" office:value-type="currency" office:currency="GHC" office:value="6000" calcext:value-type="currency">
            <text:p>₵6,000.00</text:p>
          </table:table-cell>
          <table:table-cell office:value-type="currency" office:currency="GHC" office:value="32" calcext:value-type="currency">
            <text:p>₵32.00</text:p>
          </table:table-cell>
          <table:table-cell table:formula="of:=[.G111]*2" office:value-type="currency" office:currency="GHC" office:value="64" calcext:value-type="currency">
            <text:p>₵64.00</text:p>
          </table:table-cell>
          <table:table-cell table:style-name="ce31" table:formula="of:=[.H111]*12" office:value-type="currency" office:currency="GHC" office:value="768" calcext:value-type="currency">
            <text:p>₵768.00</text:p>
          </table:table-cell>
          <table:table-cell table:style-name="ce34" table:formula="of:=[.I111]/0.21" office:value-type="currency" office:currency="GHC" office:value="3657.14285714286" calcext:value-type="currency">
            <text:p>₵3,657.14</text:p>
          </table:table-cell>
          <table:table-cell table:formula="of:=[.F111]/[.I111]" office:value-type="float" office:value="7.8125" calcext:value-type="float">
            <text:p>7.8</text:p>
          </table:table-cell>
          <table:table-cell table:formula="of:=[.B111]/[.I111]" office:value-type="float" office:value="5.859375" calcext:value-type="float">
            <text:p>5.9</text:p>
          </table:table-cell>
          <table:table-cell table:formula="of:=[.F111]/[.J111]" office:value-type="float" office:value="1.640625" calcext:value-type="float">
            <text:p>1.6</text:p>
          </table:table-cell>
          <table:table-cell table:formula="of:=[.B111]/[.J111]" office:value-type="float" office:value="1.23046875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beam (road)</text:p>
          </table:table-cell>
          <table:table-cell office:value-type="currency" office:currency="GHC" office:value="4000" calcext:value-type="currency">
            <text:p>₵4,000.00</text:p>
          </table:table-cell>
          <table:table-cell table:formula="of:=[.C111]" office:value-type="currency" office:currency="GHC" office:value="0" calcext:value-type="currency">
            <text:p>₵0.00</text:p>
          </table:table-cell>
          <table:table-cell table:formula="of:=[.C11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2]+[.B112]+([.E112]*8)" office:value-type="currency" office:currency="GHC" office:value="5500" calcext:value-type="currency">
            <text:p>₵5,5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112]*2" office:value-type="currency" office:currency="GHC" office:value="60" calcext:value-type="currency">
            <text:p>₵60.00</text:p>
          </table:table-cell>
          <table:table-cell table:style-name="ce31" table:formula="of:=[.H112]*12" office:value-type="currency" office:currency="GHC" office:value="720" calcext:value-type="currency">
            <text:p>₵720.00</text:p>
          </table:table-cell>
          <table:table-cell table:style-name="ce34" table:formula="of:=[.I112]/0.21" office:value-type="currency" office:currency="GHC" office:value="3428.57142857143" calcext:value-type="currency">
            <text:p>₵3,428.57</text:p>
          </table:table-cell>
          <table:table-cell table:formula="of:=[.F112]/[.I112]" office:value-type="float" office:value="7.63888888888889" calcext:value-type="float">
            <text:p>7.6</text:p>
          </table:table-cell>
          <table:table-cell table:formula="of:=[.B112]/[.I112]" office:value-type="float" office:value="5.55555555555556" calcext:value-type="float">
            <text:p>5.6</text:p>
          </table:table-cell>
          <table:table-cell table:formula="of:=[.F112]/[.J112]" office:value-type="float" office:value="1.60416666666667" calcext:value-type="float">
            <text:p>1.6</text:p>
          </table:table-cell>
          <table:table-cell table:formula="of:=[.B112]/[.J112]" office:value-type="float" office:value="1.16666666666667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steel cantilever (road)</text:p>
          </table:table-cell>
          <table:table-cell office:value-type="currency" office:currency="GHC" office:value="4000" calcext:value-type="currency">
            <text:p>₵4,000.00</text:p>
          </table:table-cell>
          <table:table-cell table:formula="of:=[.C112]" office:value-type="currency" office:currency="GHC" office:value="0" calcext:value-type="currency">
            <text:p>₵0.00</text:p>
          </table:table-cell>
          <table:table-cell table:formula="of:=[.C11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3]+[.B113]+([.E113]*8)" office:value-type="currency" office:currency="GHC" office:value="5500" calcext:value-type="currency">
            <text:p>₵5,5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113]*2" office:value-type="currency" office:currency="GHC" office:value="60" calcext:value-type="currency">
            <text:p>₵60.00</text:p>
          </table:table-cell>
          <table:table-cell table:style-name="ce31" table:formula="of:=[.H113]*12" office:value-type="currency" office:currency="GHC" office:value="720" calcext:value-type="currency">
            <text:p>₵720.00</text:p>
          </table:table-cell>
          <table:table-cell table:style-name="ce34" table:formula="of:=[.I113]/0.21" office:value-type="currency" office:currency="GHC" office:value="3428.57142857143" calcext:value-type="currency">
            <text:p>₵3,428.57</text:p>
          </table:table-cell>
          <table:table-cell table:formula="of:=[.F113]/[.I113]" office:value-type="float" office:value="7.63888888888889" calcext:value-type="float">
            <text:p>7.6</text:p>
          </table:table-cell>
          <table:table-cell table:formula="of:=[.B113]/[.I113]" office:value-type="float" office:value="5.55555555555556" calcext:value-type="float">
            <text:p>5.6</text:p>
          </table:table-cell>
          <table:table-cell table:formula="of:=[.F113]/[.J113]" office:value-type="float" office:value="1.60416666666667" calcext:value-type="float">
            <text:p>1.6</text:p>
          </table:table-cell>
          <table:table-cell table:formula="of:=[.B113]/[.J113]" office:value-type="float" office:value="1.16666666666667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viaduct (rail)</text:p>
          </table:table-cell>
          <table:table-cell office:value-type="currency" office:currency="GHC" office:value="7200" calcext:value-type="currency">
            <text:p>₵7,2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4]+[.B114]+([.E114]*8)" office:value-type="currency" office:currency="GHC" office:value="8700" calcext:value-type="currency">
            <text:p>₵8,700.00</text:p>
          </table:table-cell>
          <table:table-cell office:value-type="currency" office:currency="GHC" office:value="22.5" calcext:value-type="currency">
            <text:p>₵22.50</text:p>
          </table:table-cell>
          <table:table-cell table:formula="of:=[.G114]*2" office:value-type="currency" office:currency="GHC" office:value="45" calcext:value-type="currency">
            <text:p>₵45.00</text:p>
          </table:table-cell>
          <table:table-cell table:style-name="ce31" table:formula="of:=[.H114]*12" office:value-type="currency" office:currency="GHC" office:value="540" calcext:value-type="currency">
            <text:p>₵540.00</text:p>
          </table:table-cell>
          <table:table-cell table:style-name="ce34" table:formula="of:=[.I114]/0.21" office:value-type="currency" office:currency="GHC" office:value="2571.42857142857" calcext:value-type="currency">
            <text:p>₵2,571.43</text:p>
          </table:table-cell>
          <table:table-cell table:formula="of:=[.F114]/[.I114]" office:value-type="float" office:value="16.1111111111111" calcext:value-type="float">
            <text:p>16.1</text:p>
          </table:table-cell>
          <table:table-cell table:formula="of:=[.B114]/[.I114]" office:value-type="float" office:value="13.3333333333333" calcext:value-type="float">
            <text:p>13.3</text:p>
          </table:table-cell>
          <table:table-cell table:formula="of:=[.F114]/[.J114]" office:value-type="float" office:value="3.38333333333333" calcext:value-type="float">
            <text:p>3.4</text:p>
          </table:table-cell>
          <table:table-cell table:formula="of:=[.B114]/[.J114]" office:value-type="float" office:value="2.8" calcext:value-type="float">
            <text:p>2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viaduct (narrow gauge)</text:p>
          </table:table-cell>
          <table:table-cell office:value-type="currency" office:currency="GHC" office:value="4500" calcext:value-type="currency">
            <text:p>₵4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5]+[.B115]+([.E115]*8)" office:value-type="currency" office:currency="GHC" office:value="6000" calcext:value-type="currency">
            <text:p>₵6,000.00</text:p>
          </table:table-cell>
          <table:table-cell office:value-type="currency" office:currency="GHC" office:value="35" calcext:value-type="currency">
            <text:p>₵35.00</text:p>
          </table:table-cell>
          <table:table-cell table:formula="of:=[.G115]*2" office:value-type="currency" office:currency="GHC" office:value="70" calcext:value-type="currency">
            <text:p>₵70.00</text:p>
          </table:table-cell>
          <table:table-cell table:style-name="ce31" table:formula="of:=[.H115]*12" office:value-type="currency" office:currency="GHC" office:value="840" calcext:value-type="currency">
            <text:p>₵840.00</text:p>
          </table:table-cell>
          <table:table-cell table:style-name="ce34" table:formula="of:=[.I115]/0.21" office:value-type="currency" office:currency="GHC" office:value="4000" calcext:value-type="currency">
            <text:p>₵4,000.00</text:p>
          </table:table-cell>
          <table:table-cell table:formula="of:=[.F115]/[.I115]" office:value-type="float" office:value="7.14285714285714" calcext:value-type="float">
            <text:p>7.1</text:p>
          </table:table-cell>
          <table:table-cell table:formula="of:=[.B115]/[.I115]" office:value-type="float" office:value="5.35714285714286" calcext:value-type="float">
            <text:p>5.4</text:p>
          </table:table-cell>
          <table:table-cell table:formula="of:=[.F115]/[.J115]" office:value-type="float" office:value="1.5" calcext:value-type="float">
            <text:p>1.5</text:p>
          </table:table-cell>
          <table:table-cell table:formula="of:=[.B115]/[.J115]" office:value-type="float" office:value="1.12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viaduct (road)</text:p>
          </table:table-cell>
          <table:table-cell office:value-type="currency" office:currency="GHC" office:value="5400" calcext:value-type="currency">
            <text:p>₵5,4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6]+[.B116]+([.E116]*8)" office:value-type="currency" office:currency="GHC" office:value="6900" calcext:value-type="currency">
            <text:p>₵6,900.00</text:p>
          </table:table-cell>
          <table:table-cell office:value-type="currency" office:currency="GHC" office:value="40" calcext:value-type="currency">
            <text:p>₵40.00</text:p>
          </table:table-cell>
          <table:table-cell table:formula="of:=[.G116]*2" office:value-type="currency" office:currency="GHC" office:value="80" calcext:value-type="currency">
            <text:p>₵80.00</text:p>
          </table:table-cell>
          <table:table-cell table:style-name="ce31" table:formula="of:=[.H116]*12" office:value-type="currency" office:currency="GHC" office:value="960" calcext:value-type="currency">
            <text:p>₵960.00</text:p>
          </table:table-cell>
          <table:table-cell table:style-name="ce34" table:formula="of:=[.I116]/0.21" office:value-type="currency" office:currency="GHC" office:value="4571.42857142857" calcext:value-type="currency">
            <text:p>₵4,571.43</text:p>
          </table:table-cell>
          <table:table-cell table:formula="of:=[.F116]/[.I116]" office:value-type="float" office:value="7.1875" calcext:value-type="float">
            <text:p>7.2</text:p>
          </table:table-cell>
          <table:table-cell table:formula="of:=[.B116]/[.I116]" office:value-type="float" office:value="5.625" calcext:value-type="float">
            <text:p>5.6</text:p>
          </table:table-cell>
          <table:table-cell table:formula="of:=[.F116]/[.J116]" office:value-type="float" office:value="1.509375" calcext:value-type="float">
            <text:p>1.5</text:p>
          </table:table-cell>
          <table:table-cell table:formula="of:=[.B116]/[.J116]" office:value-type="float" office:value="1.18125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 girder (road)</text:p>
          </table:table-cell>
          <table:table-cell office:value-type="currency" office:currency="GHC" office:value="5600" calcext:value-type="currency">
            <text:p>₵5,600.00</text:p>
          </table:table-cell>
          <table:table-cell table:formula="of:=[.C116]" office:value-type="currency" office:currency="GHC" office:value="0" calcext:value-type="currency">
            <text:p>₵0.00</text:p>
          </table:table-cell>
          <table:table-cell table:formula="of:=[.C11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7]+[.B117]+([.E117]*8)" office:value-type="currency" office:currency="GHC" office:value="7100" calcext:value-type="currency">
            <text:p>₵7,1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117]*2" office:value-type="currency" office:currency="GHC" office:value="36" calcext:value-type="currency">
            <text:p>₵36.00</text:p>
          </table:table-cell>
          <table:table-cell table:style-name="ce31" table:formula="of:=[.H117]*12" office:value-type="currency" office:currency="GHC" office:value="432" calcext:value-type="currency">
            <text:p>₵432.00</text:p>
          </table:table-cell>
          <table:table-cell table:style-name="ce34" table:formula="of:=[.I117]/0.21" office:value-type="currency" office:currency="GHC" office:value="2057.14285714286" calcext:value-type="currency">
            <text:p>₵2,057.14</text:p>
          </table:table-cell>
          <table:table-cell table:formula="of:=[.F117]/[.I117]" office:value-type="float" office:value="16.4351851851852" calcext:value-type="float">
            <text:p>16.4</text:p>
          </table:table-cell>
          <table:table-cell table:formula="of:=[.B117]/[.I117]" office:value-type="float" office:value="12.962962962963" calcext:value-type="float">
            <text:p>13.0</text:p>
          </table:table-cell>
          <table:table-cell table:formula="of:=[.F117]/[.J117]" office:value-type="float" office:value="3.45138888888889" calcext:value-type="float">
            <text:p>3.5</text:p>
          </table:table-cell>
          <table:table-cell table:formula="of:=[.B117]/[.J117]" office:value-type="float" office:value="2.72222222222222" calcext:value-type="float">
            <text:p>2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 girder (rail)</text:p>
          </table:table-cell>
          <table:table-cell office:value-type="currency" office:currency="GHC" office:value="4600" calcext:value-type="currency">
            <text:p>₵4,600.00</text:p>
          </table:table-cell>
          <table:table-cell table:formula="of:=[.C117]" office:value-type="currency" office:currency="GHC" office:value="0" calcext:value-type="currency">
            <text:p>₵0.00</text:p>
          </table:table-cell>
          <table:table-cell table:formula="of:=[.C11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8]+[.B118]+([.E118]*8)" office:value-type="currency" office:currency="GHC" office:value="6100" calcext:value-type="currency">
            <text:p>₵6,100.00</text:p>
          </table:table-cell>
          <table:table-cell office:value-type="currency" office:currency="GHC" office:value="12.5" calcext:value-type="currency">
            <text:p>₵12.50</text:p>
          </table:table-cell>
          <table:table-cell table:formula="of:=[.G118]*2" office:value-type="currency" office:currency="GHC" office:value="25" calcext:value-type="currency">
            <text:p>₵25.00</text:p>
          </table:table-cell>
          <table:table-cell table:style-name="ce31" table:formula="of:=[.H118]*12" office:value-type="currency" office:currency="GHC" office:value="300" calcext:value-type="currency">
            <text:p>₵300.00</text:p>
          </table:table-cell>
          <table:table-cell table:style-name="ce34" table:formula="of:=[.I118]/0.21" office:value-type="currency" office:currency="GHC" office:value="1428.57142857143" calcext:value-type="currency">
            <text:p>₵1,428.57</text:p>
          </table:table-cell>
          <table:table-cell table:formula="of:=[.F118]/[.I118]" office:value-type="float" office:value="20.3333333333333" calcext:value-type="float">
            <text:p>20.3</text:p>
          </table:table-cell>
          <table:table-cell table:formula="of:=[.B118]/[.I118]" office:value-type="float" office:value="15.3333333333333" calcext:value-type="float">
            <text:p>15.3</text:p>
          </table:table-cell>
          <table:table-cell table:formula="of:=[.F118]/[.J118]" office:value-type="float" office:value="4.27" calcext:value-type="float">
            <text:p>4.3</text:p>
          </table:table-cell>
          <table:table-cell table:formula="of:=[.B118]/[.J118]" office:value-type="float" office:value="3.22" calcext:value-type="float">
            <text:p>3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 girder concrete (rail)</text:p>
          </table:table-cell>
          <table:table-cell office:value-type="currency" office:currency="GHC" office:value="5500" calcext:value-type="currency">
            <text:p>₵5,500.00</text:p>
          </table:table-cell>
          <table:table-cell table:formula="of:=[.C118]" office:value-type="currency" office:currency="GHC" office:value="0" calcext:value-type="currency">
            <text:p>₵0.00</text:p>
          </table:table-cell>
          <table:table-cell table:formula="of:=[.C11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9]+[.B119]+([.E119]*8)" office:value-type="currency" office:currency="GHC" office:value="7000" calcext:value-type="currency">
            <text:p>₵7,0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119]*2" office:value-type="currency" office:currency="GHC" office:value="36" calcext:value-type="currency">
            <text:p>₵36.00</text:p>
          </table:table-cell>
          <table:table-cell table:style-name="ce31" table:formula="of:=[.H119]*12" office:value-type="currency" office:currency="GHC" office:value="432" calcext:value-type="currency">
            <text:p>₵432.00</text:p>
          </table:table-cell>
          <table:table-cell table:style-name="ce34" table:formula="of:=[.I119]/0.21" office:value-type="currency" office:currency="GHC" office:value="2057.14285714286" calcext:value-type="currency">
            <text:p>₵2,057.14</text:p>
          </table:table-cell>
          <table:table-cell table:formula="of:=[.F119]/[.I119]" office:value-type="float" office:value="16.2037037037037" calcext:value-type="float">
            <text:p>16.2</text:p>
          </table:table-cell>
          <table:table-cell table:formula="of:=[.B119]/[.I119]" office:value-type="float" office:value="12.7314814814815" calcext:value-type="float">
            <text:p>12.7</text:p>
          </table:table-cell>
          <table:table-cell table:formula="of:=[.F119]/[.J119]" office:value-type="float" office:value="3.40277777777778" calcext:value-type="float">
            <text:p>3.4</text:p>
          </table:table-cell>
          <table:table-cell table:formula="of:=[.B119]/[.J119]" office:value-type="float" office:value="2.67361111111111" calcext:value-type="float">
            <text:p>2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road)</text:p>
          </table:table-cell>
          <table:table-cell office:value-type="currency" office:currency="GHC" office:value="1500" calcext:value-type="currency">
            <text:p>₵1,500.00</text:p>
          </table:table-cell>
          <table:table-cell table:formula="of:=[.C119]" office:value-type="currency" office:currency="GHC" office:value="0" calcext:value-type="currency">
            <text:p>₵0.00</text:p>
          </table:table-cell>
          <table:table-cell table:formula="of:=[.C12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0]+[.B120]+([.E120]*8)" office:value-type="currency" office:currency="GHC" office:value="3000" calcext:value-type="currency">
            <text:p>₵3,0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120]*2" office:value-type="currency" office:currency="GHC" office:value="30" calcext:value-type="currency">
            <text:p>₵30.00</text:p>
          </table:table-cell>
          <table:table-cell table:style-name="ce31" table:formula="of:=[.H120]*12" office:value-type="currency" office:currency="GHC" office:value="360" calcext:value-type="currency">
            <text:p>₵360.00</text:p>
          </table:table-cell>
          <table:table-cell table:style-name="ce34" table:formula="of:=[.I120]/0.21" office:value-type="currency" office:currency="GHC" office:value="1714.28571428571" calcext:value-type="currency">
            <text:p>₵1,714.29</text:p>
          </table:table-cell>
          <table:table-cell table:formula="of:=[.F120]/[.I120]" office:value-type="float" office:value="8.33333333333333" calcext:value-type="float">
            <text:p>8.3</text:p>
          </table:table-cell>
          <table:table-cell table:formula="of:=[.B120]/[.I120]" office:value-type="float" office:value="4.16666666666667" calcext:value-type="float">
            <text:p>4.2</text:p>
          </table:table-cell>
          <table:table-cell table:formula="of:=[.F120]/[.J120]" office:value-type="float" office:value="1.75" calcext:value-type="float">
            <text:p>1.8</text:p>
          </table:table-cell>
          <table:table-cell table:formula="of:=[.B120]/[.J120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narrow gauge)</text:p>
          </table:table-cell>
          <table:table-cell office:value-type="currency" office:currency="GHC" office:value="2500" calcext:value-type="currency">
            <text:p>₵2,500.00</text:p>
          </table:table-cell>
          <table:table-cell table:formula="of:=[.C120]" office:value-type="currency" office:currency="GHC" office:value="0" calcext:value-type="currency">
            <text:p>₵0.00</text:p>
          </table:table-cell>
          <table:table-cell table:formula="of:=[.C12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1]+[.B121]+([.E121]*8)" office:value-type="currency" office:currency="GHC" office:value="4000" calcext:value-type="currency">
            <text:p>₵4,000.00</text:p>
          </table:table-cell>
          <table:table-cell office:value-type="currency" office:currency="GHC" office:value="3.5" calcext:value-type="currency">
            <text:p>₵3.50</text:p>
          </table:table-cell>
          <table:table-cell table:formula="of:=[.G121]*2" office:value-type="currency" office:currency="GHC" office:value="7" calcext:value-type="currency">
            <text:p>₵7.00</text:p>
          </table:table-cell>
          <table:table-cell table:style-name="ce31" table:formula="of:=[.H121]*12" office:value-type="currency" office:currency="GHC" office:value="84" calcext:value-type="currency">
            <text:p>₵84.00</text:p>
          </table:table-cell>
          <table:table-cell table:style-name="ce34" table:formula="of:=[.I121]/0.21" office:value-type="currency" office:currency="GHC" office:value="400" calcext:value-type="currency">
            <text:p>₵400.00</text:p>
          </table:table-cell>
          <table:table-cell table:formula="of:=[.F121]/[.I121]" office:value-type="float" office:value="47.6190476190476" calcext:value-type="float">
            <text:p>47.6</text:p>
          </table:table-cell>
          <table:table-cell table:formula="of:=[.B121]/[.I121]" office:value-type="float" office:value="29.7619047619048" calcext:value-type="float">
            <text:p>29.8</text:p>
          </table:table-cell>
          <table:table-cell table:formula="of:=[.F121]/[.J121]" office:value-type="float" office:value="10" calcext:value-type="float">
            <text:p>10.0</text:p>
          </table:table-cell>
          <table:table-cell table:formula="of:=[.B121]/[.J121]" office:value-type="float" office:value="6.25" calcext:value-type="float">
            <text:p>6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rail)</text:p>
          </table:table-cell>
          <table:table-cell office:value-type="currency" office:currency="GHC" office:value="3000" calcext:value-type="currency">
            <text:p>₵3,000.00</text:p>
          </table:table-cell>
          <table:table-cell table:formula="of:=[.C121]" office:value-type="currency" office:currency="GHC" office:value="0" calcext:value-type="currency">
            <text:p>₵0.00</text:p>
          </table:table-cell>
          <table:table-cell table:formula="of:=[.C12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2]+[.B122]+([.E122]*8)" office:value-type="currency" office:currency="GHC" office:value="4500" calcext:value-type="currency">
            <text:p>₵4,500.00</text:p>
          </table:table-cell>
          <table:table-cell office:value-type="currency" office:currency="GHC" office:value="7.5" calcext:value-type="currency">
            <text:p>₵7.50</text:p>
          </table:table-cell>
          <table:table-cell table:formula="of:=[.G122]*2" office:value-type="currency" office:currency="GHC" office:value="15" calcext:value-type="currency">
            <text:p>₵15.00</text:p>
          </table:table-cell>
          <table:table-cell table:style-name="ce31" table:formula="of:=[.H122]*12" office:value-type="currency" office:currency="GHC" office:value="180" calcext:value-type="currency">
            <text:p>₵180.00</text:p>
          </table:table-cell>
          <table:table-cell table:style-name="ce34" table:formula="of:=[.I122]/0.21" office:value-type="currency" office:currency="GHC" office:value="857.142857142857" calcext:value-type="currency">
            <text:p>₵857.14</text:p>
          </table:table-cell>
          <table:table-cell table:formula="of:=[.F122]/[.I122]" office:value-type="float" office:value="25" calcext:value-type="float">
            <text:p>25.0</text:p>
          </table:table-cell>
          <table:table-cell table:formula="of:=[.B122]/[.I122]" office:value-type="float" office:value="16.6666666666667" calcext:value-type="float">
            <text:p>16.7</text:p>
          </table:table-cell>
          <table:table-cell table:formula="of:=[.F122]/[.J122]" office:value-type="float" office:value="5.25" calcext:value-type="float">
            <text:p>5.3</text:p>
          </table:table-cell>
          <table:table-cell table:formula="of:=[.B122]/[.J122]" office:value-type="float" office:value="3.5" calcext:value-type="float">
            <text:p>3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tub boat)</text:p>
          </table:table-cell>
          <table:table-cell office:value-type="currency" office:currency="GHC" office:value="950" calcext:value-type="currency">
            <text:p>₵950.00</text:p>
          </table:table-cell>
          <table:table-cell table:formula="of:=[.C122]" office:value-type="currency" office:currency="GHC" office:value="0" calcext:value-type="currency">
            <text:p>₵0.00</text:p>
          </table:table-cell>
          <table:table-cell table:formula="of:=[.C12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3]+[.B123]+([.E123]*8)" office:value-type="currency" office:currency="GHC" office:value="2450" calcext:value-type="currency">
            <text:p>₵2,450.00</text:p>
          </table:table-cell>
          <table:table-cell office:value-type="currency" office:currency="GHC" office:value="9" calcext:value-type="currency">
            <text:p>₵9.00</text:p>
          </table:table-cell>
          <table:table-cell table:formula="of:=[.G123]*2" office:value-type="currency" office:currency="GHC" office:value="18" calcext:value-type="currency">
            <text:p>₵18.00</text:p>
          </table:table-cell>
          <table:table-cell table:style-name="ce31" table:formula="of:=[.H123]*12" office:value-type="currency" office:currency="GHC" office:value="216" calcext:value-type="currency">
            <text:p>₵216.00</text:p>
          </table:table-cell>
          <table:table-cell table:style-name="ce34" table:formula="of:=[.I123]/0.21" office:value-type="currency" office:currency="GHC" office:value="1028.57142857143" calcext:value-type="currency">
            <text:p>₵1,028.57</text:p>
          </table:table-cell>
          <table:table-cell table:formula="of:=[.F123]/[.I123]" office:value-type="float" office:value="11.3425925925926" calcext:value-type="float">
            <text:p>11.3</text:p>
          </table:table-cell>
          <table:table-cell table:formula="of:=[.B123]/[.I123]" office:value-type="float" office:value="4.39814814814815" calcext:value-type="float">
            <text:p>4.4</text:p>
          </table:table-cell>
          <table:table-cell table:formula="of:=[.F123]/[.J123]" office:value-type="float" office:value="2.38194444444444" calcext:value-type="float">
            <text:p>2.4</text:p>
          </table:table-cell>
          <table:table-cell table:formula="of:=[.B123]/[.J123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narrowboat canal)</text:p>
          </table:table-cell>
          <table:table-cell office:value-type="currency" office:currency="GHC" office:value="1235" calcext:value-type="currency">
            <text:p>₵1,235.00</text:p>
          </table:table-cell>
          <table:table-cell table:formula="of:=[.C123]" office:value-type="currency" office:currency="GHC" office:value="0" calcext:value-type="currency">
            <text:p>₵0.00</text:p>
          </table:table-cell>
          <table:table-cell table:formula="of:=[.C12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4]+[.B124]+([.E124]*8)" office:value-type="currency" office:currency="GHC" office:value="2735" calcext:value-type="currency">
            <text:p>₵2,735.00</text:p>
          </table:table-cell>
          <table:table-cell office:value-type="currency" office:currency="GHC" office:value="11.7" calcext:value-type="currency">
            <text:p>₵11.70</text:p>
          </table:table-cell>
          <table:table-cell table:formula="of:=[.G124]*2" office:value-type="currency" office:currency="GHC" office:value="23.4" calcext:value-type="currency">
            <text:p>₵23.40</text:p>
          </table:table-cell>
          <table:table-cell table:style-name="ce31" table:formula="of:=[.H124]*12" office:value-type="currency" office:currency="GHC" office:value="280.8" calcext:value-type="currency">
            <text:p>₵280.80</text:p>
          </table:table-cell>
          <table:table-cell table:style-name="ce34" table:formula="of:=[.I124]/0.21" office:value-type="currency" office:currency="GHC" office:value="1337.14285714286" calcext:value-type="currency">
            <text:p>₵1,337.14</text:p>
          </table:table-cell>
          <table:table-cell table:formula="of:=[.F124]/[.I124]" office:value-type="float" office:value="9.74002849002849" calcext:value-type="float">
            <text:p>9.7</text:p>
          </table:table-cell>
          <table:table-cell table:formula="of:=[.B124]/[.I124]" office:value-type="float" office:value="4.39814814814815" calcext:value-type="float">
            <text:p>4.4</text:p>
          </table:table-cell>
          <table:table-cell table:formula="of:=[.F124]/[.J124]" office:value-type="float" office:value="2.04540598290598" calcext:value-type="float">
            <text:p>2.0</text:p>
          </table:table-cell>
          <table:table-cell table:formula="of:=[.B124]/[.J124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barge canal)</text:p>
          </table:table-cell>
          <table:table-cell office:value-type="currency" office:currency="GHC" office:value="1662.5" calcext:value-type="currency">
            <text:p>₵1,662.50</text:p>
          </table:table-cell>
          <table:table-cell table:formula="of:=[.C124]" office:value-type="currency" office:currency="GHC" office:value="0" calcext:value-type="currency">
            <text:p>₵0.00</text:p>
          </table:table-cell>
          <table:table-cell table:formula="of:=[.C12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5]+[.B125]+([.E125]*8)" office:value-type="currency" office:currency="GHC" office:value="3162.5" calcext:value-type="currency">
            <text:p>₵3,162.50</text:p>
          </table:table-cell>
          <table:table-cell office:value-type="currency" office:currency="GHC" office:value="15.75" calcext:value-type="currency">
            <text:p>₵15.75</text:p>
          </table:table-cell>
          <table:table-cell table:formula="of:=[.G125]*2" office:value-type="currency" office:currency="GHC" office:value="31.5" calcext:value-type="currency">
            <text:p>₵31.50</text:p>
          </table:table-cell>
          <table:table-cell table:style-name="ce31" table:formula="of:=[.H125]*12" office:value-type="currency" office:currency="GHC" office:value="378" calcext:value-type="currency">
            <text:p>₵378.00</text:p>
          </table:table-cell>
          <table:table-cell table:style-name="ce34" table:formula="of:=[.I125]/0.21" office:value-type="currency" office:currency="GHC" office:value="1800" calcext:value-type="currency">
            <text:p>₵1,800.00</text:p>
          </table:table-cell>
          <table:table-cell table:formula="of:=[.F125]/[.I125]" office:value-type="float" office:value="8.36640211640212" calcext:value-type="float">
            <text:p>8.4</text:p>
          </table:table-cell>
          <table:table-cell table:formula="of:=[.B125]/[.I125]" office:value-type="float" office:value="4.39814814814815" calcext:value-type="float">
            <text:p>4.4</text:p>
          </table:table-cell>
          <table:table-cell table:formula="of:=[.F125]/[.J125]" office:value-type="float" office:value="1.75694444444444" calcext:value-type="float">
            <text:p>1.8</text:p>
          </table:table-cell>
          <table:table-cell table:formula="of:=[.B125]/[.J125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Maglev)</text:p>
          </table:table-cell>
          <table:table-cell office:value-type="currency" office:currency="GHC" office:value="8500" calcext:value-type="currency">
            <text:p>₵8,500.00</text:p>
          </table:table-cell>
          <table:table-cell table:formula="of:=[.C125]" office:value-type="currency" office:currency="GHC" office:value="0" calcext:value-type="currency">
            <text:p>₵0.00</text:p>
          </table:table-cell>
          <table:table-cell table:formula="of:=[.C12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6]+[.B126]+([.E126]*8)" office:value-type="currency" office:currency="GHC" office:value="10000" calcext:value-type="currency">
            <text:p>₵10,000.00</text:p>
          </table:table-cell>
          <table:table-cell office:value-type="currency" office:currency="GHC" office:value="20" calcext:value-type="currency">
            <text:p>₵20.00</text:p>
          </table:table-cell>
          <table:table-cell table:formula="of:=[.G126]*2" office:value-type="currency" office:currency="GHC" office:value="40" calcext:value-type="currency">
            <text:p>₵40.00</text:p>
          </table:table-cell>
          <table:table-cell table:style-name="ce31" table:formula="of:=[.H126]*12" office:value-type="currency" office:currency="GHC" office:value="480" calcext:value-type="currency">
            <text:p>₵480.00</text:p>
          </table:table-cell>
          <table:table-cell table:style-name="ce34" table:formula="of:=[.I126]/0.21" office:value-type="currency" office:currency="GHC" office:value="2285.71428571429" calcext:value-type="currency">
            <text:p>₵2,285.71</text:p>
          </table:table-cell>
          <table:table-cell table:formula="of:=[.F126]/[.I126]" office:value-type="float" office:value="20.8333333333333" calcext:value-type="float">
            <text:p>20.8</text:p>
          </table:table-cell>
          <table:table-cell table:formula="of:=[.B126]/[.I126]" office:value-type="float" office:value="17.7083333333333" calcext:value-type="float">
            <text:p>17.7</text:p>
          </table:table-cell>
          <table:table-cell table:formula="of:=[.F126]/[.J126]" office:value-type="float" office:value="4.375" calcext:value-type="float">
            <text:p>4.4</text:p>
          </table:table-cell>
          <table:table-cell table:formula="of:=[.B126]/[.J126]" office:value-type="float" office:value="3.71875" calcext:value-type="float">
            <text:p>3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(rail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6]" office:value-type="currency" office:currency="GHC" office:value="0" calcext:value-type="currency">
            <text:p>₵0.00</text:p>
          </table:table-cell>
          <table:table-cell table:formula="of:=[.C12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7]+[.B127]+([.E127]*8)" office:value-type="currency" office:currency="GHC" office:value="3500" calcext:value-type="currency">
            <text:p>₵3,500.00</text:p>
          </table:table-cell>
          <table:table-cell office:value-type="currency" office:currency="GHC" office:value="20" calcext:value-type="currency">
            <text:p>₵20.00</text:p>
          </table:table-cell>
          <table:table-cell table:formula="of:=[.G127]*2" office:value-type="currency" office:currency="GHC" office:value="40" calcext:value-type="currency">
            <text:p>₵40.00</text:p>
          </table:table-cell>
          <table:table-cell table:style-name="ce31" table:formula="of:=[.H127]*12" office:value-type="currency" office:currency="GHC" office:value="480" calcext:value-type="currency">
            <text:p>₵480.00</text:p>
          </table:table-cell>
          <table:table-cell table:style-name="ce34" table:formula="of:=[.I127]/0.21" office:value-type="currency" office:currency="GHC" office:value="2285.71428571429" calcext:value-type="currency">
            <text:p>₵2,285.71</text:p>
          </table:table-cell>
          <table:table-cell table:formula="of:=[.F127]/[.I127]" office:value-type="float" office:value="7.29166666666667" calcext:value-type="float">
            <text:p>7.3</text:p>
          </table:table-cell>
          <table:table-cell table:formula="of:=[.B127]/[.I127]" office:value-type="float" office:value="4.16666666666667" calcext:value-type="float">
            <text:p>4.2</text:p>
          </table:table-cell>
          <table:table-cell table:formula="of:=[.F127]/[.J127]" office:value-type="float" office:value="1.53125" calcext:value-type="float">
            <text:p>1.5</text:p>
          </table:table-cell>
          <table:table-cell table:formula="of:=[.B127]/[.J127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lattice girder (rail)</text:p>
          </table:table-cell>
          <table:table-cell office:value-type="currency" office:currency="GHC" office:value="3600" calcext:value-type="currency">
            <text:p>₵3,600.00</text:p>
          </table:table-cell>
          <table:table-cell table:formula="of:=[.C127]" office:value-type="currency" office:currency="GHC" office:value="0" calcext:value-type="currency">
            <text:p>₵0.00</text:p>
          </table:table-cell>
          <table:table-cell table:formula="of:=[.C12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8]+[.B128]+([.E128]*8)" office:value-type="currency" office:currency="GHC" office:value="5100" calcext:value-type="currency">
            <text:p>₵5,1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128]*2" office:value-type="currency" office:currency="GHC" office:value="30" calcext:value-type="currency">
            <text:p>₵30.00</text:p>
          </table:table-cell>
          <table:table-cell table:style-name="ce31" table:formula="of:=[.H128]*12" office:value-type="currency" office:currency="GHC" office:value="360" calcext:value-type="currency">
            <text:p>₵360.00</text:p>
          </table:table-cell>
          <table:table-cell table:style-name="ce34" table:formula="of:=[.I128]/0.21" office:value-type="currency" office:currency="GHC" office:value="1714.28571428571" calcext:value-type="currency">
            <text:p>₵1,714.29</text:p>
          </table:table-cell>
          <table:table-cell table:formula="of:=[.F128]/[.I128]" office:value-type="float" office:value="14.1666666666667" calcext:value-type="float">
            <text:p>14.2</text:p>
          </table:table-cell>
          <table:table-cell table:formula="of:=[.B128]/[.I128]" office:value-type="float" office:value="10" calcext:value-type="float">
            <text:p>10.0</text:p>
          </table:table-cell>
          <table:table-cell table:formula="of:=[.F128]/[.J128]" office:value-type="float" office:value="2.975" calcext:value-type="float">
            <text:p>3.0</text:p>
          </table:table-cell>
          <table:table-cell table:formula="of:=[.B128]/[.J128]" office:value-type="float" office:value="2.1" calcext:value-type="float">
            <text:p>2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girder (road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8]" office:value-type="currency" office:currency="GHC" office:value="0" calcext:value-type="currency">
            <text:p>₵0.00</text:p>
          </table:table-cell>
          <table:table-cell table:formula="of:=[.C12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9]+[.B129]+([.E129]*8)" office:value-type="currency" office:currency="GHC" office:value="3500" calcext:value-type="currency">
            <text:p>₵3,500.0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129]*2" office:value-type="currency" office:currency="GHC" office:value="8" calcext:value-type="currency">
            <text:p>₵8.00</text:p>
          </table:table-cell>
          <table:table-cell table:style-name="ce31" table:formula="of:=[.H129]*12" office:value-type="currency" office:currency="GHC" office:value="96" calcext:value-type="currency">
            <text:p>₵96.00</text:p>
          </table:table-cell>
          <table:table-cell table:style-name="ce34" table:formula="of:=[.I129]/0.21" office:value-type="currency" office:currency="GHC" office:value="457.142857142857" calcext:value-type="currency">
            <text:p>₵457.14</text:p>
          </table:table-cell>
          <table:table-cell table:formula="of:=[.F129]/[.I129]" office:value-type="float" office:value="36.4583333333333" calcext:value-type="float">
            <text:p>36.5</text:p>
          </table:table-cell>
          <table:table-cell table:formula="of:=[.B129]/[.I129]" office:value-type="float" office:value="20.8333333333333" calcext:value-type="float">
            <text:p>20.8</text:p>
          </table:table-cell>
          <table:table-cell table:formula="of:=[.F129]/[.J129]" office:value-type="float" office:value="7.65625" calcext:value-type="float">
            <text:p>7.7</text:p>
          </table:table-cell>
          <table:table-cell table:formula="of:=[.B129]/[.J129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girder (narrow gauge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9]" office:value-type="currency" office:currency="GHC" office:value="0" calcext:value-type="currency">
            <text:p>₵0.00</text:p>
          </table:table-cell>
          <table:table-cell table:formula="of:=[.C13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0]+[.B130]+([.E130]*8)" office:value-type="currency" office:currency="GHC" office:value="3500" calcext:value-type="currency">
            <text:p>₵3,500.00</text:p>
          </table:table-cell>
          <table:table-cell office:value-type="currency" office:currency="GHC" office:value="2" calcext:value-type="currency">
            <text:p>₵2.00</text:p>
          </table:table-cell>
          <table:table-cell table:formula="of:=[.G130]*2" office:value-type="currency" office:currency="GHC" office:value="4" calcext:value-type="currency">
            <text:p>₵4.00</text:p>
          </table:table-cell>
          <table:table-cell table:style-name="ce31" table:formula="of:=[.H130]*12" office:value-type="currency" office:currency="GHC" office:value="48" calcext:value-type="currency">
            <text:p>₵48.00</text:p>
          </table:table-cell>
          <table:table-cell table:style-name="ce34" table:formula="of:=[.I130]/0.21" office:value-type="currency" office:currency="GHC" office:value="228.571428571429" calcext:value-type="currency">
            <text:p>₵228.57</text:p>
          </table:table-cell>
          <table:table-cell table:formula="of:=[.F130]/[.I130]" office:value-type="float" office:value="72.9166666666667" calcext:value-type="float">
            <text:p>72.9</text:p>
          </table:table-cell>
          <table:table-cell table:formula="of:=[.B130]/[.I130]" office:value-type="float" office:value="41.6666666666667" calcext:value-type="float">
            <text:p>41.7</text:p>
          </table:table-cell>
          <table:table-cell table:formula="of:=[.F130]/[.J130]" office:value-type="float" office:value="15.3125" calcext:value-type="float">
            <text:p>15.3</text:p>
          </table:table-cell>
          <table:table-cell table:formula="of:=[.B130]/[.J130]" office:value-type="float" office:value="8.75" calcext:value-type="float">
            <text:p>8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girder (rail)</text:p>
          </table:table-cell>
          <table:table-cell office:value-type="currency" office:currency="GHC" office:value="2200" calcext:value-type="currency">
            <text:p>₵2,200.00</text:p>
          </table:table-cell>
          <table:table-cell table:formula="of:=[.C130]" office:value-type="currency" office:currency="GHC" office:value="0" calcext:value-type="currency">
            <text:p>₵0.00</text:p>
          </table:table-cell>
          <table:table-cell table:formula="of:=[.C13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1]+[.B131]+([.E131]*8)" office:value-type="currency" office:currency="GHC" office:value="3700" calcext:value-type="currency">
            <text:p>₵3,700.00</text:p>
          </table:table-cell>
          <table:table-cell office:value-type="currency" office:currency="GHC" office:value="12" calcext:value-type="currency">
            <text:p>₵12.00</text:p>
          </table:table-cell>
          <table:table-cell table:formula="of:=[.G131]*2" office:value-type="currency" office:currency="GHC" office:value="24" calcext:value-type="currency">
            <text:p>₵24.00</text:p>
          </table:table-cell>
          <table:table-cell table:style-name="ce31" table:formula="of:=[.H131]*12" office:value-type="currency" office:currency="GHC" office:value="288" calcext:value-type="currency">
            <text:p>₵288.00</text:p>
          </table:table-cell>
          <table:table-cell table:style-name="ce34" table:formula="of:=[.I131]/0.21" office:value-type="currency" office:currency="GHC" office:value="1371.42857142857" calcext:value-type="currency">
            <text:p>₵1,371.43</text:p>
          </table:table-cell>
          <table:table-cell table:formula="of:=[.F131]/[.I131]" office:value-type="float" office:value="12.8472222222222" calcext:value-type="float">
            <text:p>12.8</text:p>
          </table:table-cell>
          <table:table-cell table:formula="of:=[.B131]/[.I131]" office:value-type="float" office:value="7.63888888888889" calcext:value-type="float">
            <text:p>7.6</text:p>
          </table:table-cell>
          <table:table-cell table:formula="of:=[.F131]/[.J131]" office:value-type="float" office:value="2.69791666666667" calcext:value-type="float">
            <text:p>2.7</text:p>
          </table:table-cell>
          <table:table-cell table:formula="of:=[.B131]/[.J131]" office:value-type="float" office:value="1.60416666666667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bowstring girder (rail)</text:p>
          </table:table-cell>
          <table:table-cell office:value-type="currency" office:currency="GHC" office:value="7900" calcext:value-type="currency">
            <text:p>₵7,900.00</text:p>
          </table:table-cell>
          <table:table-cell table:formula="of:=[.C131]" office:value-type="currency" office:currency="GHC" office:value="0" calcext:value-type="currency">
            <text:p>₵0.00</text:p>
          </table:table-cell>
          <table:table-cell table:formula="of:=[.C13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2]+[.B132]+([.E132]*8)" office:value-type="currency" office:currency="GHC" office:value="9400" calcext:value-type="currency">
            <text:p>₵9,400.00</text:p>
          </table:table-cell>
          <table:table-cell office:value-type="currency" office:currency="GHC" office:value="16.75" calcext:value-type="currency">
            <text:p>₵16.75</text:p>
          </table:table-cell>
          <table:table-cell table:formula="of:=[.G132]*2" office:value-type="currency" office:currency="GHC" office:value="33.5" calcext:value-type="currency">
            <text:p>₵33.50</text:p>
          </table:table-cell>
          <table:table-cell table:style-name="ce31" table:formula="of:=[.H132]*12" office:value-type="currency" office:currency="GHC" office:value="402" calcext:value-type="currency">
            <text:p>₵402.00</text:p>
          </table:table-cell>
          <table:table-cell table:style-name="ce34" table:formula="of:=[.I132]/0.21" office:value-type="currency" office:currency="GHC" office:value="1914.28571428571" calcext:value-type="currency">
            <text:p>₵1,914.29</text:p>
          </table:table-cell>
          <table:table-cell table:formula="of:=[.F132]/[.I132]" office:value-type="float" office:value="23.3830845771144" calcext:value-type="float">
            <text:p>23.4</text:p>
          </table:table-cell>
          <table:table-cell table:formula="of:=[.B132]/[.I132]" office:value-type="float" office:value="19.6517412935323" calcext:value-type="float">
            <text:p>19.7</text:p>
          </table:table-cell>
          <table:table-cell table:formula="of:=[.F132]/[.J132]" office:value-type="float" office:value="4.91044776119403" calcext:value-type="float">
            <text:p>4.9</text:p>
          </table:table-cell>
          <table:table-cell table:formula="of:=[.B132]/[.J132]" office:value-type="float" office:value="4.12686567164179" calcext:value-type="float">
            <text:p>4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arch (rail)</text:p>
          </table:table-cell>
          <table:table-cell office:value-type="currency" office:currency="GHC" office:value="5700" calcext:value-type="currency">
            <text:p>₵5,700.00</text:p>
          </table:table-cell>
          <table:table-cell table:formula="of:=[.C132]" office:value-type="currency" office:currency="GHC" office:value="0" calcext:value-type="currency">
            <text:p>₵0.00</text:p>
          </table:table-cell>
          <table:table-cell table:formula="of:=[.C13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3]+[.B133]+([.E133]*8)" office:value-type="currency" office:currency="GHC" office:value="7200" calcext:value-type="currency">
            <text:p>₵7,2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133]*2" office:value-type="currency" office:currency="GHC" office:value="30" calcext:value-type="currency">
            <text:p>₵30.00</text:p>
          </table:table-cell>
          <table:table-cell table:style-name="ce31" table:formula="of:=[.H133]*12" office:value-type="currency" office:currency="GHC" office:value="360" calcext:value-type="currency">
            <text:p>₵360.00</text:p>
          </table:table-cell>
          <table:table-cell table:style-name="ce34" table:formula="of:=[.I133]/0.21" office:value-type="currency" office:currency="GHC" office:value="1714.28571428571" calcext:value-type="currency">
            <text:p>₵1,714.29</text:p>
          </table:table-cell>
          <table:table-cell table:formula="of:=[.F133]/[.I133]" office:value-type="float" office:value="20" calcext:value-type="float">
            <text:p>20.0</text:p>
          </table:table-cell>
          <table:table-cell table:formula="of:=[.B133]/[.I133]" office:value-type="float" office:value="15.8333333333333" calcext:value-type="float">
            <text:p>15.8</text:p>
          </table:table-cell>
          <table:table-cell table:formula="of:=[.F133]/[.J133]" office:value-type="float" office:value="4.2" calcext:value-type="float">
            <text:p>4.2</text:p>
          </table:table-cell>
          <table:table-cell table:formula="of:=[.B133]/[.J133]" office:value-type="float" office:value="3.325" calcext:value-type="float">
            <text:p>3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road)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31]" office:value-type="currency" office:currency="GHC" office:value="0" calcext:value-type="currency">
            <text:p>₵0.00</text:p>
          </table:table-cell>
          <table:table-cell table:formula="of:=[.C13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4]+[.B134]+([.E134]*8)" office:value-type="currency" office:currency="GHC" office:value="2400" calcext:value-type="currency">
            <text:p>₵2,400.00</text:p>
          </table:table-cell>
          <table:table-cell office:value-type="currency" office:currency="GHC" office:value="3.2" calcext:value-type="currency">
            <text:p>₵3.20</text:p>
          </table:table-cell>
          <table:table-cell table:formula="of:=[.G134]*2" office:value-type="currency" office:currency="GHC" office:value="6.4" calcext:value-type="currency">
            <text:p>₵6.40</text:p>
          </table:table-cell>
          <table:table-cell table:style-name="ce31" table:formula="of:=[.H134]*12" office:value-type="currency" office:currency="GHC" office:value="76.8" calcext:value-type="currency">
            <text:p>₵76.80</text:p>
          </table:table-cell>
          <table:table-cell table:style-name="ce34" table:formula="of:=[.I134]/0.21" office:value-type="currency" office:currency="GHC" office:value="365.714285714286" calcext:value-type="currency">
            <text:p>₵365.71</text:p>
          </table:table-cell>
          <table:table-cell table:formula="of:=[.F134]/[.I134]" office:value-type="float" office:value="31.25" calcext:value-type="float">
            <text:p>31.3</text:p>
          </table:table-cell>
          <table:table-cell table:formula="of:=[.B134]/[.I134]" office:value-type="float" office:value="11.71875" calcext:value-type="float">
            <text:p>11.7</text:p>
          </table:table-cell>
          <table:table-cell table:formula="of:=[.F134]/[.J134]" office:value-type="float" office:value="6.5625" calcext:value-type="float">
            <text:p>6.6</text:p>
          </table:table-cell>
          <table:table-cell table:formula="of:=[.B134]/[.J134]" office:value-type="float" office:value="2.4609375" calcext:value-type="float">
            <text:p>2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stone pillar) (rail)</text:p>
          </table:table-cell>
          <table:table-cell office:value-type="currency" office:currency="GHC" office:value="1700" calcext:value-type="currency">
            <text:p>₵1,700.00</text:p>
          </table:table-cell>
          <table:table-cell table:formula="of:=[.C132]" office:value-type="currency" office:currency="GHC" office:value="0" calcext:value-type="currency">
            <text:p>₵0.00</text:p>
          </table:table-cell>
          <table:table-cell table:formula="of:=[.C13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5]+[.B135]+([.E135]*8)" office:value-type="currency" office:currency="GHC" office:value="3200" calcext:value-type="currency">
            <text:p>₵3,200.00</text:p>
          </table:table-cell>
          <table:table-cell office:value-type="currency" office:currency="GHC" office:value="10" calcext:value-type="currency">
            <text:p>₵10.00</text:p>
          </table:table-cell>
          <table:table-cell table:formula="of:=[.G135]*2" office:value-type="currency" office:currency="GHC" office:value="20" calcext:value-type="currency">
            <text:p>₵20.00</text:p>
          </table:table-cell>
          <table:table-cell table:style-name="ce31" table:formula="of:=[.H135]*12" office:value-type="currency" office:currency="GHC" office:value="240" calcext:value-type="currency">
            <text:p>₵240.00</text:p>
          </table:table-cell>
          <table:table-cell table:style-name="ce34" table:formula="of:=[.I135]/0.21" office:value-type="currency" office:currency="GHC" office:value="1142.85714285714" calcext:value-type="currency">
            <text:p>₵1,142.86</text:p>
          </table:table-cell>
          <table:table-cell table:formula="of:=[.F135]/[.I135]" office:value-type="float" office:value="13.3333333333333" calcext:value-type="float">
            <text:p>13.3</text:p>
          </table:table-cell>
          <table:table-cell table:formula="of:=[.B135]/[.I135]" office:value-type="float" office:value="7.08333333333333" calcext:value-type="float">
            <text:p>7.1</text:p>
          </table:table-cell>
          <table:table-cell table:formula="of:=[.F135]/[.J135]" office:value-type="float" office:value="2.8" calcext:value-type="float">
            <text:p>2.8</text:p>
          </table:table-cell>
          <table:table-cell table:formula="of:=[.B135]/[.J135]" office:value-type="float" office:value="1.4875" calcext:value-type="float">
            <text:p>1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narrow gauge)</text:p>
          </table:table-cell>
          <table:table-cell office:value-type="currency" office:currency="GHC" office:value="1700" calcext:value-type="currency">
            <text:p>₵1,700.00</text:p>
          </table:table-cell>
          <table:table-cell table:formula="of:=[.C133]" office:value-type="currency" office:currency="GHC" office:value="0" calcext:value-type="currency">
            <text:p>₵0.00</text:p>
          </table:table-cell>
          <table:table-cell table:formula="of:=[.C13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6]+[.B136]+([.E136]*8)" office:value-type="currency" office:currency="GHC" office:value="3200" calcext:value-type="currency">
            <text:p>₵3,200.00</text:p>
          </table:table-cell>
          <table:table-cell office:value-type="currency" office:currency="GHC" office:value="1.75" calcext:value-type="currency">
            <text:p>₵1.75</text:p>
          </table:table-cell>
          <table:table-cell table:formula="of:=[.G136]*2" office:value-type="currency" office:currency="GHC" office:value="3.5" calcext:value-type="currency">
            <text:p>₵3.50</text:p>
          </table:table-cell>
          <table:table-cell table:style-name="ce31" table:formula="of:=[.H136]*12" office:value-type="currency" office:currency="GHC" office:value="42" calcext:value-type="currency">
            <text:p>₵42.00</text:p>
          </table:table-cell>
          <table:table-cell table:style-name="ce34" table:formula="of:=[.I136]/0.21" office:value-type="currency" office:currency="GHC" office:value="200" calcext:value-type="currency">
            <text:p>₵200.00</text:p>
          </table:table-cell>
          <table:table-cell table:formula="of:=[.F136]/[.I136]" office:value-type="float" office:value="76.1904761904762" calcext:value-type="float">
            <text:p>76.2</text:p>
          </table:table-cell>
          <table:table-cell table:formula="of:=[.B136]/[.I136]" office:value-type="float" office:value="40.4761904761905" calcext:value-type="float">
            <text:p>40.5</text:p>
          </table:table-cell>
          <table:table-cell table:formula="of:=[.F136]/[.J136]" office:value-type="float" office:value="16" calcext:value-type="float">
            <text:p>16.0</text:p>
          </table:table-cell>
          <table:table-cell table:formula="of:=[.B136]/[.J136]" office:value-type="float" office:value="8.5" calcext:value-type="float">
            <text:p>8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rail)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134]" office:value-type="currency" office:currency="GHC" office:value="0" calcext:value-type="currency">
            <text:p>₵0.00</text:p>
          </table:table-cell>
          <table:table-cell table:formula="of:=[.C13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7]+[.B137]+([.E137]*8)" office:value-type="currency" office:currency="GHC" office:value="1750" calcext:value-type="currency">
            <text:p>₵1,750.00</text:p>
          </table:table-cell>
          <table:table-cell office:value-type="currency" office:currency="GHC" office:value="12" calcext:value-type="currency">
            <text:p>₵12.00</text:p>
          </table:table-cell>
          <table:table-cell table:formula="of:=[.G137]*2" office:value-type="currency" office:currency="GHC" office:value="24" calcext:value-type="currency">
            <text:p>₵24.00</text:p>
          </table:table-cell>
          <table:table-cell table:style-name="ce31" table:formula="of:=[.H137]*12" office:value-type="currency" office:currency="GHC" office:value="288" calcext:value-type="currency">
            <text:p>₵288.00</text:p>
          </table:table-cell>
          <table:table-cell table:style-name="ce34" table:formula="of:=[.I137]/0.21" office:value-type="currency" office:currency="GHC" office:value="1371.42857142857" calcext:value-type="currency">
            <text:p>₵1,371.43</text:p>
          </table:table-cell>
          <table:table-cell table:formula="of:=[.F137]/[.I137]" office:value-type="float" office:value="6.07638888888889" calcext:value-type="float">
            <text:p>6.1</text:p>
          </table:table-cell>
          <table:table-cell table:formula="of:=[.B137]/[.I137]" office:value-type="float" office:value="0.868055555555556" calcext:value-type="float">
            <text:p>0.9</text:p>
          </table:table-cell>
          <table:table-cell table:formula="of:=[.F137]/[.J137]" office:value-type="float" office:value="1.27604166666667" calcext:value-type="float">
            <text:p>1.3</text:p>
          </table:table-cell>
          <table:table-cell table:formula="of:=[.B137]/[.J137]" office:value-type="float" office:value="0.182291666666667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bular box girder</text:p>
          </table:table-cell>
          <table:table-cell office:value-type="currency" office:currency="GHC" office:value="3300" calcext:value-type="currency">
            <text:p>₵3,300.00</text:p>
          </table:table-cell>
          <table:table-cell table:formula="of:=[.C135]" office:value-type="currency" office:currency="GHC" office:value="0" calcext:value-type="currency">
            <text:p>₵0.00</text:p>
          </table:table-cell>
          <table:table-cell table:formula="of:=[.C13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8]+[.B138]+([.E138]*8)" office:value-type="currency" office:currency="GHC" office:value="4800" calcext:value-type="currency">
            <text:p>₵4,800.00</text:p>
          </table:table-cell>
          <table:table-cell office:value-type="currency" office:currency="GHC" office:value="12.5" calcext:value-type="currency">
            <text:p>₵12.50</text:p>
          </table:table-cell>
          <table:table-cell table:formula="of:=[.G138]*2" office:value-type="currency" office:currency="GHC" office:value="25" calcext:value-type="currency">
            <text:p>₵25.00</text:p>
          </table:table-cell>
          <table:table-cell table:style-name="ce31" table:formula="of:=[.H138]*12" office:value-type="currency" office:currency="GHC" office:value="300" calcext:value-type="currency">
            <text:p>₵300.00</text:p>
          </table:table-cell>
          <table:table-cell table:style-name="ce34" table:formula="of:=[.I138]/0.21" office:value-type="currency" office:currency="GHC" office:value="1428.57142857143" calcext:value-type="currency">
            <text:p>₵1,428.57</text:p>
          </table:table-cell>
          <table:table-cell table:formula="of:=[.F138]/[.I138]" office:value-type="float" office:value="16" calcext:value-type="float">
            <text:p>16.0</text:p>
          </table:table-cell>
          <table:table-cell table:formula="of:=[.B138]/[.I138]" office:value-type="float" office:value="11" calcext:value-type="float">
            <text:p>11.0</text:p>
          </table:table-cell>
          <table:table-cell table:formula="of:=[.F138]/[.J138]" office:value-type="float" office:value="3.36" calcext:value-type="float">
            <text:p>3.4</text:p>
          </table:table-cell>
          <table:table-cell table:formula="of:=[.B138]/[.J138]" office:value-type="float" office:value="2.31" calcext:value-type="float">
            <text:p>2.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Electrification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Trolleybus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37]" office:value-type="currency" office:currency="GHC" office:value="0" calcext:value-type="currency">
            <text:p>₵0.00</text:p>
          </table:table-cell>
          <table:table-cell table:formula="of:=[.C140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0]+[.B140]+([.E140]*8)" office:value-type="currency" office:currency="GHC" office:value="900" calcext:value-type="currency">
            <text:p>₵900.00</text:p>
          </table:table-cell>
          <table:table-cell office:value-type="currency" office:currency="GHC" office:value="8" calcext:value-type="currency">
            <text:p>₵8.00</text:p>
          </table:table-cell>
          <table:table-cell table:formula="of:=[.G140]*2" office:value-type="currency" office:currency="GHC" office:value="16" calcext:value-type="currency">
            <text:p>₵16.00</text:p>
          </table:table-cell>
          <table:table-cell table:style-name="ce31" table:formula="of:=[.H140]*12" office:value-type="currency" office:currency="GHC" office:value="192" calcext:value-type="currency">
            <text:p>₵192.00</text:p>
          </table:table-cell>
          <table:table-cell table:style-name="ce34" table:formula="of:=[.I140]/0.21" office:value-type="currency" office:currency="GHC" office:value="914.285714285714" calcext:value-type="currency">
            <text:p>₵914.29</text:p>
          </table:table-cell>
          <table:table-cell table:formula="of:=[.F140]/[.I140]" office:value-type="float" office:value="4.6875" calcext:value-type="float">
            <text:p>4.7</text:p>
          </table:table-cell>
          <table:table-cell table:formula="of:=[.B140]/[.I140]" office:value-type="float" office:value="4.6875" calcext:value-type="float">
            <text:p>4.7</text:p>
          </table:table-cell>
          <table:table-cell table:formula="of:=[.F140]/[.J140]" office:value-type="float" office:value="0.984375" calcext:value-type="float">
            <text:p>1.0</text:p>
          </table:table-cell>
          <table:table-cell table:formula="of:=[.B140]/[.J140]" office:value-type="float" office:value="0.984375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(overhead)</text:p>
          </table:table-cell>
          <table:table-cell office:value-type="currency" office:currency="GHC" office:value="690" calcext:value-type="currency">
            <text:p>₵690.00</text:p>
          </table:table-cell>
          <table:table-cell table:formula="of:=[.C138]" office:value-type="currency" office:currency="GHC" office:value="0" calcext:value-type="currency">
            <text:p>₵0.00</text:p>
          </table:table-cell>
          <table:table-cell table:formula="of:=[.C141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1]+[.B141]+([.E141]*8)" office:value-type="currency" office:currency="GHC" office:value="690" calcext:value-type="currency">
            <text:p>₵690.0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141]*2" office:value-type="currency" office:currency="GHC" office:value="8" calcext:value-type="currency">
            <text:p>₵8.00</text:p>
          </table:table-cell>
          <table:table-cell table:style-name="ce31" table:formula="of:=[.H141]*12" office:value-type="currency" office:currency="GHC" office:value="96" calcext:value-type="currency">
            <text:p>₵96.00</text:p>
          </table:table-cell>
          <table:table-cell table:style-name="ce34" table:formula="of:=[.I141]/0.21" office:value-type="currency" office:currency="GHC" office:value="457.142857142857" calcext:value-type="currency">
            <text:p>₵457.14</text:p>
          </table:table-cell>
          <table:table-cell table:formula="of:=[.F141]/[.I141]" office:value-type="float" office:value="7.1875" calcext:value-type="float">
            <text:p>7.2</text:p>
          </table:table-cell>
          <table:table-cell table:formula="of:=[.B141]/[.I141]" office:value-type="float" office:value="7.1875" calcext:value-type="float">
            <text:p>7.2</text:p>
          </table:table-cell>
          <table:table-cell table:formula="of:=[.F141]/[.J141]" office:value-type="float" office:value="1.509375" calcext:value-type="float">
            <text:p>1.5</text:p>
          </table:table-cell>
          <table:table-cell table:formula="of:=[.B141]/[.J141]" office:value-type="float" office:value="1.509375" calcext:value-type="float">
            <text:p>1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C overhead (rail)</text:p>
          </table:table-cell>
          <table:table-cell office:value-type="currency" office:currency="GHC" office:value="1570" calcext:value-type="currency">
            <text:p>₵1,570.00</text:p>
          </table:table-cell>
          <table:table-cell table:formula="of:=[.C139]" office:value-type="currency" office:currency="GHC" office:value="0" calcext:value-type="currency">
            <text:p>₵0.00</text:p>
          </table:table-cell>
          <table:table-cell table:formula="of:=[.C142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2]+[.B142]+([.E142]*8)" office:value-type="currency" office:currency="GHC" office:value="1570" calcext:value-type="currency">
            <text:p>₵1,570.00</text:p>
          </table:table-cell>
          <table:table-cell office:value-type="currency" office:currency="GHC" office:value="5" calcext:value-type="currency">
            <text:p>₵5.00</text:p>
          </table:table-cell>
          <table:table-cell table:formula="of:=[.G142]*2" office:value-type="currency" office:currency="GHC" office:value="10" calcext:value-type="currency">
            <text:p>₵10.00</text:p>
          </table:table-cell>
          <table:table-cell table:style-name="ce31" table:formula="of:=[.H142]*12" office:value-type="currency" office:currency="GHC" office:value="120" calcext:value-type="currency">
            <text:p>₵120.00</text:p>
          </table:table-cell>
          <table:table-cell table:style-name="ce34" table:formula="of:=[.I142]/0.21" office:value-type="currency" office:currency="GHC" office:value="571.428571428571" calcext:value-type="currency">
            <text:p>₵571.43</text:p>
          </table:table-cell>
          <table:table-cell table:formula="of:=[.F142]/[.I142]" office:value-type="float" office:value="13.0833333333333" calcext:value-type="float">
            <text:p>13.1</text:p>
          </table:table-cell>
          <table:table-cell table:formula="of:=[.B142]/[.I142]" office:value-type="float" office:value="13.0833333333333" calcext:value-type="float">
            <text:p>13.1</text:p>
          </table:table-cell>
          <table:table-cell table:formula="of:=[.F142]/[.J142]" office:value-type="float" office:value="2.7475" calcext:value-type="float">
            <text:p>2.7</text:p>
          </table:table-cell>
          <table:table-cell table:formula="of:=[.B142]/[.J142]" office:value-type="float" office:value="2.7475" calcext:value-type="float">
            <text:p>2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C overhead (rail)</text:p>
          </table:table-cell>
          <table:table-cell office:value-type="currency" office:currency="GHC" office:value="1050" calcext:value-type="currency">
            <text:p>₵1,050.00</text:p>
          </table:table-cell>
          <table:table-cell table:formula="of:=[.C140]" office:value-type="currency" office:currency="GHC" office:value="0" calcext:value-type="currency">
            <text:p>₵0.00</text:p>
          </table:table-cell>
          <table:table-cell table:formula="of:=[.C143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3]+[.B143]+([.E143]*8)" office:value-type="currency" office:currency="GHC" office:value="1050" calcext:value-type="currency">
            <text:p>₵1,050.00</text:p>
          </table:table-cell>
          <table:table-cell office:value-type="currency" office:currency="GHC" office:value="3.5" calcext:value-type="currency">
            <text:p>₵3.50</text:p>
          </table:table-cell>
          <table:table-cell table:formula="of:=[.G143]*2" office:value-type="currency" office:currency="GHC" office:value="7" calcext:value-type="currency">
            <text:p>₵7.00</text:p>
          </table:table-cell>
          <table:table-cell table:style-name="ce31" table:formula="of:=[.H143]*12" office:value-type="currency" office:currency="GHC" office:value="84" calcext:value-type="currency">
            <text:p>₵84.00</text:p>
          </table:table-cell>
          <table:table-cell table:style-name="ce34" table:formula="of:=[.I143]/0.21" office:value-type="currency" office:currency="GHC" office:value="400" calcext:value-type="currency">
            <text:p>₵400.00</text:p>
          </table:table-cell>
          <table:table-cell table:formula="of:=[.F143]/[.I143]" office:value-type="float" office:value="12.5" calcext:value-type="float">
            <text:p>12.5</text:p>
          </table:table-cell>
          <table:table-cell table:formula="of:=[.B143]/[.I143]" office:value-type="float" office:value="12.5" calcext:value-type="float">
            <text:p>12.5</text:p>
          </table:table-cell>
          <table:table-cell table:formula="of:=[.F143]/[.J143]" office:value-type="float" office:value="2.625" calcext:value-type="float">
            <text:p>2.6</text:p>
          </table:table-cell>
          <table:table-cell table:formula="of:=[.B143]/[.J143]" office:value-type="float" office:value="2.625" calcext:value-type="float">
            <text:p>2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LR</text:p>
          </table:table-cell>
          <table:table-cell office:value-type="currency" office:currency="GHC" office:value="830" calcext:value-type="currency">
            <text:p>₵830.00</text:p>
          </table:table-cell>
          <table:table-cell table:formula="of:=[.C141]" office:value-type="currency" office:currency="GHC" office:value="0" calcext:value-type="currency">
            <text:p>₵0.00</text:p>
          </table:table-cell>
          <table:table-cell table:formula="of:=[.C144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4]+[.B144]+([.E144]*8)" office:value-type="currency" office:currency="GHC" office:value="830" calcext:value-type="currency">
            <text:p>₵830.00</text:p>
          </table:table-cell>
          <table:table-cell office:value-type="currency" office:currency="GHC" office:value="5.5" calcext:value-type="currency">
            <text:p>₵5.50</text:p>
          </table:table-cell>
          <table:table-cell table:formula="of:=[.G144]*2" office:value-type="currency" office:currency="GHC" office:value="11" calcext:value-type="currency">
            <text:p>₵11.00</text:p>
          </table:table-cell>
          <table:table-cell table:style-name="ce31" table:formula="of:=[.H144]*12" office:value-type="currency" office:currency="GHC" office:value="132" calcext:value-type="currency">
            <text:p>₵132.00</text:p>
          </table:table-cell>
          <table:table-cell table:style-name="ce34" table:formula="of:=[.I144]/0.21" office:value-type="currency" office:currency="GHC" office:value="628.571428571429" calcext:value-type="currency">
            <text:p>₵628.57</text:p>
          </table:table-cell>
          <table:table-cell table:formula="of:=[.F144]/[.I144]" office:value-type="float" office:value="6.28787878787879" calcext:value-type="float">
            <text:p>6.3</text:p>
          </table:table-cell>
          <table:table-cell table:formula="of:=[.B144]/[.I144]" office:value-type="float" office:value="6.28787878787879" calcext:value-type="float">
            <text:p>6.3</text:p>
          </table:table-cell>
          <table:table-cell table:formula="of:=[.F144]/[.J144]" office:value-type="float" office:value="1.32045454545455" calcext:value-type="float">
            <text:p>1.3</text:p>
          </table:table-cell>
          <table:table-cell table:formula="of:=[.B144]/[.J144]" office:value-type="float" office:value="1.3204545454545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C third rail</text:p>
          </table:table-cell>
          <table:table-cell office:value-type="currency" office:currency="GHC" office:value="830" calcext:value-type="currency">
            <text:p>₵830.00</text:p>
          </table:table-cell>
          <table:table-cell table:formula="of:=[.C142]" office:value-type="currency" office:currency="GHC" office:value="0" calcext:value-type="currency">
            <text:p>₵0.00</text:p>
          </table:table-cell>
          <table:table-cell table:formula="of:=[.C145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5]+[.B145]+([.E145]*8)" office:value-type="currency" office:currency="GHC" office:value="830" calcext:value-type="currency">
            <text:p>₵830.00</text:p>
          </table:table-cell>
          <table:table-cell office:value-type="currency" office:currency="GHC" office:value="5.5" calcext:value-type="currency">
            <text:p>₵5.50</text:p>
          </table:table-cell>
          <table:table-cell table:formula="of:=[.G145]*2" office:value-type="currency" office:currency="GHC" office:value="11" calcext:value-type="currency">
            <text:p>₵11.00</text:p>
          </table:table-cell>
          <table:table-cell table:style-name="ce31" table:formula="of:=[.H145]*12" office:value-type="currency" office:currency="GHC" office:value="132" calcext:value-type="currency">
            <text:p>₵132.00</text:p>
          </table:table-cell>
          <table:table-cell table:style-name="ce34" table:formula="of:=[.I145]/0.21" office:value-type="currency" office:currency="GHC" office:value="628.571428571429" calcext:value-type="currency">
            <text:p>₵628.57</text:p>
          </table:table-cell>
          <table:table-cell table:formula="of:=[.F145]/[.I145]" office:value-type="float" office:value="6.28787878787879" calcext:value-type="float">
            <text:p>6.3</text:p>
          </table:table-cell>
          <table:table-cell table:formula="of:=[.B145]/[.I145]" office:value-type="float" office:value="6.28787878787879" calcext:value-type="float">
            <text:p>6.3</text:p>
          </table:table-cell>
          <table:table-cell table:formula="of:=[.F145]/[.J145]" office:value-type="float" office:value="1.32045454545455" calcext:value-type="float">
            <text:p>1.3</text:p>
          </table:table-cell>
          <table:table-cell table:formula="of:=[.B145]/[.J145]" office:value-type="float" office:value="1.3204545454545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C fourth rail</text:p>
          </table:table-cell>
          <table:table-cell office:value-type="currency" office:currency="GHC" office:value="950" calcext:value-type="currency">
            <text:p>₵950.00</text:p>
          </table:table-cell>
          <table:table-cell table:formula="of:=[.C143]" office:value-type="currency" office:currency="GHC" office:value="0" calcext:value-type="currency">
            <text:p>₵0.00</text:p>
          </table:table-cell>
          <table:table-cell table:formula="of:=[.C146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6]+[.B146]+([.E146]*8)" office:value-type="currency" office:currency="GHC" office:value="950" calcext:value-type="currency">
            <text:p>₵950.00</text:p>
          </table:table-cell>
          <table:table-cell office:value-type="currency" office:currency="GHC" office:value="5.7" calcext:value-type="currency">
            <text:p>₵5.70</text:p>
          </table:table-cell>
          <table:table-cell table:formula="of:=[.G146]*2" office:value-type="currency" office:currency="GHC" office:value="11.4" calcext:value-type="currency">
            <text:p>₵11.40</text:p>
          </table:table-cell>
          <table:table-cell table:style-name="ce31" table:formula="of:=[.H146]*12" office:value-type="currency" office:currency="GHC" office:value="136.8" calcext:value-type="currency">
            <text:p>₵136.80</text:p>
          </table:table-cell>
          <table:table-cell table:style-name="ce34" table:formula="of:=[.I146]/0.21" office:value-type="currency" office:currency="GHC" office:value="651.428571428572" calcext:value-type="currency">
            <text:p>₵651.43</text:p>
          </table:table-cell>
          <table:table-cell table:formula="of:=[.F146]/[.I146]" office:value-type="float" office:value="6.94444444444444" calcext:value-type="float">
            <text:p>6.9</text:p>
          </table:table-cell>
          <table:table-cell table:formula="of:=[.B146]/[.I146]" office:value-type="float" office:value="6.94444444444444" calcext:value-type="float">
            <text:p>6.9</text:p>
          </table:table-cell>
          <table:table-cell table:formula="of:=[.F146]/[.J146]" office:value-type="float" office:value="1.45833333333333" calcext:value-type="float">
            <text:p>1.5</text:p>
          </table:table-cell>
          <table:table-cell table:formula="of:=[.B146]/[.J146]" office:value-type="float" office:value="1.45833333333333" calcext:value-type="float">
            <text:p>1.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Depot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Tram stables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4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48]+[.E148]" office:value-type="currency" office:currency="GHC" office:value="4187.5" calcext:value-type="currency">
            <text:p>₵4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48]*12" office:value-type="currency" office:currency="GHC" office:value="107.52" calcext:value-type="currency">
            <text:p>₵107.52</text:p>
          </table:table-cell>
          <table:table-cell table:style-name="ce34" table:formula="of:=[.I148]/0.21" office:value-type="currency" office:currency="GHC" office:value="512" calcext:value-type="currency">
            <text:p>₵512.00</text:p>
          </table:table-cell>
          <table:table-cell table:formula="of:=[.F148]/[.I148]" office:value-type="float" office:value="38.9462425595238" calcext:value-type="float">
            <text:p>38.9</text:p>
          </table:table-cell>
          <table:table-cell table:formula="of:=[.B148]/[.I148]" office:value-type="float" office:value="37.2023809523809" calcext:value-type="float">
            <text:p>37.2</text:p>
          </table:table-cell>
          <table:table-cell table:formula="of:=[.F148]/[.J148]" office:value-type="float" office:value="8.1787109375" calcext:value-type="float">
            <text:p>8.2</text:p>
          </table:table-cell>
          <table:table-cell table:formula="of:=[.B148]/[.J148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depot (steam)</text:p>
          </table:table-cell>
          <table:table-cell office:value-type="currency" office:currency="GHC" office:value="18000" calcext:value-type="currency">
            <text:p>₵1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4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49]+[.E149]" office:value-type="currency" office:currency="GHC" office:value="18187.5" calcext:value-type="currency">
            <text:p>₵18,187.50</text:p>
          </table:table-cell>
          <table:table-cell/>
          <table:table-cell office:value-type="currency" office:currency="GHC" office:value="40.48" calcext:value-type="currency">
            <text:p>₵40.48</text:p>
          </table:table-cell>
          <table:table-cell table:style-name="ce31" table:formula="of:=[.H149]*12" office:value-type="currency" office:currency="GHC" office:value="485.76" calcext:value-type="currency">
            <text:p>₵485.76</text:p>
          </table:table-cell>
          <table:table-cell table:style-name="ce34" table:formula="of:=[.I149]/0.21" office:value-type="currency" office:currency="GHC" office:value="2313.14285714286" calcext:value-type="currency">
            <text:p>₵2,313.14</text:p>
          </table:table-cell>
          <table:table-cell table:formula="of:=[.F149]/[.I149]" office:value-type="float" office:value="37.4413290513834" calcext:value-type="float">
            <text:p>37.4</text:p>
          </table:table-cell>
          <table:table-cell table:formula="of:=[.B149]/[.I149]" office:value-type="float" office:value="37.0553359683794" calcext:value-type="float">
            <text:p>37.1</text:p>
          </table:table-cell>
          <table:table-cell table:formula="of:=[.F149]/[.J149]" office:value-type="float" office:value="7.86267910079051" calcext:value-type="float">
            <text:p>7.9</text:p>
          </table:table-cell>
          <table:table-cell table:formula="of:=[.B149]/[.J149]" office:value-type="float" office:value="7.78162055335968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depot (electric)</text:p>
          </table:table-cell>
          <table:table-cell office:value-type="currency" office:currency="GHC" office:value="12000" calcext:value-type="currency">
            <text:p>₵1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0]+[.E150]" office:value-type="currency" office:currency="GHC" office:value="12187.5" calcext:value-type="currency">
            <text:p>₵12,187.50</text:p>
          </table:table-cell>
          <table:table-cell/>
          <table:table-cell office:value-type="currency" office:currency="GHC" office:value="26.88" calcext:value-type="currency">
            <text:p>₵26.88</text:p>
          </table:table-cell>
          <table:table-cell table:style-name="ce31" table:formula="of:=[.H150]*12" office:value-type="currency" office:currency="GHC" office:value="322.56" calcext:value-type="currency">
            <text:p>₵322.56</text:p>
          </table:table-cell>
          <table:table-cell table:style-name="ce34" table:formula="of:=[.I150]/0.21" office:value-type="currency" office:currency="GHC" office:value="1536" calcext:value-type="currency">
            <text:p>₵1,536.00</text:p>
          </table:table-cell>
          <table:table-cell table:formula="of:=[.F150]/[.I150]" office:value-type="float" office:value="37.7836681547619" calcext:value-type="float">
            <text:p>37.8</text:p>
          </table:table-cell>
          <table:table-cell table:formula="of:=[.B150]/[.I150]" office:value-type="float" office:value="37.2023809523809" calcext:value-type="float">
            <text:p>37.2</text:p>
          </table:table-cell>
          <table:table-cell table:formula="of:=[.F150]/[.J150]" office:value-type="float" office:value="7.9345703125" calcext:value-type="float">
            <text:p>7.9</text:p>
          </table:table-cell>
          <table:table-cell table:formula="of:=[.B150]/[.J150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depot modern (electric)</text:p>
          </table:table-cell>
          <table:table-cell office:value-type="currency" office:currency="GHC" office:value="14000" calcext:value-type="currency">
            <text:p>₵1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1]+[.E151]" office:value-type="currency" office:currency="GHC" office:value="14187.5" calcext:value-type="currency">
            <text:p>₵14,1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51]*12" office:value-type="currency" office:currency="GHC" office:value="376.32" calcext:value-type="currency">
            <text:p>₵376.32</text:p>
          </table:table-cell>
          <table:table-cell table:style-name="ce34" table:formula="of:=[.I151]/0.21" office:value-type="currency" office:currency="GHC" office:value="1792" calcext:value-type="currency">
            <text:p>₵1,792.00</text:p>
          </table:table-cell>
          <table:table-cell table:formula="of:=[.F151]/[.I151]" office:value-type="float" office:value="37.7006271258503" calcext:value-type="float">
            <text:p>37.7</text:p>
          </table:table-cell>
          <table:table-cell table:formula="of:=[.B151]/[.I151]" office:value-type="float" office:value="37.202380952381" calcext:value-type="float">
            <text:p>37.2</text:p>
          </table:table-cell>
          <table:table-cell table:formula="of:=[.F151]/[.J151]" office:value-type="float" office:value="7.91713169642857" calcext:value-type="float">
            <text:p>7.9</text:p>
          </table:table-cell>
          <table:table-cell table:formula="of:=[.B151]/[.J151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ach stables</text:p>
          </table:table-cell>
          <table:table-cell office:value-type="currency" office:currency="GHC" office:value="2000" calcext:value-type="currency">
            <text:p>₵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2]+[.E152]" office:value-type="currency" office:currency="GHC" office:value="2187.5" calcext:value-type="currency">
            <text:p>₵2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52]*12" office:value-type="currency" office:currency="GHC" office:value="107.52" calcext:value-type="currency">
            <text:p>₵107.52</text:p>
          </table:table-cell>
          <table:table-cell table:style-name="ce34" table:formula="of:=[.I152]/0.21" office:value-type="currency" office:currency="GHC" office:value="512" calcext:value-type="currency">
            <text:p>₵512.00</text:p>
          </table:table-cell>
          <table:table-cell table:formula="of:=[.F152]/[.I152]" office:value-type="float" office:value="20.3450520833333" calcext:value-type="float">
            <text:p>20.3</text:p>
          </table:table-cell>
          <table:table-cell table:formula="of:=[.B152]/[.I152]" office:value-type="float" office:value="18.6011904761905" calcext:value-type="float">
            <text:p>18.6</text:p>
          </table:table-cell>
          <table:table-cell table:formula="of:=[.F152]/[.J152]" office:value-type="float" office:value="4.2724609375" calcext:value-type="float">
            <text:p>4.3</text:p>
          </table:table-cell>
          <table:table-cell table:formula="of:=[.B152]/[.J152]" office:value-type="float" office:value="3.90625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ad garage (steam)</text:p>
          </table:table-cell>
          <table:table-cell office:value-type="currency" office:currency="GHC" office:value="11000" calcext:value-type="currency">
            <text:p>₵11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3]+[.E153]" office:value-type="currency" office:currency="GHC" office:value="11187.5" calcext:value-type="currency">
            <text:p>₵11,187.50</text:p>
          </table:table-cell>
          <table:table-cell/>
          <table:table-cell office:value-type="currency" office:currency="GHC" office:value="49.44" calcext:value-type="currency">
            <text:p>₵49.44</text:p>
          </table:table-cell>
          <table:table-cell table:style-name="ce31" table:formula="of:=[.H153]*12" office:value-type="currency" office:currency="GHC" office:value="593.28" calcext:value-type="currency">
            <text:p>₵593.28</text:p>
          </table:table-cell>
          <table:table-cell table:style-name="ce34" table:formula="of:=[.I153]/0.21" office:value-type="currency" office:currency="GHC" office:value="2825.14285714286" calcext:value-type="currency">
            <text:p>₵2,825.14</text:p>
          </table:table-cell>
          <table:table-cell table:formula="of:=[.F153]/[.I153]" office:value-type="float" office:value="18.8570320927724" calcext:value-type="float">
            <text:p>18.9</text:p>
          </table:table-cell>
          <table:table-cell table:formula="of:=[.B153]/[.I153]" office:value-type="float" office:value="18.5409924487594" calcext:value-type="float">
            <text:p>18.5</text:p>
          </table:table-cell>
          <table:table-cell table:formula="of:=[.F153]/[.J153]" office:value-type="float" office:value="3.9599767394822" calcext:value-type="float">
            <text:p>4.0</text:p>
          </table:table-cell>
          <table:table-cell table:formula="of:=[.B153]/[.J153]" office:value-type="float" office:value="3.89360841423948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olleybus depot</text:p>
          </table:table-cell>
          <table:table-cell office:value-type="currency" office:currency="GHC" office:value="7000" calcext:value-type="currency">
            <text:p>₵7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4]+[.E154]" office:value-type="currency" office:currency="GHC" office:value="7187.5" calcext:value-type="currency">
            <text:p>₵7,1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54]*12" office:value-type="currency" office:currency="GHC" office:value="376.32" calcext:value-type="currency">
            <text:p>₵376.32</text:p>
          </table:table-cell>
          <table:table-cell table:style-name="ce34" table:formula="of:=[.I154]/0.21" office:value-type="currency" office:currency="GHC" office:value="1792" calcext:value-type="currency">
            <text:p>₵1,792.00</text:p>
          </table:table-cell>
          <table:table-cell table:formula="of:=[.F154]/[.I154]" office:value-type="float" office:value="19.0994366496599" calcext:value-type="float">
            <text:p>19.1</text:p>
          </table:table-cell>
          <table:table-cell table:formula="of:=[.B154]/[.I154]" office:value-type="float" office:value="18.6011904761905" calcext:value-type="float">
            <text:p>18.6</text:p>
          </table:table-cell>
          <table:table-cell table:formula="of:=[.F154]/[.J154]" office:value-type="float" office:value="4.01088169642857" calcext:value-type="float">
            <text:p>4.0</text:p>
          </table:table-cell>
          <table:table-cell table:formula="of:=[.B154]/[.J154]" office:value-type="float" office:value="3.90625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ad garage (internal combustion)</text:p>
          </table:table-cell>
          <table:table-cell office:value-type="currency" office:currency="GHC" office:value="10000" calcext:value-type="currency">
            <text:p>₵1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5]+[.E155]" office:value-type="currency" office:currency="GHC" office:value="10187.5" calcext:value-type="currency">
            <text:p>₵10,187.50</text:p>
          </table:table-cell>
          <table:table-cell/>
          <table:table-cell office:value-type="currency" office:currency="GHC" office:value="44.96" calcext:value-type="currency">
            <text:p>₵44.96</text:p>
          </table:table-cell>
          <table:table-cell table:style-name="ce31" table:formula="of:=[.H155]*12" office:value-type="currency" office:currency="GHC" office:value="539.52" calcext:value-type="currency">
            <text:p>₵539.52</text:p>
          </table:table-cell>
          <table:table-cell table:style-name="ce34" table:formula="of:=[.I155]/0.21" office:value-type="currency" office:currency="GHC" office:value="2569.14285714286" calcext:value-type="currency">
            <text:p>₵2,569.14</text:p>
          </table:table-cell>
          <table:table-cell table:formula="of:=[.F155]/[.I155]" office:value-type="float" office:value="18.8825252075919" calcext:value-type="float">
            <text:p>18.9</text:p>
          </table:table-cell>
          <table:table-cell table:formula="of:=[.B155]/[.I155]" office:value-type="float" office:value="18.5349940688019" calcext:value-type="float">
            <text:p>18.5</text:p>
          </table:table-cell>
          <table:table-cell table:formula="of:=[.F155]/[.J155]" office:value-type="float" office:value="3.96533029359431" calcext:value-type="float">
            <text:p>4.0</text:p>
          </table:table-cell>
          <table:table-cell table:formula="of:=[.B155]/[.J155]" office:value-type="float" office:value="3.8923487544484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ad garage new (internal combustion)</text:p>
          </table:table-cell>
          <table:table-cell office:value-type="currency" office:currency="GHC" office:value="13000" calcext:value-type="currency">
            <text:p>₵13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6]+[.E156]" office:value-type="currency" office:currency="GHC" office:value="13187.5" calcext:value-type="currency">
            <text:p>₵13,187.50</text:p>
          </table:table-cell>
          <table:table-cell/>
          <table:table-cell office:value-type="currency" office:currency="GHC" office:value="58.4" calcext:value-type="currency">
            <text:p>₵58.40</text:p>
          </table:table-cell>
          <table:table-cell table:style-name="ce31" table:formula="of:=[.H156]*12" office:value-type="currency" office:currency="GHC" office:value="700.8" calcext:value-type="currency">
            <text:p>₵700.80</text:p>
          </table:table-cell>
          <table:table-cell table:style-name="ce34" table:formula="of:=[.I156]/0.21" office:value-type="currency" office:currency="GHC" office:value="3337.14285714286" calcext:value-type="currency">
            <text:p>₵3,337.14</text:p>
          </table:table-cell>
          <table:table-cell table:formula="of:=[.F156]/[.I156]" office:value-type="float" office:value="18.8177796803653" calcext:value-type="float">
            <text:p>18.8</text:p>
          </table:table-cell>
          <table:table-cell table:formula="of:=[.B156]/[.I156]" office:value-type="float" office:value="18.5502283105023" calcext:value-type="float">
            <text:p>18.6</text:p>
          </table:table-cell>
          <table:table-cell table:formula="of:=[.F156]/[.J156]" office:value-type="float" office:value="3.95173373287671" calcext:value-type="float">
            <text:p>4.0</text:p>
          </table:table-cell>
          <table:table-cell table:formula="of:=[.B156]/[.J156]" office:value-type="float" office:value="3.89554794520548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ad garage (general)</text:p>
          </table:table-cell>
          <table:table-cell office:value-type="currency" office:currency="GHC" office:value="17000" calcext:value-type="currency">
            <text:p>₵17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7]+[.E157]" office:value-type="currency" office:currency="GHC" office:value="17187.5" calcext:value-type="currency">
            <text:p>₵17,187.50</text:p>
          </table:table-cell>
          <table:table-cell/>
          <table:table-cell office:value-type="currency" office:currency="GHC" office:value="76.48" calcext:value-type="currency">
            <text:p>₵76.48</text:p>
          </table:table-cell>
          <table:table-cell table:style-name="ce31" table:formula="of:=[.H157]*12" office:value-type="currency" office:currency="GHC" office:value="917.76" calcext:value-type="currency">
            <text:p>₵917.76</text:p>
          </table:table-cell>
          <table:table-cell table:style-name="ce34" table:formula="of:=[.I157]/0.21" office:value-type="currency" office:currency="GHC" office:value="4370.28571428572" calcext:value-type="currency">
            <text:p>₵4,370.29</text:p>
          </table:table-cell>
          <table:table-cell table:formula="of:=[.F157]/[.I157]" office:value-type="float" office:value="18.7276630055788" calcext:value-type="float">
            <text:p>18.7</text:p>
          </table:table-cell>
          <table:table-cell table:formula="of:=[.B157]/[.I157]" office:value-type="float" office:value="18.5233612273361" calcext:value-type="float">
            <text:p>18.5</text:p>
          </table:table-cell>
          <table:table-cell table:formula="of:=[.F157]/[.J157]" office:value-type="float" office:value="3.93280923117155" calcext:value-type="float">
            <text:p>3.9</text:p>
          </table:table-cell>
          <table:table-cell table:formula="of:=[.B157]/[.J157]" office:value-type="float" office:value="3.88990585774059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stables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8]+[.E158]" office:value-type="currency" office:currency="GHC" office:value="4187.5" calcext:value-type="currency">
            <text:p>₵4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58]*12" office:value-type="currency" office:currency="GHC" office:value="107.52" calcext:value-type="currency">
            <text:p>₵107.52</text:p>
          </table:table-cell>
          <table:table-cell table:style-name="ce34" table:formula="of:=[.I158]/0.21" office:value-type="currency" office:currency="GHC" office:value="512" calcext:value-type="currency">
            <text:p>₵512.00</text:p>
          </table:table-cell>
          <table:table-cell table:formula="of:=[.F158]/[.I158]" office:value-type="float" office:value="38.9462425595238" calcext:value-type="float">
            <text:p>38.9</text:p>
          </table:table-cell>
          <table:table-cell table:formula="of:=[.B158]/[.I158]" office:value-type="float" office:value="37.2023809523809" calcext:value-type="float">
            <text:p>37.2</text:p>
          </table:table-cell>
          <table:table-cell table:formula="of:=[.F158]/[.J158]" office:value-type="float" office:value="8.1787109375" calcext:value-type="float">
            <text:p>8.2</text:p>
          </table:table-cell>
          <table:table-cell table:formula="of:=[.B158]/[.J158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steam)</text:p>
          </table:table-cell>
          <table:table-cell office:value-type="currency" office:currency="GHC" office:value="26000" calcext:value-type="currency">
            <text:p>₵26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9]+[.E159]" office:value-type="currency" office:currency="GHC" office:value="26187.5" calcext:value-type="currency">
            <text:p>₵26,187.50</text:p>
          </table:table-cell>
          <table:table-cell/>
          <table:table-cell office:value-type="currency" office:currency="GHC" office:value="58.4" calcext:value-type="currency">
            <text:p>₵58.40</text:p>
          </table:table-cell>
          <table:table-cell table:style-name="ce31" table:formula="of:=[.H159]*12" office:value-type="currency" office:currency="GHC" office:value="700.8" calcext:value-type="currency">
            <text:p>₵700.80</text:p>
          </table:table-cell>
          <table:table-cell table:style-name="ce34" table:formula="of:=[.I159]/0.21" office:value-type="currency" office:currency="GHC" office:value="3337.14285714286" calcext:value-type="currency">
            <text:p>₵3,337.14</text:p>
          </table:table-cell>
          <table:table-cell table:formula="of:=[.F159]/[.I159]" office:value-type="float" office:value="37.3680079908676" calcext:value-type="float">
            <text:p>37.4</text:p>
          </table:table-cell>
          <table:table-cell table:formula="of:=[.B159]/[.I159]" office:value-type="float" office:value="37.1004566210046" calcext:value-type="float">
            <text:p>37.1</text:p>
          </table:table-cell>
          <table:table-cell table:formula="of:=[.F159]/[.J159]" office:value-type="float" office:value="7.84728167808219" calcext:value-type="float">
            <text:p>7.8</text:p>
          </table:table-cell>
          <table:table-cell table:formula="of:=[.B159]/[.J159]" office:value-type="float" office:value="7.79109589041096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diesel)</text:p>
          </table:table-cell>
          <table:table-cell office:value-type="currency" office:currency="GHC" office:value="22000" calcext:value-type="currency">
            <text:p>₵2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0]+[.E160]" office:value-type="currency" office:currency="GHC" office:value="22187.5" calcext:value-type="currency">
            <text:p>₵22,187.50</text:p>
          </table:table-cell>
          <table:table-cell/>
          <table:table-cell office:value-type="currency" office:currency="GHC" office:value="49.44" calcext:value-type="currency">
            <text:p>₵49.44</text:p>
          </table:table-cell>
          <table:table-cell table:style-name="ce31" table:formula="of:=[.H160]*12" office:value-type="currency" office:currency="GHC" office:value="593.28" calcext:value-type="currency">
            <text:p>₵593.28</text:p>
          </table:table-cell>
          <table:table-cell table:style-name="ce34" table:formula="of:=[.I160]/0.21" office:value-type="currency" office:currency="GHC" office:value="2825.14285714286" calcext:value-type="currency">
            <text:p>₵2,825.14</text:p>
          </table:table-cell>
          <table:table-cell table:formula="of:=[.F160]/[.I160]" office:value-type="float" office:value="37.3980245415318" calcext:value-type="float">
            <text:p>37.4</text:p>
          </table:table-cell>
          <table:table-cell table:formula="of:=[.B160]/[.I160]" office:value-type="float" office:value="37.0819848975189" calcext:value-type="float">
            <text:p>37.1</text:p>
          </table:table-cell>
          <table:table-cell table:formula="of:=[.F160]/[.J160]" office:value-type="float" office:value="7.85358515372168" calcext:value-type="float">
            <text:p>7.9</text:p>
          </table:table-cell>
          <table:table-cell table:formula="of:=[.B160]/[.J160]" office:value-type="float" office:value="7.78721682847896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electric)</text:p>
          </table:table-cell>
          <table:table-cell office:value-type="currency" office:currency="GHC" office:value="14000" calcext:value-type="currency">
            <text:p>₵1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1]+[.E161]" office:value-type="currency" office:currency="GHC" office:value="14187.5" calcext:value-type="currency">
            <text:p>₵14,1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61]*12" office:value-type="currency" office:currency="GHC" office:value="376.32" calcext:value-type="currency">
            <text:p>₵376.32</text:p>
          </table:table-cell>
          <table:table-cell table:style-name="ce34" table:formula="of:=[.I161]/0.21" office:value-type="currency" office:currency="GHC" office:value="1792" calcext:value-type="currency">
            <text:p>₵1,792.00</text:p>
          </table:table-cell>
          <table:table-cell table:formula="of:=[.F161]/[.I161]" office:value-type="float" office:value="37.7006271258503" calcext:value-type="float">
            <text:p>37.7</text:p>
          </table:table-cell>
          <table:table-cell table:formula="of:=[.B161]/[.I161]" office:value-type="float" office:value="37.202380952381" calcext:value-type="float">
            <text:p>37.2</text:p>
          </table:table-cell>
          <table:table-cell table:formula="of:=[.F161]/[.J161]" office:value-type="float" office:value="7.91713169642857" calcext:value-type="float">
            <text:p>7.9</text:p>
          </table:table-cell>
          <table:table-cell table:formula="of:=[.B161]/[.J161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electric, modern)</text:p>
          </table:table-cell>
          <table:table-cell office:value-type="currency" office:currency="GHC" office:value="10000" calcext:value-type="currency">
            <text:p>₵1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2]+[.E162]" office:value-type="currency" office:currency="GHC" office:value="10187.5" calcext:value-type="currency">
            <text:p>₵10,187.50</text:p>
          </table:table-cell>
          <table:table-cell/>
          <table:table-cell office:value-type="currency" office:currency="GHC" office:value="22.4" calcext:value-type="currency">
            <text:p>₵22.40</text:p>
          </table:table-cell>
          <table:table-cell table:style-name="ce31" table:formula="of:=[.H162]*12" office:value-type="currency" office:currency="GHC" office:value="268.8" calcext:value-type="currency">
            <text:p>₵268.80</text:p>
          </table:table-cell>
          <table:table-cell table:style-name="ce34" table:formula="of:=[.I162]/0.21" office:value-type="currency" office:currency="GHC" office:value="1280" calcext:value-type="currency">
            <text:p>₵1,280.00</text:p>
          </table:table-cell>
          <table:table-cell table:formula="of:=[.F162]/[.I162]" office:value-type="float" office:value="37.8999255952381" calcext:value-type="float">
            <text:p>37.9</text:p>
          </table:table-cell>
          <table:table-cell table:formula="of:=[.B162]/[.I162]" office:value-type="float" office:value="37.202380952381" calcext:value-type="float">
            <text:p>37.2</text:p>
          </table:table-cell>
          <table:table-cell table:formula="of:=[.F162]/[.J162]" office:value-type="float" office:value="7.958984375" calcext:value-type="float">
            <text:p>8.0</text:p>
          </table:table-cell>
          <table:table-cell table:formula="of:=[.B162]/[.J162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modern traction)</text:p>
          </table:table-cell>
          <table:table-cell office:value-type="currency" office:currency="GHC" office:value="18000" calcext:value-type="currency">
            <text:p>₵1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3]+[.E163]" office:value-type="currency" office:currency="GHC" office:value="18187.5" calcext:value-type="currency">
            <text:p>₵18,187.50</text:p>
          </table:table-cell>
          <table:table-cell/>
          <table:table-cell office:value-type="currency" office:currency="GHC" office:value="40.48" calcext:value-type="currency">
            <text:p>₵40.48</text:p>
          </table:table-cell>
          <table:table-cell table:style-name="ce31" table:formula="of:=[.H163]*12" office:value-type="currency" office:currency="GHC" office:value="485.76" calcext:value-type="currency">
            <text:p>₵485.76</text:p>
          </table:table-cell>
          <table:table-cell table:style-name="ce34" table:formula="of:=[.I163]/0.21" office:value-type="currency" office:currency="GHC" office:value="2313.14285714286" calcext:value-type="currency">
            <text:p>₵2,313.14</text:p>
          </table:table-cell>
          <table:table-cell table:formula="of:=[.F163]/[.I163]" office:value-type="float" office:value="37.4413290513834" calcext:value-type="float">
            <text:p>37.4</text:p>
          </table:table-cell>
          <table:table-cell table:formula="of:=[.B163]/[.I163]" office:value-type="float" office:value="37.0553359683794" calcext:value-type="float">
            <text:p>37.1</text:p>
          </table:table-cell>
          <table:table-cell table:formula="of:=[.F163]/[.J163]" office:value-type="float" office:value="7.86267910079051" calcext:value-type="float">
            <text:p>7.9</text:p>
          </table:table-cell>
          <table:table-cell table:formula="of:=[.B163]/[.J163]" office:value-type="float" office:value="7.78162055335968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 gauge stables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4]+[.E164]" office:value-type="currency" office:currency="GHC" office:value="4187.5" calcext:value-type="currency">
            <text:p>₵4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64]*12" office:value-type="currency" office:currency="GHC" office:value="107.52" calcext:value-type="currency">
            <text:p>₵107.52</text:p>
          </table:table-cell>
          <table:table-cell table:style-name="ce34" table:formula="of:=[.I164]/0.21" office:value-type="currency" office:currency="GHC" office:value="512" calcext:value-type="currency">
            <text:p>₵512.00</text:p>
          </table:table-cell>
          <table:table-cell table:formula="of:=[.F164]/[.I164]" office:value-type="float" office:value="38.9462425595238" calcext:value-type="float">
            <text:p>38.9</text:p>
          </table:table-cell>
          <table:table-cell table:formula="of:=[.B164]/[.I164]" office:value-type="float" office:value="37.2023809523809" calcext:value-type="float">
            <text:p>37.2</text:p>
          </table:table-cell>
          <table:table-cell table:formula="of:=[.F164]/[.J164]" office:value-type="float" office:value="8.1787109375" calcext:value-type="float">
            <text:p>8.2</text:p>
          </table:table-cell>
          <table:table-cell table:formula="of:=[.B164]/[.J164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 gauge depot (steam)</text:p>
          </table:table-cell>
          <table:table-cell office:value-type="currency" office:currency="GHC" office:value="18000" calcext:value-type="currency">
            <text:p>₵1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5]+[.E165]" office:value-type="currency" office:currency="GHC" office:value="18187.5" calcext:value-type="currency">
            <text:p>₵18,187.50</text:p>
          </table:table-cell>
          <table:table-cell/>
          <table:table-cell office:value-type="currency" office:currency="GHC" office:value="40.48" calcext:value-type="currency">
            <text:p>₵40.48</text:p>
          </table:table-cell>
          <table:table-cell table:style-name="ce31" table:formula="of:=[.H165]*12" office:value-type="currency" office:currency="GHC" office:value="485.76" calcext:value-type="currency">
            <text:p>₵485.76</text:p>
          </table:table-cell>
          <table:table-cell table:style-name="ce34" table:formula="of:=[.I165]/0.21" office:value-type="currency" office:currency="GHC" office:value="2313.14285714286" calcext:value-type="currency">
            <text:p>₵2,313.14</text:p>
          </table:table-cell>
          <table:table-cell table:formula="of:=[.F165]/[.I165]" office:value-type="float" office:value="37.4413290513834" calcext:value-type="float">
            <text:p>37.4</text:p>
          </table:table-cell>
          <table:table-cell table:formula="of:=[.B165]/[.I165]" office:value-type="float" office:value="37.0553359683794" calcext:value-type="float">
            <text:p>37.1</text:p>
          </table:table-cell>
          <table:table-cell table:formula="of:=[.F165]/[.J165]" office:value-type="float" office:value="7.86267910079051" calcext:value-type="float">
            <text:p>7.9</text:p>
          </table:table-cell>
          <table:table-cell table:formula="of:=[.B165]/[.J165]" office:value-type="float" office:value="7.78162055335968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 gauge depot (diesel)</text:p>
          </table:table-cell>
          <table:table-cell office:value-type="currency" office:currency="GHC" office:value="22000" calcext:value-type="currency">
            <text:p>₵2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6]+[.E166]" office:value-type="currency" office:currency="GHC" office:value="22187.5" calcext:value-type="currency">
            <text:p>₵22,187.50</text:p>
          </table:table-cell>
          <table:table-cell/>
          <table:table-cell office:value-type="currency" office:currency="GHC" office:value="49.44" calcext:value-type="currency">
            <text:p>₵49.44</text:p>
          </table:table-cell>
          <table:table-cell table:style-name="ce31" table:formula="of:=[.H166]*12" office:value-type="currency" office:currency="GHC" office:value="593.28" calcext:value-type="currency">
            <text:p>₵593.28</text:p>
          </table:table-cell>
          <table:table-cell table:style-name="ce34" table:formula="of:=[.I166]/0.21" office:value-type="currency" office:currency="GHC" office:value="2825.14285714286" calcext:value-type="currency">
            <text:p>₵2,825.14</text:p>
          </table:table-cell>
          <table:table-cell table:formula="of:=[.F166]/[.I166]" office:value-type="float" office:value="37.3980245415318" calcext:value-type="float">
            <text:p>37.4</text:p>
          </table:table-cell>
          <table:table-cell table:formula="of:=[.B166]/[.I166]" office:value-type="float" office:value="37.0819848975189" calcext:value-type="float">
            <text:p>37.1</text:p>
          </table:table-cell>
          <table:table-cell table:formula="of:=[.F166]/[.J166]" office:value-type="float" office:value="7.85358515372168" calcext:value-type="float">
            <text:p>7.9</text:p>
          </table:table-cell>
          <table:table-cell table:formula="of:=[.B166]/[.J166]" office:value-type="float" office:value="7.78721682847896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yard (steam)</text:p>
          </table:table-cell>
          <table:table-cell office:value-type="currency" office:currency="GHC" office:value="12000" calcext:value-type="currency">
            <text:p>₵1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7]+[.E167]" office:value-type="currency" office:currency="GHC" office:value="12187.5" calcext:value-type="currency">
            <text:p>₵12,187.50</text:p>
          </table:table-cell>
          <table:table-cell/>
          <table:table-cell office:value-type="currency" office:currency="GHC" office:value="13.44" calcext:value-type="currency">
            <text:p>₵13.44</text:p>
          </table:table-cell>
          <table:table-cell table:style-name="ce31" table:formula="of:=[.H167]*12" office:value-type="currency" office:currency="GHC" office:value="161.28" calcext:value-type="currency">
            <text:p>₵161.28</text:p>
          </table:table-cell>
          <table:table-cell table:style-name="ce34" table:formula="of:=[.I167]/0.21" office:value-type="currency" office:currency="GHC" office:value="768" calcext:value-type="currency">
            <text:p>₵768.00</text:p>
          </table:table-cell>
          <table:table-cell table:formula="of:=[.F167]/[.I167]" office:value-type="float" office:value="75.5673363095238" calcext:value-type="float">
            <text:p>75.6</text:p>
          </table:table-cell>
          <table:table-cell table:formula="of:=[.B167]/[.I167]" office:value-type="float" office:value="74.4047619047619" calcext:value-type="float">
            <text:p>74.4</text:p>
          </table:table-cell>
          <table:table-cell table:formula="of:=[.F167]/[.J167]" office:value-type="float" office:value="15.869140625" calcext:value-type="float">
            <text:p>15.9</text:p>
          </table:table-cell>
          <table:table-cell table:formula="of:=[.B167]/[.J167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yard (sail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8]+[.E168]" office:value-type="currency" office:currency="GHC" office:value="8187.5" calcext:value-type="currency">
            <text:p>₵8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68]*12" office:value-type="currency" office:currency="GHC" office:value="107.52" calcext:value-type="currency">
            <text:p>₵107.52</text:p>
          </table:table-cell>
          <table:table-cell table:style-name="ce34" table:formula="of:=[.I168]/0.21" office:value-type="currency" office:currency="GHC" office:value="512" calcext:value-type="currency">
            <text:p>₵512.00</text:p>
          </table:table-cell>
          <table:table-cell table:formula="of:=[.F168]/[.I168]" office:value-type="float" office:value="76.1486235119048" calcext:value-type="float">
            <text:p>76.1</text:p>
          </table:table-cell>
          <table:table-cell table:formula="of:=[.B168]/[.I168]" office:value-type="float" office:value="74.4047619047619" calcext:value-type="float">
            <text:p>74.4</text:p>
          </table:table-cell>
          <table:table-cell table:formula="of:=[.F168]/[.J168]" office:value-type="float" office:value="15.9912109375" calcext:value-type="float">
            <text:p>16.0</text:p>
          </table:table-cell>
          <table:table-cell table:formula="of:=[.B168]/[.J168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yard (modern)</text:p>
          </table:table-cell>
          <table:table-cell office:value-type="currency" office:currency="GHC" office:value="16000" calcext:value-type="currency">
            <text:p>₵16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9]+[.E169]" office:value-type="currency" office:currency="GHC" office:value="16187.5" calcext:value-type="currency">
            <text:p>₵16,187.50</text:p>
          </table:table-cell>
          <table:table-cell/>
          <table:table-cell office:value-type="currency" office:currency="GHC" office:value="17.92" calcext:value-type="currency">
            <text:p>₵17.92</text:p>
          </table:table-cell>
          <table:table-cell table:style-name="ce31" table:formula="of:=[.H169]*12" office:value-type="currency" office:currency="GHC" office:value="215.04" calcext:value-type="currency">
            <text:p>₵215.04</text:p>
          </table:table-cell>
          <table:table-cell table:style-name="ce34" table:formula="of:=[.I169]/0.21" office:value-type="currency" office:currency="GHC" office:value="1024" calcext:value-type="currency">
            <text:p>₵1,024.00</text:p>
          </table:table-cell>
          <table:table-cell table:formula="of:=[.F169]/[.I169]" office:value-type="float" office:value="75.2766927083333" calcext:value-type="float">
            <text:p>75.3</text:p>
          </table:table-cell>
          <table:table-cell table:formula="of:=[.B169]/[.I169]" office:value-type="float" office:value="74.4047619047619" calcext:value-type="float">
            <text:p>74.4</text:p>
          </table:table-cell>
          <table:table-cell table:formula="of:=[.F169]/[.J169]" office:value-type="float" office:value="15.80810546875" calcext:value-type="float">
            <text:p>15.8</text:p>
          </table:table-cell>
          <table:table-cell table:formula="of:=[.B169]/[.J169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ircraft hanger (piston engined types)</text:p>
          </table:table-cell>
          <table:table-cell office:value-type="currency" office:currency="GHC" office:value="52500" calcext:value-type="currency">
            <text:p>₵52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0]+[.E170]" office:value-type="currency" office:currency="GHC" office:value="52687.5" calcext:value-type="currency">
            <text:p>₵52,6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70]*12" office:value-type="currency" office:currency="GHC" office:value="376.32" calcext:value-type="currency">
            <text:p>₵376.32</text:p>
          </table:table-cell>
          <table:table-cell table:style-name="ce34" table:formula="of:=[.I170]/0.21" office:value-type="currency" office:currency="GHC" office:value="1792" calcext:value-type="currency">
            <text:p>₵1,792.00</text:p>
          </table:table-cell>
          <table:table-cell table:formula="of:=[.F170]/[.I170]" office:value-type="float" office:value="140.007174744898" calcext:value-type="float">
            <text:p>140.0</text:p>
          </table:table-cell>
          <table:table-cell table:formula="of:=[.B170]/[.I170]" office:value-type="float" office:value="139.508928571429" calcext:value-type="float">
            <text:p>139.5</text:p>
          </table:table-cell>
          <table:table-cell table:formula="of:=[.F170]/[.J170]" office:value-type="float" office:value="29.4015066964286" calcext:value-type="float">
            <text:p>29.4</text:p>
          </table:table-cell>
          <table:table-cell table:formula="of:=[.B170]/[.J170]" office:value-type="float" office:value="29.296875" calcext:value-type="float">
            <text:p>29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ircraft hanger (all types)</text:p>
          </table:table-cell>
          <table:table-cell office:value-type="currency" office:currency="GHC" office:value="52500" calcext:value-type="currency">
            <text:p>₵52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1]+[.E171]" office:value-type="currency" office:currency="GHC" office:value="52687.5" calcext:value-type="currency">
            <text:p>₵52,6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71]*12" office:value-type="currency" office:currency="GHC" office:value="376.32" calcext:value-type="currency">
            <text:p>₵376.32</text:p>
          </table:table-cell>
          <table:table-cell table:style-name="ce34" table:formula="of:=[.I171]/0.21" office:value-type="currency" office:currency="GHC" office:value="1792" calcext:value-type="currency">
            <text:p>₵1,792.00</text:p>
          </table:table-cell>
          <table:table-cell table:formula="of:=[.F171]/[.I171]" office:value-type="float" office:value="140.007174744898" calcext:value-type="float">
            <text:p>140.0</text:p>
          </table:table-cell>
          <table:table-cell table:formula="of:=[.B171]/[.I171]" office:value-type="float" office:value="139.508928571429" calcext:value-type="float">
            <text:p>139.5</text:p>
          </table:table-cell>
          <table:table-cell table:formula="of:=[.F171]/[.J171]" office:value-type="float" office:value="29.4015066964286" calcext:value-type="float">
            <text:p>29.4</text:p>
          </table:table-cell>
          <table:table-cell table:formula="of:=[.B171]/[.J171]" office:value-type="float" office:value="29.296875" calcext:value-type="float">
            <text:p>29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glev depot</text:p>
          </table:table-cell>
          <table:table-cell office:value-type="currency" office:currency="GHC" office:value="12000" calcext:value-type="currency">
            <text:p>₵1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2]+[.E172]" office:value-type="currency" office:currency="GHC" office:value="12187.5" calcext:value-type="currency">
            <text:p>₵12,187.50</text:p>
          </table:table-cell>
          <table:table-cell/>
          <table:table-cell office:value-type="currency" office:currency="GHC" office:value="26.88" calcext:value-type="currency">
            <text:p>₵26.88</text:p>
          </table:table-cell>
          <table:table-cell table:style-name="ce31" table:formula="of:=[.H172]*12" office:value-type="currency" office:currency="GHC" office:value="322.56" calcext:value-type="currency">
            <text:p>₵322.56</text:p>
          </table:table-cell>
          <table:table-cell table:style-name="ce34" table:formula="of:=[.I172]/0.21" office:value-type="currency" office:currency="GHC" office:value="1536" calcext:value-type="currency">
            <text:p>₵1,536.00</text:p>
          </table:table-cell>
          <table:table-cell table:formula="of:=[.F172]/[.I172]" office:value-type="float" office:value="37.7836681547619" calcext:value-type="float">
            <text:p>37.8</text:p>
          </table:table-cell>
          <table:table-cell table:formula="of:=[.B172]/[.I172]" office:value-type="float" office:value="37.2023809523809" calcext:value-type="float">
            <text:p>37.2</text:p>
          </table:table-cell>
          <table:table-cell table:formula="of:=[.F172]/[.J172]" office:value-type="float" office:value="7.9345703125" calcext:value-type="float">
            <text:p>7.9</text:p>
          </table:table-cell>
          <table:table-cell table:formula="of:=[.B172]/[.J172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ignalboxe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Railway policeman’s cottage</text:p>
          </table:table-cell>
          <table:table-cell office:value-type="currency" office:currency="GHC" office:value="15.62" calcext:value-type="currency">
            <text:p>₵15.62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4]+[.E174]" office:value-type="currency" office:currency="GHC" office:value="203.12" calcext:value-type="currency">
            <text:p>₵203.12</text:p>
          </table:table-cell>
          <table:table-cell/>
          <table:table-cell office:value-type="currency" office:currency="GHC" office:value="4.48" calcext:value-type="currency">
            <text:p>₵4.48</text:p>
          </table:table-cell>
          <table:table-cell table:style-name="ce31" table:formula="of:=[.H174]*12" office:value-type="currency" office:currency="GHC" office:value="53.76" calcext:value-type="currency">
            <text:p>₵53.76</text:p>
          </table:table-cell>
          <table:table-cell table:style-name="ce34" table:formula="of:=[.I174]/0.21" office:value-type="currency" office:currency="GHC" office:value="256" calcext:value-type="currency">
            <text:p>₵256.00</text:p>
          </table:table-cell>
          <table:table-cell table:formula="of:=[.F174]/[.I174]" office:value-type="float" office:value="3.77827380952381" calcext:value-type="float">
            <text:p>3.8</text:p>
          </table:table-cell>
          <table:table-cell table:formula="of:=[.B174]/[.I174]" office:value-type="float" office:value="0.290550595238095" calcext:value-type="float">
            <text:p>0.3</text:p>
          </table:table-cell>
          <table:table-cell table:formula="of:=[.F174]/[.J174]" office:value-type="float" office:value="0.7934375" calcext:value-type="float">
            <text:p>0.8</text:p>
          </table:table-cell>
          <table:table-cell table:formula="of:=[.B174]/[.J174]" office:value-type="float" office:value="0.06101562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policeman’s cottage (early telegraph)</text:p>
          </table:table-cell>
          <table:table-cell office:value-type="currency" office:currency="GHC" office:value="47.03" calcext:value-type="currency">
            <text:p>₵47.03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5]+[.E175]" office:value-type="currency" office:currency="GHC" office:value="234.53" calcext:value-type="currency">
            <text:p>₵234.53</text:p>
          </table:table-cell>
          <table:table-cell/>
          <table:table-cell office:value-type="currency" office:currency="GHC" office:value="7.36" calcext:value-type="currency">
            <text:p>₵7.36</text:p>
          </table:table-cell>
          <table:table-cell table:style-name="ce31" table:formula="of:=[.H175]*12" office:value-type="currency" office:currency="GHC" office:value="88.32" calcext:value-type="currency">
            <text:p>₵88.32</text:p>
          </table:table-cell>
          <table:table-cell table:style-name="ce34" table:formula="of:=[.I175]/0.21" office:value-type="currency" office:currency="GHC" office:value="420.571428571429" calcext:value-type="currency">
            <text:p>₵420.57</text:p>
          </table:table-cell>
          <table:table-cell table:formula="of:=[.F175]/[.I175]" office:value-type="float" office:value="2.65545742753623" calcext:value-type="float">
            <text:p>2.7</text:p>
          </table:table-cell>
          <table:table-cell table:formula="of:=[.B175]/[.I175]" office:value-type="float" office:value="0.532495471014493" calcext:value-type="float">
            <text:p>0.5</text:p>
          </table:table-cell>
          <table:table-cell table:formula="of:=[.F175]/[.J175]" office:value-type="float" office:value="0.557646059782609" calcext:value-type="float">
            <text:p>0.6</text:p>
          </table:table-cell>
          <table:table-cell table:formula="of:=[.B175]/[.J175]" office:value-type="float" office:value="0.111824048913043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policeman’s cottage (with telegraph)</text:p>
          </table:table-cell>
          <table:table-cell office:value-type="currency" office:currency="GHC" office:value="26.87" calcext:value-type="currency">
            <text:p>₵26.87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6]+[.E176]" office:value-type="currency" office:currency="GHC" office:value="214.37" calcext:value-type="currency">
            <text:p>₵214.37</text:p>
          </table:table-cell>
          <table:table-cell/>
          <table:table-cell office:value-type="currency" office:currency="GHC" office:value="6.4" calcext:value-type="currency">
            <text:p>₵6.40</text:p>
          </table:table-cell>
          <table:table-cell table:style-name="ce31" table:formula="of:=[.H176]*12" office:value-type="currency" office:currency="GHC" office:value="76.8" calcext:value-type="currency">
            <text:p>₵76.80</text:p>
          </table:table-cell>
          <table:table-cell table:style-name="ce34" table:formula="of:=[.I176]/0.21" office:value-type="currency" office:currency="GHC" office:value="365.714285714286" calcext:value-type="currency">
            <text:p>₵365.71</text:p>
          </table:table-cell>
          <table:table-cell table:formula="of:=[.F176]/[.I176]" office:value-type="float" office:value="2.79127604166667" calcext:value-type="float">
            <text:p>2.8</text:p>
          </table:table-cell>
          <table:table-cell table:formula="of:=[.B176]/[.I176]" office:value-type="float" office:value="0.349869791666667" calcext:value-type="float">
            <text:p>0.3</text:p>
          </table:table-cell>
          <table:table-cell table:formula="of:=[.F176]/[.J176]" office:value-type="float" office:value="0.58616796875" calcext:value-type="float">
            <text:p>0.6</text:p>
          </table:table-cell>
          <table:table-cell table:formula="of:=[.B176]/[.J176]" office:value-type="float" office:value="0.0734726562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signalbox</text:p>
          </table:table-cell>
          <table:table-cell office:value-type="currency" office:currency="GHC" office:value="625" calcext:value-type="currency">
            <text:p>₵6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7]+[.E177]" office:value-type="currency" office:currency="GHC" office:value="812.5" calcext:value-type="currency">
            <text:p>₵812.50</text:p>
          </table:table-cell>
          <table:table-cell/>
          <table:table-cell office:value-type="currency" office:currency="GHC" office:value="16.16" calcext:value-type="currency">
            <text:p>₵16.16</text:p>
          </table:table-cell>
          <table:table-cell table:style-name="ce31" table:formula="of:=[.H177]*12" office:value-type="currency" office:currency="GHC" office:value="193.92" calcext:value-type="currency">
            <text:p>₵193.92</text:p>
          </table:table-cell>
          <table:table-cell table:style-name="ce34" table:formula="of:=[.I177]/0.21" office:value-type="currency" office:currency="GHC" office:value="923.428571428572" calcext:value-type="currency">
            <text:p>₵923.43</text:p>
          </table:table-cell>
          <table:table-cell table:formula="of:=[.F177]/[.I177]" office:value-type="float" office:value="4.18987211221122" calcext:value-type="float">
            <text:p>4.2</text:p>
          </table:table-cell>
          <table:table-cell table:formula="of:=[.B177]/[.I177]" office:value-type="float" office:value="3.22297854785479" calcext:value-type="float">
            <text:p>3.2</text:p>
          </table:table-cell>
          <table:table-cell table:formula="of:=[.F177]/[.J177]" office:value-type="float" office:value="0.879873143564356" calcext:value-type="float">
            <text:p>0.9</text:p>
          </table:table-cell>
          <table:table-cell table:formula="of:=[.B177]/[.J177]" office:value-type="float" office:value="0.676825495049505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dium signalbox</text:p>
          </table:table-cell>
          <table:table-cell office:value-type="currency" office:currency="GHC" office:value="1062" calcext:value-type="currency">
            <text:p>₵1,062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8]+[.E178]" office:value-type="currency" office:currency="GHC" office:value="1249.5" calcext:value-type="currency">
            <text:p>₵1,249.50</text:p>
          </table:table-cell>
          <table:table-cell/>
          <table:table-cell office:value-type="currency" office:currency="GHC" office:value="18.72" calcext:value-type="currency">
            <text:p>₵18.72</text:p>
          </table:table-cell>
          <table:table-cell table:style-name="ce31" table:formula="of:=[.H178]*12" office:value-type="currency" office:currency="GHC" office:value="224.64" calcext:value-type="currency">
            <text:p>₵224.64</text:p>
          </table:table-cell>
          <table:table-cell table:style-name="ce34" table:formula="of:=[.I178]/0.21" office:value-type="currency" office:currency="GHC" office:value="1069.71428571429" calcext:value-type="currency">
            <text:p>₵1,069.71</text:p>
          </table:table-cell>
          <table:table-cell table:formula="of:=[.F178]/[.I178]" office:value-type="float" office:value="5.56223290598291" calcext:value-type="float">
            <text:p>5.6</text:p>
          </table:table-cell>
          <table:table-cell table:formula="of:=[.B178]/[.I178]" office:value-type="float" office:value="4.7275641025641" calcext:value-type="float">
            <text:p>4.7</text:p>
          </table:table-cell>
          <table:table-cell table:formula="of:=[.F178]/[.J178]" office:value-type="float" office:value="1.16806891025641" calcext:value-type="float">
            <text:p>1.2</text:p>
          </table:table-cell>
          <table:table-cell table:formula="of:=[.B178]/[.J178]" office:value-type="float" office:value="0.992788461538461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signalbox</text:p>
          </table:table-cell>
          <table:table-cell office:value-type="currency" office:currency="GHC" office:value="1250" calcext:value-type="currency">
            <text:p>₵1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9]+[.E179]" office:value-type="currency" office:currency="GHC" office:value="1437.5" calcext:value-type="currency">
            <text:p>₵1,437.5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1" table:formula="of:=[.H179]*12" office:value-type="currency" office:currency="GHC" office:value="299.52" calcext:value-type="currency">
            <text:p>₵299.52</text:p>
          </table:table-cell>
          <table:table-cell table:style-name="ce34" table:formula="of:=[.I179]/0.21" office:value-type="currency" office:currency="GHC" office:value="1426.28571428571" calcext:value-type="currency">
            <text:p>₵1,426.29</text:p>
          </table:table-cell>
          <table:table-cell table:formula="of:=[.F179]/[.I179]" office:value-type="float" office:value="4.79934561965812" calcext:value-type="float">
            <text:p>4.8</text:p>
          </table:table-cell>
          <table:table-cell table:formula="of:=[.B179]/[.I179]" office:value-type="float" office:value="4.17334401709402" calcext:value-type="float">
            <text:p>4.2</text:p>
          </table:table-cell>
          <table:table-cell table:formula="of:=[.F179]/[.J179]" office:value-type="float" office:value="1.00786258012821" calcext:value-type="float">
            <text:p>1.0</text:p>
          </table:table-cell>
          <table:table-cell table:formula="of:=[.B179]/[.J179]" office:value-type="float" office:value="0.876402243589744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power signalbox</text:p>
          </table:table-cell>
          <table:table-cell office:value-type="currency" office:currency="GHC" office:value="1562" calcext:value-type="currency">
            <text:p>₵1,562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0]+[.E180]" office:value-type="currency" office:currency="GHC" office:value="1749.5" calcext:value-type="currency">
            <text:p>₵1,749.50</text:p>
          </table:table-cell>
          <table:table-cell/>
          <table:table-cell office:value-type="currency" office:currency="GHC" office:value="20.48" calcext:value-type="currency">
            <text:p>₵20.48</text:p>
          </table:table-cell>
          <table:table-cell table:style-name="ce31" table:formula="of:=[.H180]*12" office:value-type="currency" office:currency="GHC" office:value="245.76" calcext:value-type="currency">
            <text:p>₵245.76</text:p>
          </table:table-cell>
          <table:table-cell table:style-name="ce34" table:formula="of:=[.I180]/0.21" office:value-type="currency" office:currency="GHC" office:value="1170.28571428571" calcext:value-type="currency">
            <text:p>₵1,170.29</text:p>
          </table:table-cell>
          <table:table-cell table:formula="of:=[.F180]/[.I180]" office:value-type="float" office:value="7.11873372395833" calcext:value-type="float">
            <text:p>7.1</text:p>
          </table:table-cell>
          <table:table-cell table:formula="of:=[.B180]/[.I180]" office:value-type="float" office:value="6.35579427083333" calcext:value-type="float">
            <text:p>6.4</text:p>
          </table:table-cell>
          <table:table-cell table:formula="of:=[.F180]/[.J180]" office:value-type="float" office:value="1.49493408203125" calcext:value-type="float">
            <text:p>1.5</text:p>
          </table:table-cell>
          <table:table-cell table:formula="of:=[.B180]/[.J180]" office:value-type="float" office:value="1.33471679687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ower signalbox</text:p>
          </table:table-cell>
          <table:table-cell office:value-type="currency" office:currency="GHC" office:value="2250" calcext:value-type="currency">
            <text:p>₵2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1]+[.E181]" office:value-type="currency" office:currency="GHC" office:value="2437.5" calcext:value-type="currency">
            <text:p>₵2,437.50</text:p>
          </table:table-cell>
          <table:table-cell/>
          <table:table-cell office:value-type="currency" office:currency="GHC" office:value="24.32" calcext:value-type="currency">
            <text:p>₵24.32</text:p>
          </table:table-cell>
          <table:table-cell table:style-name="ce31" table:formula="of:=[.H181]*12" office:value-type="currency" office:currency="GHC" office:value="291.84" calcext:value-type="currency">
            <text:p>₵291.84</text:p>
          </table:table-cell>
          <table:table-cell table:style-name="ce34" table:formula="of:=[.I181]/0.21" office:value-type="currency" office:currency="GHC" office:value="1389.71428571429" calcext:value-type="currency">
            <text:p>₵1,389.71</text:p>
          </table:table-cell>
          <table:table-cell table:formula="of:=[.F181]/[.I181]" office:value-type="float" office:value="8.35217927631579" calcext:value-type="float">
            <text:p>8.4</text:p>
          </table:table-cell>
          <table:table-cell table:formula="of:=[.B181]/[.I181]" office:value-type="float" office:value="7.70970394736842" calcext:value-type="float">
            <text:p>7.7</text:p>
          </table:table-cell>
          <table:table-cell table:formula="of:=[.F181]/[.J181]" office:value-type="float" office:value="1.75395764802632" calcext:value-type="float">
            <text:p>1.8</text:p>
          </table:table-cell>
          <table:table-cell table:formula="of:=[.B181]/[.J181]" office:value-type="float" office:value="1.61903782894737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panel signalbox</text:p>
          </table:table-cell>
          <table:table-cell office:value-type="currency" office:currency="GHC" office:value="1375" calcext:value-type="currency">
            <text:p>₵1,37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2]+[.E182]" office:value-type="currency" office:currency="GHC" office:value="1562.5" calcext:value-type="currency">
            <text:p>₵1,562.50</text:p>
          </table:table-cell>
          <table:table-cell/>
          <table:table-cell office:value-type="currency" office:currency="GHC" office:value="24.16" calcext:value-type="currency">
            <text:p>₵24.16</text:p>
          </table:table-cell>
          <table:table-cell table:style-name="ce31" table:formula="of:=[.H182]*12" office:value-type="currency" office:currency="GHC" office:value="289.92" calcext:value-type="currency">
            <text:p>₵289.92</text:p>
          </table:table-cell>
          <table:table-cell table:style-name="ce34" table:formula="of:=[.I182]/0.21" office:value-type="currency" office:currency="GHC" office:value="1380.57142857143" calcext:value-type="currency">
            <text:p>₵1,380.57</text:p>
          </table:table-cell>
          <table:table-cell table:formula="of:=[.F182]/[.I182]" office:value-type="float" office:value="5.38941777041943" calcext:value-type="float">
            <text:p>5.4</text:p>
          </table:table-cell>
          <table:table-cell table:formula="of:=[.B182]/[.I182]" office:value-type="float" office:value="4.74268763796909" calcext:value-type="float">
            <text:p>4.7</text:p>
          </table:table-cell>
          <table:table-cell table:formula="of:=[.F182]/[.J182]" office:value-type="float" office:value="1.13177773178808" calcext:value-type="float">
            <text:p>1.1</text:p>
          </table:table-cell>
          <table:table-cell table:formula="of:=[.B182]/[.J182]" office:value-type="float" office:value="0.99596440397351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panel signalbox</text:p>
          </table:table-cell>
          <table:table-cell office:value-type="currency" office:currency="GHC" office:value="2000" calcext:value-type="currency">
            <text:p>₵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3]+[.E183]" office:value-type="currency" office:currency="GHC" office:value="2187.5" calcext:value-type="currency">
            <text:p>₵2,187.50</text:p>
          </table:table-cell>
          <table:table-cell/>
          <table:table-cell office:value-type="currency" office:currency="GHC" office:value="36.16" calcext:value-type="currency">
            <text:p>₵36.16</text:p>
          </table:table-cell>
          <table:table-cell table:style-name="ce31" table:formula="of:=[.H183]*12" office:value-type="currency" office:currency="GHC" office:value="433.92" calcext:value-type="currency">
            <text:p>₵433.92</text:p>
          </table:table-cell>
          <table:table-cell table:style-name="ce34" table:formula="of:=[.I183]/0.21" office:value-type="currency" office:currency="GHC" office:value="2066.28571428571" calcext:value-type="currency">
            <text:p>₵2,066.29</text:p>
          </table:table-cell>
          <table:table-cell table:formula="of:=[.F183]/[.I183]" office:value-type="float" office:value="5.04125184365782" calcext:value-type="float">
            <text:p>5.0</text:p>
          </table:table-cell>
          <table:table-cell table:formula="of:=[.B183]/[.I183]" office:value-type="float" office:value="4.60914454277286" calcext:value-type="float">
            <text:p>4.6</text:p>
          </table:table-cell>
          <table:table-cell table:formula="of:=[.F183]/[.J183]" office:value-type="float" office:value="1.05866288716814" calcext:value-type="float">
            <text:p>1.1</text:p>
          </table:table-cell>
          <table:table-cell table:formula="of:=[.B183]/[.J183]" office:value-type="float" office:value="0.967920353982301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ETB control cabin</text:p>
          </table:table-cell>
          <table:table-cell office:value-type="currency" office:currency="GHC" office:value="50" calcext:value-type="currency">
            <text:p>₵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4]+[.E184]" office:value-type="currency" office:currency="GHC" office:value="237.5" calcext:value-type="currency">
            <text:p>₵237.50</text:p>
          </table:table-cell>
          <table:table-cell/>
          <table:table-cell office:value-type="currency" office:currency="GHC" office:value="11.2" calcext:value-type="currency">
            <text:p>₵11.20</text:p>
          </table:table-cell>
          <table:table-cell table:style-name="ce31" table:formula="of:=[.H184]*12" office:value-type="currency" office:currency="GHC" office:value="134.4" calcext:value-type="currency">
            <text:p>₵134.40</text:p>
          </table:table-cell>
          <table:table-cell table:style-name="ce34" table:formula="of:=[.I184]/0.21" office:value-type="currency" office:currency="GHC" office:value="640" calcext:value-type="currency">
            <text:p>₵640.00</text:p>
          </table:table-cell>
          <table:table-cell table:formula="of:=[.F184]/[.I184]" office:value-type="float" office:value="1.7671130952381" calcext:value-type="float">
            <text:p>1.8</text:p>
          </table:table-cell>
          <table:table-cell table:formula="of:=[.B184]/[.I184]" office:value-type="float" office:value="0.37202380952381" calcext:value-type="float">
            <text:p>0.4</text:p>
          </table:table-cell>
          <table:table-cell table:formula="of:=[.F184]/[.J184]" office:value-type="float" office:value="0.37109375" calcext:value-type="float">
            <text:p>0.4</text:p>
          </table:table-cell>
          <table:table-cell table:formula="of:=[.B184]/[.J184]" office:value-type="float" office:value="0.07812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VM signalling tower</text:p>
          </table:table-cell>
          <table:table-cell office:value-type="currency" office:currency="GHC" office:value="6250" calcext:value-type="currency">
            <text:p>₵6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5]+[.E185]" office:value-type="currency" office:currency="GHC" office:value="6437.5" calcext:value-type="currency">
            <text:p>₵6,437.5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1" table:formula="of:=[.H185]*12" office:value-type="currency" office:currency="GHC" office:value="299.52" calcext:value-type="currency">
            <text:p>₵299.52</text:p>
          </table:table-cell>
          <table:table-cell table:style-name="ce34" table:formula="of:=[.I185]/0.21" office:value-type="currency" office:currency="GHC" office:value="1426.28571428571" calcext:value-type="currency">
            <text:p>₵1,426.29</text:p>
          </table:table-cell>
          <table:table-cell table:formula="of:=[.F185]/[.I185]" office:value-type="float" office:value="21.4927216880342" calcext:value-type="float">
            <text:p>21.5</text:p>
          </table:table-cell>
          <table:table-cell table:formula="of:=[.B185]/[.I185]" office:value-type="float" office:value="20.8667200854701" calcext:value-type="float">
            <text:p>20.9</text:p>
          </table:table-cell>
          <table:table-cell table:formula="of:=[.F185]/[.J185]" office:value-type="float" office:value="4.51347155448718" calcext:value-type="float">
            <text:p>4.5</text:p>
          </table:table-cell>
          <table:table-cell table:formula="of:=[.B185]/[.J185]" office:value-type="float" office:value="4.38201121794872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ignalling centre</text:p>
          </table:table-cell>
          <table:table-cell office:value-type="currency" office:currency="GHC" office:value="6250" calcext:value-type="currency">
            <text:p>₵6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6]+[.E186]" office:value-type="currency" office:currency="GHC" office:value="6437.5" calcext:value-type="currency">
            <text:p>₵6,437.50</text:p>
          </table:table-cell>
          <table:table-cell/>
          <table:table-cell office:value-type="currency" office:currency="GHC" office:value="29.92" calcext:value-type="currency">
            <text:p>₵29.92</text:p>
          </table:table-cell>
          <table:table-cell table:style-name="ce31" table:formula="of:=[.H186]*12" office:value-type="currency" office:currency="GHC" office:value="359.04" calcext:value-type="currency">
            <text:p>₵359.04</text:p>
          </table:table-cell>
          <table:table-cell table:style-name="ce34" table:formula="of:=[.I186]/0.21" office:value-type="currency" office:currency="GHC" office:value="1709.71428571429" calcext:value-type="currency">
            <text:p>₵1,709.71</text:p>
          </table:table-cell>
          <table:table-cell table:formula="of:=[.F186]/[.I186]" office:value-type="float" office:value="17.9297571301248" calcext:value-type="float">
            <text:p>17.9</text:p>
          </table:table-cell>
          <table:table-cell table:formula="of:=[.B186]/[.I186]" office:value-type="float" office:value="17.4075311942959" calcext:value-type="float">
            <text:p>17.4</text:p>
          </table:table-cell>
          <table:table-cell table:formula="of:=[.F186]/[.J186]" office:value-type="float" office:value="3.7652489973262" calcext:value-type="float">
            <text:p>3.8</text:p>
          </table:table-cell>
          <table:table-cell table:formula="of:=[.B186]/[.J186]" office:value-type="float" office:value="3.65558155080214" calcext:value-type="float">
            <text:p>3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eltrac control centre</text:p>
          </table:table-cell>
          <table:table-cell office:value-type="currency" office:currency="GHC" office:value="5000" calcext:value-type="currency">
            <text:p>₵5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7]+[.E187]" office:value-type="currency" office:currency="GHC" office:value="5187.5" calcext:value-type="currency">
            <text:p>₵5,187.5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1" table:formula="of:=[.H187]*12" office:value-type="currency" office:currency="GHC" office:value="299.52" calcext:value-type="currency">
            <text:p>₵299.52</text:p>
          </table:table-cell>
          <table:table-cell table:style-name="ce34" table:formula="of:=[.I187]/0.21" office:value-type="currency" office:currency="GHC" office:value="1426.28571428571" calcext:value-type="currency">
            <text:p>₵1,426.29</text:p>
          </table:table-cell>
          <table:table-cell table:formula="of:=[.F187]/[.I187]" office:value-type="float" office:value="17.3193776709402" calcext:value-type="float">
            <text:p>17.3</text:p>
          </table:table-cell>
          <table:table-cell table:formula="of:=[.B187]/[.I187]" office:value-type="float" office:value="16.6933760683761" calcext:value-type="float">
            <text:p>16.7</text:p>
          </table:table-cell>
          <table:table-cell table:formula="of:=[.F187]/[.J187]" office:value-type="float" office:value="3.63706931089744" calcext:value-type="float">
            <text:p>3.6</text:p>
          </table:table-cell>
          <table:table-cell table:formula="of:=[.B187]/[.J187]" office:value-type="float" office:value="3.50560897435897" calcext:value-type="float">
            <text:p>3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ETRMS control centre</text:p>
          </table:table-cell>
          <table:table-cell office:value-type="currency" office:currency="GHC" office:value="4218.75" calcext:value-type="currency">
            <text:p>₵4,218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8]+[.E188]" office:value-type="currency" office:currency="GHC" office:value="4406.25" calcext:value-type="currency">
            <text:p>₵4,406.25</text:p>
          </table:table-cell>
          <table:table-cell/>
          <table:table-cell office:value-type="currency" office:currency="GHC" office:value="11.2" calcext:value-type="currency">
            <text:p>₵11.20</text:p>
          </table:table-cell>
          <table:table-cell table:style-name="ce31" table:formula="of:=[.H188]*12" office:value-type="currency" office:currency="GHC" office:value="134.4" calcext:value-type="currency">
            <text:p>₵134.40</text:p>
          </table:table-cell>
          <table:table-cell table:style-name="ce34" table:formula="of:=[.I188]/0.21" office:value-type="currency" office:currency="GHC" office:value="640" calcext:value-type="currency">
            <text:p>₵640.00</text:p>
          </table:table-cell>
          <table:table-cell table:formula="of:=[.F188]/[.I188]" office:value-type="float" office:value="32.7845982142857" calcext:value-type="float">
            <text:p>32.8</text:p>
          </table:table-cell>
          <table:table-cell table:formula="of:=[.B188]/[.I188]" office:value-type="float" office:value="31.3895089285714" calcext:value-type="float">
            <text:p>31.4</text:p>
          </table:table-cell>
          <table:table-cell table:formula="of:=[.F188]/[.J188]" office:value-type="float" office:value="6.884765625" calcext:value-type="float">
            <text:p>6.9</text:p>
          </table:table-cell>
          <table:table-cell table:formula="of:=[.B188]/[.J188]" office:value-type="float" office:value="6.591796875" calcext:value-type="float">
            <text:p>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ETRMS control centre</text:p>
          </table:table-cell>
          <table:table-cell office:value-type="currency" office:currency="GHC" office:value="8437.5" calcext:value-type="currency">
            <text:p>₵8,437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9]+[.E189]" office:value-type="currency" office:currency="GHC" office:value="8625" calcext:value-type="currency">
            <text:p>₵8,625.00</text:p>
          </table:table-cell>
          <table:table-cell/>
          <table:table-cell office:value-type="currency" office:currency="GHC" office:value="23.68" calcext:value-type="currency">
            <text:p>₵23.68</text:p>
          </table:table-cell>
          <table:table-cell table:style-name="ce31" table:formula="of:=[.H189]*12" office:value-type="currency" office:currency="GHC" office:value="284.16" calcext:value-type="currency">
            <text:p>₵284.16</text:p>
          </table:table-cell>
          <table:table-cell table:style-name="ce34" table:formula="of:=[.I189]/0.21" office:value-type="currency" office:currency="GHC" office:value="1353.14285714286" calcext:value-type="currency">
            <text:p>₵1,353.14</text:p>
          </table:table-cell>
          <table:table-cell table:formula="of:=[.F189]/[.I189]" office:value-type="float" office:value="30.3526182432432" calcext:value-type="float">
            <text:p>30.4</text:p>
          </table:table-cell>
          <table:table-cell table:formula="of:=[.B189]/[.I189]" office:value-type="float" office:value="29.6927787162162" calcext:value-type="float">
            <text:p>29.7</text:p>
          </table:table-cell>
          <table:table-cell table:formula="of:=[.F189]/[.J189]" office:value-type="float" office:value="6.37404983108108" calcext:value-type="float">
            <text:p>6.4</text:p>
          </table:table-cell>
          <table:table-cell table:formula="of:=[.B189]/[.J189]" office:value-type="float" office:value="6.23548353040541" calcext:value-type="float">
            <text:p>6.2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ignals</text:p>
          </table:table-cell>
          <table:table-cell table:style-name="ce32" table:number-columns-repeated="8"/>
          <table:table-cell table:style-name="ce35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Semaphore stop signal</text:p>
          </table:table-cell>
          <table:table-cell office:value-type="currency" office:currency="GHC" office:value="1125" calcext:value-type="currency">
            <text:p>₵1,1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1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1]+[.E191]" office:value-type="currency" office:currency="GHC" office:value="1125" calcext:value-type="currency">
            <text:p>₵1,125.00</text:p>
          </table:table-cell>
          <table:table-cell/>
          <table:table-cell office:value-type="currency" office:currency="GHC" office:value="3.68" calcext:value-type="currency">
            <text:p>₵3.68</text:p>
          </table:table-cell>
          <table:table-cell table:style-name="ce31" table:formula="of:=[.H191]*12" office:value-type="currency" office:currency="GHC" office:value="44.16" calcext:value-type="currency">
            <text:p>₵44.16</text:p>
          </table:table-cell>
          <table:table-cell table:style-name="ce34" table:formula="of:=[.I191]/0.21" office:value-type="currency" office:currency="GHC" office:value="210.285714285714" calcext:value-type="currency">
            <text:p>₵210.29</text:p>
          </table:table-cell>
          <table:table-cell table:formula="of:=[.F191]/[.I191]" office:value-type="float" office:value="25.4755434782609" calcext:value-type="float">
            <text:p>25.5</text:p>
          </table:table-cell>
          <table:table-cell table:formula="of:=[.B191]/[.I191]" office:value-type="float" office:value="25.4755434782609" calcext:value-type="float">
            <text:p>25.5</text:p>
          </table:table-cell>
          <table:table-cell table:formula="of:=[.F191]/[.J191]" office:value-type="float" office:value="5.34986413043478" calcext:value-type="float">
            <text:p>5.3</text:p>
          </table:table-cell>
          <table:table-cell table:formula="of:=[.B191]/[.J191]" office:value-type="float" office:value="5.34986413043478" calcext:value-type="float">
            <text:p>5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lour light stop signal</text:p>
          </table:table-cell>
          <table:table-cell office:value-type="currency" office:currency="GHC" office:value="2312" calcext:value-type="currency">
            <text:p>₵2,312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2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2]+[.E192]" office:value-type="currency" office:currency="GHC" office:value="2312" calcext:value-type="currency">
            <text:p>₵2,312.00</text:p>
          </table:table-cell>
          <table:table-cell/>
          <table:table-cell office:value-type="currency" office:currency="GHC" office:value="2.72" calcext:value-type="currency">
            <text:p>₵2.72</text:p>
          </table:table-cell>
          <table:table-cell table:style-name="ce31" table:formula="of:=[.H192]*12" office:value-type="currency" office:currency="GHC" office:value="32.64" calcext:value-type="currency">
            <text:p>₵32.64</text:p>
          </table:table-cell>
          <table:table-cell table:style-name="ce34" table:formula="of:=[.I192]/0.21" office:value-type="currency" office:currency="GHC" office:value="155.428571428571" calcext:value-type="currency">
            <text:p>₵155.43</text:p>
          </table:table-cell>
          <table:table-cell table:formula="of:=[.F192]/[.I192]" office:value-type="float" office:value="70.8333333333333" calcext:value-type="float">
            <text:p>70.8</text:p>
          </table:table-cell>
          <table:table-cell table:formula="of:=[.B192]/[.I192]" office:value-type="float" office:value="70.8333333333333" calcext:value-type="float">
            <text:p>70.8</text:p>
          </table:table-cell>
          <table:table-cell table:formula="of:=[.F192]/[.J192]" office:value-type="float" office:value="14.875" calcext:value-type="float">
            <text:p>14.9</text:p>
          </table:table-cell>
          <table:table-cell table:formula="of:=[.B192]/[.J192]" office:value-type="float" office:value="14.875" calcext:value-type="float">
            <text:p>14.9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Landscaping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Raise/lower land (natural slope) ½ height</text:p>
          </table:table-cell>
          <table:table-cell table:formula="of:=(2000*2)*8" office:value-type="currency" office:currency="GHC" office:value="32000" calcext:value-type="currency">
            <text:p>₵3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4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4]+[.E194]" office:value-type="currency" office:currency="GHC" office:value="32000" calcext:value-type="currency">
            <text:p>₵32,000.00</text:p>
          </table:table-cell>
          <table:table-cell/>
          <table:table-cell office:value-type="currency" office:currency="GHC" office:value="0" calcext:value-type="currency">
            <text:p>₵0.00</text:p>
          </table:table-cell>
          <table:table-cell table:style-name="ce31" table:formula="of:=[.H194]*12" office:value-type="currency" office:currency="GHC" office:value="0" calcext:value-type="currency">
            <text:p>₵0.00</text:p>
          </table:table-cell>
          <table:table-cell table:style-name="ce34" table:formula="of:=[.I194]/0.21" office:value-type="currency" office:currency="GHC" office:value="0" calcext:value-type="currency">
            <text:p>₵0.00</text:p>
          </table:table-cell>
          <table:table-cell table:formula="of:=[.F194]/[.I194]" office:value-type="string" office:string-value="" calcext:value-type="error">
            <text:p>#DIV/0!</text:p>
          </table:table-cell>
          <table:table-cell table:formula="of:=[.B194]/[.I194]" office:value-type="string" office:string-value="" calcext:value-type="error">
            <text:p>#DIV/0!</text:p>
          </table:table-cell>
          <table:table-cell table:formula="of:=[.F194]/[.J194]" office:value-type="string" office:string-value="" calcext:value-type="error">
            <text:p>#DIV/0!</text:p>
          </table:table-cell>
          <table:table-cell table:formula="of:=[.B194]/[.J19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se/lower land (retaining wall) ½ height</text:p>
          </table:table-cell>
          <table:table-cell table:formula="of:=5250*8" office:value-type="currency" office:currency="GHC" office:value="42000" calcext:value-type="currency">
            <text:p>₵4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5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5]+[.E195]" office:value-type="currency" office:currency="GHC" office:value="42000" calcext:value-type="currency">
            <text:p>₵42,000.00</text:p>
          </table:table-cell>
          <table:table-cell/>
          <table:table-cell office:value-type="currency" office:currency="GHC" office:value="0" calcext:value-type="currency">
            <text:p>₵0.00</text:p>
          </table:table-cell>
          <table:table-cell table:style-name="ce31" table:formula="of:=[.H195]*12" office:value-type="currency" office:currency="GHC" office:value="0" calcext:value-type="currency">
            <text:p>₵0.00</text:p>
          </table:table-cell>
          <table:table-cell table:style-name="ce34" table:formula="of:=[.I195]/0.21" office:value-type="currency" office:currency="GHC" office:value="0" calcext:value-type="currency">
            <text:p>₵0.00</text:p>
          </table:table-cell>
          <table:table-cell table:formula="of:=[.F195]/[.I195]" office:value-type="string" office:string-value="" calcext:value-type="error">
            <text:p>#DIV/0!</text:p>
          </table:table-cell>
          <table:table-cell table:formula="of:=[.B195]/[.I195]" office:value-type="string" office:string-value="" calcext:value-type="error">
            <text:p>#DIV/0!</text:p>
          </table:table-cell>
          <table:table-cell table:formula="of:=[.F195]/[.J195]" office:value-type="string" office:string-value="" calcext:value-type="error">
            <text:p>#DIV/0!</text:p>
          </table:table-cell>
          <table:table-cell table:formula="of:=[.B195]/[.J19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top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Brick platform (tile)</text:p>
          </table:table-cell>
          <table:table-cell office:value-type="currency" office:currency="GHC" office:value="225" calcext:value-type="currency">
            <text:p>₵2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7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7]+[.E197]" office:value-type="currency" office:currency="GHC" office:value="225" calcext:value-type="currency">
            <text:p>₵225.00</text:p>
          </table:table-cell>
          <table:table-cell/>
          <table:table-cell office:value-type="currency" office:currency="GHC" office:value="6.25" calcext:value-type="currency">
            <text:p>₵6.25</text:p>
          </table:table-cell>
          <table:table-cell table:style-name="ce31" table:formula="of:=[.H197]*12" office:value-type="currency" office:currency="GHC" office:value="75" calcext:value-type="currency">
            <text:p>₵75.00</text:p>
          </table:table-cell>
          <table:table-cell table:style-name="ce34" table:formula="of:=[.I197]/0.21" office:value-type="currency" office:currency="GHC" office:value="357.142857142857" calcext:value-type="currency">
            <text:p>₵357.14</text:p>
          </table:table-cell>
          <table:table-cell table:formula="of:=[.F197]/[.I197]" office:value-type="float" office:value="3" calcext:value-type="float">
            <text:p>3.0</text:p>
          </table:table-cell>
          <table:table-cell table:formula="of:=[.B197]/[.I197]" office:value-type="float" office:value="3" calcext:value-type="float">
            <text:p>3.0</text:p>
          </table:table-cell>
          <table:table-cell table:formula="of:=[.F197]/[.J197]" office:value-type="float" office:value="0.63" calcext:value-type="float">
            <text:p>0.6</text:p>
          </table:table-cell>
          <table:table-cell table:formula="of:=[.B197]/[.J197]" office:value-type="float" office:value="0.63" calcext:value-type="float">
            <text:p>0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platform (tile)</text:p>
          </table:table-cell>
          <table:table-cell office:value-type="currency" office:currency="GHC" office:value="93.75" calcext:value-type="currency">
            <text:p>₵93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8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8]+[.E198]" office:value-type="currency" office:currency="GHC" office:value="93.75" calcext:value-type="currency">
            <text:p>₵93.75</text:p>
          </table:table-cell>
          <table:table-cell/>
          <table:table-cell office:value-type="currency" office:currency="GHC" office:value="9.92" calcext:value-type="currency">
            <text:p>₵9.92</text:p>
          </table:table-cell>
          <table:table-cell table:style-name="ce31" table:formula="of:=[.H198]*12" office:value-type="currency" office:currency="GHC" office:value="119.04" calcext:value-type="currency">
            <text:p>₵119.04</text:p>
          </table:table-cell>
          <table:table-cell table:style-name="ce34" table:formula="of:=[.I198]/0.21" office:value-type="currency" office:currency="GHC" office:value="566.857142857143" calcext:value-type="currency">
            <text:p>₵566.86</text:p>
          </table:table-cell>
          <table:table-cell table:formula="of:=[.F198]/[.I198]" office:value-type="float" office:value="0.787550403225807" calcext:value-type="float">
            <text:p>0.8</text:p>
          </table:table-cell>
          <table:table-cell table:formula="of:=[.B198]/[.I198]" office:value-type="float" office:value="0.787550403225807" calcext:value-type="float">
            <text:p>0.8</text:p>
          </table:table-cell>
          <table:table-cell table:formula="of:=[.F198]/[.J198]" office:value-type="float" office:value="0.165385584677419" calcext:value-type="float">
            <text:p>0.2</text:p>
          </table:table-cell>
          <table:table-cell table:formula="of:=[.B198]/[.J198]" office:value-type="float" office:value="0.165385584677419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platform (tile)</text:p>
          </table:table-cell>
          <table:table-cell office:value-type="currency" office:currency="GHC" office:value="312.5" calcext:value-type="currency">
            <text:p>₵312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9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9]+[.E199]" office:value-type="currency" office:currency="GHC" office:value="312.5" calcext:value-type="currency">
            <text:p>₵312.50</text:p>
          </table:table-cell>
          <table:table-cell/>
          <table:table-cell office:value-type="currency" office:currency="GHC" office:value="5.6" calcext:value-type="currency">
            <text:p>₵5.60</text:p>
          </table:table-cell>
          <table:table-cell table:style-name="ce31" table:formula="of:=[.H199]*12" office:value-type="currency" office:currency="GHC" office:value="67.2" calcext:value-type="currency">
            <text:p>₵67.20</text:p>
          </table:table-cell>
          <table:table-cell table:style-name="ce34" table:formula="of:=[.I199]/0.21" office:value-type="currency" office:currency="GHC" office:value="320" calcext:value-type="currency">
            <text:p>₵320.00</text:p>
          </table:table-cell>
          <table:table-cell table:formula="of:=[.F199]/[.I199]" office:value-type="float" office:value="4.65029761904762" calcext:value-type="float">
            <text:p>4.7</text:p>
          </table:table-cell>
          <table:table-cell table:formula="of:=[.B199]/[.I199]" office:value-type="float" office:value="4.65029761904762" calcext:value-type="float">
            <text:p>4.7</text:p>
          </table:table-cell>
          <table:table-cell table:formula="of:=[.F199]/[.J199]" office:value-type="float" office:value="0.9765625" calcext:value-type="float">
            <text:p>1.0</text:p>
          </table:table-cell>
          <table:table-cell table:formula="of:=[.B199]/[.J199]" office:value-type="float" office:value="0.9765625" calcext:value-type="float">
            <text:p>1.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tation buildings</text:p>
          </table:table-cell>
          <table:table-cell table:style-name="ce45" table:number-columns-repeated="7"/>
          <table:table-cell table:style-name="ce4"/>
          <table:table-cell table:style-name="ce49"/>
          <table:table-cell table:style-name="ce54" table:number-columns-repeated="4"/>
          <table:table-cell table:style-name="ce4" table:number-columns-repeated="1010"/>
        </table:table-row>
        <table:table-row table:style-name="ro2">
          <table:table-cell office:value-type="string" calcext:value-type="string">
            <text:p>Wooden station building</text:p>
          </table:table-cell>
          <table:table-cell office:value-type="currency" office:currency="GHC" office:value="312.5" calcext:value-type="currency">
            <text:p>₵312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1]+[.E201]" office:value-type="currency" office:currency="GHC" office:value="500" calcext:value-type="currency">
            <text:p>₵500.00</text:p>
          </table:table-cell>
          <table:table-cell/>
          <table:table-cell office:value-type="currency" office:currency="GHC" office:value="27.36" calcext:value-type="currency">
            <text:p>₵27.36</text:p>
          </table:table-cell>
          <table:table-cell table:style-name="ce31" table:formula="of:=[.H201]*12" office:value-type="currency" office:currency="GHC" office:value="328.32" calcext:value-type="currency">
            <text:p>₵328.32</text:p>
          </table:table-cell>
          <table:table-cell table:style-name="ce34" table:formula="of:=[.I201]/0.21" office:value-type="currency" office:currency="GHC" office:value="1563.42857142857" calcext:value-type="currency">
            <text:p>₵1,563.43</text:p>
          </table:table-cell>
          <table:table-cell table:formula="of:=[.F201]/[.I201]" office:value-type="float" office:value="1.5229044834308" calcext:value-type="float">
            <text:p>1.5</text:p>
          </table:table-cell>
          <table:table-cell table:formula="of:=[.B201]/[.I201]" office:value-type="float" office:value="0.95181530214425" calcext:value-type="float">
            <text:p>1.0</text:p>
          </table:table-cell>
          <table:table-cell table:formula="of:=[.F201]/[.J201]" office:value-type="float" office:value="0.319809941520468" calcext:value-type="float">
            <text:p>0.3</text:p>
          </table:table-cell>
          <table:table-cell table:formula="of:=[.B201]/[.J201]" office:value-type="float" office:value="0.199881213450292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untry station building</text:p>
          </table:table-cell>
          <table:table-cell office:value-type="currency" office:currency="GHC" office:value="1000" calcext:value-type="currency">
            <text:p>₵1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2]+[.E202]" office:value-type="currency" office:currency="GHC" office:value="1187.5" calcext:value-type="currency">
            <text:p>₵1,187.50</text:p>
          </table:table-cell>
          <table:table-cell/>
          <table:table-cell office:value-type="currency" office:currency="GHC" office:value="29.44" calcext:value-type="currency">
            <text:p>₵29.44</text:p>
          </table:table-cell>
          <table:table-cell table:style-name="ce31" table:formula="of:=[.H202]*12" office:value-type="currency" office:currency="GHC" office:value="353.28" calcext:value-type="currency">
            <text:p>₵353.28</text:p>
          </table:table-cell>
          <table:table-cell table:style-name="ce34" table:formula="of:=[.I202]/0.21" office:value-type="currency" office:currency="GHC" office:value="1682.28571428571" calcext:value-type="currency">
            <text:p>₵1,682.29</text:p>
          </table:table-cell>
          <table:table-cell table:formula="of:=[.F202]/[.I202]" office:value-type="float" office:value="3.36135643115942" calcext:value-type="float">
            <text:p>3.4</text:p>
          </table:table-cell>
          <table:table-cell table:formula="of:=[.B202]/[.I202]" office:value-type="float" office:value="2.83061594202899" calcext:value-type="float">
            <text:p>2.8</text:p>
          </table:table-cell>
          <table:table-cell table:formula="of:=[.F202]/[.J202]" office:value-type="float" office:value="0.705884850543478" calcext:value-type="float">
            <text:p>0.7</text:p>
          </table:table-cell>
          <table:table-cell table:formula="of:=[.B202]/[.J202]" office:value-type="float" office:value="0.594429347826087" calcext:value-type="float">
            <text:p>0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station building</text:p>
          </table:table-cell>
          <table:table-cell office:value-type="currency" office:currency="GHC" office:value="1062.5" calcext:value-type="currency">
            <text:p>₵1,062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3]+[.E203]" office:value-type="currency" office:currency="GHC" office:value="1250" calcext:value-type="currency">
            <text:p>₵1,250.0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1" table:formula="of:=[.H203]*12" office:value-type="currency" office:currency="GHC" office:value="299.52" calcext:value-type="currency">
            <text:p>₵299.52</text:p>
          </table:table-cell>
          <table:table-cell table:style-name="ce34" table:formula="of:=[.I203]/0.21" office:value-type="currency" office:currency="GHC" office:value="1426.28571428571" calcext:value-type="currency">
            <text:p>₵1,426.29</text:p>
          </table:table-cell>
          <table:table-cell table:formula="of:=[.F203]/[.I203]" office:value-type="float" office:value="4.17334401709402" calcext:value-type="float">
            <text:p>4.2</text:p>
          </table:table-cell>
          <table:table-cell table:formula="of:=[.B203]/[.I203]" office:value-type="float" office:value="3.54734241452991" calcext:value-type="float">
            <text:p>3.5</text:p>
          </table:table-cell>
          <table:table-cell table:formula="of:=[.F203]/[.J203]" office:value-type="float" office:value="0.876402243589744" calcext:value-type="float">
            <text:p>0.9</text:p>
          </table:table-cell>
          <table:table-cell table:formula="of:=[.B203]/[.J203]" office:value-type="float" office:value="0.744941907051282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station building</text:p>
          </table:table-cell>
          <table:table-cell office:value-type="currency" office:currency="GHC" office:value="768.75" calcext:value-type="currency">
            <text:p>₵768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4]+[.E204]" office:value-type="currency" office:currency="GHC" office:value="956.25" calcext:value-type="currency">
            <text:p>₵956.25</text:p>
          </table:table-cell>
          <table:table-cell/>
          <table:table-cell office:value-type="currency" office:currency="GHC" office:value="20" calcext:value-type="currency">
            <text:p>₵20.00</text:p>
          </table:table-cell>
          <table:table-cell table:style-name="ce31" table:formula="of:=[.H204]*12" office:value-type="currency" office:currency="GHC" office:value="240" calcext:value-type="currency">
            <text:p>₵240.00</text:p>
          </table:table-cell>
          <table:table-cell table:style-name="ce34" table:formula="of:=[.I204]/0.21" office:value-type="currency" office:currency="GHC" office:value="1142.85714285714" calcext:value-type="currency">
            <text:p>₵1,142.86</text:p>
          </table:table-cell>
          <table:table-cell table:formula="of:=[.F204]/[.I204]" office:value-type="float" office:value="3.984375" calcext:value-type="float">
            <text:p>4.0</text:p>
          </table:table-cell>
          <table:table-cell table:formula="of:=[.B204]/[.I204]" office:value-type="float" office:value="3.203125" calcext:value-type="float">
            <text:p>3.2</text:p>
          </table:table-cell>
          <table:table-cell table:formula="of:=[.F204]/[.J204]" office:value-type="float" office:value="0.83671875" calcext:value-type="float">
            <text:p>0.8</text:p>
          </table:table-cell>
          <table:table-cell table:formula="of:=[.B204]/[.J204]" office:value-type="float" office:value="0.67265625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tion building (deco)</text:p>
          </table:table-cell>
          <table:table-cell office:value-type="currency" office:currency="GHC" office:value="1306.25" calcext:value-type="currency">
            <text:p>₵1,306.2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5]+[.E205]" office:value-type="currency" office:currency="GHC" office:value="1493.75" calcext:value-type="currency">
            <text:p>₵1,493.75</text:p>
          </table:table-cell>
          <table:table-cell/>
          <table:table-cell office:value-type="currency" office:currency="GHC" office:value="25.44" calcext:value-type="currency">
            <text:p>₵25.44</text:p>
          </table:table-cell>
          <table:table-cell table:style-name="ce31" table:formula="of:=[.H205]*12" office:value-type="currency" office:currency="GHC" office:value="305.28" calcext:value-type="currency">
            <text:p>₵305.28</text:p>
          </table:table-cell>
          <table:table-cell table:style-name="ce34" table:formula="of:=[.I205]/0.21" office:value-type="currency" office:currency="GHC" office:value="1453.71428571429" calcext:value-type="currency">
            <text:p>₵1,453.71</text:p>
          </table:table-cell>
          <table:table-cell table:formula="of:=[.F205]/[.I205]" office:value-type="float" office:value="4.89304900419287" calcext:value-type="float">
            <text:p>4.9</text:p>
          </table:table-cell>
          <table:table-cell table:formula="of:=[.B205]/[.I205]" office:value-type="float" office:value="4.27885875262055" calcext:value-type="float">
            <text:p>4.3</text:p>
          </table:table-cell>
          <table:table-cell table:formula="of:=[.F205]/[.J205]" office:value-type="float" office:value="1.0275402908805" calcext:value-type="float">
            <text:p>1.0</text:p>
          </table:table-cell>
          <table:table-cell table:formula="of:=[.B205]/[.J205]" office:value-type="float" office:value="0.898560338050314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eel/glass station building</text:p>
          </table:table-cell>
          <table:table-cell office:value-type="currency" office:currency="GHC" office:value="968.75" calcext:value-type="currency">
            <text:p>₵968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6]+[.E206]" office:value-type="currency" office:currency="GHC" office:value="1156.25" calcext:value-type="currency">
            <text:p>₵1,156.25</text:p>
          </table:table-cell>
          <table:table-cell/>
          <table:table-cell office:value-type="currency" office:currency="GHC" office:value="23.2" calcext:value-type="currency">
            <text:p>₵23.20</text:p>
          </table:table-cell>
          <table:table-cell table:style-name="ce31" table:formula="of:=[.H206]*12" office:value-type="currency" office:currency="GHC" office:value="278.4" calcext:value-type="currency">
            <text:p>₵278.40</text:p>
          </table:table-cell>
          <table:table-cell table:style-name="ce34" table:formula="of:=[.I206]/0.21" office:value-type="currency" office:currency="GHC" office:value="1325.71428571429" calcext:value-type="currency">
            <text:p>₵1,325.71</text:p>
          </table:table-cell>
          <table:table-cell table:formula="of:=[.F206]/[.I206]" office:value-type="float" office:value="4.15319683908046" calcext:value-type="float">
            <text:p>4.2</text:p>
          </table:table-cell>
          <table:table-cell table:formula="of:=[.B206]/[.I206]" office:value-type="float" office:value="3.47970545977012" calcext:value-type="float">
            <text:p>3.5</text:p>
          </table:table-cell>
          <table:table-cell table:formula="of:=[.F206]/[.J206]" office:value-type="float" office:value="0.872171336206897" calcext:value-type="float">
            <text:p>0.9</text:p>
          </table:table-cell>
          <table:table-cell table:formula="of:=[.B206]/[.J206]" office:value-type="float" office:value="0.730738146551724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tion building concourse</text:p>
          </table:table-cell>
          <table:table-cell office:value-type="currency" office:currency="GHC" office:value="1976.56" calcext:value-type="currency">
            <text:p>₵1,976.56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7]+[.E207]" office:value-type="currency" office:currency="GHC" office:value="2164.06" calcext:value-type="currency">
            <text:p>₵2,164.06</text:p>
          </table:table-cell>
          <table:table-cell/>
          <table:table-cell office:value-type="currency" office:currency="GHC" office:value="27.2" calcext:value-type="currency">
            <text:p>₵27.20</text:p>
          </table:table-cell>
          <table:table-cell table:style-name="ce31" table:formula="of:=[.H207]*12" office:value-type="currency" office:currency="GHC" office:value="326.4" calcext:value-type="currency">
            <text:p>₵326.40</text:p>
          </table:table-cell>
          <table:table-cell table:style-name="ce34" table:formula="of:=[.I207]/0.21" office:value-type="currency" office:currency="GHC" office:value="1554.28571428571" calcext:value-type="currency">
            <text:p>₵1,554.29</text:p>
          </table:table-cell>
          <table:table-cell table:formula="of:=[.F207]/[.I207]" office:value-type="float" office:value="6.63008578431373" calcext:value-type="float">
            <text:p>6.6</text:p>
          </table:table-cell>
          <table:table-cell table:formula="of:=[.B207]/[.I207]" office:value-type="float" office:value="6.05563725490196" calcext:value-type="float">
            <text:p>6.1</text:p>
          </table:table-cell>
          <table:table-cell table:formula="of:=[.F207]/[.J207]" office:value-type="float" office:value="1.39231801470588" calcext:value-type="float">
            <text:p>1.4</text:p>
          </table:table-cell>
          <table:table-cell table:formula="of:=[.B207]/[.J207]" office:value-type="float" office:value="1.27168382352941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ging inn (large)</text:p>
          </table:table-cell>
          <table:table-cell office:value-type="currency" office:currency="GHC" office:value="600" calcext:value-type="currency">
            <text:p>₵6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8]+[.E208]" office:value-type="currency" office:currency="GHC" office:value="787.5" calcext:value-type="currency">
            <text:p>₵787.50</text:p>
          </table:table-cell>
          <table:table-cell/>
          <table:table-cell office:value-type="currency" office:currency="GHC" office:value="8" calcext:value-type="currency">
            <text:p>₵8.00</text:p>
          </table:table-cell>
          <table:table-cell table:style-name="ce31" table:formula="of:=[.H208]*12" office:value-type="currency" office:currency="GHC" office:value="96" calcext:value-type="currency">
            <text:p>₵96.00</text:p>
          </table:table-cell>
          <table:table-cell table:style-name="ce34" table:formula="of:=[.I208]/0.21" office:value-type="currency" office:currency="GHC" office:value="457.142857142857" calcext:value-type="currency">
            <text:p>₵457.14</text:p>
          </table:table-cell>
          <table:table-cell table:formula="of:=[.F208]/[.I208]" office:value-type="float" office:value="8.203125" calcext:value-type="float">
            <text:p>8.2</text:p>
          </table:table-cell>
          <table:table-cell table:formula="of:=[.B208]/[.I208]" office:value-type="float" office:value="6.25" calcext:value-type="float">
            <text:p>6.3</text:p>
          </table:table-cell>
          <table:table-cell table:formula="of:=[.F208]/[.J208]" office:value-type="float" office:value="1.72265625" calcext:value-type="float">
            <text:p>1.7</text:p>
          </table:table-cell>
          <table:table-cell table:formula="of:=[.B208]/[.J208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ging post</text:p>
          </table:table-cell>
          <table:table-cell office:value-type="currency" office:currency="GHC" office:value="5" calcext:value-type="currency">
            <text:p>₵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9]+[.E209]" office:value-type="currency" office:currency="GHC" office:value="192.5" calcext:value-type="currency">
            <text:p>₵192.50</text:p>
          </table:table-cell>
          <table:table-cell/>
          <table:table-cell office:value-type="currency" office:currency="GHC" office:value="0.96" calcext:value-type="currency">
            <text:p>₵0.96</text:p>
          </table:table-cell>
          <table:table-cell table:style-name="ce31" table:formula="of:=[.H209]*12" office:value-type="currency" office:currency="GHC" office:value="11.52" calcext:value-type="currency">
            <text:p>₵11.52</text:p>
          </table:table-cell>
          <table:table-cell table:style-name="ce34" table:formula="of:=[.I209]/0.21" office:value-type="currency" office:currency="GHC" office:value="54.8571428571429" calcext:value-type="currency">
            <text:p>₵54.86</text:p>
          </table:table-cell>
          <table:table-cell table:formula="of:=[.F209]/[.I209]" office:value-type="float" office:value="16.7100694444444" calcext:value-type="float">
            <text:p>16.7</text:p>
          </table:table-cell>
          <table:table-cell table:formula="of:=[.B209]/[.I209]" office:value-type="float" office:value="0.434027777777778" calcext:value-type="float">
            <text:p>0.4</text:p>
          </table:table-cell>
          <table:table-cell table:formula="of:=[.F209]/[.J209]" office:value-type="float" office:value="3.50911458333333" calcext:value-type="float">
            <text:p>3.5</text:p>
          </table:table-cell>
          <table:table-cell table:formula="of:=[.B209]/[.J209]" office:value-type="float" office:value="0.0911458333333333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be station building (early)</text:p>
          </table:table-cell>
          <table:table-cell office:value-type="currency" office:currency="GHC" office:value="2075" calcext:value-type="currency">
            <text:p>₵2,07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0]+[.E210]" office:value-type="currency" office:currency="GHC" office:value="2262.5" calcext:value-type="currency">
            <text:p>₵2,262.50</text:p>
          </table:table-cell>
          <table:table-cell/>
          <table:table-cell office:value-type="currency" office:currency="GHC" office:value="18.72" calcext:value-type="currency">
            <text:p>₵18.72</text:p>
          </table:table-cell>
          <table:table-cell table:style-name="ce31" table:formula="of:=[.H210]*12" office:value-type="currency" office:currency="GHC" office:value="224.64" calcext:value-type="currency">
            <text:p>₵224.64</text:p>
          </table:table-cell>
          <table:table-cell table:style-name="ce34" table:formula="of:=[.I210]/0.21" office:value-type="currency" office:currency="GHC" office:value="1069.71428571429" calcext:value-type="currency">
            <text:p>₵1,069.71</text:p>
          </table:table-cell>
          <table:table-cell table:formula="of:=[.F210]/[.I210]" office:value-type="float" office:value="10.0716702279202" calcext:value-type="float">
            <text:p>10.1</text:p>
          </table:table-cell>
          <table:table-cell table:formula="of:=[.B210]/[.I210]" office:value-type="float" office:value="9.23700142450143" calcext:value-type="float">
            <text:p>9.2</text:p>
          </table:table-cell>
          <table:table-cell table:formula="of:=[.F210]/[.J210]" office:value-type="float" office:value="2.11505074786325" calcext:value-type="float">
            <text:p>2.1</text:p>
          </table:table-cell>
          <table:table-cell table:formula="of:=[.B210]/[.J210]" office:value-type="float" office:value="1.9397702991453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be station building (late)</text:p>
          </table:table-cell>
          <table:table-cell office:value-type="currency" office:currency="GHC" office:value="2407" calcext:value-type="currency">
            <text:p>₵2,407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1]+[.E211]" office:value-type="currency" office:currency="GHC" office:value="2594.5" calcext:value-type="currency">
            <text:p>₵2,594.50</text:p>
          </table:table-cell>
          <table:table-cell/>
          <table:table-cell office:value-type="currency" office:currency="GHC" office:value="18.08" calcext:value-type="currency">
            <text:p>₵18.08</text:p>
          </table:table-cell>
          <table:table-cell table:style-name="ce31" table:formula="of:=[.H211]*12" office:value-type="currency" office:currency="GHC" office:value="216.96" calcext:value-type="currency">
            <text:p>₵216.96</text:p>
          </table:table-cell>
          <table:table-cell table:style-name="ce34" table:formula="of:=[.I211]/0.21" office:value-type="currency" office:currency="GHC" office:value="1033.14285714286" calcext:value-type="currency">
            <text:p>₵1,033.14</text:p>
          </table:table-cell>
          <table:table-cell table:formula="of:=[.F211]/[.I211]" office:value-type="float" office:value="11.9584255162242" calcext:value-type="float">
            <text:p>12.0</text:p>
          </table:table-cell>
          <table:table-cell table:formula="of:=[.B211]/[.I211]" office:value-type="float" office:value="11.0942109144543" calcext:value-type="float">
            <text:p>11.1</text:p>
          </table:table-cell>
          <table:table-cell table:formula="of:=[.F211]/[.J211]" office:value-type="float" office:value="2.51126935840708" calcext:value-type="float">
            <text:p>2.5</text:p>
          </table:table-cell>
          <table:table-cell table:formula="of:=[.B211]/[.J211]" office:value-type="float" office:value="2.3297842920354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ging inn (road)</text:p>
          </table:table-cell>
          <table:table-cell office:value-type="currency" office:currency="GHC" office:value="87.5" calcext:value-type="currency">
            <text:p>₵87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2]+[.E212]" office:value-type="currency" office:currency="GHC" office:value="275" calcext:value-type="currency">
            <text:p>₵275.00</text:p>
          </table:table-cell>
          <table:table-cell/>
          <table:table-cell office:value-type="currency" office:currency="GHC" office:value="1.12" calcext:value-type="currency">
            <text:p>₵1.12</text:p>
          </table:table-cell>
          <table:table-cell table:style-name="ce31" table:formula="of:=[.H212]*12" office:value-type="currency" office:currency="GHC" office:value="13.44" calcext:value-type="currency">
            <text:p>₵13.44</text:p>
          </table:table-cell>
          <table:table-cell table:style-name="ce34" table:formula="of:=[.I212]/0.21" office:value-type="currency" office:currency="GHC" office:value="64" calcext:value-type="currency">
            <text:p>₵64.00</text:p>
          </table:table-cell>
          <table:table-cell table:formula="of:=[.F212]/[.I212]" office:value-type="float" office:value="20.4613095238095" calcext:value-type="float">
            <text:p>20.5</text:p>
          </table:table-cell>
          <table:table-cell table:formula="of:=[.B212]/[.I212]" office:value-type="float" office:value="6.51041666666667" calcext:value-type="float">
            <text:p>6.5</text:p>
          </table:table-cell>
          <table:table-cell table:formula="of:=[.F212]/[.J212]" office:value-type="float" office:value="4.296875" calcext:value-type="float">
            <text:p>4.3</text:p>
          </table:table-cell>
          <table:table-cell table:formula="of:=[.B212]/[.J212]" office:value-type="float" office:value="1.3671875" calcext:value-type="float">
            <text:p>1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sic ‘bus stop</text:p>
          </table:table-cell>
          <table:table-cell office:value-type="currency" office:currency="GHC" office:value="10.62" calcext:value-type="currency">
            <text:p>₵10.62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3]+[.E213]" office:value-type="currency" office:currency="GHC" office:value="198.12" calcext:value-type="currency">
            <text:p>₵198.12</text:p>
          </table:table-cell>
          <table:table-cell/>
          <table:table-cell office:value-type="currency" office:currency="GHC" office:value="2.4" calcext:value-type="currency">
            <text:p>₵2.40</text:p>
          </table:table-cell>
          <table:table-cell table:style-name="ce31" table:formula="of:=[.H213]*12" office:value-type="currency" office:currency="GHC" office:value="28.8" calcext:value-type="currency">
            <text:p>₵28.80</text:p>
          </table:table-cell>
          <table:table-cell table:style-name="ce34" table:formula="of:=[.I213]/0.21" office:value-type="currency" office:currency="GHC" office:value="137.142857142857" calcext:value-type="currency">
            <text:p>₵137.14</text:p>
          </table:table-cell>
          <table:table-cell table:formula="of:=[.F213]/[.I213]" office:value-type="float" office:value="6.87916666666667" calcext:value-type="float">
            <text:p>6.9</text:p>
          </table:table-cell>
          <table:table-cell table:formula="of:=[.B213]/[.I213]" office:value-type="float" office:value="0.36875" calcext:value-type="float">
            <text:p>0.4</text:p>
          </table:table-cell>
          <table:table-cell table:formula="of:=[.F213]/[.J213]" office:value-type="float" office:value="1.444625" calcext:value-type="float">
            <text:p>1.4</text:p>
          </table:table-cell>
          <table:table-cell table:formula="of:=[.B213]/[.J213]" office:value-type="float" office:value="0.077437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'Bus stop with wooden shelter</text:p>
          </table:table-cell>
          <table:table-cell office:value-type="currency" office:currency="GHC" office:value="150" calcext:value-type="currency">
            <text:p>₵1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4]+[.E214]" office:value-type="currency" office:currency="GHC" office:value="337.5" calcext:value-type="currency">
            <text:p>₵337.50</text:p>
          </table:table-cell>
          <table:table-cell/>
          <table:table-cell office:value-type="currency" office:currency="GHC" office:value="13.44" calcext:value-type="currency">
            <text:p>₵13.44</text:p>
          </table:table-cell>
          <table:table-cell table:style-name="ce31" table:formula="of:=[.H214]*12" office:value-type="currency" office:currency="GHC" office:value="161.28" calcext:value-type="currency">
            <text:p>₵161.28</text:p>
          </table:table-cell>
          <table:table-cell table:style-name="ce34" table:formula="of:=[.I214]/0.21" office:value-type="currency" office:currency="GHC" office:value="768" calcext:value-type="currency">
            <text:p>₵768.00</text:p>
          </table:table-cell>
          <table:table-cell table:formula="of:=[.F214]/[.I214]" office:value-type="float" office:value="2.09263392857143" calcext:value-type="float">
            <text:p>2.1</text:p>
          </table:table-cell>
          <table:table-cell table:formula="of:=[.B214]/[.I214]" office:value-type="float" office:value="0.930059523809524" calcext:value-type="float">
            <text:p>0.9</text:p>
          </table:table-cell>
          <table:table-cell table:formula="of:=[.F214]/[.J214]" office:value-type="float" office:value="0.439453125" calcext:value-type="float">
            <text:p>0.4</text:p>
          </table:table-cell>
          <table:table-cell table:formula="of:=[.B214]/[.J214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'Bus stop with aluminium shelter</text:p>
          </table:table-cell>
          <table:table-cell office:value-type="currency" office:currency="GHC" office:value="150" calcext:value-type="currency">
            <text:p>₵1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5]+[.E215]" office:value-type="currency" office:currency="GHC" office:value="337.5" calcext:value-type="currency">
            <text:p>₵337.50</text:p>
          </table:table-cell>
          <table:table-cell/>
          <table:table-cell office:value-type="currency" office:currency="GHC" office:value="13.44" calcext:value-type="currency">
            <text:p>₵13.44</text:p>
          </table:table-cell>
          <table:table-cell table:style-name="ce31" table:formula="of:=[.H215]*12" office:value-type="currency" office:currency="GHC" office:value="161.28" calcext:value-type="currency">
            <text:p>₵161.28</text:p>
          </table:table-cell>
          <table:table-cell table:style-name="ce34" table:formula="of:=[.I215]/0.21" office:value-type="currency" office:currency="GHC" office:value="768" calcext:value-type="currency">
            <text:p>₵768.00</text:p>
          </table:table-cell>
          <table:table-cell table:formula="of:=[.F215]/[.I215]" office:value-type="float" office:value="2.09263392857143" calcext:value-type="float">
            <text:p>2.1</text:p>
          </table:table-cell>
          <table:table-cell table:formula="of:=[.B215]/[.I215]" office:value-type="float" office:value="0.930059523809524" calcext:value-type="float">
            <text:p>0.9</text:p>
          </table:table-cell>
          <table:table-cell table:formula="of:=[.F215]/[.J215]" office:value-type="float" office:value="0.439453125" calcext:value-type="float">
            <text:p>0.4</text:p>
          </table:table-cell>
          <table:table-cell table:formula="of:=[.B215]/[.J215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ost box</text:p>
          </table:table-cell>
          <table:table-cell office:value-type="currency" office:currency="GHC" office:value="100" calcext:value-type="currency">
            <text:p>₵1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6]+[.E216]" office:value-type="currency" office:currency="GHC" office:value="287.5" calcext:value-type="currency">
            <text:p>₵2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216]*12" office:value-type="currency" office:currency="GHC" office:value="107.52" calcext:value-type="currency">
            <text:p>₵107.52</text:p>
          </table:table-cell>
          <table:table-cell table:style-name="ce34" table:formula="of:=[.I216]/0.21" office:value-type="currency" office:currency="GHC" office:value="512" calcext:value-type="currency">
            <text:p>₵512.00</text:p>
          </table:table-cell>
          <table:table-cell table:formula="of:=[.F216]/[.I216]" office:value-type="float" office:value="2.67392113095238" calcext:value-type="float">
            <text:p>2.7</text:p>
          </table:table-cell>
          <table:table-cell table:formula="of:=[.B216]/[.I216]" office:value-type="float" office:value="0.930059523809524" calcext:value-type="float">
            <text:p>0.9</text:p>
          </table:table-cell>
          <table:table-cell table:formula="of:=[.F216]/[.J216]" office:value-type="float" office:value="0.5615234375" calcext:value-type="float">
            <text:p>0.6</text:p>
          </table:table-cell>
          <table:table-cell table:formula="of:=[.B216]/[.J216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'Bus terminal</text:p>
          </table:table-cell>
          <table:table-cell office:value-type="currency" office:currency="GHC" office:value="250" calcext:value-type="currency">
            <text:p>₵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7]+[.E217]" office:value-type="currency" office:currency="GHC" office:value="437.5" calcext:value-type="currency">
            <text:p>₵437.50</text:p>
          </table:table-cell>
          <table:table-cell/>
          <table:table-cell office:value-type="currency" office:currency="GHC" office:value="22.4" calcext:value-type="currency">
            <text:p>₵22.40</text:p>
          </table:table-cell>
          <table:table-cell table:style-name="ce31" table:formula="of:=[.H217]*12" office:value-type="currency" office:currency="GHC" office:value="268.8" calcext:value-type="currency">
            <text:p>₵268.80</text:p>
          </table:table-cell>
          <table:table-cell table:style-name="ce34" table:formula="of:=[.I217]/0.21" office:value-type="currency" office:currency="GHC" office:value="1280" calcext:value-type="currency">
            <text:p>₵1,280.00</text:p>
          </table:table-cell>
          <table:table-cell table:formula="of:=[.F217]/[.I217]" office:value-type="float" office:value="1.62760416666667" calcext:value-type="float">
            <text:p>1.6</text:p>
          </table:table-cell>
          <table:table-cell table:formula="of:=[.B217]/[.I217]" office:value-type="float" office:value="0.930059523809524" calcext:value-type="float">
            <text:p>0.9</text:p>
          </table:table-cell>
          <table:table-cell table:formula="of:=[.F217]/[.J217]" office:value-type="float" office:value="0.341796875" calcext:value-type="float">
            <text:p>0.3</text:p>
          </table:table-cell>
          <table:table-cell table:formula="of:=[.B217]/[.J217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2" table:number-rows-repeated="10483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tal to maintenance ratio" table:style-name="ta1">
        <table:table-column table:style-name="co31" table:default-cell-style-name="Default"/>
        <table:table-column table:style-name="co23" table:default-cell-style-name="Default"/>
        <table:table-column table:style-name="co14" table:number-columns-repeated="2" table:default-cell-style-name="Default"/>
        <table:table-column table:style-name="co32" table:default-cell-style-name="Default"/>
        <table:table-column table:style-name="co14" table:default-cell-style-name="ce59"/>
        <table:table-column table:style-name="co14" table:number-columns-repeated="1018" table:default-cell-style-name="Default"/>
        <table:table-row table:style-name="ro1">
          <table:table-cell table:style-name="ce3"/>
          <table:table-cell table:style-name="ce3" office:value-type="string" calcext:value-type="string">
            <text:p>Active hours per day</text:p>
          </table:table-cell>
          <table:table-cell table:style-name="ce3" office:value-type="string" calcext:value-type="string">
            <text:p>Days per year</text:p>
          </table:table-cell>
          <table:table-cell table:style-name="ce3" office:value-type="string" calcext:value-type="string">
            <text:p>Hours per month</text:p>
          </table:table-cell>
          <table:table-cell table:style-name="ce3" office:value-type="string" calcext:value-type="string">
            <text:p>Months per year</text:p>
          </table:table-cell>
          <table:table-cell table:style-name="ce58" office:value-type="string" calcext:value-type="string">
            <text:p>Active hours per year</text:p>
          </table:table-cell>
          <table:table-cell table:style-name="ce36" table:number-columns-repeated="1018"/>
        </table:table-row>
        <table:table-row table:style-name="ro2">
          <table:table-cell table:style-name="ce56" office:value-type="string" calcext:value-type="string">
            <text:p>Real/capital</text:p>
          </table:table-cell>
          <table:table-cell office:value-type="float" office:value="16" calcext:value-type="float">
            <text:p>16</text:p>
          </table:table-cell>
          <table:table-cell office:value-type="float" office:value="365.24" calcext:value-type="float">
            <text:p>365.24</text:p>
          </table:table-cell>
          <table:table-cell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5843.84" calcext:value-type="float">
            <text:p>5843.84</text:p>
          </table:table-cell>
          <table:table-cell table:number-columns-repeated="1018"/>
        </table:table-row>
        <table:table-row table:style-name="ro2">
          <table:table-cell table:style-name="ce56" office:value-type="string" calcext:value-type="string">
            <text:p>Simutrans (revenue/maintenance)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.4" calcext:value-type="float">
            <text:p>6.4</text:p>
          </table:table-cell>
          <table:table-cell office:value-type="float" office:value="12" calcext:value-type="float">
            <text:p>12</text:p>
          </table:table-cell>
          <table:table-cell table:formula="of:=[.D3]*[.E3]" office:value-type="float" office:value="76.8" calcext:value-type="float">
            <text:p>76.8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7" office:value-type="string" calcext:value-type="string">
            <text:p>Maintenance to capital ratio</text:p>
          </table:table-cell>
          <table:table-cell table:style-name="ce60" table:formula="of:=[.F3]/[.F2]" office:value-type="float" office:value="0.0131420435877779" calcext:value-type="float">
            <text:p>0.0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7" office:value-type="string" calcext:value-type="string">
            <text:p>Capital to maintenance ratio</text:p>
          </table:table-cell>
          <table:table-cell table:style-name="ce60" table:formula="of:=[.F2]/[.F3]" office:value-type="float" office:value="76.0916666666667" calcext:value-type="float">
            <text:p>76.09</text:p>
          </table:table-cell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rrency conversion" table:style-name="ta1">
        <table:table-column table:style-name="co33" table:default-cell-style-name="Default"/>
        <table:table-column table:style-name="co34" table:default-cell-style-name="Default"/>
        <table:table-column table:style-name="co14" table:default-cell-style-name="ce8"/>
        <table:table-column table:style-name="co8" table:default-cell-style-name="ce8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14" table:default-cell-style-name="Default"/>
        <table:table-row table:style-name="ro1">
          <table:table-cell table:style-name="ce61"/>
          <table:table-cell table:style-name="ce3" office:value-type="string" calcext:value-type="string">
            <text:p>SimuCents (in game, per mile)</text:p>
          </table:table-cell>
          <table:table-cell table:style-name="ce7" office:value-type="string" calcext:value-type="string">
            <text:p>GBP (1900) (real)</text:p>
          </table:table-cell>
          <table:table-cell table:style-name="ce7" office:value-type="string" calcext:value-type="string">
            <text:p>GBP (1900) (in game)</text:p>
          </table:table-cell>
          <table:table-cell table:style-name="ce57" office:value-type="string" calcext:value-type="string">
            <text:p>Conversion ratio (GBP to SimuCents revenue)</text:p>
          </table:table-cell>
          <table:table-cell table:style-name="ce57" office:value-type="string" calcext:value-type="string">
            <text:p>Conversion ratio (SimuCents revenue to GBP)</text:p>
          </table:table-cell>
          <table:table-cell table:style-name="ce57" office:value-type="string" calcext:value-type="string">
            <text:p>Conversion ratio (GBP to SimuCents capital or annualised)</text:p>
          </table:table-cell>
          <table:table-cell table:style-name="ce57" office:value-type="string" calcext:value-type="string">
            <text:p>Conversion ratio (SimuCents capital or annualised to GBP)</text:p>
          </table:table-cell>
          <table:table-cell table:style-name="ce61" table:number-columns-repeated="1014"/>
        </table:table-row>
        <table:table-row table:style-name="ro2">
          <table:table-cell table:style-name="ce56" office:value-type="string" calcext:value-type="string">
            <text:p>Short timescale</text:p>
          </table:table-cell>
          <table:table-cell table:style-name="ce31" table:formula="of:=[$'Passenger fares per km (Simutrans - current)'.E10]" office:value-type="currency" office:currency="GHC" office:value="0.266666666666667" calcext:value-type="currency">
            <text:p>₵0.27</text:p>
          </table:table-cell>
          <table:table-cell table:style-name="ce63" table:formula="of:=1/240" office:value-type="currency" office:currency="GBP" office:value="0.00416666666666667" calcext:value-type="currency">
            <text:p>£0.00417</text:p>
          </table:table-cell>
          <table:table-cell table:style-name="ce63" office:value-type="string" calcext:value-type="string">
            <text:p>n/a</text:p>
          </table:table-cell>
          <table:table-cell table:style-name="ce64" table:formula="of:=[.B2]/[.C2]" office:value-type="float" office:value="64" calcext:value-type="float">
            <text:p>64.000</text:p>
          </table:table-cell>
          <table:table-cell table:style-name="ce64" table:formula="of:=[.C2]/[.B2]" office:value-type="float" office:value="0.015625" calcext:value-type="float">
            <text:p>0.016</text:p>
          </table:table-cell>
          <table:table-cell table:style-name="ce64" table:number-columns-repeated="2"/>
          <table:table-cell table:number-columns-repeated="1014"/>
        </table:table-row>
        <table:table-row table:style-name="ro2">
          <table:table-cell table:style-name="ce56" office:value-type="string" calcext:value-type="string">
            <text:p>Long timescale</text:p>
          </table:table-cell>
          <table:table-cell table:style-name="ce62" table:formula="of:=[.B2]*[$'Capital to maintenance ratio'.$F$4]" office:value-type="currency" office:currency="GHC" office:value="0.00350454495674077" calcext:value-type="currency">
            <text:p>₵0.0035</text:p>
          </table:table-cell>
          <table:table-cell table:style-name="ce63" office:value-type="string" calcext:value-type="string">
            <text:p>n/a</text:p>
          </table:table-cell>
          <table:table-cell table:style-name="ce63" table:formula="of:=[.B3]*[.$F$2]" office:value-type="currency" office:currency="GBP" office:value="0.0000547585149490746" calcext:value-type="currency">
            <text:p>£0.00005</text:p>
          </table:table-cell>
          <table:table-cell table:style-name="ce64" table:number-columns-repeated="2"/>
          <table:table-cell table:style-name="ce64" table:formula="of:=[.B3]/[.C2]" office:value-type="float" office:value="0.841090789617786" calcext:value-type="float">
            <text:p>0.841</text:p>
          </table:table-cell>
          <table:table-cell table:style-name="ce64" table:formula="of:=[.C2]/[.B3]" office:value-type="float" office:value="1.18893229166667" calcext:value-type="float">
            <text:p>1.189</text:p>
          </table:table-cell>
          <table:table-cell table:number-columns-repeated="1014"/>
        </table:table-row>
        <table:table-row table:style-name="ro2" table:number-rows-repeated="104857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venues and profits (real)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31"/>
        <table:table-column table:style-name="co45" table:number-columns-repeated="2" table:default-cell-style-name="ce12"/>
        <table:table-column table:style-name="co46" table:default-cell-style-name="ce31"/>
        <table:table-column table:style-name="co47" table:default-cell-style-name="Default"/>
        <table:table-column table:style-name="co14" table:default-cell-style-name="ce12"/>
        <table:table-column table:style-name="co48" table:default-cell-style-name="Default"/>
        <table:table-column table:style-name="co14" table:number-columns-repeated="1012" table:default-cell-style-name="Default"/>
        <table:table-row table:style-name="ro1"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Passengers carried</text:p>
          </table:table-cell>
          <table:table-cell table:style-name="ce3" office:value-type="string" calcext:value-type="string">
            <text:p>Passengers carried (Simutrans equiv.)</text:p>
          </table:table-cell>
          <table:table-cell table:style-name="ce3" office:value-type="string" calcext:value-type="string">
            <text:p>Revenue per passenger (1900)</text:p>
          </table:table-cell>
          <table:table-cell table:style-name="ce30" office:value-type="string" calcext:value-type="string">
            <text:p>Revenue per passenger (Simutrans)</text:p>
          </table:table-cell>
          <table:table-cell table:style-name="ce11" office:value-type="string" calcext:value-type="string">
            <text:p>Revenue</text:p>
          </table:table-cell>
          <table:table-cell table:style-name="ce11" office:value-type="string" calcext:value-type="string">
            <text:p>Adjusted to 1900</text:p>
          </table:table-cell>
          <table:table-cell table:style-name="ce30" office:value-type="string" calcext:value-type="string">
            <text:p>Adjusted to SimuCents</text:p>
          </table:table-cell>
          <table:table-cell table:style-name="ce3" office:value-type="string" calcext:value-type="string">
            <text:p>Operating cost</text:p>
          </table:table-cell>
          <table:table-cell table:style-name="ce11" office:value-type="string" calcext:value-type="string">
            <text:p>Adjusted to 1900</text:p>
          </table:table-cell>
          <table:table-cell table:style-name="ce3" office:value-type="string" calcext:value-type="string">
            <text:p>Adjusted to SimuCents</text:p>
          </table:table-cell>
          <table:table-cell table:style-name="ce61" table:number-columns-repeated="1012"/>
        </table:table-row>
        <table:table-row table:style-name="ro2">
          <table:table-cell office:value-type="string" calcext:value-type="string">
            <text:p>Liverpool &amp; Manchester Railway</text:p>
          </table:table-cell>
          <table:table-cell office:value-type="float" office:value="1831" calcext:value-type="float">
            <text:p>1831</text:p>
          </table:table-cell>
          <table:table-cell table:style-name="ce65" office:value-type="float" office:value="445047" calcext:value-type="float">
            <text:p>445,047</text:p>
          </table:table-cell>
          <table:table-cell table:style-name="ce65" table:formula="of:=[.C2]*[$'Capital to maintenance ratio'.F4]" office:value-type="float" office:value="5848.82707260979" calcext:value-type="float">
            <text:p>5,849</text:p>
          </table:table-cell>
          <table:table-cell table:style-name="ce12" table:formula="of:=[.H2]/[.C2]" office:value-type="currency" office:currency="GBP" office:value="0.295290609755824" calcext:value-type="currency">
            <text:p>£0.30</text:p>
          </table:table-cell>
          <table:table-cell table:formula="of:=[.E2]*[$'Currency conversion'.E2]" office:value-type="currency" office:currency="GHC" office:value="18.8985990243727" calcext:value-type="currency">
            <text:p>₵18.90</text:p>
          </table:table-cell>
          <table:table-cell office:value-type="currency" office:currency="GBP" office:value="155702" calcext:value-type="currency">
            <text:p>£155,702.00</text:p>
          </table:table-cell>
          <table:table-cell office:value-type="currency" office:currency="GBP" office:value="131418.2" calcext:value-type="currency">
            <text:p>£131,418.20</text:p>
          </table:table-cell>
          <table:table-cell table:formula="of:=[.H2]*[$'Currency conversion'.$G$3]" office:value-type="currency" office:currency="GHC" office:value="110534.637608148" calcext:value-type="currency">
            <text:p>₵110,534.64</text:p>
          </table:table-cell>
          <table:table-cell table:style-name="ce12" table:formula="of:=[.G2]-71098" office:value-type="currency" office:currency="GBP" office:value="84604" calcext:value-type="currency">
            <text:p>£84,604.00</text:p>
          </table:table-cell>
          <table:table-cell office:value-type="currency" office:currency="GBP" office:value="71408.88" calcext:value-type="currency">
            <text:p>£71,408.88</text:p>
          </table:table-cell>
          <table:table-cell table:style-name="ce31" table:formula="of:=[.K2]*[$'Currency conversion'.$G$3]" office:value-type="currency" office:currency="GHC" office:value="60061.3512649217" calcext:value-type="currency">
            <text:p>₵60,061.3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verpool &amp; Manchester Railway</text:p>
          </table:table-cell>
          <table:table-cell office:value-type="float" office:value="1844" calcext:value-type="float">
            <text:p>1844</text:p>
          </table:table-cell>
          <table:table-cell table:number-columns-repeated="4"/>
          <table:table-cell office:value-type="currency" office:currency="GBP" office:value="258892" calcext:value-type="currency">
            <text:p>£258,892.00</text:p>
          </table:table-cell>
          <table:table-cell office:value-type="currency" office:currency="GBP" office:value="267618.7" calcext:value-type="currency">
            <text:p>£267,618.70</text:p>
          </table:table-cell>
          <table:table-cell table:formula="of:=[.H3]*[$'Currency conversion'.$G$3]" office:value-type="currency" office:currency="GHC" office:value="225091.623699485" calcext:value-type="currency">
            <text:p>₵225,091.62</text:p>
          </table:table-cell>
          <table:table-cell table:style-name="ce12" table:formula="of:=[.G3]-136688" office:value-type="currency" office:currency="GBP" office:value="122204" calcext:value-type="currency">
            <text:p>£122,204.00</text:p>
          </table:table-cell>
          <table:table-cell office:value-type="currency" office:currency="GBP" office:value="119457.84" calcext:value-type="currency">
            <text:p>£119,457.84</text:p>
          </table:table-cell>
          <table:table-cell table:style-name="ce31" table:formula="of:=[.K3]*[$'Currency conversion'.$G$3]" office:value-type="currency" office:currency="GHC" office:value="100474.888971635" calcext:value-type="currency">
            <text:p>₵100,474.89</text:p>
          </table:table-cell>
          <table:table-cell table:number-columns-repeated="101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enue to income ratios (historical)" table:style-name="ta1">
        <table:table-column table:style-name="co49" table:default-cell-style-name="Default"/>
        <table:table-column table:style-name="co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" table:default-cell-style-name="ce67"/>
        <table:table-column table:style-name="co52" table:default-cell-style-name="Default"/>
        <table:table-column table:style-name="co53" table:default-cell-style-name="ce67"/>
        <table:table-column table:style-name="co54" table:default-cell-style-name="Default"/>
        <table:table-column table:style-name="co54" table:default-cell-style-name="ce67"/>
        <table:table-column table:style-name="co55" table:default-cell-style-name="ce70"/>
        <table:table-column table:style-name="co56" table:default-cell-style-name="ce67"/>
        <table:table-column table:style-name="co57" table:default-cell-style-name="Default"/>
        <table:table-column table:style-name="co56" table:default-cell-style-name="ce67"/>
        <table:table-column table:style-name="co58" table:default-cell-style-name="Default"/>
        <table:table-column table:style-name="co54" table:default-cell-style-name="ce67"/>
        <table:table-column table:style-name="co59" table:default-cell-style-name="Default"/>
        <table:table-column table:style-name="co60" table:default-cell-style-name="ce67"/>
        <table:table-column table:style-name="co14" table:number-columns-repeated="1007" table:default-cell-style-name="Default"/>
        <table:table-row table:style-name="ro1"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Income (per train mile)</text:p>
          </table:table-cell>
          <table:table-cell table:style-name="ce3" office:value-type="string" calcext:value-type="string">
            <text:p>Maintenance of way</text:p>
          </table:table-cell>
          <table:table-cell table:style-name="ce66" office:value-type="string" calcext:value-type="string">
            <text:p>Ratio to income</text:p>
          </table:table-cell>
          <table:table-cell table:style-name="ce3" office:value-type="string" calcext:value-type="string">
            <text:p>Locomotive and rolling stock</text:p>
          </table:table-cell>
          <table:table-cell table:style-name="ce66" office:value-type="string" calcext:value-type="string">
            <text:p>Ratio to income</text:p>
          </table:table-cell>
          <table:table-cell table:style-name="ce3" office:value-type="string" calcext:value-type="string">
            <text:p>Traffic charges</text:p>
          </table:table-cell>
          <table:table-cell table:style-name="ce66" office:value-type="string" calcext:value-type="string">
            <text:p>Ratio to income</text:p>
          </table:table-cell>
          <table:table-cell table:style-name="ce68" office:value-type="string" calcext:value-type="string">
            <text:p>Combined traffic and vehicle</text:p>
          </table:table-cell>
          <table:table-cell table:style-name="ce71" office:value-type="string" calcext:value-type="string">
            <text:p>Ratio to income</text:p>
          </table:table-cell>
          <table:table-cell table:style-name="ce3" office:value-type="string" calcext:value-type="string">
            <text:p>Rates, tax and duty</text:p>
          </table:table-cell>
          <table:table-cell table:style-name="ce66" office:value-type="string" calcext:value-type="string">
            <text:p>Ratio to income</text:p>
          </table:table-cell>
          <table:table-cell table:style-name="ce3" office:value-type="string" calcext:value-type="string">
            <text:p>Misc.</text:p>
          </table:table-cell>
          <table:table-cell table:style-name="ce66" office:value-type="string" calcext:value-type="string">
            <text:p>Ratio to income</text:p>
          </table:table-cell>
          <table:table-cell table:style-name="ce3" office:value-type="string" calcext:value-type="string">
            <text:p>Total</text:p>
          </table:table-cell>
          <table:table-cell table:style-name="ce66" office:value-type="string" calcext:value-type="string">
            <text:p>Ratio to income</text:p>
          </table:table-cell>
          <table:table-cell table:style-name="ce3" table:number-columns-repeated="1007"/>
        </table:table-row>
        <table:table-row table:style-name="ro2">
          <table:table-cell office:value-type="string" calcext:value-type="string">
            <text:p>Midland Railway</text:p>
          </table:table-cell>
          <table:table-cell office:value-type="float" office:value="1871" calcext:value-type="float">
            <text:p>1871</text:p>
          </table:table-cell>
          <table:table-cell office:value-type="float" office:value="58.24" calcext:value-type="float">
            <text:p>58.24</text:p>
          </table:table-cell>
          <table:table-cell office:value-type="float" office:value="3.32" calcext:value-type="float">
            <text:p>3.32</text:p>
          </table:table-cell>
          <table:table-cell table:formula="of:=[.D2]/[.C2]" office:value-type="percentage" office:value="0.0570054945054945" calcext:value-type="percentage">
            <text:p>5.70%</text:p>
          </table:table-cell>
          <table:table-cell office:value-type="float" office:value="9.06" calcext:value-type="float">
            <text:p>9.06</text:p>
          </table:table-cell>
          <table:table-cell table:formula="of:=[.F2]/[.C2]" office:value-type="percentage" office:value="0.155563186813187" calcext:value-type="percentage">
            <text:p>15.56%</text:p>
          </table:table-cell>
          <table:table-cell office:value-type="float" office:value="9.82" calcext:value-type="float">
            <text:p>9.82</text:p>
          </table:table-cell>
          <table:table-cell table:formula="of:=[.H2]/[.C2]" office:value-type="percentage" office:value="0.168612637362637" calcext:value-type="percentage">
            <text:p>16.86%</text:p>
          </table:table-cell>
          <table:table-cell table:style-name="ce69" table:formula="of:=[.F2]+[.H2]" office:value-type="float" office:value="18.88" calcext:value-type="float">
            <text:p>18.88</text:p>
          </table:table-cell>
          <table:table-cell table:style-name="ce72" table:formula="of:=[.J2]/[.C2]" office:value-type="percentage" office:value="0.324175824175824" calcext:value-type="percentage">
            <text:p>32.42%</text:p>
          </table:table-cell>
          <table:table-cell office:value-type="float" office:value="1.38" calcext:value-type="float">
            <text:p>1.38</text:p>
          </table:table-cell>
          <table:table-cell table:formula="of:=[.L2]/[.C2]" office:value-type="percentage" office:value="0.0236950549450549" calcext:value-type="percentage">
            <text:p>2.37%</text:p>
          </table:table-cell>
          <table:table-cell office:value-type="float" office:value="0.98" calcext:value-type="float">
            <text:p>0.98</text:p>
          </table:table-cell>
          <table:table-cell table:formula="of:=[.N2]/[.C2]" office:value-type="percentage" office:value="0.0168269230769231" calcext:value-type="percentage">
            <text:p>1.68%</text:p>
          </table:table-cell>
          <table:table-cell table:formula="of:=[.N2]+[.L2]+[.H2]+[.F2]+[.D2]" office:value-type="float" office:value="24.56" calcext:value-type="float">
            <text:p>24.56</text:p>
          </table:table-cell>
          <table:table-cell table:formula="of:=[.P2]/[.C2]" office:value-type="percentage" office:value="0.421703296703297" calcext:value-type="percentage">
            <text:p>42.17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NWR</text:p>
          </table:table-cell>
          <table:table-cell office:value-type="float" office:value="1871" calcext:value-type="float">
            <text:p>1871</text:p>
          </table:table-cell>
          <table:table-cell office:value-type="float" office:value="67.78" calcext:value-type="float">
            <text:p>67.78</text:p>
          </table:table-cell>
          <table:table-cell office:value-type="float" office:value="5.72" calcext:value-type="float">
            <text:p>5.72</text:p>
          </table:table-cell>
          <table:table-cell table:formula="of:=[.D3]/[.C3]" office:value-type="percentage" office:value="0.0843906757155503" calcext:value-type="percentage">
            <text:p>8.44%</text:p>
          </table:table-cell>
          <table:table-cell office:value-type="float" office:value="9.97" calcext:value-type="float">
            <text:p>9.97</text:p>
          </table:table-cell>
          <table:table-cell table:formula="of:=[.F3]/[.C3]" office:value-type="percentage" office:value="0.14709353791679" calcext:value-type="percentage">
            <text:p>14.71%</text:p>
          </table:table-cell>
          <table:table-cell office:value-type="float" office:value="10.99" calcext:value-type="float">
            <text:p>10.99</text:p>
          </table:table-cell>
          <table:table-cell table:formula="of:=[.H3]/[.C3]" office:value-type="percentage" office:value="0.162142224845087" calcext:value-type="percentage">
            <text:p>16.21%</text:p>
          </table:table-cell>
          <table:table-cell table:style-name="ce69" table:formula="of:=[.F3]+[.H3]" office:value-type="float" office:value="20.96" calcext:value-type="float">
            <text:p>20.96</text:p>
          </table:table-cell>
          <table:table-cell table:style-name="ce72" table:formula="of:=[.J3]/[.C3]" office:value-type="percentage" office:value="0.309235762761877" calcext:value-type="percentage">
            <text:p>30.92%</text:p>
          </table:table-cell>
          <table:table-cell office:value-type="float" office:value="1.91" calcext:value-type="float">
            <text:p>1.91</text:p>
          </table:table-cell>
          <table:table-cell table:formula="of:=[.L3]/[.C3]" office:value-type="percentage" office:value="0.0281794039539687" calcext:value-type="percentage">
            <text:p>2.82%</text:p>
          </table:table-cell>
          <table:table-cell office:value-type="float" office:value="2.07" calcext:value-type="float">
            <text:p>2.07</text:p>
          </table:table-cell>
          <table:table-cell table:formula="of:=[.N3]/[.C3]" office:value-type="percentage" office:value="0.0305399822956624" calcext:value-type="percentage">
            <text:p>3.05%</text:p>
          </table:table-cell>
          <table:table-cell table:formula="of:=[.N3]+[.L3]+[.H3]+[.F3]+[.D3]" office:value-type="float" office:value="30.66" calcext:value-type="float">
            <text:p>30.66</text:p>
          </table:table-cell>
          <table:table-cell table:formula="of:=[.P3]/[.C3]" office:value-type="percentage" office:value="0.452345824727058" calcext:value-type="percentage">
            <text:p>45.23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eat Eastern</text:p>
          </table:table-cell>
          <table:table-cell office:value-type="float" office:value="1871" calcext:value-type="float">
            <text:p>1871</text:p>
          </table:table-cell>
          <table:table-cell office:value-type="float" office:value="67.86" calcext:value-type="float">
            <text:p>67.86</text:p>
          </table:table-cell>
          <table:table-cell office:value-type="float" office:value="5.85" calcext:value-type="float">
            <text:p>5.85</text:p>
          </table:table-cell>
          <table:table-cell table:formula="of:=[.D4]/[.C4]" office:value-type="percentage" office:value="0.0862068965517241" calcext:value-type="percentage">
            <text:p>8.62%</text:p>
          </table:table-cell>
          <table:table-cell office:value-type="float" office:value="12.09" calcext:value-type="float">
            <text:p>12.09</text:p>
          </table:table-cell>
          <table:table-cell table:formula="of:=[.F4]/[.C4]" office:value-type="percentage" office:value="0.17816091954023" calcext:value-type="percentage">
            <text:p>17.82%</text:p>
          </table:table-cell>
          <table:table-cell office:value-type="float" office:value="11.74" calcext:value-type="float">
            <text:p>11.74</text:p>
          </table:table-cell>
          <table:table-cell table:formula="of:=[.H4]/[.C4]" office:value-type="percentage" office:value="0.173003241968759" calcext:value-type="percentage">
            <text:p>17.30%</text:p>
          </table:table-cell>
          <table:table-cell table:style-name="ce69" table:formula="of:=[.F4]+[.H4]" office:value-type="float" office:value="23.83" calcext:value-type="float">
            <text:p>23.83</text:p>
          </table:table-cell>
          <table:table-cell table:style-name="ce72" table:formula="of:=[.J4]/[.C4]" office:value-type="percentage" office:value="0.351164161508989" calcext:value-type="percentage">
            <text:p>35.12%</text:p>
          </table:table-cell>
          <table:table-cell office:value-type="float" office:value="2.28" calcext:value-type="float">
            <text:p>2.28</text:p>
          </table:table-cell>
          <table:table-cell table:formula="of:=[.L4]/[.C4]" office:value-type="percentage" office:value="0.0335985853227233" calcext:value-type="percentage">
            <text:p>3.36%</text:p>
          </table:table-cell>
          <table:table-cell office:value-type="float" office:value="1.17" calcext:value-type="float">
            <text:p>1.17</text:p>
          </table:table-cell>
          <table:table-cell table:formula="of:=[.N4]/[.C4]" office:value-type="percentage" office:value="0.0172413793103448" calcext:value-type="percentage">
            <text:p>1.72%</text:p>
          </table:table-cell>
          <table:table-cell table:formula="of:=[.N4]+[.L4]+[.H4]+[.F4]+[.D4]" office:value-type="float" office:value="33.13" calcext:value-type="float">
            <text:p>33.13</text:p>
          </table:table-cell>
          <table:table-cell table:formula="of:=[.P4]/[.C4]" office:value-type="percentage" office:value="0.488211022693781" calcext:value-type="percentage">
            <text:p>48.82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eat Western</text:p>
          </table:table-cell>
          <table:table-cell office:value-type="float" office:value="1871" calcext:value-type="float">
            <text:p>1871</text:p>
          </table:table-cell>
          <table:table-cell office:value-type="float" office:value="63.97" calcext:value-type="float">
            <text:p>63.97</text:p>
          </table:table-cell>
          <table:table-cell office:value-type="float" office:value="5.57" calcext:value-type="float">
            <text:p>5.57</text:p>
          </table:table-cell>
          <table:table-cell table:formula="of:=[.D5]/[.C5]" office:value-type="percentage" office:value="0.087072065030483" calcext:value-type="percentage">
            <text:p>8.71%</text:p>
          </table:table-cell>
          <table:table-cell office:value-type="float" office:value="10.32" calcext:value-type="float">
            <text:p>10.32</text:p>
          </table:table-cell>
          <table:table-cell table:formula="of:=[.F5]/[.C5]" office:value-type="percentage" office:value="0.161325621385024" calcext:value-type="percentage">
            <text:p>16.13%</text:p>
          </table:table-cell>
          <table:table-cell office:value-type="float" office:value="9.92" calcext:value-type="float">
            <text:p>9.92</text:p>
          </table:table-cell>
          <table:table-cell table:formula="of:=[.H5]/[.C5]" office:value-type="percentage" office:value="0.155072690323589" calcext:value-type="percentage">
            <text:p>15.51%</text:p>
          </table:table-cell>
          <table:table-cell table:style-name="ce69" table:formula="of:=[.F5]+[.H5]" office:value-type="float" office:value="20.24" calcext:value-type="float">
            <text:p>20.24</text:p>
          </table:table-cell>
          <table:table-cell table:style-name="ce72" table:formula="of:=[.J5]/[.C5]" office:value-type="percentage" office:value="0.316398311708613" calcext:value-type="percentage">
            <text:p>31.64%</text:p>
          </table:table-cell>
          <table:table-cell office:value-type="float" office:value="1.9" calcext:value-type="float">
            <text:p>1.9</text:p>
          </table:table-cell>
          <table:table-cell table:formula="of:=[.L5]/[.C5]" office:value-type="percentage" office:value="0.0297014225418165" calcext:value-type="percentage">
            <text:p>2.97%</text:p>
          </table:table-cell>
          <table:table-cell office:value-type="float" office:value="1.61" calcext:value-type="float">
            <text:p>1.61</text:p>
          </table:table-cell>
          <table:table-cell table:formula="of:=[.N5]/[.C5]" office:value-type="percentage" office:value="0.0251680475222761" calcext:value-type="percentage">
            <text:p>2.52%</text:p>
          </table:table-cell>
          <table:table-cell table:formula="of:=[.N5]+[.L5]+[.H5]+[.F5]+[.D5]" office:value-type="float" office:value="29.32" calcext:value-type="float">
            <text:p>29.32</text:p>
          </table:table-cell>
          <table:table-cell table:formula="of:=[.P5]/[.C5]" office:value-type="percentage" office:value="0.458339846803189" calcext:value-type="percentage">
            <text:p>45.83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BSCR</text:p>
          </table:table-cell>
          <table:table-cell office:value-type="float" office:value="1871" calcext:value-type="float">
            <text:p>1871</text:p>
          </table:table-cell>
          <table:table-cell office:value-type="float" office:value="68.28" calcext:value-type="float">
            <text:p>68.28</text:p>
          </table:table-cell>
          <table:table-cell office:value-type="float" office:value="5.51" calcext:value-type="float">
            <text:p>5.51</text:p>
          </table:table-cell>
          <table:table-cell table:formula="of:=[.D6]/[.C6]" office:value-type="percentage" office:value="0.080697129466901" calcext:value-type="percentage">
            <text:p>8.07%</text:p>
          </table:table-cell>
          <table:table-cell office:value-type="float" office:value="11.86" calcext:value-type="float">
            <text:p>11.86</text:p>
          </table:table-cell>
          <table:table-cell table:formula="of:=[.F6]/[.C6]" office:value-type="percentage" office:value="0.17369654364382" calcext:value-type="percentage">
            <text:p>17.37%</text:p>
          </table:table-cell>
          <table:table-cell office:value-type="float" office:value="10.65" calcext:value-type="float">
            <text:p>10.65</text:p>
          </table:table-cell>
          <table:table-cell table:formula="of:=[.H6]/[.C6]" office:value-type="percentage" office:value="0.15597539543058" calcext:value-type="percentage">
            <text:p>15.60%</text:p>
          </table:table-cell>
          <table:table-cell table:style-name="ce69" table:formula="of:=[.F6]+[.H6]" office:value-type="float" office:value="22.51" calcext:value-type="float">
            <text:p>22.51</text:p>
          </table:table-cell>
          <table:table-cell table:style-name="ce72" table:formula="of:=[.J6]/[.C6]" office:value-type="percentage" office:value="0.329671939074399" calcext:value-type="percentage">
            <text:p>32.97%</text:p>
          </table:table-cell>
          <table:table-cell office:value-type="float" office:value="4.11" calcext:value-type="float">
            <text:p>4.11</text:p>
          </table:table-cell>
          <table:table-cell table:formula="of:=[.L6]/[.C6]" office:value-type="percentage" office:value="0.0601933216168717" calcext:value-type="percentage">
            <text:p>6.02%</text:p>
          </table:table-cell>
          <table:table-cell office:value-type="float" office:value="1.4" calcext:value-type="float">
            <text:p>1.4</text:p>
          </table:table-cell>
          <table:table-cell table:formula="of:=[.N6]/[.C6]" office:value-type="percentage" office:value="0.0205038078500293" calcext:value-type="percentage">
            <text:p>2.05%</text:p>
          </table:table-cell>
          <table:table-cell table:formula="of:=[.N6]+[.L6]+[.H6]+[.F6]+[.D6]" office:value-type="float" office:value="33.53" calcext:value-type="float">
            <text:p>33.53</text:p>
          </table:table-cell>
          <table:table-cell table:formula="of:=[.P6]/[.C6]" office:value-type="percentage" office:value="0.491066198008202" calcext:value-type="percentage">
            <text:p>49.11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eat Northern</text:p>
          </table:table-cell>
          <table:table-cell office:value-type="float" office:value="1871" calcext:value-type="float">
            <text:p>1871</text:p>
          </table:table-cell>
          <table:table-cell office:value-type="float" office:value="58.99" calcext:value-type="float">
            <text:p>58.99</text:p>
          </table:table-cell>
          <table:table-cell office:value-type="float" office:value="5.53" calcext:value-type="float">
            <text:p>5.53</text:p>
          </table:table-cell>
          <table:table-cell table:formula="of:=[.D7]/[.C7]" office:value-type="percentage" office:value="0.0937447024919478" calcext:value-type="percentage">
            <text:p>9.37%</text:p>
          </table:table-cell>
          <table:table-cell office:value-type="float" office:value="10.34" calcext:value-type="float">
            <text:p>10.34</text:p>
          </table:table-cell>
          <table:table-cell table:formula="of:=[.F7]/[.C7]" office:value-type="percentage" office:value="0.175283946431599" calcext:value-type="percentage">
            <text:p>17.53%</text:p>
          </table:table-cell>
          <table:table-cell office:value-type="float" office:value="10.33" calcext:value-type="float">
            <text:p>10.33</text:p>
          </table:table-cell>
          <table:table-cell table:formula="of:=[.H7]/[.C7]" office:value-type="percentage" office:value="0.175114426173928" calcext:value-type="percentage">
            <text:p>17.51%</text:p>
          </table:table-cell>
          <table:table-cell table:style-name="ce69" table:formula="of:=[.F7]+[.H7]" office:value-type="float" office:value="20.67" calcext:value-type="float">
            <text:p>20.67</text:p>
          </table:table-cell>
          <table:table-cell table:style-name="ce72" table:formula="of:=[.J7]/[.C7]" office:value-type="percentage" office:value="0.350398372605526" calcext:value-type="percentage">
            <text:p>35.04%</text:p>
          </table:table-cell>
          <table:table-cell office:value-type="float" office:value="1.83" calcext:value-type="float">
            <text:p>1.83</text:p>
          </table:table-cell>
          <table:table-cell table:formula="of:=[.L7]/[.C7]" office:value-type="percentage" office:value="0.0310222071537549" calcext:value-type="percentage">
            <text:p>3.10%</text:p>
          </table:table-cell>
          <table:table-cell office:value-type="float" office:value="1.07" calcext:value-type="float">
            <text:p>1.07</text:p>
          </table:table-cell>
          <table:table-cell table:formula="of:=[.N7]/[.C7]" office:value-type="percentage" office:value="0.0181386675707747" calcext:value-type="percentage">
            <text:p>1.81%</text:p>
          </table:table-cell>
          <table:table-cell table:formula="of:=[.N7]+[.L7]+[.H7]+[.F7]+[.D7]" office:value-type="float" office:value="29.1" calcext:value-type="float">
            <text:p>29.1</text:p>
          </table:table-cell>
          <table:table-cell table:formula="of:=[.P7]/[.C7]" office:value-type="percentage" office:value="0.493303949822004" calcext:value-type="percentage">
            <text:p>49.33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SWR</text:p>
          </table:table-cell>
          <table:table-cell office:value-type="float" office:value="1871" calcext:value-type="float">
            <text:p>1871</text:p>
          </table:table-cell>
          <table:table-cell office:value-type="float" office:value="65.71" calcext:value-type="float">
            <text:p>65.71</text:p>
          </table:table-cell>
          <table:table-cell office:value-type="float" office:value="6.3" calcext:value-type="float">
            <text:p>6.3</text:p>
          </table:table-cell>
          <table:table-cell table:formula="of:=[.D8]/[.C8]" office:value-type="percentage" office:value="0.0958758179881297" calcext:value-type="percentage">
            <text:p>9.59%</text:p>
          </table:table-cell>
          <table:table-cell office:value-type="float" office:value="10.19" calcext:value-type="float">
            <text:p>10.19</text:p>
          </table:table-cell>
          <table:table-cell table:formula="of:=[.F8]/[.C8]" office:value-type="percentage" office:value="0.155075330999848" calcext:value-type="percentage">
            <text:p>15.51%</text:p>
          </table:table-cell>
          <table:table-cell office:value-type="float" office:value="12.43" calcext:value-type="float">
            <text:p>12.43</text:p>
          </table:table-cell>
          <table:table-cell table:formula="of:=[.H8]/[.C8]" office:value-type="percentage" office:value="0.189164510728961" calcext:value-type="percentage">
            <text:p>18.92%</text:p>
          </table:table-cell>
          <table:table-cell table:style-name="ce69" table:formula="of:=[.F8]+[.H8]" office:value-type="float" office:value="22.62" calcext:value-type="float">
            <text:p>22.62</text:p>
          </table:table-cell>
          <table:table-cell table:style-name="ce72" table:formula="of:=[.J8]/[.C8]" office:value-type="percentage" office:value="0.344239841728808" calcext:value-type="percentage">
            <text:p>34.42%</text:p>
          </table:table-cell>
          <table:table-cell office:value-type="float" office:value="3.25" calcext:value-type="float">
            <text:p>3.25</text:p>
          </table:table-cell>
          <table:table-cell table:formula="of:=[.L8]/[.C8]" office:value-type="percentage" office:value="0.0494597473748288" calcext:value-type="percentage">
            <text:p>4.95%</text:p>
          </table:table-cell>
          <table:table-cell office:value-type="float" office:value="3.19" calcext:value-type="float">
            <text:p>3.19</text:p>
          </table:table-cell>
          <table:table-cell table:formula="of:=[.N8]/[.C8]" office:value-type="percentage" office:value="0.0485466443463704" calcext:value-type="percentage">
            <text:p>4.85%</text:p>
          </table:table-cell>
          <table:table-cell table:formula="of:=[.N8]+[.L8]+[.H8]+[.F8]+[.D8]" office:value-type="float" office:value="35.36" calcext:value-type="float">
            <text:p>35.36</text:p>
          </table:table-cell>
          <table:table-cell table:formula="of:=[.P8]/[.C8]" office:value-type="percentage" office:value="0.538122051438137" calcext:value-type="percentage">
            <text:p>53.81%</text:p>
          </table:table-cell>
          <table:table-cell table:number-columns-repeated="100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enue to income ratios (BB)" table:style-name="ta1">
        <table:table-column table:style-name="co61" table:default-cell-style-name="ce55"/>
        <table:table-column table:style-name="co2" table:default-cell-style-name="Default"/>
        <table:table-column table:style-name="co33" table:default-cell-style-name="ce31"/>
        <table:table-column table:style-name="co10" table:default-cell-style-name="ce31"/>
        <table:table-column table:style-name="co62" table:default-cell-style-name="Default"/>
        <table:table-column table:style-name="co10" table:default-cell-style-name="ce31"/>
        <table:table-column table:style-name="co53" table:default-cell-style-name="Default"/>
        <table:table-column table:style-name="co63" table:default-cell-style-name="ce31"/>
        <table:table-column table:style-name="co54" table:default-cell-style-name="Default"/>
        <table:table-column table:style-name="co64" table:default-cell-style-name="Default"/>
        <table:table-column table:style-name="co56" table:default-cell-style-name="Default"/>
        <table:table-column table:style-name="co19" table:default-cell-style-name="ce31"/>
        <table:table-column table:style-name="co56" table:default-cell-style-name="Default"/>
        <table:table-column table:style-name="co65" table:default-cell-style-name="ce31"/>
        <table:table-column table:style-name="co66" table:default-cell-style-name="Default"/>
        <table:table-column table:style-name="co10" table:default-cell-style-name="ce31"/>
        <table:table-column table:style-name="co54" table:default-cell-style-name="Default"/>
        <table:table-column table:style-name="co14" table:number-columns-repeated="1007" table:default-cell-style-name="Default"/>
        <table:table-row table:style-name="ro1"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Year</text:p>
          </table:table-cell>
          <table:table-cell table:style-name="ce30" office:value-type="string" calcext:value-type="string">
            <text:p>Revenue (annual)</text:p>
          </table:table-cell>
          <table:table-cell table:style-name="ce30" office:value-type="string" calcext:value-type="string">
            <text:p>Infrastructure Maintenance</text:p>
          </table:table-cell>
          <table:table-cell table:style-name="ce66" office:value-type="string" calcext:value-type="string">
            <text:p>Ratio to income</text:p>
          </table:table-cell>
          <table:table-cell table:style-name="ce30" office:value-type="string" calcext:value-type="string">
            <text:p>Running costs</text:p>
          </table:table-cell>
          <table:table-cell table:style-name="ce66" office:value-type="string" calcext:value-type="string">
            <text:p>Ratio to income</text:p>
          </table:table-cell>
          <table:table-cell table:style-name="ce30" office:value-type="string" calcext:value-type="string">
            <text:p>Vehicle maintenance</text:p>
          </table:table-cell>
          <table:table-cell table:style-name="ce66" office:value-type="string" calcext:value-type="string">
            <text:p>Ratio to income</text:p>
          </table:table-cell>
          <table:table-cell table:style-name="ce84" office:value-type="string" calcext:value-type="string">
            <text:p>Combined veh./running</text:p>
          </table:table-cell>
          <table:table-cell table:style-name="ce71" office:value-type="string" calcext:value-type="string">
            <text:p>Ratio to income</text:p>
          </table:table-cell>
          <table:table-cell table:style-name="ce30" office:value-type="string" calcext:value-type="string">
            <text:p>Access charges</text:p>
          </table:table-cell>
          <table:table-cell table:style-name="ce66" office:value-type="string" calcext:value-type="string">
            <text:p>Ratio to income</text:p>
          </table:table-cell>
          <table:table-cell table:style-name="ce30" office:value-type="string" calcext:value-type="string">
            <text:p>Misc.</text:p>
          </table:table-cell>
          <table:table-cell table:style-name="ce66" office:value-type="string" calcext:value-type="string">
            <text:p>Ratio to income</text:p>
          </table:table-cell>
          <table:table-cell table:style-name="ce30" office:value-type="string" calcext:value-type="string">
            <text:p>Total</text:p>
          </table:table-cell>
          <table:table-cell table:style-name="ce66" office:value-type="string" calcext:value-type="string">
            <text:p>Ratio to income</text:p>
          </table:table-cell>
          <table:table-cell table:number-columns-repeated="1007"/>
        </table:table-row>
        <table:table-row table:style-name="ro1">
          <table:table-cell table:style-name="ce73" office:value-type="string" calcext:value-type="string">
            <text:p>United Albion Railways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4767139.94" calcext:value-type="currency">
            <text:p>₵14,767,139.94</text:p>
          </table:table-cell>
          <table:table-cell office:value-type="currency" office:currency="GHC" office:value="1125299.59" calcext:value-type="currency">
            <text:p>₵1,125,299.59</text:p>
          </table:table-cell>
          <table:table-cell table:style-name="ce67" table:formula="of:=[.D2]/[.C2]" office:value-type="percentage" office:value="0.0762029475289174" calcext:value-type="percentage">
            <text:p>7.62%</text:p>
          </table:table-cell>
          <table:table-cell office:value-type="currency" office:currency="GHC" office:value="1433907.18" calcext:value-type="currency">
            <text:p>₵1,433,907.18</text:p>
          </table:table-cell>
          <table:table-cell table:style-name="ce67" table:formula="of:=[.F2]/[.C2]" office:value-type="percentage" office:value="0.0971012115972404" calcext:value-type="percentage">
            <text:p>9.71%</text:p>
          </table:table-cell>
          <table:table-cell office:value-type="currency" office:currency="GHC" office:value="418047.18" calcext:value-type="currency">
            <text:p>₵418,047.18</text:p>
          </table:table-cell>
          <table:table-cell table:style-name="ce67" table:formula="of:=[.H2]/[.C2]" office:value-type="percentage" office:value="0.0283092854607295" calcext:value-type="percentage">
            <text:p>2.83%</text:p>
          </table:table-cell>
          <table:table-cell table:style-name="ce34" table:formula="of:=[.H2]+[.F2]" office:value-type="currency" office:currency="GHC" office:value="1851954.36" calcext:value-type="currency">
            <text:p>₵1,851,954.36</text:p>
          </table:table-cell>
          <table:table-cell table:style-name="ce72" table:formula="of:=[.J2]/[.C2]" office:value-type="percentage" office:value="0.12541049705797" calcext:value-type="percentage">
            <text:p>12.54%</text:p>
          </table:table-cell>
          <table:table-cell office:value-type="currency" office:currency="GHC" office:value="-404885.1" calcext:value-type="currency">
            <text:p>-₵404,885.10</text:p>
          </table:table-cell>
          <table:table-cell table:style-name="ce67" table:formula="of:=[.L2]/[.C2]" office:value-type="percentage" office:value="-0.0274179767812236" calcext:value-type="percentage">
            <text:p>-2.74%</text:p>
          </table:table-cell>
          <table:table-cell office:value-type="currency" office:currency="GHC" office:value="57978.24" calcext:value-type="currency">
            <text:p>₵57,978.24</text:p>
          </table:table-cell>
          <table:table-cell table:style-name="ce67" table:formula="of:=[.N2]/[.C2]" office:value-type="percentage" office:value="0.00392616581379806" calcext:value-type="percentage">
            <text:p>0.39%</text:p>
          </table:table-cell>
          <table:table-cell table:formula="of:=[.N2]+[.L2]+[.H2]+[.F2]+[.D2]" office:value-type="currency" office:currency="GHC" office:value="2630347.09" calcext:value-type="currency">
            <text:p>₵2,630,347.09</text:p>
          </table:table-cell>
          <table:table-cell table:style-name="ce67" table:formula="of:=[.P2]/[.C2]" office:value-type="percentage" office:value="0.178121633619462" calcext:value-type="percentage">
            <text:p>17.81%</text:p>
          </table:table-cell>
          <table:table-cell table:number-columns-repeated="1007"/>
        </table:table-row>
        <table:table-row table:style-name="ro1">
          <table:table-cell table:style-name="ce73" office:value-type="string" calcext:value-type="string">
            <text:p>Urban Railways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0299984.25" calcext:value-type="currency">
            <text:p>₵10,299,984.25</text:p>
          </table:table-cell>
          <table:table-cell office:value-type="currency" office:currency="GHC" office:value="766541.98" calcext:value-type="currency">
            <text:p>₵766,541.98</text:p>
          </table:table-cell>
          <table:table-cell table:style-name="ce67" table:formula="of:=[.D3]/[.C3]" office:value-type="percentage" office:value="0.0744216652564299" calcext:value-type="percentage">
            <text:p>7.44%</text:p>
          </table:table-cell>
          <table:table-cell office:value-type="currency" office:currency="GHC" office:value="1307252.23" calcext:value-type="currency">
            <text:p>₵1,307,252.23</text:p>
          </table:table-cell>
          <table:table-cell table:style-name="ce67" table:formula="of:=[.F3]/[.C3]" office:value-type="percentage" office:value="0.126917886306477" calcext:value-type="percentage">
            <text:p>12.69%</text:p>
          </table:table-cell>
          <table:table-cell office:value-type="currency" office:currency="GHC" office:value="266147.54" calcext:value-type="currency">
            <text:p>₵266,147.54</text:p>
          </table:table-cell>
          <table:table-cell table:style-name="ce67" table:formula="of:=[.H3]/[.C3]" office:value-type="percentage" office:value="0.0258396065023109" calcext:value-type="percentage">
            <text:p>2.58%</text:p>
          </table:table-cell>
          <table:table-cell table:style-name="ce34" table:formula="of:=[.H3]+[.F3]" office:value-type="currency" office:currency="GHC" office:value="1573399.77" calcext:value-type="currency">
            <text:p>₵1,573,399.77</text:p>
          </table:table-cell>
          <table:table-cell table:style-name="ce72" table:formula="of:=[.J3]/[.C3]" office:value-type="percentage" office:value="0.152757492808788" calcext:value-type="percentage">
            <text:p>15.28%</text:p>
          </table:table-cell>
          <table:table-cell office:value-type="currency" office:currency="GHC" office:value="458939.89" calcext:value-type="currency">
            <text:p>₵458,939.89</text:p>
          </table:table-cell>
          <table:table-cell table:style-name="ce67" table:formula="of:=[.L3]/[.C3]" office:value-type="percentage" office:value="0.0445573390075815" calcext:value-type="percentage">
            <text:p>4.46%</text:p>
          </table:table-cell>
          <table:table-cell office:value-type="currency" office:currency="GHC" office:value="19232.64" calcext:value-type="currency">
            <text:p>₵19,232.64</text:p>
          </table:table-cell>
          <table:table-cell table:style-name="ce67" table:formula="of:=[.N3]/[.C3]" office:value-type="percentage" office:value="0.00186724945720184" calcext:value-type="percentage">
            <text:p>0.19%</text:p>
          </table:table-cell>
          <table:table-cell table:formula="of:=[.N3]+[.L3]+[.H3]+[.F3]+[.D3]" office:value-type="currency" office:currency="GHC" office:value="2818114.28" calcext:value-type="currency">
            <text:p>₵2,818,114.28</text:p>
          </table:table-cell>
          <table:table-cell table:style-name="ce67" table:formula="of:=[.P3]/[.C3]" office:value-type="percentage" office:value="0.273603746530001" calcext:value-type="percentage">
            <text:p>27.36%</text:p>
          </table:table-cell>
          <table:table-cell table:number-columns-repeated="1007"/>
        </table:table-row>
        <table:table-row table:style-name="ro1">
          <table:table-cell table:style-name="ce73" office:value-type="string" calcext:value-type="string">
            <text:p>Great Western Railway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2687052.99" calcext:value-type="currency">
            <text:p>₵2,687,052.99</text:p>
          </table:table-cell>
          <table:table-cell office:value-type="currency" office:currency="GHC" office:value="339218.4" calcext:value-type="currency">
            <text:p>₵339,218.40</text:p>
          </table:table-cell>
          <table:table-cell table:style-name="ce67" table:formula="of:=[.D4]/[.C4]" office:value-type="percentage" office:value="0.126241797710137" calcext:value-type="percentage">
            <text:p>12.62%</text:p>
          </table:table-cell>
          <table:table-cell office:value-type="currency" office:currency="GHC" office:value="308772.91" calcext:value-type="currency">
            <text:p>₵308,772.91</text:p>
          </table:table-cell>
          <table:table-cell table:style-name="ce67" table:formula="of:=[.F4]/[.C4]" office:value-type="percentage" office:value="0.114911358707518" calcext:value-type="percentage">
            <text:p>11.49%</text:p>
          </table:table-cell>
          <table:table-cell office:value-type="currency" office:currency="GHC" office:value="127498.09" calcext:value-type="currency">
            <text:p>₵127,498.09</text:p>
          </table:table-cell>
          <table:table-cell table:style-name="ce67" table:formula="of:=[.H4]/[.C4]" office:value-type="percentage" office:value="0.0474490419334827" calcext:value-type="percentage">
            <text:p>4.74%</text:p>
          </table:table-cell>
          <table:table-cell table:style-name="ce34" table:formula="of:=[.H4]+[.F4]" office:value-type="currency" office:currency="GHC" office:value="436271" calcext:value-type="currency">
            <text:p>₵436,271.00</text:p>
          </table:table-cell>
          <table:table-cell table:style-name="ce72" table:formula="of:=[.J4]/[.C4]" office:value-type="percentage" office:value="0.162360400641001" calcext:value-type="percentage">
            <text:p>16.24%</text:p>
          </table:table-cell>
          <table:table-cell office:value-type="currency" office:currency="GHC" office:value="-1911563.59" calcext:value-type="currency">
            <text:p>-₵1,911,563.59</text:p>
          </table:table-cell>
          <table:table-cell table:style-name="ce67" table:formula="of:=[.L4]/[.C4]" office:value-type="percentage" office:value="-0.711397801648861" calcext:value-type="percentage">
            <text:p>-71.14%</text:p>
          </table:table-cell>
          <table:table-cell office:value-type="currency" office:currency="GHC" office:value="66466.56" calcext:value-type="currency">
            <text:p>₵66,466.56</text:p>
          </table:table-cell>
          <table:table-cell table:style-name="ce67" table:formula="of:=[.N4]/[.C4]" office:value-type="percentage" office:value="0.0247358575537433" calcext:value-type="percentage">
            <text:p>2.47%</text:p>
          </table:table-cell>
          <table:table-cell table:formula="of:=[.N4]+[.L4]+[.H4]+[.F4]+[.D4]" office:value-type="currency" office:currency="GHC" office:value="-1069607.63" calcext:value-type="currency">
            <text:p>-₵1,069,607.63</text:p>
          </table:table-cell>
          <table:table-cell table:style-name="ce67" table:formula="of:=[.P4]/[.C4]" office:value-type="percentage" office:value="-0.398059745743979" calcext:value-type="percentage">
            <text:p>-39.81%</text:p>
          </table:table-cell>
          <table:table-cell table:number-columns-repeated="1007"/>
        </table:table-row>
        <table:table-row table:style-name="ro1">
          <table:table-cell table:style-name="ce74" office:value-type="string" calcext:value-type="string">
            <text:p>Midland &amp; Zookian (rail figures only)</text:p>
          </table:table-cell>
          <table:table-cell table:style-name="ce78" office:value-type="float" office:value="1874" calcext:value-type="float">
            <text:p>1874</text:p>
          </table:table-cell>
          <table:table-cell table:style-name="ce80" office:value-type="currency" office:currency="GHC" office:value="932442.69" calcext:value-type="currency">
            <text:p>₵932,442.69</text:p>
          </table:table-cell>
          <table:table-cell table:style-name="ce80" office:value-type="currency" office:currency="GHC" office:value="1321066.56" calcext:value-type="currency">
            <text:p>₵1,321,066.56</text:p>
          </table:table-cell>
          <table:table-cell table:style-name="ce82" table:formula="of:=[.D5]/[.C5]" office:value-type="percentage" office:value="1.4167804350528" calcext:value-type="percentage">
            <text:p>141.68%</text:p>
          </table:table-cell>
          <table:table-cell table:style-name="ce80" office:value-type="currency" office:currency="GHC" office:value="656583.11" calcext:value-type="currency">
            <text:p>₵656,583.11</text:p>
          </table:table-cell>
          <table:table-cell table:style-name="ce82" table:formula="of:=[.F5]/[.C5]" office:value-type="percentage" office:value="0.704153849927227" calcext:value-type="percentage">
            <text:p>70.42%</text:p>
          </table:table-cell>
          <table:table-cell table:style-name="ce80" office:value-type="currency" office:currency="GHC" office:value="552129.22" calcext:value-type="currency">
            <text:p>₵552,129.22</text:p>
          </table:table-cell>
          <table:table-cell table:style-name="ce82" table:formula="of:=[.H5]/[.C5]" office:value-type="percentage" office:value="0.592132069800451" calcext:value-type="percentage">
            <text:p>59.21%</text:p>
          </table:table-cell>
          <table:table-cell table:style-name="ce80" table:formula="of:=[.H5]+[.F5]" office:value-type="currency" office:currency="GHC" office:value="1208712.33" calcext:value-type="currency">
            <text:p>₵1,208,712.33</text:p>
          </table:table-cell>
          <table:table-cell table:style-name="ce82" table:formula="of:=[.J5]/[.C5]" office:value-type="percentage" office:value="1.29628591972768" calcext:value-type="percentage">
            <text:p>129.63%</text:p>
          </table:table-cell>
          <table:table-cell table:style-name="ce80" office:value-type="currency" office:currency="GHC" office:value="-54054.79" calcext:value-type="currency">
            <text:p>-₵54,054.79</text:p>
          </table:table-cell>
          <table:table-cell table:style-name="ce82" table:formula="of:=[.L5]/[.C5]" office:value-type="percentage" office:value="-0.0579711660348799" calcext:value-type="percentage">
            <text:p>-5.80%</text:p>
          </table:table-cell>
          <table:table-cell table:style-name="ce80" office:value-type="currency" office:currency="GHC" office:value="98336.64" calcext:value-type="currency">
            <text:p>₵98,336.64</text:p>
          </table:table-cell>
          <table:table-cell table:style-name="ce82" table:formula="of:=[.N5]/[.C5]" office:value-type="percentage" office:value="0.105461323311999" calcext:value-type="percentage">
            <text:p>10.55%</text:p>
          </table:table-cell>
          <table:table-cell table:style-name="ce80" table:formula="of:=[.N5]+[.L5]+[.H5]+[.F5]+[.D5]" office:value-type="currency" office:currency="GHC" office:value="2574060.74" calcext:value-type="currency">
            <text:p>₵2,574,060.74</text:p>
          </table:table-cell>
          <table:table-cell table:style-name="ce82" table:formula="of:=[.P5]/[.C5]" office:value-type="percentage" office:value="2.76055651205759" calcext:value-type="percentage">
            <text:p>276.06%</text:p>
          </table:table-cell>
          <table:table-cell table:style-name="ce78" table:number-columns-repeated="1007"/>
        </table:table-row>
        <table:table-row table:style-name="ro1">
          <table:table-cell table:style-name="ce73" office:value-type="string" calcext:value-type="string">
            <text:p>Kernow &amp; Albion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475397.79" calcext:value-type="currency">
            <text:p>₵1,475,397.79</text:p>
          </table:table-cell>
          <table:table-cell office:value-type="currency" office:currency="GHC" office:value="133253.12" calcext:value-type="currency">
            <text:p>₵133,253.12</text:p>
          </table:table-cell>
          <table:table-cell table:style-name="ce67" table:formula="of:=[.D6]/[.C6]" office:value-type="percentage" office:value="0.0903167409516047" calcext:value-type="percentage">
            <text:p>9.03%</text:p>
          </table:table-cell>
          <table:table-cell office:value-type="currency" office:currency="GHC" office:value="239354.79" calcext:value-type="currency">
            <text:p>₵239,354.79</text:p>
          </table:table-cell>
          <table:table-cell table:style-name="ce67" table:formula="of:=[.F6]/[.C6]" office:value-type="percentage" office:value="0.162230682208084" calcext:value-type="percentage">
            <text:p>16.22%</text:p>
          </table:table-cell>
          <table:table-cell office:value-type="currency" office:currency="GHC" office:value="30464.84" calcext:value-type="currency">
            <text:p>₵30,464.84</text:p>
          </table:table-cell>
          <table:table-cell table:style-name="ce67" table:formula="of:=[.H6]/[.C6]" office:value-type="percentage" office:value="0.020648560141872" calcext:value-type="percentage">
            <text:p>2.06%</text:p>
          </table:table-cell>
          <table:table-cell table:style-name="ce34" table:formula="of:=[.H6]+[.F6]" office:value-type="currency" office:currency="GHC" office:value="269819.63" calcext:value-type="currency">
            <text:p>₵269,819.63</text:p>
          </table:table-cell>
          <table:table-cell table:style-name="ce72" table:formula="of:=[.J6]/[.C6]" office:value-type="percentage" office:value="0.182879242349956" calcext:value-type="percentage">
            <text:p>18.29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L6]/[.C6]" office:value-type="percentage" office:value="0" calcext:value-type="percentage">
            <text:p>0.00%</text:p>
          </table:table-cell>
          <table:table-cell office:value-type="currency" office:currency="GHC" office:value="10501.92" calcext:value-type="currency">
            <text:p>₵10,501.92</text:p>
          </table:table-cell>
          <table:table-cell table:style-name="ce67" table:formula="of:=[.N6]/[.C6]" office:value-type="percentage" office:value="0.00711802611551967" calcext:value-type="percentage">
            <text:p>0.71%</text:p>
          </table:table-cell>
          <table:table-cell table:formula="of:=[.N6]+[.L6]+[.H6]+[.F6]+[.D6]" office:value-type="currency" office:currency="GHC" office:value="413574.67" calcext:value-type="currency">
            <text:p>₵413,574.67</text:p>
          </table:table-cell>
          <table:table-cell table:style-name="ce67" table:formula="of:=[.P6]/[.C6]" office:value-type="percentage" office:value="0.280314009417081" calcext:value-type="percentage">
            <text:p>28.03%</text:p>
          </table:table-cell>
          <table:table-cell table:number-columns-repeated="1007"/>
        </table:table-row>
        <table:table-row table:style-name="ro1">
          <table:table-cell table:style-name="ce73" office:value-type="string" calcext:value-type="string">
            <text:p>Cambria Coastal Railway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94568.29" calcext:value-type="currency">
            <text:p>₵94,568.29</text:p>
          </table:table-cell>
          <table:table-cell office:value-type="currency" office:currency="GHC" office:value="19628.16" calcext:value-type="currency">
            <text:p>₵19,628.16</text:p>
          </table:table-cell>
          <table:table-cell table:style-name="ce67" table:formula="of:=[.D7]/[.C7]" office:value-type="percentage" office:value="0.207555407843369" calcext:value-type="percentage">
            <text:p>20.76%</text:p>
          </table:table-cell>
          <table:table-cell office:value-type="currency" office:currency="GHC" office:value="16882.5" calcext:value-type="currency">
            <text:p>₵16,882.50</text:p>
          </table:table-cell>
          <table:table-cell table:style-name="ce67" table:formula="of:=[.F7]/[.C7]" office:value-type="percentage" office:value="0.178521785685244" calcext:value-type="percentage">
            <text:p>17.85%</text:p>
          </table:table-cell>
          <table:table-cell office:value-type="currency" office:currency="GHC" office:value="4435.56" calcext:value-type="currency">
            <text:p>₵4,435.56</text:p>
          </table:table-cell>
          <table:table-cell table:style-name="ce67" table:formula="of:=[.H7]/[.C7]" office:value-type="percentage" office:value="0.0469032484356014" calcext:value-type="percentage">
            <text:p>4.69%</text:p>
          </table:table-cell>
          <table:table-cell table:style-name="ce34" table:formula="of:=[.H7]+[.F7]" office:value-type="currency" office:currency="GHC" office:value="21318.06" calcext:value-type="currency">
            <text:p>₵21,318.06</text:p>
          </table:table-cell>
          <table:table-cell table:style-name="ce72" table:formula="of:=[.J7]/[.C7]" office:value-type="percentage" office:value="0.225425034120845" calcext:value-type="percentage">
            <text:p>22.54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L7]/[.C7]" office:value-type="percentage" office:value="0" calcext:value-type="percentage">
            <text:p>0.00%</text:p>
          </table:table-cell>
          <table:table-cell office:value-type="currency" office:currency="GHC" office:value="1380.48" calcext:value-type="currency">
            <text:p>₵1,380.48</text:p>
          </table:table-cell>
          <table:table-cell table:style-name="ce67" table:formula="of:=[.N7]/[.C7]" office:value-type="percentage" office:value="0.014597705002385" calcext:value-type="percentage">
            <text:p>1.46%</text:p>
          </table:table-cell>
          <table:table-cell table:formula="of:=[.N7]+[.L7]+[.H7]+[.F7]+[.D7]" office:value-type="currency" office:currency="GHC" office:value="42326.7" calcext:value-type="currency">
            <text:p>₵42,326.70</text:p>
          </table:table-cell>
          <table:table-cell table:style-name="ce67" table:formula="of:=[.P7]/[.C7]" office:value-type="percentage" office:value="0.447578146966599" calcext:value-type="percentage">
            <text:p>44.7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ted Albion Railways (all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6575874.73" calcext:value-type="currency">
            <text:p>₵16,575,874.73</text:p>
          </table:table-cell>
          <table:table-cell office:value-type="currency" office:currency="GHC" office:value="1372592.17" calcext:value-type="currency">
            <text:p>₵1,372,592.17</text:p>
          </table:table-cell>
          <table:table-cell table:style-name="ce67" table:formula="of:=[.D8]/[.C8]" office:value-type="percentage" office:value="0.0828066206072251" calcext:value-type="percentage">
            <text:p>8.28%</text:p>
          </table:table-cell>
          <table:table-cell office:value-type="currency" office:currency="GHC" office:value="1570719.68" calcext:value-type="currency">
            <text:p>₵1,570,719.68</text:p>
          </table:table-cell>
          <table:table-cell table:style-name="ce67" table:formula="of:=[.F8]/[.C8]" office:value-type="percentage" office:value="0.0947593840798771" calcext:value-type="percentage">
            <text:p>9.48%</text:p>
          </table:table-cell>
          <table:table-cell office:value-type="currency" office:currency="GHC" office:value="1669837.54" calcext:value-type="currency">
            <text:p>₵1,669,837.54</text:p>
          </table:table-cell>
          <table:table-cell table:style-name="ce67" table:formula="of:=[.H8]/[.C8]" office:value-type="percentage" office:value="0.100739029897338" calcext:value-type="percentage">
            <text:p>10.07%</text:p>
          </table:table-cell>
          <table:table-cell table:style-name="ce34" table:formula="of:=[.H8]+[.F8]" office:value-type="currency" office:currency="GHC" office:value="3240557.22" calcext:value-type="currency">
            <text:p>₵3,240,557.22</text:p>
          </table:table-cell>
          <table:table-cell table:style-name="ce72" table:formula="of:=[.J8]/[.C8]" office:value-type="percentage" office:value="0.195498413977215" calcext:value-type="percentage">
            <text:p>19.55%</text:p>
          </table:table-cell>
          <table:table-cell office:value-type="currency" office:currency="GHC" office:value="-423590.58" calcext:value-type="currency">
            <text:p>-₵423,590.58</text:p>
          </table:table-cell>
          <table:table-cell table:style-name="ce67" table:formula="of:=[.L8]/[.C8]" office:value-type="percentage" office:value="-0.0255546441379266" calcext:value-type="percentage">
            <text:p>-2.56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N8]/[.C8]" office:value-type="percentage" office:value="0" calcext:value-type="percentage">
            <text:p>0.00%</text:p>
          </table:table-cell>
          <table:table-cell table:formula="of:=[.N8]+[.L8]+[.H8]+[.F8]+[.D8]" office:value-type="currency" office:currency="GHC" office:value="4189558.81" calcext:value-type="currency">
            <text:p>₵4,189,558.81</text:p>
          </table:table-cell>
          <table:table-cell table:style-name="ce67" table:formula="of:=[.P8]/[.C8]" office:value-type="percentage" office:value="0.252750390446514" calcext:value-type="percentage">
            <text:p>25.28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Urban Railways (all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1566759.6" calcext:value-type="currency">
            <text:p>₵11,566,759.60</text:p>
          </table:table-cell>
          <table:table-cell office:value-type="currency" office:currency="GHC" office:value="884232.23" calcext:value-type="currency">
            <text:p>₵884,232.23</text:p>
          </table:table-cell>
          <table:table-cell table:style-name="ce67" table:formula="of:=[.D9]/[.C9]" office:value-type="percentage" office:value="0.0764459762784384" calcext:value-type="percentage">
            <text:p>7.64%</text:p>
          </table:table-cell>
          <table:table-cell office:value-type="currency" office:currency="GHC" office:value="1367183.19" calcext:value-type="currency">
            <text:p>₵1,367,183.19</text:p>
          </table:table-cell>
          <table:table-cell table:style-name="ce67" table:formula="of:=[.F9]/[.C9]" office:value-type="percentage" office:value="0.118199326110314" calcext:value-type="percentage">
            <text:p>11.82%</text:p>
          </table:table-cell>
          <table:table-cell office:value-type="currency" office:currency="GHC" office:value="556467.2" calcext:value-type="currency">
            <text:p>₵556,467.20</text:p>
          </table:table-cell>
          <table:table-cell table:style-name="ce67" table:formula="of:=[.H9]/[.C9]" office:value-type="percentage" office:value="0.0481091696588905" calcext:value-type="percentage">
            <text:p>4.81%</text:p>
          </table:table-cell>
          <table:table-cell table:style-name="ce34" table:formula="of:=[.H9]+[.F9]" office:value-type="currency" office:currency="GHC" office:value="1923650.39" calcext:value-type="currency">
            <text:p>₵1,923,650.39</text:p>
          </table:table-cell>
          <table:table-cell table:style-name="ce72" table:formula="of:=[.J9]/[.C9]" office:value-type="percentage" office:value="0.166308495769204" calcext:value-type="percentage">
            <text:p>16.63%</text:p>
          </table:table-cell>
          <table:table-cell office:value-type="currency" office:currency="GHC" office:value="453420.35" calcext:value-type="currency">
            <text:p>₵453,420.35</text:p>
          </table:table-cell>
          <table:table-cell table:style-name="ce67" table:formula="of:=[.L9]/[.C9]" office:value-type="percentage" office:value="0.039200291670279" calcext:value-type="percentage">
            <text:p>3.92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N9]/[.C9]" office:value-type="percentage" office:value="0" calcext:value-type="percentage">
            <text:p>0.00%</text:p>
          </table:table-cell>
          <table:table-cell table:formula="of:=[.N9]+[.L9]+[.H9]+[.F9]+[.D9]" office:value-type="currency" office:currency="GHC" office:value="3261302.97" calcext:value-type="currency">
            <text:p>₵3,261,302.97</text:p>
          </table:table-cell>
          <table:table-cell table:style-name="ce67" table:formula="of:=[.P9]/[.C9]" office:value-type="percentage" office:value="0.281954763717921" calcext:value-type="percentage">
            <text:p>28.2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reat Western Railway (all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5653041.86" calcext:value-type="currency">
            <text:p>₵5,653,041.86</text:p>
          </table:table-cell>
          <table:table-cell office:value-type="currency" office:currency="GHC" office:value="532104.16" calcext:value-type="currency">
            <text:p>₵532,104.16</text:p>
          </table:table-cell>
          <table:table-cell table:style-name="ce67" table:formula="of:=[.D10]/[.C10]" office:value-type="percentage" office:value="0.0941270510952841" calcext:value-type="percentage">
            <text:p>9.41%</text:p>
          </table:table-cell>
          <table:table-cell office:value-type="currency" office:currency="GHC" office:value="435629.91" calcext:value-type="currency">
            <text:p>₵435,629.91</text:p>
          </table:table-cell>
          <table:table-cell table:style-name="ce67" table:formula="of:=[.F10]/[.C10]" office:value-type="percentage" office:value="0.0770611505784958" calcext:value-type="percentage">
            <text:p>7.71%</text:p>
          </table:table-cell>
          <table:table-cell office:value-type="currency" office:currency="GHC" office:value="1376579.19" calcext:value-type="currency">
            <text:p>₵1,376,579.19</text:p>
          </table:table-cell>
          <table:table-cell table:style-name="ce67" table:formula="of:=[.H10]/[.C10]" office:value-type="percentage" office:value="0.243511232375697" calcext:value-type="percentage">
            <text:p>24.35%</text:p>
          </table:table-cell>
          <table:table-cell table:style-name="ce34" table:formula="of:=[.H10]+[.F10]" office:value-type="currency" office:currency="GHC" office:value="1812209.1" calcext:value-type="currency">
            <text:p>₵1,812,209.10</text:p>
          </table:table-cell>
          <table:table-cell table:style-name="ce72" table:formula="of:=[.J10]/[.C10]" office:value-type="percentage" office:value="0.320572382954192" calcext:value-type="percentage">
            <text:p>32.06%</text:p>
          </table:table-cell>
          <table:table-cell office:value-type="currency" office:currency="GHC" office:value="85082.07" calcext:value-type="currency">
            <text:p>₵85,082.07</text:p>
          </table:table-cell>
          <table:table-cell table:style-name="ce67" table:formula="of:=[.L10]/[.C10]" office:value-type="percentage" office:value="0.0150506704367478" calcext:value-type="percentage">
            <text:p>1.51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N10]/[.C10]" office:value-type="percentage" office:value="0" calcext:value-type="percentage">
            <text:p>0.00%</text:p>
          </table:table-cell>
          <table:table-cell table:formula="of:=[.N10]+[.L10]+[.H10]+[.F10]+[.D10]" office:value-type="currency" office:currency="GHC" office:value="2429395.33" calcext:value-type="currency">
            <text:p>₵2,429,395.33</text:p>
          </table:table-cell>
          <table:table-cell table:style-name="ce67" table:formula="of:=[.P10]/[.C10]" office:value-type="percentage" office:value="0.429750104486224" calcext:value-type="percentage">
            <text:p>42.98%</text:p>
          </table:table-cell>
          <table:table-cell table:number-columns-repeated="1007"/>
        </table:table-row>
        <table:table-row table:style-name="ro2">
          <table:table-cell table:style-name="ce75" office:value-type="string" calcext:value-type="string">
            <text:p>Midland &amp; Zookian (all)</text:p>
          </table:table-cell>
          <table:table-cell table:style-name="ce78" office:value-type="float" office:value="1874" calcext:value-type="float">
            <text:p>1874</text:p>
          </table:table-cell>
          <table:table-cell table:style-name="ce80" office:value-type="currency" office:currency="GHC" office:value="4136529.53" calcext:value-type="currency">
            <text:p>₵4,136,529.53</text:p>
          </table:table-cell>
          <table:table-cell table:style-name="ce80" office:value-type="currency" office:currency="GHC" office:value="1588252.89" calcext:value-type="currency">
            <text:p>₵1,588,252.89</text:p>
          </table:table-cell>
          <table:table-cell table:style-name="ce82" table:formula="of:=[.D11]/[.C11]" office:value-type="percentage" office:value="0.383957827082163" calcext:value-type="percentage">
            <text:p>38.40%</text:p>
          </table:table-cell>
          <table:table-cell table:style-name="ce80" office:value-type="currency" office:currency="GHC" office:value="1013649.92" calcext:value-type="currency">
            <text:p>₵1,013,649.92</text:p>
          </table:table-cell>
          <table:table-cell table:style-name="ce82" table:formula="of:=[.F11]/[.C11]" office:value-type="percentage" office:value="0.245048394468974" calcext:value-type="percentage">
            <text:p>24.50%</text:p>
          </table:table-cell>
          <table:table-cell table:style-name="ce80" office:value-type="currency" office:currency="GHC" office:value="2195201.54" calcext:value-type="currency">
            <text:p>₵2,195,201.54</text:p>
          </table:table-cell>
          <table:table-cell table:style-name="ce82" table:formula="of:=[.H11]/[.C11]" office:value-type="percentage" office:value="0.530686780809709" calcext:value-type="percentage">
            <text:p>53.07%</text:p>
          </table:table-cell>
          <table:table-cell table:style-name="ce80" table:formula="of:=[.H11]+[.F11]" office:value-type="currency" office:currency="GHC" office:value="3208851.46" calcext:value-type="currency">
            <text:p>₵3,208,851.46</text:p>
          </table:table-cell>
          <table:table-cell table:style-name="ce82" table:formula="of:=[.J11]/[.C11]" office:value-type="percentage" office:value="0.775735175278683" calcext:value-type="percentage">
            <text:p>77.57%</text:p>
          </table:table-cell>
          <table:table-cell table:style-name="ce80" office:value-type="currency" office:currency="GHC" office:value="-218468.49" calcext:value-type="currency">
            <text:p>-₵218,468.49</text:p>
          </table:table-cell>
          <table:table-cell table:style-name="ce82" table:formula="of:=[.L11]/[.C11]" office:value-type="percentage" office:value="-0.0528144398379286" calcext:value-type="percentage">
            <text:p>-5.28%</text:p>
          </table:table-cell>
          <table:table-cell table:style-name="ce80" office:value-type="currency" office:currency="GHC" office:value="0" calcext:value-type="currency">
            <text:p>₵0.00</text:p>
          </table:table-cell>
          <table:table-cell table:style-name="ce82" table:formula="of:=[.N11]/[.C11]" office:value-type="percentage" office:value="0" calcext:value-type="percentage">
            <text:p>0.00%</text:p>
          </table:table-cell>
          <table:table-cell table:style-name="ce86" table:formula="of:=[.N11]+[.L11]+[.H11]+[.F11]+[.D11]" office:value-type="currency" office:currency="GBP" office:value="4578635.86" calcext:value-type="currency">
            <text:p>£4,578,635.86</text:p>
          </table:table-cell>
          <table:table-cell table:style-name="ce82" table:formula="of:=[.P11]/[.C11]" office:value-type="percentage" office:value="1.10687856252292" calcext:value-type="percentage">
            <text:p>110.69%</text:p>
          </table:table-cell>
          <table:table-cell table:style-name="ce78" table:number-columns-repeated="1007"/>
        </table:table-row>
        <table:table-row table:style-name="ro2">
          <table:table-cell table:style-name="ce76" office:value-type="string" calcext:value-type="string">
            <text:p>Kernow &amp; Albion (all)</text:p>
          </table:table-cell>
          <table:table-cell table:style-name="ce79" office:value-type="float" office:value="1875" calcext:value-type="float">
            <text:p>1875</text:p>
          </table:table-cell>
          <table:table-cell table:style-name="ce81" office:value-type="currency" office:currency="GHC" office:value="2507360.56" calcext:value-type="currency">
            <text:p>₵2,507,360.56</text:p>
          </table:table-cell>
          <table:table-cell table:style-name="ce81" office:value-type="currency" office:currency="GHC" office:value="232368.8" calcext:value-type="currency">
            <text:p>₵232,368.80</text:p>
          </table:table-cell>
          <table:table-cell table:style-name="ce83" table:formula="of:=[.D12]/[.C12]" office:value-type="percentage" office:value="0.0926746650270354" calcext:value-type="percentage">
            <text:p>9.27%</text:p>
          </table:table-cell>
          <table:table-cell table:style-name="ce81" office:value-type="currency" office:currency="GHC" office:value="387693.33" calcext:value-type="currency">
            <text:p>₵387,693.33</text:p>
          </table:table-cell>
          <table:table-cell table:style-name="ce83" table:formula="of:=[.F12]/[.C12]" office:value-type="percentage" office:value="0.154622089931892" calcext:value-type="percentage">
            <text:p>15.46%</text:p>
          </table:table-cell>
          <table:table-cell table:style-name="ce81" office:value-type="currency" office:currency="GHC" office:value="52463.88" calcext:value-type="currency">
            <text:p>₵52,463.88</text:p>
          </table:table-cell>
          <table:table-cell table:style-name="ce83" table:formula="of:=[.H12]/[.C12]" office:value-type="percentage" office:value="0.0209239472124424" calcext:value-type="percentage">
            <text:p>2.09%</text:p>
          </table:table-cell>
          <table:table-cell table:style-name="ce81" table:formula="of:=[.H12]+[.F12]" office:value-type="currency" office:currency="GHC" office:value="440157.21" calcext:value-type="currency">
            <text:p>₵440,157.21</text:p>
          </table:table-cell>
          <table:table-cell table:style-name="ce83" table:formula="of:=[.J12]/[.C12]" office:value-type="percentage" office:value="0.175546037144335" calcext:value-type="percentage">
            <text:p>17.55%</text:p>
          </table:table-cell>
          <table:table-cell table:style-name="ce81" office:value-type="currency" office:currency="GHC" office:value="-298.6" calcext:value-type="currency">
            <text:p>-₵298.60</text:p>
          </table:table-cell>
          <table:table-cell table:style-name="ce83" table:formula="of:=[.L12]/[.C12]" office:value-type="percentage" office:value="-0.000119089374206317" calcext:value-type="percentage">
            <text:p>-0.01%</text:p>
          </table:table-cell>
          <table:table-cell table:style-name="ce81" office:value-type="currency" office:currency="GHC" office:value="0" calcext:value-type="currency">
            <text:p>₵0.00</text:p>
          </table:table-cell>
          <table:table-cell table:style-name="ce83" table:formula="of:=[.N12]/[.C12]" office:value-type="percentage" office:value="0" calcext:value-type="percentage">
            <text:p>0.00%</text:p>
          </table:table-cell>
          <table:table-cell table:style-name="ce87" table:formula="of:=[.N12]+[.L12]+[.H12]+[.F12]+[.D12]" office:value-type="currency" office:currency="GBP" office:value="672227.41" calcext:value-type="currency">
            <text:p>£672,227.41</text:p>
          </table:table-cell>
          <table:table-cell table:style-name="ce83" table:formula="of:=[.P12]/[.C12]" office:value-type="percentage" office:value="0.268101612797164" calcext:value-type="percentage">
            <text:p>26.81%</text:p>
          </table:table-cell>
          <table:table-cell table:style-name="ce79" table:number-columns-repeated="1007"/>
        </table:table-row>
        <table:table-row table:style-name="ro2">
          <table:table-cell table:style-name="ce77" office:value-type="string" calcext:value-type="string">
            <text:p>Hypothetical 1</text:p>
          </table:table-cell>
          <table:table-cell table:style-name="ce50"/>
          <table:table-cell table:style-name="ce34" table:formula="of:=[.$C$2]" office:value-type="currency" office:currency="GHC" office:value="14767139.94" calcext:value-type="currency">
            <text:p>₵14,767,139.94</text:p>
          </table:table-cell>
          <table:table-cell table:style-name="ce34" table:formula="of:=[.$D$2]" office:value-type="currency" office:currency="GHC" office:value="1125299.59" calcext:value-type="currency">
            <text:p>₵1,125,299.59</text:p>
          </table:table-cell>
          <table:table-cell table:style-name="ce72" table:formula="of:=[.D13]/[.C13]" office:value-type="percentage" office:value="0.0762029475289174" calcext:value-type="percentage">
            <text:p>7.62%</text:p>
          </table:table-cell>
          <table:table-cell table:style-name="ce34" table:formula="of:=[.$F2]*1.264227642" office:value-type="currency" office:currency="GHC" office:value="1812785.09301827" calcext:value-type="currency">
            <text:p>₵1,812,785.09</text:p>
          </table:table-cell>
          <table:table-cell table:style-name="ce72" table:formula="of:=[.F13]/[.C13]" office:value-type="percentage" office:value="0.122758035772922" calcext:value-type="percentage">
            <text:p>12.28%</text:p>
          </table:table-cell>
          <table:table-cell table:style-name="ce34" table:formula="of:=[.$H$2]" office:value-type="currency" office:currency="GHC" office:value="418047.18" calcext:value-type="currency">
            <text:p>₵418,047.18</text:p>
          </table:table-cell>
          <table:table-cell table:style-name="ce72" table:formula="of:=[.H13]/[.C13]" office:value-type="percentage" office:value="0.0283092854607295" calcext:value-type="percentage">
            <text:p>2.83%</text:p>
          </table:table-cell>
          <table:table-cell table:style-name="ce34" table:formula="of:=[.H13]+[.F13]" office:value-type="currency" office:currency="GHC" office:value="2230832.27301827" calcext:value-type="currency">
            <text:p>₵2,230,832.27</text:p>
          </table:table-cell>
          <table:table-cell table:style-name="ce72" table:formula="of:=[.J13]/[.C13]" office:value-type="percentage" office:value="0.151067321233652" calcext:value-type="percentage">
            <text:p>15.11%</text:p>
          </table:table-cell>
          <table:table-cell/>
          <table:table-cell table:style-name="ce83" table:formula="of:=[.L13]/[.C13]" office:value-type="percentage" office:value="0" calcext:value-type="percentage">
            <text:p>0.00%</text:p>
          </table:table-cell>
          <table:table-cell/>
          <table:table-cell table:style-name="ce67" table:formula="of:=[.N13]/[.C13]" office:value-type="percentage" office:value="0" calcext:value-type="percentage">
            <text:p>0.00%</text:p>
          </table:table-cell>
          <table:table-cell table:number-columns-repeated="1009"/>
        </table:table-row>
        <table:table-row table:style-name="ro1">
          <table:table-cell table:style-name="ce77" office:value-type="string" calcext:value-type="string">
            <text:p>Hypothetical 2 (running costs * 1/3rd)</text:p>
          </table:table-cell>
          <table:table-cell/>
          <table:table-cell table:style-name="ce34" table:formula="of:=[.$C$2]" office:value-type="currency" office:currency="GHC" office:value="14767139.94" calcext:value-type="currency">
            <text:p>₵14,767,139.94</text:p>
          </table:table-cell>
          <table:table-cell table:style-name="ce34" table:formula="of:=[.$D$2]" office:value-type="currency" office:currency="GHC" office:value="1125299.59" calcext:value-type="currency">
            <text:p>₵1,125,299.59</text:p>
          </table:table-cell>
          <table:table-cell table:style-name="ce72" table:formula="of:=[.D14]/[.C14]" office:value-type="percentage" office:value="0.0762029475289174" calcext:value-type="percentage">
            <text:p>7.62%</text:p>
          </table:table-cell>
          <table:table-cell table:style-name="ce34" table:formula="of:=[.$F2]*1.33333333" office:value-type="currency" office:currency="GHC" office:value="1911876.23522031" calcext:value-type="currency">
            <text:p>₵1,911,876.24</text:p>
          </table:table-cell>
          <table:table-cell table:style-name="ce72" table:formula="of:=[.F14]/[.C14]" office:value-type="percentage" office:value="0.129468281805983" calcext:value-type="percentage">
            <text:p>12.95%</text:p>
          </table:table-cell>
          <table:table-cell table:style-name="ce34" table:formula="of:=[.$H$2]" office:value-type="currency" office:currency="GHC" office:value="418047.18" calcext:value-type="currency">
            <text:p>₵418,047.18</text:p>
          </table:table-cell>
          <table:table-cell table:style-name="ce72" table:formula="of:=[.H14]/[.C14]" office:value-type="percentage" office:value="0.0283092854607295" calcext:value-type="percentage">
            <text:p>2.83%</text:p>
          </table:table-cell>
          <table:table-cell table:style-name="ce34" table:formula="of:=[.H14]+[.F14]" office:value-type="currency" office:currency="GHC" office:value="2329923.41522031" calcext:value-type="currency">
            <text:p>₵2,329,923.42</text:p>
          </table:table-cell>
          <table:table-cell table:style-name="ce72" table:formula="of:=[.J14]/[.C14]" office:value-type="percentage" office:value="0.157777567266713" calcext:value-type="percentage">
            <text:p>15.78%</text:p>
          </table:table-cell>
          <table:table-cell/>
          <table:table-cell table:style-name="ce83" table:formula="of:=[.L14]/[.C14]" office:value-type="percentage" office:value="0" calcext:value-type="percentage">
            <text:p>0.00%</text:p>
          </table:table-cell>
          <table:table-cell/>
          <table:table-cell table:style-name="ce67" table:formula="of:=[.N14]/[.C14]" office:value-type="percentage" office:value="0" calcext:value-type="percentage">
            <text:p>0.00%</text:p>
          </table:table-cell>
          <table:table-cell table:number-columns-repeated="1009"/>
        </table:table-row>
        <table:table-row table:style-name="ro1">
          <table:table-cell table:style-name="ce77" office:value-type="string" calcext:value-type="string">
            <text:p>Hypothetical 3 (reduced passenger revenue)</text:p>
          </table:table-cell>
          <table:table-cell table:style-name="ce50"/>
          <table:table-cell table:style-name="ce34" table:formula="of:=([.C2]*2)/3" office:value-type="currency" office:currency="GHC" office:value="9844759.96" calcext:value-type="currency">
            <text:p>₵9,844,759.96</text:p>
          </table:table-cell>
          <table:table-cell table:style-name="ce34" table:formula="of:=[.D2]" office:value-type="currency" office:currency="GHC" office:value="1125299.59" calcext:value-type="currency">
            <text:p>₵1,125,299.59</text:p>
          </table:table-cell>
          <table:table-cell table:style-name="ce72" table:formula="of:=[.D15]/[.C15]" office:value-type="percentage" office:value="0.114304421293376" calcext:value-type="percentage">
            <text:p>11.43%</text:p>
          </table:table-cell>
          <table:table-cell table:style-name="ce34" table:formula="of:=[.F2]" office:value-type="currency" office:currency="GHC" office:value="1433907.18" calcext:value-type="currency">
            <text:p>₵1,433,907.18</text:p>
          </table:table-cell>
          <table:table-cell table:style-name="ce72" table:formula="of:=[.F15]/[.C15]" office:value-type="percentage" office:value="0.145651817395861" calcext:value-type="percentage">
            <text:p>14.57%</text:p>
          </table:table-cell>
          <table:table-cell table:style-name="ce34" table:formula="of:=[.H2]" office:value-type="currency" office:currency="GHC" office:value="418047.18" calcext:value-type="currency">
            <text:p>₵418,047.18</text:p>
          </table:table-cell>
          <table:table-cell table:style-name="ce72" table:formula="of:=[.H15]/[.C15]" office:value-type="percentage" office:value="0.0424639281910943" calcext:value-type="percentage">
            <text:p>4.25%</text:p>
          </table:table-cell>
          <table:table-cell table:style-name="ce34" table:formula="of:=[.H15]+[.F15]" office:value-type="currency" office:currency="GHC" office:value="1851954.36" calcext:value-type="currency">
            <text:p>₵1,851,954.36</text:p>
          </table:table-cell>
          <table:table-cell table:style-name="ce72" table:formula="of:=[.J15]/[.C15]" office:value-type="percentage" office:value="0.188115745586955" calcext:value-type="percentage">
            <text:p>18.81%</text:p>
          </table:table-cell>
          <table:table-cell table:style-name="ce85" table:formula="of:=[.L2]" office:value-type="currency" office:currency="GHC" office:value="-404885.1" calcext:value-type="currency">
            <text:p>-₵404,885.10</text:p>
          </table:table-cell>
          <table:table-cell table:style-name="ce72" table:formula="of:=[.L15]/[.C15]" office:value-type="percentage" office:value="-0.0411269651718354" calcext:value-type="percentage">
            <text:p>-4.11%</text:p>
          </table:table-cell>
          <table:table-cell table:style-name="ce85" table:formula="of:=[.N2]" office:value-type="currency" office:currency="GHC" office:value="57978.24" calcext:value-type="currency">
            <text:p>₵57,978.24</text:p>
          </table:table-cell>
          <table:table-cell table:style-name="ce72" table:formula="of:=[.N15]/[.C15]" office:value-type="percentage" office:value="0.0058892487206971" calcext:value-type="percentage">
            <text:p>0.59%</text:p>
          </table:table-cell>
          <table:table-cell table:style-name="ce85" table:formula="of:=[.N15]+[.L15]+[.J15]+[.H15]+[.F15]+[.D15]" office:value-type="currency" office:currency="GHC" office:value="4482301.45" calcext:value-type="currency">
            <text:p>₵4,482,301.45</text:p>
          </table:table-cell>
          <table:table-cell table:style-name="ce72" table:formula="of:=[.P15]/[.C15]" office:value-type="percentage" office:value="0.455298196016148" calcext:value-type="percentage">
            <text:p>45.53%</text:p>
          </table:table-cell>
          <table:table-cell table:style-name="ce88"/>
          <table:table-cell table:style-name="ce50" table:number-columns-repeated="1006"/>
        </table:table-row>
        <table:table-row table:style-name="ro1">
          <table:table-cell table:style-name="ce77" office:value-type="string" calcext:value-type="string">
            <text:p>Hypothetical 4 (2 + 3 combined)</text:p>
          </table:table-cell>
          <table:table-cell table:style-name="ce50"/>
          <table:table-cell table:style-name="ce34" table:formula="of:=[.C15]" office:value-type="currency" office:currency="GHC" office:value="9844759.96" calcext:value-type="currency">
            <text:p>₵9,844,759.96</text:p>
          </table:table-cell>
          <table:table-cell table:style-name="ce34" table:formula="of:=[.D14]" office:value-type="currency" office:currency="GHC" office:value="1125299.59" calcext:value-type="currency">
            <text:p>₵1,125,299.59</text:p>
          </table:table-cell>
          <table:table-cell table:style-name="ce72" table:formula="of:=[.D16]/[.C16]" office:value-type="percentage" office:value="0.114304421293376" calcext:value-type="percentage">
            <text:p>11.43%</text:p>
          </table:table-cell>
          <table:table-cell table:style-name="ce34" table:formula="of:=[.F14]" office:value-type="currency" office:currency="GHC" office:value="1911876.23522031" calcext:value-type="currency">
            <text:p>₵1,911,876.24</text:p>
          </table:table-cell>
          <table:table-cell table:style-name="ce72" table:formula="of:=[.F16]/[.C16]" office:value-type="percentage" office:value="0.194202422708975" calcext:value-type="percentage">
            <text:p>19.42%</text:p>
          </table:table-cell>
          <table:table-cell table:style-name="ce34" table:formula="of:=[.H14]" office:value-type="currency" office:currency="GHC" office:value="418047.18" calcext:value-type="currency">
            <text:p>₵418,047.18</text:p>
          </table:table-cell>
          <table:table-cell table:style-name="ce72" table:formula="of:=[.H16]/[.C16]" office:value-type="percentage" office:value="0.0424639281910943" calcext:value-type="percentage">
            <text:p>4.25%</text:p>
          </table:table-cell>
          <table:table-cell table:style-name="ce34" table:formula="of:=[.J14]" office:value-type="currency" office:currency="GHC" office:value="2329923.41522031" calcext:value-type="currency">
            <text:p>₵2,329,923.42</text:p>
          </table:table-cell>
          <table:table-cell table:style-name="ce72" table:formula="of:=[.J16]/[.C16]" office:value-type="percentage" office:value="0.236666350900069" calcext:value-type="percentage">
            <text:p>23.67%</text:p>
          </table:table-cell>
          <table:table-cell table:style-name="ce34" table:formula="of:=[.L15]" office:value-type="currency" office:currency="GHC" office:value="-404885.1" calcext:value-type="currency">
            <text:p>-₵404,885.10</text:p>
          </table:table-cell>
          <table:table-cell table:style-name="ce72" table:formula="of:=[.L16]/[.C16]" office:value-type="percentage" office:value="-0.0411269651718354" calcext:value-type="percentage">
            <text:p>-4.11%</text:p>
          </table:table-cell>
          <table:table-cell table:style-name="ce34" table:formula="of:=[.N15]" office:value-type="currency" office:currency="GHC" office:value="57978.24" calcext:value-type="currency">
            <text:p>₵57,978.24</text:p>
          </table:table-cell>
          <table:table-cell table:style-name="ce72" table:formula="of:=[.N16]/[.C16]" office:value-type="percentage" office:value="0.0058892487206971" calcext:value-type="percentage">
            <text:p>0.59%</text:p>
          </table:table-cell>
          <table:table-cell table:style-name="ce34" table:formula="of:=[.D16]+[.F16]+[.H16]+[.J16]+[.L16]+[.N16]" office:value-type="currency" office:currency="GHC" office:value="5438239.56044062" calcext:value-type="currency">
            <text:p>₵5,438,239.56</text:p>
          </table:table-cell>
          <table:table-cell table:style-name="ce72" table:formula="of:=[.P16]/[.C16]" office:value-type="percentage" office:value="0.552399406642376" calcext:value-type="percentage">
            <text:p>55.24%</text:p>
          </table:table-cell>
          <table:table-cell table:style-name="ce50" table:number-columns-repeated="1007"/>
        </table:table-row>
        <table:table-row table:style-name="ro3">
          <table:table-cell table:style-name="ce77" office:value-type="string" calcext:value-type="string">
            <text:p>Hypothetical 5 (reduced passenger revenue, all types)</text:p>
          </table:table-cell>
          <table:table-cell table:style-name="ce50"/>
          <table:table-cell table:style-name="ce34" table:formula="of:=([.C8]/3)*2" office:value-type="currency" office:currency="GHC" office:value="11050583.1533333" calcext:value-type="currency">
            <text:p>₵11,050,583.15</text:p>
          </table:table-cell>
          <table:table-cell table:style-name="ce34" table:formula="of:=[.D8]" office:value-type="currency" office:currency="GHC" office:value="1372592.17" calcext:value-type="currency">
            <text:p>₵1,372,592.17</text:p>
          </table:table-cell>
          <table:table-cell table:style-name="ce72" table:formula="of:=[.D17]/[.C17]" office:value-type="percentage" office:value="0.124209930910838" calcext:value-type="percentage">
            <text:p>12.42%</text:p>
          </table:table-cell>
          <table:table-cell table:style-name="ce34" table:formula="of:=[.F8]" office:value-type="currency" office:currency="GHC" office:value="1570719.68" calcext:value-type="currency">
            <text:p>₵1,570,719.68</text:p>
          </table:table-cell>
          <table:table-cell table:style-name="ce72" table:formula="of:=[.F17]/[.C17]" office:value-type="percentage" office:value="0.142139076119816" calcext:value-type="percentage">
            <text:p>14.21%</text:p>
          </table:table-cell>
          <table:table-cell table:style-name="ce34" table:formula="of:=[.H8]" office:value-type="currency" office:currency="GHC" office:value="1669837.54" calcext:value-type="currency">
            <text:p>₵1,669,837.54</text:p>
          </table:table-cell>
          <table:table-cell table:style-name="ce72" table:formula="of:=[.H17]/[.C17]" office:value-type="percentage" office:value="0.151108544846007" calcext:value-type="percentage">
            <text:p>15.11%</text:p>
          </table:table-cell>
          <table:table-cell table:style-name="ce34" table:formula="of:=[.H17]+[.F17]" office:value-type="currency" office:currency="GHC" office:value="3240557.22" calcext:value-type="currency">
            <text:p>₵3,240,557.22</text:p>
          </table:table-cell>
          <table:table-cell table:style-name="ce72" table:formula="of:=[.J17]/[.C17]" office:value-type="percentage" office:value="0.293247620965823" calcext:value-type="percentage">
            <text:p>29.32%</text:p>
          </table:table-cell>
          <table:table-cell/>
          <table:table-cell table:style-name="ce72" table:formula="of:=[.L17]/[.C17]" office:value-type="percentage" office:value="0" calcext:value-type="percentage">
            <text:p>0.00%</text:p>
          </table:table-cell>
          <table:table-cell/>
          <table:table-cell table:style-name="ce72" table:formula="of:=[.N17]/[.C17]" office:value-type="percentage" office:value="0" calcext:value-type="percentage">
            <text:p>0.00%</text:p>
          </table:table-cell>
          <table:table-cell/>
          <table:table-cell table:style-name="ce72" table:formula="of:=[.P17]/[.C17]" office:value-type="percentage" office:value="0" calcext:value-type="percentage">
            <text:p>0.00%</text:p>
          </table:table-cell>
          <table:table-cell table:number-columns-repeated="1007"/>
        </table:table-row>
        <table:table-row table:style-name="ro1">
          <table:table-cell table:style-name="ce77" office:value-type="string" calcext:value-type="string">
            <text:p>Hypothetical 6, halved revenue, all types</text:p>
          </table:table-cell>
          <table:table-cell table:style-name="ce50"/>
          <table:table-cell table:style-name="ce34" table:formula="of:=[.C8]/2" office:value-type="currency" office:currency="GHC" office:value="8287937.365" calcext:value-type="currency">
            <text:p>₵8,287,937.37</text:p>
          </table:table-cell>
          <table:table-cell table:style-name="ce34" table:formula="of:=[.D8]" office:value-type="currency" office:currency="GHC" office:value="1372592.17" calcext:value-type="currency">
            <text:p>₵1,372,592.17</text:p>
          </table:table-cell>
          <table:table-cell table:style-name="ce72" table:formula="of:=[.D18]/[.C18]" office:value-type="percentage" office:value="0.16561324121445" calcext:value-type="percentage">
            <text:p>16.56%</text:p>
          </table:table-cell>
          <table:table-cell table:style-name="ce34" table:formula="of:=[.F8]" office:value-type="currency" office:currency="GHC" office:value="1570719.68" calcext:value-type="currency">
            <text:p>₵1,570,719.68</text:p>
          </table:table-cell>
          <table:table-cell table:style-name="ce72" table:formula="of:=[.F18]/[.C18]" office:value-type="percentage" office:value="0.189518768159754" calcext:value-type="percentage">
            <text:p>18.95%</text:p>
          </table:table-cell>
          <table:table-cell table:style-name="ce34" table:formula="of:=[.H8]" office:value-type="currency" office:currency="GHC" office:value="1669837.54" calcext:value-type="currency">
            <text:p>₵1,669,837.54</text:p>
          </table:table-cell>
          <table:table-cell table:style-name="ce72" table:formula="of:=[.H18]/[.C18]" office:value-type="percentage" office:value="0.201478059794676" calcext:value-type="percentage">
            <text:p>20.15%</text:p>
          </table:table-cell>
          <table:table-cell table:style-name="ce34" table:formula="of:=[.H18]+[.F18]" office:value-type="currency" office:currency="GHC" office:value="3240557.22" calcext:value-type="currency">
            <text:p>₵3,240,557.22</text:p>
          </table:table-cell>
          <table:table-cell table:style-name="ce72" table:formula="of:=[.J18]/[.C18]" office:value-type="percentage" office:value="0.39099682795443" calcext:value-type="percentage">
            <text:p>39.10%</text:p>
          </table:table-cell>
          <table:table-cell table:style-name="ce34" table:formula="of:=[.L8]" office:value-type="currency" office:currency="GHC" office:value="-423590.58" calcext:value-type="currency">
            <text:p>-₵423,590.58</text:p>
          </table:table-cell>
          <table:table-cell table:style-name="ce72" table:formula="of:=[.L18]/[.C18]" office:value-type="percentage" office:value="-0.0511092882758532" calcext:value-type="percentage">
            <text:p>-5.11%</text:p>
          </table:table-cell>
          <table:table-cell table:style-name="ce34" table:formula="of:=[.N8]" office:value-type="currency" office:currency="GHC" office:value="0" calcext:value-type="currency">
            <text:p>₵0.00</text:p>
          </table:table-cell>
          <table:table-cell table:style-name="ce72" table:formula="of:=[.N18]/[.C18]" office:value-type="percentage" office:value="0" calcext:value-type="percentage">
            <text:p>0.00%</text:p>
          </table:table-cell>
          <table:table-cell table:style-name="ce34" table:formula="of:=[.D18]+[.F18]+[.H18]+[.J18]+[.L18]+[.N18]" office:value-type="currency" office:currency="GHC" office:value="7430116.03" calcext:value-type="currency">
            <text:p>₵7,430,116.03</text:p>
          </table:table-cell>
          <table:table-cell table:style-name="ce72" table:formula="of:=[.P18]/[.C18]" office:value-type="percentage" office:value="0.896497608847458" calcext:value-type="percentage">
            <text:p>89.65%</text:p>
          </table:table-cell>
          <table:table-cell table:style-name="ce50" table:number-columns-repeated="100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hicles (historical)" table:style-name="ta1">
        <table:table-column table:style-name="co67" table:default-cell-style-name="Default"/>
        <table:table-column table:style-name="co14" table:default-cell-style-name="Default"/>
        <table:table-column table:style-name="co14" table:default-cell-style-name="ce12"/>
        <table:table-column table:style-name="co14" table:default-cell-style-name="ce23"/>
        <table:table-column table:style-name="co68" table:default-cell-style-name="ce81"/>
        <table:table-column table:style-name="co68" table:default-cell-style-name="Default"/>
        <table:table-column table:style-name="co14" table:default-cell-style-name="Default"/>
        <table:table-column table:style-name="co14" table:default-cell-style-name="ce96"/>
        <table:table-column table:style-name="co13" table:default-cell-style-name="ce31"/>
        <table:table-column table:style-name="co14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3" table:default-cell-style-name="ce12"/>
        <table:table-column table:style-name="co21" table:default-cell-style-name="ce12"/>
        <table:table-column table:style-name="co21" table:default-cell-style-name="ce31"/>
        <table:table-column table:style-name="co71" table:default-cell-style-name="ce31"/>
        <table:table-column table:style-name="co14" table:default-cell-style-name="ce31"/>
        <table:table-column table:style-name="co14" table:number-columns-repeated="1004" table:default-cell-style-name="Default"/>
        <table:table-row table:style-name="ro1">
          <table:table-cell table:style-name="ce3" office:value-type="string" calcext:value-type="string">
            <text:p>Vehicle</text:p>
          </table:table-cell>
          <table:table-cell table:style-name="ce3" office:value-type="string" calcext:value-type="string">
            <text:p>Introduced</text:p>
          </table:table-cell>
          <table:table-cell table:style-name="ce10" office:value-type="string" calcext:value-type="string">
            <text:p>Capital cost</text:p>
          </table:table-cell>
          <table:table-cell table:style-name="ce19" office:value-type="string" calcext:value-type="string">
            <text:p>Normalised to 1900</text:p>
          </table:table-cell>
          <table:table-cell table:style-name="ce91" office:value-type="string" calcext:value-type="string">
            <text:p>In SimuCents</text:p>
          </table:table-cell>
          <table:table-cell table:style-name="ce93" office:value-type="string" calcext:value-type="string">
            <text:p>Fuel consumption</text:p>
          </table:table-cell>
          <table:table-cell table:style-name="ce93" office:value-type="string" calcext:value-type="string">
            <text:p>Fuel cost / km</text:p>
          </table:table-cell>
          <table:table-cell table:style-name="ce94" office:value-type="string" calcext:value-type="string">
            <text:p>Repair costs per mile</text:p>
          </table:table-cell>
          <table:table-cell table:style-name="ce97" office:value-type="string" calcext:value-type="string">
            <text:p>In SimuCents</text:p>
          </table:table-cell>
          <table:table-cell table:style-name="ce93" office:value-type="string" calcext:value-type="string">
            <text:p>Repair costs per km</text:p>
          </table:table-cell>
          <table:table-cell table:style-name="ce93" office:value-type="string" calcext:value-type="string">
            <text:p>Total per km cost</text:p>
          </table:table-cell>
          <table:table-cell table:style-name="ce98" office:value-type="string" calcext:value-type="string">
            <text:p>Crew</text:p>
          </table:table-cell>
          <table:table-cell table:style-name="ce99" office:value-type="string" calcext:value-type="string">
            <text:p>Crew cost per hour</text:p>
          </table:table-cell>
          <table:table-cell table:style-name="ce99" office:value-type="string" calcext:value-type="string">
            <text:p>Normalised to 1900</text:p>
          </table:table-cell>
          <table:table-cell table:style-name="ce100" office:value-type="string" calcext:value-type="string">
            <text:p>In SimuCents</text:p>
          </table:table-cell>
          <table:table-cell table:style-name="ce46" office:value-type="string" calcext:value-type="string">
            <text:p>Monthly equiv.</text:p>
          </table:table-cell>
          <table:table-cell table:style-name="ce46" office:value-type="string" calcext:value-type="string">
            <text:p>Per crew member</text:p>
          </table:table-cell>
          <table:table-cell table:style-name="ce55" table:number-columns-repeated="1004"/>
        </table:table-row>
        <table:table-row table:style-name="ro2">
          <table:table-cell table:style-name="ce4" office:value-type="string" calcext:value-type="string">
            <text:p>Rail</text:p>
          </table:table-cell>
          <table:table-cell table:style-name="ce4"/>
          <table:table-cell table:style-name="ce90"/>
          <table:table-cell table:style-name="ce22"/>
          <table:table-cell table:style-name="ce92"/>
          <table:table-cell table:style-name="ce45" office:value-type="string" calcext:value-type="string">
            <text:p>kg/km</text:p>
          </table:table-cell>
          <table:table-cell table:style-name="ce32"/>
          <table:table-cell table:style-name="ce95"/>
          <table:table-cell table:style-name="ce32" table:number-columns-repeated="3"/>
          <table:table-cell table:style-name="ce13"/>
          <table:table-cell table:style-name="ce14" table:number-columns-repeated="2"/>
          <table:table-cell table:style-name="ce32" table:number-columns-repeated="3"/>
          <table:table-cell table:style-name="ce9"/>
          <table:table-cell table:style-name="ce13" table:number-columns-repeated="1003"/>
        </table:table-row>
        <table:table-row table:style-name="ro2">
          <table:table-cell office:value-type="string" calcext:value-type="string">
            <text:p>GNR Stirling 8ft single 4-2-2</text:p>
          </table:table-cell>
          <table:table-cell office:value-type="float" office:value="1870" calcext:value-type="float">
            <text:p>1870</text:p>
          </table:table-cell>
          <table:table-cell table:number-columns-repeated="3"/>
          <table:table-cell table:style-name="ce59" table:formula="of:=['file:///home/james/Documents/Simutrans/simutrans-pak128.britain/steam-physics-calcs.ods'#$Extrapolation.T93]" office:value-type="float" office:value="7.65437124375" calcext:value-type="float">
            <text:p>7.65</text:p>
          </table:table-cell>
          <table:table-cell table:style-name="ce31" table:formula="of:=[.F3]*[$'Fuel price normalisation'.$F$2]" office:value-type="currency" office:currency="GHC" office:value="0.25553568048413" calcext:value-type="currency">
            <text:p>₵0.26</text:p>
          </table:table-cell>
          <table:table-cell table:number-columns-repeated="2"/>
          <table:table-cell table:style-name="ce31" table:formula="of:=[.H3]/1.609344" office:value-type="currency" office:currency="GHC" office:value="0" calcext:value-type="currency">
            <text:p>₵0.00</text:p>
          </table:table-cell>
          <table:table-cell table:style-name="ce31" table:formula="of:=[.J3]+[.G3]" office:value-type="currency" office:currency="GHC" office:value="0.25553568048413" calcext:value-type="currency">
            <text:p>₵0.2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P3]/[.L3]" office:value-type="currency" office:currency="GHC" office:value="0" calcext:value-type="currency">
            <text:p>₵0.0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DR Wilberforce</text:p>
          </table:table-cell>
          <table:table-cell office:value-type="float" office:value="1831" calcext:value-type="float">
            <text:p>1831</text:p>
          </table:table-cell>
          <table:table-cell table:number-columns-repeated="3"/>
          <table:table-cell table:style-name="ce59" table:formula="of:=['file:///home/james/Documents/Simutrans/simutrans-pak128.britain/steam-physics-calcs.ods'#$Extrapolation.T12]" office:value-type="float" office:value="19.277675725" calcext:value-type="float">
            <text:p>19.28</text:p>
          </table:table-cell>
          <table:table-cell table:style-name="ce31" table:formula="of:=[.F4]*[$'Fuel price normalisation'.$F$2]" office:value-type="currency" office:currency="GHC" office:value="0.643571343441512" calcext:value-type="currency">
            <text:p>₵0.64</text:p>
          </table:table-cell>
          <table:table-cell table:formula="of:=0.58/240" office:value-type="currency" office:currency="GBP" office:value="0.00241666666666667" calcext:value-type="currency">
            <text:p>£0.0024</text:p>
          </table:table-cell>
          <table:table-cell table:formula="of:=[.H4]*[$'Currency conversion'.$E$2]" office:value-type="currency" office:currency="GHC" office:value="0.154666666666667" calcext:value-type="currency">
            <text:p>₵0.15</text:p>
          </table:table-cell>
          <table:table-cell table:style-name="ce31" table:formula="of:=[.I4]/1.609344" office:value-type="currency" office:currency="GHC" office:value="0.096105411066041" calcext:value-type="currency">
            <text:p>₵0.10</text:p>
          </table:table-cell>
          <table:table-cell table:style-name="ce31" table:formula="of:=[.J4]+[.G4]" office:value-type="currency" office:currency="GHC" office:value="0.739676754507553" calcext:value-type="currency">
            <text:p>₵0.7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P4]/[.L4]" office:value-type="currency" office:currency="GHC" office:value="0" calcext:value-type="currency">
            <text:p>₵0.00</text:p>
          </table:table-cell>
          <table:table-cell table:number-columns-repeated="1004"/>
        </table:table-row>
        <table:table-row table:style-name="ro1">
          <table:table-cell table:style-name="ce55" office:value-type="string" calcext:value-type="string">
            <text:p>Average for GNR (loco and rolling stock)</text:p>
          </table:table-cell>
          <table:table-cell table:number-columns-repeated="4"/>
          <table:table-cell table:style-name="ce59"/>
          <table:table-cell table:style-name="ce31"/>
          <table:table-cell table:formula="of:=10.34/240" office:value-type="currency" office:currency="GBP" office:value="0.0430833333333333" calcext:value-type="currency">
            <text:p>£0.0431</text:p>
          </table:table-cell>
          <table:table-cell table:formula="of:=[.H5]*[$'Currency conversion'.$E$2]" office:value-type="currency" office:currency="GHC" office:value="2.75733333333333" calcext:value-type="currency">
            <text:p>₵2.76</text:p>
          </table:table-cell>
          <table:table-cell table:style-name="ce31" table:formula="of:=[.I5]/1.609344" office:value-type="currency" office:currency="GHC" office:value="1.71332750072908" calcext:value-type="currency">
            <text:p>₵1.71</text:p>
          </table:table-cell>
          <table:table-cell table:style-name="ce31" table:formula="of:=[.J5]+[.G5]" office:value-type="currency" office:currency="GHC" office:value="1.71332750072908" calcext:value-type="currency">
            <text:p>₵1.7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Average for UK (loco)</text:p>
          </table:table-cell>
          <table:table-cell office:value-type="float" office:value="1871" calcext:value-type="float">
            <text:p>1871</text:p>
          </table:table-cell>
          <table:table-cell table:number-columns-repeated="3"/>
          <table:table-cell table:style-name="ce59"/>
          <table:table-cell table:style-name="ce31"/>
          <table:table-cell table:formula="of:=7.96/240" office:value-type="currency" office:currency="GBP" office:value="0.0331666666666667" calcext:value-type="currency">
            <text:p>£0.0332</text:p>
          </table:table-cell>
          <table:table-cell table:formula="of:=[.H6]*[$'Currency conversion'.$E$2]" office:value-type="currency" office:currency="GHC" office:value="2.12266666666667" calcext:value-type="currency">
            <text:p>₵2.12</text:p>
          </table:table-cell>
          <table:table-cell table:style-name="ce31" table:formula="of:=[.I6]/1.609344" office:value-type="currency" office:currency="GHC" office:value="1.31896391738911" calcext:value-type="currency">
            <text:p>₵1.32</text:p>
          </table:table-cell>
          <table:table-cell table:style-name="ce31" table:formula="of:=[.J6]+[.G6]" office:value-type="currency" office:currency="GHC" office:value="1.31896391738911" calcext:value-type="currency">
            <text:p>₵1.32</text:p>
          </table:table-cell>
          <table:table-cell table:number-columns-repeated="1010"/>
        </table:table-row>
        <table:table-row table:style-name="ro1">
          <table:table-cell table:style-name="ce55" office:value-type="string" calcext:value-type="string">
            <text:p>Average for UK (rolling stock)</text:p>
          </table:table-cell>
          <table:table-cell office:value-type="float" office:value="1871" calcext:value-type="float">
            <text:p>1871</text:p>
          </table:table-cell>
          <table:table-cell table:number-columns-repeated="3"/>
          <table:table-cell table:style-name="ce59"/>
          <table:table-cell table:style-name="ce31"/>
          <table:table-cell table:formula="of:=2.65/240" office:value-type="currency" office:currency="GBP" office:value="0.0110416666666667" calcext:value-type="currency">
            <text:p>£0.0110</text:p>
          </table:table-cell>
          <table:table-cell table:formula="of:=[.H7]*[$'Currency conversion'.$E$2]" office:value-type="currency" office:currency="GHC" office:value="0.706666666666667" calcext:value-type="currency">
            <text:p>₵0.71</text:p>
          </table:table-cell>
          <table:table-cell table:style-name="ce31" table:formula="of:=[.I7]/1.609344" office:value-type="currency" office:currency="GHC" office:value="0.439102309181049" calcext:value-type="currency">
            <text:p>₵0.44</text:p>
          </table:table-cell>
          <table:table-cell table:style-name="ce31" table:formula="of:=[.J7]+[.G7]" office:value-type="currency" office:currency="GHC" office:value="0.439102309181049" calcext:value-type="currency">
            <text:p>₵0.44</text:p>
          </table:table-cell>
          <table:table-cell table:number-columns-repeated="1010"/>
        </table:table-row>
        <table:table-row table:style-name="ro1">
          <table:table-cell table:style-name="ce55" office:value-type="string" calcext:value-type="string">
            <text:p>Average for GNR (traffic charges)</text:p>
          </table:table-cell>
          <table:table-cell table:number-columns-repeated="4"/>
          <table:table-cell table:style-name="ce59"/>
          <table:table-cell table:style-name="ce31"/>
          <table:table-cell table:formula="of:=10.33/240" office:value-type="currency" office:currency="GBP" office:value="0.0430416666666667" calcext:value-type="currency">
            <text:p>£0.0430</text:p>
          </table:table-cell>
          <table:table-cell table:formula="of:=[.H8]*[$'Currency conversion'.$E$2]" office:value-type="currency" office:currency="GHC" office:value="2.75466666666667" calcext:value-type="currency">
            <text:p>₵2.75</text:p>
          </table:table-cell>
          <table:table-cell table:style-name="ce31" table:formula="of:=[.I8]/1.609344" office:value-type="currency" office:currency="GHC" office:value="1.71167051088311" calcext:value-type="currency">
            <text:p>₵1.71</text:p>
          </table:table-cell>
          <table:table-cell table:style-name="ce31" table:formula="of:=[.J8]+[.G8]" office:value-type="currency" office:currency="GHC" office:value="1.71167051088311" calcext:value-type="currency">
            <text:p>₵1.7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Average for GNR (combined)</text:p>
          </table:table-cell>
          <table:table-cell table:number-columns-repeated="4"/>
          <table:table-cell table:style-name="ce59"/>
          <table:table-cell table:style-name="ce31"/>
          <table:table-cell table:number-columns-repeated="3"/>
          <table:table-cell table:style-name="ce31" table:formula="of:=[.J8]+[.J5]" office:value-type="currency" office:currency="GHC" office:value="3.42499801161218" calcext:value-type="currency">
            <text:p>₵3.4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LSWR M7 0-4-2</text:p>
          </table:table-cell>
          <table:table-cell office:value-type="float" office:value="1897" calcext:value-type="float">
            <text:p>1897</text:p>
          </table:table-cell>
          <table:table-cell office:value-type="currency" office:currency="GBP" office:value="1846" calcext:value-type="currency">
            <text:p>£1,846.00</text:p>
          </table:table-cell>
          <table:table-cell office:value-type="currency" office:currency="GBP" office:value="1940" calcext:value-type="currency">
            <text:p>£1,940.00</text:p>
          </table:table-cell>
          <table:table-cell table:formula="of:=[.D10]*[$'Currency conversion'.$G$3]" office:value-type="currency" office:currency="GHC" office:value="1631.7161318585" calcext:value-type="currency">
            <text:p>₵1,631.72</text:p>
          </table:table-cell>
          <table:table-cell table:style-name="ce59" table:formula="of:=['file:///home/james/Documents/Simutrans/simutrans-pak128.britain/steam-physics-calcs.ods'#$Extrapolation.T174]" office:value-type="float" office:value="13.096108224" calcext:value-type="float">
            <text:p>13.10</text:p>
          </table:table-cell>
          <table:table-cell table:style-name="ce31" table:formula="of:=[.F10]*[$'Fuel price normalisation'.$F$2]" office:value-type="currency" office:currency="GHC" office:value="0.437204156964058" calcext:value-type="currency">
            <text:p>₵0.44</text:p>
          </table:table-cell>
          <table:table-cell table:number-columns-repeated="3"/>
          <table:table-cell table:style-name="ce31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55" office:value-type="string" calcext:value-type="string">
            <text:p>LSWR T9 4-4-0</text:p>
          </table:table-cell>
          <table:table-cell office:value-type="float" office:value="1899" calcext:value-type="float">
            <text:p>1899</text:p>
          </table:table-cell>
          <table:table-cell office:value-type="currency" office:currency="GBP" office:value="3200" calcext:value-type="currency">
            <text:p>£3,200.00</text:p>
          </table:table-cell>
          <table:table-cell office:value-type="currency" office:currency="GBP" office:value="3250" calcext:value-type="currency">
            <text:p>£3,250.00</text:p>
          </table:table-cell>
          <table:table-cell table:formula="of:=[.D11]*[$'Currency conversion'.$G$3]" office:value-type="currency" office:currency="GHC" office:value="2733.5450662578" calcext:value-type="currency">
            <text:p>₵2,733.55</text:p>
          </table:table-cell>
          <table:table-cell table:style-name="ce59" table:formula="of:=['file:///home/james/Documents/Simutrans/simutrans-pak128.britain/steam-physics-calcs.ods'#$Extrapolation.T185]" office:value-type="float" office:value="9.0718474" calcext:value-type="float">
            <text:p>9.07</text:p>
          </table:table-cell>
          <table:table-cell table:style-name="ce31" table:formula="of:=[.F11]*[$'Fuel price normalisation'.$F$2]" office:value-type="currency" office:currency="GHC" office:value="0.302857102796006" calcext:value-type="currency">
            <text:p>₵0.30</text:p>
          </table:table-cell>
          <table:table-cell table:number-columns-repeated="3"/>
          <table:table-cell table:style-name="ce31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Tram</text:p>
          </table:table-cell>
          <table:table-cell table:style-name="ce4"/>
          <table:table-cell table:style-name="ce90"/>
          <table:table-cell table:style-name="ce22"/>
          <table:table-cell table:style-name="ce92"/>
          <table:table-cell table:style-name="ce45" office:value-type="string" calcext:value-type="string">
            <text:p>kg/km</text:p>
          </table:table-cell>
          <table:table-cell table:style-name="ce32"/>
          <table:table-cell table:style-name="ce95"/>
          <table:table-cell table:style-name="ce32" table:number-columns-repeated="3"/>
          <table:table-cell table:style-name="ce13"/>
          <table:table-cell table:style-name="ce14" table:number-columns-repeated="2"/>
          <table:table-cell table:style-name="ce32" table:number-columns-repeated="3"/>
          <table:table-cell table:style-name="ce9"/>
          <table:table-cell table:style-name="ce13" table:number-columns-repeated="1003"/>
        </table:table-row>
        <table:table-row table:style-name="ro2">
          <table:table-cell office:value-type="string" calcext:value-type="string">
            <text:p>Tram engine</text:p>
          </table:table-cell>
          <table:table-cell table:style-name="ce89"/>
          <table:table-cell table:number-columns-repeated="9"/>
          <table:table-cell office:value-type="float" office:value="1" calcext:value-type="float">
            <text:p>1</text:p>
          </table:table-cell>
          <table:table-cell table:formula="of:=1.5/64" office:value-type="currency" office:currency="GBP" office:value="0.0234375" calcext:value-type="currency">
            <text:p>£0.02</text:p>
          </table:table-cell>
          <table:table-cell table:formula="of:=[.M13]" office:value-type="currency" office:currency="GBP" office:value="0.0234375" calcext:value-type="currency">
            <text:p>£0.02</text:p>
          </table:table-cell>
          <table:table-cell table:formula="of:=[.N13]*[$'Currency conversion'.$E$2]" office:value-type="currency" office:currency="GHC" office:value="1.5" calcext:value-type="currency">
            <text:p>₵1.50</text:p>
          </table:table-cell>
          <table:table-cell table:formula="of:=[.O13]*[$'Capital to maintenance ratio'.$D$3]" office:value-type="currency" office:currency="GHC" office:value="9.6" calcext:value-type="currency">
            <text:p>₵9.60</text:p>
          </table:table-cell>
          <table:table-cell table:formula="of:=[.P13]/[.L13]" office:value-type="currency" office:currency="GHC" office:value="9.6" calcext:value-type="currency">
            <text:p>₵9.6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ram car (excl. driver)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formula="of:=1/64" office:value-type="currency" office:currency="GBP" office:value="0.015625" calcext:value-type="currency">
            <text:p>£0.02</text:p>
          </table:table-cell>
          <table:table-cell table:formula="of:=[.M14]" office:value-type="currency" office:currency="GBP" office:value="0.015625" calcext:value-type="currency">
            <text:p>£0.02</text:p>
          </table:table-cell>
          <table:table-cell table:formula="of:=[.N14]*[$'Currency conversion'.$E$2]" office:value-type="currency" office:currency="GHC" office:value="1" calcext:value-type="currency">
            <text:p>₵1.00</text:p>
          </table:table-cell>
          <table:table-cell table:formula="of:=[.O14]*[$'Capital to maintenance ratio'.$D$3]" office:value-type="currency" office:currency="GHC" office:value="6.4" calcext:value-type="currency">
            <text:p>₵6.40</text:p>
          </table:table-cell>
          <table:table-cell table:formula="of:=[.P14]/[.L14]" office:value-type="currency" office:currency="GHC" office:value="6.4" calcext:value-type="currency">
            <text:p>₵6.4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Kitson no. 2 engine</text:p>
          </table:table-cell>
          <table:table-cell office:value-type="float" office:value="1886" calcext:value-type="float">
            <text:p>1886</text:p>
          </table:table-cell>
          <table:table-cell office:value-type="currency" office:currency="GBP" office:value="790" calcext:value-type="currency">
            <text:p>£790.00</text:p>
          </table:table-cell>
          <table:table-cell office:value-type="currency" office:currency="GBP" office:value="795" calcext:value-type="currency">
            <text:p>£795.00</text:p>
          </table:table-cell>
          <table:table-cell table:formula="of:=[.D15]*[$'Currency conversion'.$G$3]" office:value-type="currency" office:currency="GHC" office:value="668.66717774614" calcext:value-type="currency">
            <text:p>₵668.67</text:p>
          </table:table-cell>
          <table:table-cell table:style-name="ce59" table:formula="of:=['file:///home/james/Documents/Simutrans/simutrans-pak128.britain/steam-physics-calcs.ods'#$Extrapolation.T138]" office:value-type="float" office:value="1.875" calcext:value-type="float">
            <text:p>1.88</text:p>
          </table:table-cell>
          <table:table-cell table:style-name="ce31" table:formula="of:=[.F15]*[$'Fuel price normalisation'.$F$2]" office:value-type="currency" office:currency="GHC" office:value="0.0625955268760926" calcext:value-type="currency">
            <text:p>₵0.0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number-rows-repeated="1048560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Vehicles (Simutrans)" table:style-name="ta1">
        <table:table-column table:style-name="co72" table:default-cell-style-name="Default"/>
        <table:table-column table:style-name="co47" table:default-cell-style-name="Default"/>
        <table:table-column table:style-name="co56" table:default-cell-style-name="Default"/>
        <table:table-column table:style-name="co73" table:default-cell-style-name="ce31"/>
        <table:table-column table:style-name="co14" table:default-cell-style-name="ce34"/>
        <table:table-column table:style-name="co14" table:default-cell-style-name="ce31"/>
        <table:table-column table:style-name="co63" table:default-cell-style-name="Default"/>
        <table:table-column table:style-name="co68" table:default-cell-style-name="ce34"/>
        <table:table-column table:style-name="co25" table:default-cell-style-name="ce31"/>
        <table:table-column table:style-name="co74" table:default-cell-style-name="ce31"/>
        <table:table-column table:style-name="co63" table:default-cell-style-name="ce31"/>
        <table:table-column table:style-name="co66" table:default-cell-style-name="ce8"/>
        <table:table-column table:style-name="co63" table:default-cell-style-name="ce8"/>
        <table:table-column table:style-name="co63" table:default-cell-style-name="Default"/>
        <table:table-column table:style-name="co14" table:number-columns-repeated="1010" table:default-cell-style-name="Default"/>
        <table:table-row table:style-name="ro1">
          <table:table-cell table:style-name="ce3" office:value-type="string" calcext:value-type="string">
            <text:p>Vehicle</text:p>
          </table:table-cell>
          <table:table-cell table:style-name="ce3" office:value-type="string" calcext:value-type="string">
            <text:p>Introduced</text:p>
          </table:table-cell>
          <table:table-cell table:style-name="ce93" office:value-type="string" calcext:value-type="string">
            <text:p>Traction type</text:p>
          </table:table-cell>
          <table:table-cell table:style-name="ce97" office:value-type="string" calcext:value-type="string">
            <text:p>Cost per km (.dat file) / in-game</text:p>
          </table:table-cell>
          <table:table-cell table:style-name="ce101" office:value-type="string" calcext:value-type="string">
            <text:p>Capital cost (.dat file)</text:p>
          </table:table-cell>
          <table:table-cell table:style-name="ce44" office:value-type="string" calcext:value-type="string">
            <text:p>Capital cost (in game)</text:p>
          </table:table-cell>
          <table:table-cell table:style-name="ce103" office:value-type="string" calcext:value-type="string">
            <text:p>.dat file to in-game ratio</text:p>
          </table:table-cell>
          <table:table-cell table:style-name="ce104" office:value-type="string" calcext:value-type="string">
            <text:p>Monthly cost (.dat file)</text:p>
          </table:table-cell>
          <table:table-cell table:style-name="ce46" office:value-type="string" calcext:value-type="string">
            <text:p>Monthly cost (in-game)</text:p>
          </table:table-cell>
          <table:table-cell table:style-name="ce46" office:value-type="string" calcext:value-type="string">
            <text:p>Annualised cost (in-game)</text:p>
          </table:table-cell>
          <table:table-cell table:style-name="ce100" office:value-type="string" calcext:value-type="string">
            <text:p>Hourly cost (in-game)</text:p>
          </table:table-cell>
          <table:table-cell table:style-name="ce98" office:value-type="string" calcext:value-type="string">
            <text:p>Crew</text:p>
          </table:table-cell>
          <table:table-cell table:style-name="ce98" office:value-type="string" calcext:value-type="string">
            <text:p>Hourly cost per person</text:p>
          </table:table-cell>
          <table:table-cell table:style-name="ce103" office:value-type="string" calcext:value-type="string">
            <text:p>.dat file to in-game ratio</text:p>
          </table:table-cell>
          <table:table-cell table:style-name="ce55" table:number-columns-repeated="1010"/>
        </table:table-row>
        <table:table-row table:style-name="ro2">
          <table:table-cell table:style-name="ce4" office:value-type="string" calcext:value-type="string">
            <text:p>Road</text:p>
          </table:table-cell>
          <table:table-cell table:style-name="ce4" table:number-columns-repeated="2"/>
          <table:table-cell table:style-name="ce45"/>
          <table:table-cell table:style-name="ce35"/>
          <table:table-cell table:style-name="ce32"/>
          <table:table-cell table:style-name="ce13"/>
          <table:table-cell table:style-name="ce35"/>
          <table:table-cell table:style-name="ce32" table:number-columns-repeated="3"/>
          <table:table-cell table:style-name="ce9" table:number-columns-repeated="2"/>
          <table:table-cell table:style-name="ce13" table:number-columns-repeated="1011"/>
        </table:table-row>
        <table:table-row table:style-name="ro2">
          <table:table-cell office:value-type="string" calcext:value-type="string">
            <text:p>AEC Regent ST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Petrol</text:p>
          </table:table-cell>
          <table:table-cell office:value-type="currency" office:currency="GHC" office:value="0.62" calcext:value-type="currency">
            <text:p>₵0.62</text:p>
          </table:table-cell>
          <table:table-cell office:value-type="currency" office:currency="GHC" office:value="4200" calcext:value-type="currency">
            <text:p>₵4,200.00</text:p>
          </table:table-cell>
          <table:table-cell office:value-type="currency" office:currency="GHC" office:value="525" calcext:value-type="currency">
            <text:p>₵525.00</text:p>
          </table:table-cell>
          <table:table-cell table:formula="of:=[.E3]/[.F3]" office:value-type="float" office:value="8" calcext:value-type="float">
            <text:p>8</text:p>
          </table:table-cell>
          <table:table-cell office:value-type="currency" office:currency="GHC" office:value="82.19" calcext:value-type="currency">
            <text:p>₵82.19</text:p>
          </table:table-cell>
          <table:table-cell office:value-type="currency" office:currency="GHC" office:value="20.54" calcext:value-type="currency">
            <text:p>₵20.54</text:p>
          </table:table-cell>
          <table:table-cell table:formula="of:=[.I3]*23" office:value-type="currency" office:currency="GHC" office:value="472.42" calcext:value-type="currency">
            <text:p>₵472.42</text:p>
          </table:table-cell>
          <table:table-cell table:formula="of:=[.I3]/[$'Capital to maintenance ratio'.$D$3]" office:value-type="currency" office:currency="GHC" office:value="3.209375" calcext:value-type="currency">
            <text:p>₵3.21</text:p>
          </table:table-cell>
          <table:table-cell office:value-type="float" office:value="2" calcext:value-type="float">
            <text:p>2</text:p>
          </table:table-cell>
          <table:table-cell table:style-name="ce31" table:formula="of:=[.K3]/[.L3]" office:value-type="currency" office:currency="GHC" office:value="1.6046875" calcext:value-type="currency">
            <text:p>₵1.60</text:p>
          </table:table-cell>
          <table:table-cell table:style-name="ce53" table:formula="of:=[.H3]/[.I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Rail</text:p>
          </table:table-cell>
          <table:table-cell table:style-name="ce4" table:number-columns-repeated="2"/>
          <table:table-cell table:style-name="ce45"/>
          <table:table-cell table:style-name="ce35"/>
          <table:table-cell table:style-name="ce32"/>
          <table:table-cell table:style-name="ce13"/>
          <table:table-cell table:style-name="ce35"/>
          <table:table-cell table:style-name="ce32" table:number-columns-repeated="3"/>
          <table:table-cell table:style-name="ce9" table:number-columns-repeated="2"/>
          <table:table-cell table:style-name="ce13" table:number-columns-repeated="1011"/>
        </table:table-row>
        <table:table-row table:style-name="ro2">
          <table:table-cell office:value-type="string" calcext:value-type="string">
            <text:p>GWR 55 “Queen” Class 2-2-2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F5]*[.G5]" office:value-type="currency" office:currency="GHC" office:value="191504" calcext:value-type="currency">
            <text:p>₵191,504.00</text:p>
          </table:table-cell>
          <table:table-cell office:value-type="currency" office:currency="GHC" office:value="23938" calcext:value-type="currency">
            <text:p>₵23,938.00</text:p>
          </table:table-cell>
          <table:table-cell table:formula="of:=[.$G$3]" office:value-type="float" office:value="8" calcext:value-type="float">
            <text:p>8</text:p>
          </table:table-cell>
          <table:table-cell table:formula="of:=[.I5]*[.N5]" office:value-type="currency" office:currency="GHC" office:value="393.663690360273" calcext:value-type="currency">
            <text:p>₵393.66</text:p>
          </table:table-cell>
          <table:table-cell office:value-type="currency" office:currency="GHC" office:value="98.38" calcext:value-type="currency">
            <text:p>₵98.38</text:p>
          </table:table-cell>
          <table:table-cell table:formula="of:=[.I5]*23" office:value-type="currency" office:currency="GHC" office:value="2262.74" calcext:value-type="currency">
            <text:p>₵2,262.74</text:p>
          </table:table-cell>
          <table:table-cell table:formula="of:=[.I5]/[$'Capital to maintenance ratio'.$D$3]" office:value-type="currency" office:currency="GHC" office:value="15.371875" calcext:value-type="currency">
            <text:p>₵15.37</text:p>
          </table:table-cell>
          <table:table-cell office:value-type="float" office:value="2" calcext:value-type="float">
            <text:p>2</text:p>
          </table:table-cell>
          <table:table-cell table:style-name="ce31" table:formula="of:=[.K5]/[.L5]" office:value-type="currency" office:currency="GHC" office:value="7.6859375" calcext:value-type="currency">
            <text:p>₵7.69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NWR “Sampson” Class 2-4-0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2.11" calcext:value-type="currency">
            <text:p>₵2.11</text:p>
          </table:table-cell>
          <table:table-cell table:formula="of:=[.F6]*[.G6]" office:value-type="currency" office:currency="GHC" office:value="176000" calcext:value-type="currency">
            <text:p>₵176,000.00</text:p>
          </table:table-cell>
          <table:table-cell office:value-type="currency" office:currency="GHC" office:value="22000" calcext:value-type="currency">
            <text:p>₵22,000.00</text:p>
          </table:table-cell>
          <table:table-cell table:formula="of:=[.$G$3]" office:value-type="float" office:value="8" calcext:value-type="float">
            <text:p>8</text:p>
          </table:table-cell>
          <table:table-cell table:formula="of:=[.I6]*[.N6]" office:value-type="currency" office:currency="GHC" office:value="386.7811781889" calcext:value-type="currency">
            <text:p>₵386.78</text:p>
          </table:table-cell>
          <table:table-cell office:value-type="currency" office:currency="GHC" office:value="96.66" calcext:value-type="currency">
            <text:p>₵96.66</text:p>
          </table:table-cell>
          <table:table-cell table:formula="of:=[.I6]*23" office:value-type="currency" office:currency="GHC" office:value="2223.18" calcext:value-type="currency">
            <text:p>₵2,223.18</text:p>
          </table:table-cell>
          <table:table-cell table:formula="of:=[.I6]/[$'Capital to maintenance ratio'.$D$3]" office:value-type="currency" office:currency="GHC" office:value="15.103125" calcext:value-type="currency">
            <text:p>₵15.10</text:p>
          </table:table-cell>
          <table:table-cell office:value-type="float" office:value="2" calcext:value-type="float">
            <text:p>2</text:p>
          </table:table-cell>
          <table:table-cell table:style-name="ce31" table:formula="of:=[.K6]/[.L6]" office:value-type="currency" office:currency="GHC" office:value="7.5515625" calcext:value-type="currency">
            <text:p>₵7.55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NR Stirling 8ft single 4-2-2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2.46" calcext:value-type="currency">
            <text:p>₵2.46</text:p>
          </table:table-cell>
          <table:table-cell table:formula="of:=[.F7]*[.G7]" office:value-type="currency" office:currency="GHC" office:value="196416" calcext:value-type="currency">
            <text:p>₵196,416.00</text:p>
          </table:table-cell>
          <table:table-cell office:value-type="currency" office:currency="GHC" office:value="24552" calcext:value-type="currency">
            <text:p>₵24,552.00</text:p>
          </table:table-cell>
          <table:table-cell table:formula="of:=[.$G$3]" office:value-type="float" office:value="8" calcext:value-type="float">
            <text:p>8</text:p>
          </table:table-cell>
          <table:table-cell table:formula="of:=[.I7]*[.N7]" office:value-type="currency" office:currency="GHC" office:value="403.827400194742" calcext:value-type="currency">
            <text:p>₵403.83</text:p>
          </table:table-cell>
          <table:table-cell office:value-type="currency" office:currency="GHC" office:value="100.92" calcext:value-type="currency">
            <text:p>₵100.92</text:p>
          </table:table-cell>
          <table:table-cell table:formula="of:=[.I7]*23" office:value-type="currency" office:currency="GHC" office:value="2321.16" calcext:value-type="currency">
            <text:p>₵2,321.16</text:p>
          </table:table-cell>
          <table:table-cell table:formula="of:=[.I7]/[$'Capital to maintenance ratio'.$D$3]" office:value-type="currency" office:currency="GHC" office:value="15.76875" calcext:value-type="currency">
            <text:p>₵15.77</text:p>
          </table:table-cell>
          <table:table-cell office:value-type="float" office:value="2" calcext:value-type="float">
            <text:p>2</text:p>
          </table:table-cell>
          <table:table-cell table:style-name="ce31" table:formula="of:=[.K7]/[.L7]" office:value-type="currency" office:currency="GHC" office:value="7.884375" calcext:value-type="currency">
            <text:p>₵7.88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SWR M7 0-4-4-T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1.66" calcext:value-type="currency">
            <text:p>₵1.66</text:p>
          </table:table-cell>
          <table:table-cell office:value-type="currency" office:currency="GHC" office:value="42580" calcext:value-type="currency">
            <text:p>₵42,580.00</text:p>
          </table:table-cell>
          <table:table-cell office:value-type="currency" office:currency="GHC" office:value="5660" calcext:value-type="currency">
            <text:p>₵5,660.00</text:p>
          </table:table-cell>
          <table:table-cell table:formula="of:=[.$G$3]" office:value-type="float" office:value="8" calcext:value-type="float">
            <text:p>8</text:p>
          </table:table-cell>
          <table:table-cell office:value-type="currency" office:currency="GHC" office:value="277.73" calcext:value-type="currency">
            <text:p>₵277.73</text:p>
          </table:table-cell>
          <table:table-cell office:value-type="currency" office:currency="GHC" office:value="69.42" calcext:value-type="currency">
            <text:p>₵69.42</text:p>
          </table:table-cell>
          <table:table-cell table:formula="of:=[.I8]*23" office:value-type="currency" office:currency="GHC" office:value="1596.66" calcext:value-type="currency">
            <text:p>₵1,596.66</text:p>
          </table:table-cell>
          <table:table-cell table:formula="of:=[.I8]/[$'Capital to maintenance ratio'.$D$3]" office:value-type="currency" office:currency="GHC" office:value="10.846875" calcext:value-type="currency">
            <text:p>₵10.85</text:p>
          </table:table-cell>
          <table:table-cell office:value-type="float" office:value="2" calcext:value-type="float">
            <text:p>2</text:p>
          </table:table-cell>
          <table:table-cell table:style-name="ce31" table:formula="of:=[.K8]/[.L8]" office:value-type="currency" office:currency="GHC" office:value="5.4234375" calcext:value-type="currency">
            <text:p>₵5.42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SWR T9 4-4-0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1.99" calcext:value-type="currency">
            <text:p>₵1.99</text:p>
          </table:table-cell>
          <table:table-cell office:value-type="currency" office:currency="GHC" office:value="65325" calcext:value-type="currency">
            <text:p>₵65,325.00</text:p>
          </table:table-cell>
          <table:table-cell office:value-type="currency" office:currency="GHC" office:value="8165" calcext:value-type="currency">
            <text:p>₵8,165.00</text:p>
          </table:table-cell>
          <table:table-cell table:formula="of:=[.$G$3]" office:value-type="float" office:value="8" calcext:value-type="float">
            <text:p>8</text:p>
          </table:table-cell>
          <table:table-cell office:value-type="currency" office:currency="GHC" office:value="454.44" calcext:value-type="currency">
            <text:p>₵454.44</text:p>
          </table:table-cell>
          <table:table-cell office:value-type="currency" office:currency="GHC" office:value="113.6" calcext:value-type="currency">
            <text:p>₵113.60</text:p>
          </table:table-cell>
          <table:table-cell table:formula="of:=[.I9]*23" office:value-type="currency" office:currency="GHC" office:value="2612.8" calcext:value-type="currency">
            <text:p>₵2,612.80</text:p>
          </table:table-cell>
          <table:table-cell table:formula="of:=[.I9]/[$'Capital to maintenance ratio'.$D$3]" office:value-type="currency" office:currency="GHC" office:value="17.75" calcext:value-type="currency">
            <text:p>₵17.75</text:p>
          </table:table-cell>
          <table:table-cell office:value-type="float" office:value="2" calcext:value-type="float">
            <text:p>2</text:p>
          </table:table-cell>
          <table:table-cell table:style-name="ce31" table:formula="of:=[.K9]/[.L9]" office:value-type="currency" office:currency="GHC" office:value="8.875" calcext:value-type="currency">
            <text:p>₵8.88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ram</text:p>
          </table:table-cell>
          <table:table-cell table:style-name="ce4"/>
          <table:table-cell table:style-name="ce90"/>
          <table:table-cell table:style-name="ce22"/>
          <table:table-cell table:style-name="ce102"/>
          <table:table-cell table:style-name="ce45"/>
          <table:table-cell table:style-name="ce32"/>
          <table:table-cell table:style-name="ce105"/>
          <table:table-cell table:style-name="ce32" table:number-columns-repeated="3"/>
          <table:table-cell table:style-name="ce13"/>
          <table:table-cell table:style-name="ce14" table:number-columns-repeated="2"/>
          <table:table-cell table:style-name="ce32" table:number-columns-repeated="3"/>
          <table:table-cell table:style-name="ce9"/>
          <table:table-cell table:style-name="ce13" table:number-columns-repeated="1003"/>
          <table:table-cell table:number-columns-repeated="3"/>
        </table:table-row>
        <table:table-row table:style-name="ro2">
          <table:table-cell office:value-type="string" calcext:value-type="string">
            <text:p>Kitson standard no. 3 engine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0.05" calcext:value-type="currency">
            <text:p>₵0.05</text:p>
          </table:table-cell>
          <table:table-cell table:formula="of:=[.F11]*[.G11]" office:value-type="currency" office:currency="GHC" office:value="2944" calcext:value-type="currency">
            <text:p>₵2,944.00</text:p>
          </table:table-cell>
          <table:table-cell office:value-type="currency" office:currency="GHC" office:value="368" calcext:value-type="currency">
            <text:p>₵368.00</text:p>
          </table:table-cell>
          <table:table-cell table:formula="of:=[.$G$3]" office:value-type="float" office:value="8" calcext:value-type="float">
            <text:p>8</text:p>
          </table:table-cell>
          <table:table-cell table:formula="of:=[.I11]*[.N11]" office:value-type="currency" office:currency="GHC" office:value="162.459298928919" calcext:value-type="currency">
            <text:p>₵162.46</text:p>
          </table:table-cell>
          <table:table-cell office:value-type="currency" office:currency="GHC" office:value="40.6" calcext:value-type="currency">
            <text:p>₵40.60</text:p>
          </table:table-cell>
          <table:table-cell table:formula="of:=[.I11]*23" office:value-type="currency" office:currency="GHC" office:value="933.8" calcext:value-type="currency">
            <text:p>₵933.80</text:p>
          </table:table-cell>
          <table:table-cell table:formula="of:=[.I11]/[$'Capital to maintenance ratio'.$D$3]" office:value-type="currency" office:currency="GHC" office:value="6.34375" calcext:value-type="currency">
            <text:p>₵6.34</text:p>
          </table:table-cell>
          <table:table-cell office:value-type="float" office:value="1" calcext:value-type="float">
            <text:p>1</text:p>
          </table:table-cell>
          <table:table-cell table:style-name="ce31" table:formula="of:=[.K11]/[.L11]" office:value-type="currency" office:currency="GHC" office:value="6.34375" calcext:value-type="currency">
            <text:p>₵6.34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el price normalisation" table:style-name="ta1">
        <table:table-column table:style-name="co40" table:default-cell-style-name="Default"/>
        <table:table-column table:style-name="co75" table:default-cell-style-name="Default"/>
        <table:table-column table:style-name="co40" table:default-cell-style-name="Default"/>
        <table:table-column table:style-name="co76" table:default-cell-style-name="ce12"/>
        <table:table-column table:style-name="co25" table:default-cell-style-name="ce31"/>
        <table:table-column table:style-name="co14" table:default-cell-style-name="ce31"/>
        <table:table-column table:style-name="co77" table:default-cell-style-name="Default"/>
        <table:table-column table:style-name="co14" table:number-columns-repeated="1017" table:default-cell-style-name="Default"/>
        <table:table-row table:style-name="ro1">
          <table:table-cell table:style-name="ce3" office:value-type="string" calcext:value-type="string">
            <text:p>Fuel</text:p>
          </table:table-cell>
          <table:table-cell table:style-name="ce3" office:value-type="string" calcext:value-type="string">
            <text:p>Price per ton or gallon</text:p>
          </table:table-cell>
          <table:table-cell table:style-name="ce3" office:value-type="string" calcext:value-type="string">
            <text:p>Date</text:p>
          </table:table-cell>
          <table:table-cell table:style-name="ce11" office:value-type="string" calcext:value-type="string">
            <text:p>Normalised to 1900 (BoE)</text:p>
          </table:table-cell>
          <table:table-cell table:style-name="ce30" office:value-type="string" calcext:value-type="string">
            <text:p>In SimuCents</text:p>
          </table:table-cell>
          <table:table-cell table:style-name="ce30" office:value-type="string" calcext:value-type="string">
            <text:p>Price per kg or litre</text:p>
          </table:table-cell>
          <table:table-cell table:style-name="ce3" office:value-type="string" calcext:value-type="string">
            <text:p>Source</text:p>
          </table:table-cell>
          <table:table-cell table:style-name="ce61" table:number-columns-repeated="1017"/>
        </table:table-row>
        <table:table-row table:style-name="ro2">
          <table:table-cell office:value-type="string" calcext:value-type="string">
            <text:p>Coal</text:p>
          </table:table-cell>
          <table:table-cell table:style-name="ce12" table:formula="of:=11/20" office:value-type="currency" office:currency="GBP" office:value="0.55" calcext:value-type="currency">
            <text:p>£0.55</text:p>
          </table:table-cell>
          <table:table-cell office:value-type="float" office:value="1911" calcext:value-type="float">
            <text:p>1911</text:p>
          </table:table-cell>
          <table:table-cell office:value-type="currency" office:currency="GBP" office:value="0.53" calcext:value-type="currency">
            <text:p>£0.53</text:p>
          </table:table-cell>
          <table:table-cell table:formula="of:=[.D2]*[$'Currency conversion'.E2]" office:value-type="currency" office:currency="GHC" office:value="33.92" calcext:value-type="currency">
            <text:p>₵33.92</text:p>
          </table:table-cell>
          <table:table-cell table:formula="of:=[.E2]/1016.0470432" office:value-type="currency" office:currency="GHC" office:value="0.0333842810005827" calcext:value-type="currency">
            <text:p>₵0.03</text:p>
          </table:table-cell>
          <table:table-cell office:value-type="string" calcext:value-type="string">
            <text:p>https://api.parliament.uk/historic-hansard/commons/1912/mar/20/price-of-coal</text:p>
          </table:table-cell>
          <table:table-cell table:number-columns-repeated="101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senger revenue (BB)" table:style-name="ta1">
        <table:table-column table:style-name="co67" table:default-cell-style-name="Default"/>
        <table:table-column table:style-name="co14" table:default-cell-style-name="Default"/>
        <table:table-column table:style-name="co78" table:number-columns-repeated="2" table:default-cell-style-name="Default"/>
        <table:table-column table:style-name="co14" table:number-columns-repeated="2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ce12"/>
        <table:table-column table:style-name="co82" table:default-cell-style-name="Default"/>
        <table:table-row table:style-name="ro2">
          <table:table-cell table:style-name="ce56" office:value-type="string" calcext:value-type="string">
            <text:p>Example</text:p>
          </table:table-cell>
          <table:table-cell table:style-name="ce56" office:value-type="string" calcext:value-type="string">
            <text:p>Year</text:p>
          </table:table-cell>
          <table:table-cell table:style-name="ce56" office:value-type="string" calcext:value-type="string">
            <text:p>Revenue (month)</text:p>
          </table:table-cell>
          <table:table-cell table:style-name="ce56" office:value-type="string" calcext:value-type="string">
            <text:p>Distance (month)</text:p>
          </table:table-cell>
          <table:table-cell table:style-name="ce56" office:value-type="string" calcext:value-type="string">
            <text:p>Revenue/km</text:p>
          </table:table-cell>
          <table:table-cell table:style-name="ce56" office:value-type="string" calcext:value-type="string">
            <text:p>Passengers</text:p>
          </table:table-cell>
          <table:table-cell table:style-name="ce56" office:value-type="string" calcext:value-type="string">
            <text:p>Revenue/passenger</text:p>
          </table:table-cell>
          <table:table-cell table:style-name="ce56" office:value-type="string" calcext:value-type="string">
            <text:p>Revenue/passenger/km</text:p>
          </table:table-cell>
          <table:table-cell table:style-name="ce106" office:value-type="string" calcext:value-type="string">
            <text:p>In old pennies</text:p>
          </table:table-cell>
          <table:table-cell table:style-name="ce56" office:value-type="string" calcext:value-type="string">
            <text:p>Revenue/passenger/mile</text:p>
          </table:table-cell>
        </table:table-row>
        <table:table-row table:style-name="ro2">
          <table:table-cell office:value-type="string" calcext:value-type="string">
            <text:p>UAR Pewton – Temingstone</text:p>
          </table:table-cell>
          <table:table-cell office:value-type="float" office:value="1874" calcext:value-type="float">
            <text:p>1874</text:p>
          </table:table-cell>
          <table:table-cell table:style-name="ce31" table:formula="of:=27594.34" office:value-type="currency" office:currency="GHC" office:value="27594.34" calcext:value-type="currency">
            <text:p>₵27,594.34</text:p>
          </table:table-cell>
          <table:table-cell table:formula="of:=1147" office:value-type="float" office:value="1147" calcext:value-type="float">
            <text:p>1147</text:p>
          </table:table-cell>
          <table:table-cell table:style-name="ce31" table:formula="of:=[.C2]/[.D2]" office:value-type="currency" office:currency="GHC" office:value="24.0578378378378" calcext:value-type="currency">
            <text:p>₵24.06</text:p>
          </table:table-cell>
          <table:table-cell table:formula="of:=4630" office:value-type="float" office:value="4630" calcext:value-type="float">
            <text:p>4630</text:p>
          </table:table-cell>
          <table:table-cell table:style-name="ce31" table:formula="of:=[.C2]/[.F2]" office:value-type="currency" office:currency="GHC" office:value="5.95990064794816" calcext:value-type="currency">
            <text:p>₵5.96</text:p>
          </table:table-cell>
          <table:table-cell table:style-name="ce62" table:formula="of:=[.G2]/[.D2]" office:value-type="currency" office:currency="GHC" office:value="0.00519607728679003" calcext:value-type="currency">
            <text:p>₵0.0052</text:p>
          </table:table-cell>
          <table:table-cell table:style-name="ce107" table:formula="of:=([.H2]*[$'Currency conversion'.F2])*240" office:value-type="float" office:value="0.0194852898254626" calcext:value-type="float">
            <text:p>0.02</text:p>
          </table:table-cell>
          <table:table-cell table:style-name="ce59" table:formula="of:=[.I2]*1.609344" office:value-type="float" office:value="0.0313585342688693" calcext:value-type="float">
            <text:p>0.03</text:p>
          </table:table-cell>
        </table:table-row>
        <table:table-row table:style-name="ro2">
          <table:table-cell table:style-name="ce55" office:value-type="string" calcext:value-type="string">
            <text:p>UAR Trans-Anglia Express</text:p>
          </table:table-cell>
          <table:table-cell office:value-type="float" office:value="1874" calcext:value-type="float">
            <text:p>1874</text:p>
          </table:table-cell>
          <table:table-cell table:style-name="ce31" office:value-type="currency" office:currency="GHC" office:value="183203.2" calcext:value-type="currency">
            <text:p>₵183,203.20</text:p>
          </table:table-cell>
          <table:table-cell office:value-type="float" office:value="4908" calcext:value-type="float">
            <text:p>4908</text:p>
          </table:table-cell>
          <table:table-cell table:style-name="ce31" table:formula="of:=[.C3]/[.D3]" office:value-type="currency" office:currency="GHC" office:value="37.3274653626732" calcext:value-type="currency">
            <text:p>₵37.33</text:p>
          </table:table-cell>
          <table:table-cell office:value-type="float" office:value="11754" calcext:value-type="float">
            <text:p>11754</text:p>
          </table:table-cell>
          <table:table-cell table:style-name="ce31" table:formula="of:=[.C3]/[.F3]" office:value-type="currency" office:currency="GHC" office:value="15.5864556746639" calcext:value-type="currency">
            <text:p>₵15.59</text:p>
          </table:table-cell>
          <table:table-cell table:style-name="ce62" table:formula="of:=[.G3]/[.D3]" office:value-type="currency" office:currency="GHC" office:value="0.00317572446509045" calcext:value-type="currency">
            <text:p>₵0.0032</text:p>
          </table:table-cell>
          <table:table-cell table:style-name="ce107" table:formula="of:=([.H3]*[$'Currency conversion'.F3])*240" office:value-type="float" office:value="0" calcext:value-type="float">
            <text:p>0.00</text:p>
          </table:table-cell>
          <table:table-cell table:style-name="ce59" table:formula="of:=[.I3]*1.609344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UAR Queensingfield shuttle</text:p>
          </table:table-cell>
          <table:table-cell office:value-type="float" office:value="1874" calcext:value-type="float">
            <text:p>1874</text:p>
          </table:table-cell>
          <table:table-cell table:style-name="ce31" office:value-type="currency" office:currency="GHC" office:value="500.45" calcext:value-type="currency">
            <text:p>₵500.45</text:p>
          </table:table-cell>
          <table:table-cell office:value-type="float" office:value="102" calcext:value-type="float">
            <text:p>102</text:p>
          </table:table-cell>
          <table:table-cell table:style-name="ce31" table:formula="of:=[.C4]/[.D4]" office:value-type="currency" office:currency="GHC" office:value="4.90637254901961" calcext:value-type="currency">
            <text:p>₵4.91</text:p>
          </table:table-cell>
          <table:table-cell office:value-type="float" office:value="2137" calcext:value-type="float">
            <text:p>2137</text:p>
          </table:table-cell>
          <table:table-cell table:style-name="ce31" table:formula="of:=[.C4]/[.F4]" office:value-type="currency" office:currency="GHC" office:value="0.234183434721572" calcext:value-type="currency">
            <text:p>₵0.23</text:p>
          </table:table-cell>
          <table:table-cell table:style-name="ce62" table:formula="of:=[.G4]/[.D4]" office:value-type="currency" office:currency="GHC" office:value="0.00229591602668208" calcext:value-type="currency">
            <text:p>₵0.0023</text:p>
          </table:table-cell>
          <table:table-cell table:style-name="ce107" table:formula="of:=([.H4]*[$'Currency conversion'.F4])*240" office:value-type="float" office:value="0" calcext:value-type="float">
            <text:p>0.00</text:p>
          </table:table-cell>
          <table:table-cell table:style-name="ce59" table:formula="of:=[.I4]*1.609344" office:value-type="float" office:value="0" calcext:value-type="float">
            <text:p>0.00</text:p>
          </table:table-cell>
        </table:table-row>
        <table:table-row table:style-name="ro2" table:number-rows-repeated="104857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Capital to revenue ratios (historical)" table:style-name="ta1">
        <table:table-column table:style-name="co83" table:default-cell-style-name="Default"/>
        <table:table-column table:style-name="co71" table:default-cell-style-name="Default"/>
        <table:table-column table:style-name="co84" table:default-cell-style-name="ce110"/>
        <table:table-column table:style-name="co14" table:number-columns-repeated="1021" table:default-cell-style-name="Default"/>
        <table:table-row table:style-name="ro1">
          <table:table-cell table:style-name="ce108" office:value-type="string" calcext:value-type="string">
            <text:p>Example</text:p>
          </table:table-cell>
          <table:table-cell table:style-name="ce108" office:value-type="string" calcext:value-type="string">
            <text:p>Year(s)</text:p>
          </table:table-cell>
          <table:table-cell table:style-name="ce109" office:value-type="string" calcext:value-type="string">
            <text:p>Percentage of net receipts to total capital</text:p>
          </table:table-cell>
          <table:table-cell table:style-name="ce36" table:number-columns-repeated="1021"/>
        </table:table-row>
        <table:table-row table:style-name="ro2">
          <table:table-cell office:value-type="string" calcext:value-type="string">
            <text:p>UK average</text:p>
          </table:table-cell>
          <table:table-cell office:value-type="float" office:value="1858" calcext:value-type="float">
            <text:p>1858</text:p>
          </table:table-cell>
          <table:table-cell office:value-type="percentage" office:value="0.0375" calcext:value-type="percentage">
            <text:p>3.75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K average</text:p>
          </table:table-cell>
          <table:table-cell office:value-type="float" office:value="1870" calcext:value-type="float">
            <text:p>1870</text:p>
          </table:table-cell>
          <table:table-cell office:value-type="percentage" office:value="0.0419" calcext:value-type="percentage">
            <text:p>4.19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K average</text:p>
          </table:table-cell>
          <table:table-cell office:value-type="float" office:value="1871" calcext:value-type="float">
            <text:p>1871</text:p>
          </table:table-cell>
          <table:table-cell office:value-type="percentage" office:value="0.0443" calcext:value-type="percentage">
            <text:p>4.43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thern Railway</text:p>
          </table:table-cell>
          <table:table-cell office:value-type="string" calcext:value-type="string">
            <text:p>1923-1948</text:p>
          </table:table-cell>
          <table:table-cell office:value-type="percentage" office:value="0.0378" calcext:value-type="percentage">
            <text:p>3.7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WR</text:p>
          </table:table-cell>
          <table:table-cell office:value-type="string" calcext:value-type="string">
            <text:p>1923-1948</text:p>
          </table:table-cell>
          <table:table-cell office:value-type="percentage" office:value="0.0307" calcext:value-type="percentage">
            <text:p>3.0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MS</text:p>
          </table:table-cell>
          <table:table-cell office:value-type="string" calcext:value-type="string">
            <text:p>1923-1948</text:p>
          </table:table-cell>
          <table:table-cell office:value-type="percentage" office:value="0.0263" calcext:value-type="percentage">
            <text:p>2.63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NER</text:p>
          </table:table-cell>
          <table:table-cell office:value-type="string" calcext:value-type="string">
            <text:p>1923-1948</text:p>
          </table:table-cell>
          <table:table-cell office:value-type="percentage" office:value="0.02" calcext:value-type="percentage">
            <text:p>2.00%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tal to revenue ratios (BB)" table:style-name="ta1">
        <table:table-column table:style-name="co82" table:default-cell-style-name="Default"/>
        <table:table-column table:style-name="co2" table:default-cell-style-name="Default"/>
        <table:table-column table:style-name="co3" table:default-cell-style-name="ce31"/>
        <table:table-column table:style-name="co14" table:default-cell-style-name="ce31"/>
        <table:table-column table:style-name="co10" table:number-columns-repeated="2" table:default-cell-style-name="ce31"/>
        <table:table-column table:style-name="co9" table:default-cell-style-name="ce110"/>
        <table:table-column table:style-name="co85" table:default-cell-style-name="ce31"/>
        <table:table-column table:style-name="co71" table:default-cell-style-name="ce110"/>
        <table:table-column table:style-name="co55" table:default-cell-style-name="ce31"/>
        <table:table-column table:style-name="co68" table:default-cell-style-name="ce31"/>
        <table:table-column table:style-name="co5" table:default-cell-style-name="ce110"/>
        <table:table-column table:style-name="co14" table:number-columns-repeated="1012" table:default-cell-style-name="Default"/>
        <table:table-row table:style-name="ro1">
          <table:table-cell table:style-name="ce108" office:value-type="string" calcext:value-type="string">
            <text:p>Example</text:p>
          </table:table-cell>
          <table:table-cell table:style-name="ce108" office:value-type="string" calcext:value-type="string">
            <text:p>Year</text:p>
          </table:table-cell>
          <table:table-cell table:style-name="ce111" office:value-type="string" calcext:value-type="string">
            <text:p>Total construction costs</text:p>
          </table:table-cell>
          <table:table-cell table:style-name="ce111" office:value-type="string" calcext:value-type="string">
            <text:p>Total new vehicles</text:p>
          </table:table-cell>
          <table:table-cell table:style-name="ce111" office:value-type="string" calcext:value-type="string">
            <text:p>Total capital spent</text:p>
          </table:table-cell>
          <table:table-cell table:style-name="ce111" office:value-type="string" calcext:value-type="string">
            <text:p>Annual revenue</text:p>
          </table:table-cell>
          <table:table-cell table:style-name="ce109" office:value-type="string" calcext:value-type="string">
            <text:p>Ratio to capital</text:p>
          </table:table-cell>
          <table:table-cell table:style-name="ce111" office:value-type="string" calcext:value-type="string">
            <text:p>Annual operating profit</text:p>
          </table:table-cell>
          <table:table-cell table:style-name="ce109" office:value-type="string" calcext:value-type="string">
            <text:p>Ratio to capital</text:p>
          </table:table-cell>
          <table:table-cell table:style-name="ce111" office:value-type="string" calcext:value-type="string">
            <text:p>Annual interest payments</text:p>
          </table:table-cell>
          <table:table-cell table:style-name="ce111" office:value-type="string" calcext:value-type="string">
            <text:p>Annual profit after interest</text:p>
          </table:table-cell>
          <table:table-cell table:style-name="ce109" office:value-type="string" calcext:value-type="string">
            <text:p>Ratio to capital</text:p>
          </table:table-cell>
          <table:table-cell table:style-name="ce108" table:number-columns-repeated="1012"/>
        </table:table-row>
        <table:table-row table:style-name="ro2">
          <table:table-cell office:value-type="string" calcext:value-type="string">
            <text:p>Kernow &amp; Albion Transport</text:p>
          </table:table-cell>
          <table:table-cell office:value-type="float" office:value="1876" calcext:value-type="float">
            <text:p>1876</text:p>
          </table:table-cell>
          <table:table-cell table:formula="of:=267935.37+292440.06+240320.78+1166895.8+1044314.42+1501059.17+1492303.07+63593.75" office:value-type="currency" office:currency="GHC" office:value="6068862.42" calcext:value-type="currency">
            <text:p>₵6,068,862.42</text:p>
          </table:table-cell>
          <table:table-cell table:formula="of:=25963.28+89892.47+5233.3+111232.45+70091.24+31101.03+171221.07+0" office:value-type="currency" office:currency="GHC" office:value="504734.84" calcext:value-type="currency">
            <text:p>₵504,734.84</text:p>
          </table:table-cell>
          <table:table-cell table:formula="of:=[.D2]+[.C2]" office:value-type="currency" office:currency="GHC" office:value="6573597.26" calcext:value-type="currency">
            <text:p>₵6,573,597.26</text:p>
          </table:table-cell>
          <table:table-cell office:value-type="currency" office:currency="GHC" office:value="2507360.56" calcext:value-type="currency">
            <text:p>₵2,507,360.56</text:p>
          </table:table-cell>
          <table:table-cell table:formula="of:=[.F2]/[.E2]" office:value-type="percentage" office:value="0.381428989460179" calcext:value-type="percentage">
            <text:p>38.14%</text:p>
          </table:table-cell>
          <table:table-cell office:value-type="currency" office:currency="GHC" office:value="1835133.15" calcext:value-type="currency">
            <text:p>₵1,835,133.15</text:p>
          </table:table-cell>
          <table:table-cell table:formula="of:=[.H2]/[.E2]" office:value-type="percentage" office:value="0.279167262218312" calcext:value-type="percentage">
            <text:p>27.92%</text:p>
          </table:table-cell>
          <table:table-cell office:value-type="currency" office:currency="GHC" office:value="310891.79" calcext:value-type="currency">
            <text:p>₵310,891.79</text:p>
          </table:table-cell>
          <table:table-cell table:formula="of:=[.H2]-[.J2]" office:value-type="currency" office:currency="GHC" office:value="1524241.36" calcext:value-type="currency">
            <text:p>₵1,524,241.36</text:p>
          </table:table-cell>
          <table:table-cell table:formula="of:=[.K2]/[.C2]" office:value-type="percentage" office:value="0.251157672478593" calcext:value-type="percentage">
            <text:p>25.12%</text:p>
          </table:table-cell>
          <table:table-cell table:number-columns-repeated="101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senger fares per km (Simutrans - current)" table:style-name="ta1">
        <table:table-column table:style-name="co86" table:default-cell-style-name="ce13"/>
        <table:table-column table:style-name="co14" table:default-cell-style-name="Default"/>
        <table:table-column table:style-name="co14" table:number-columns-repeated="2" table:default-cell-style-name="ce31"/>
        <table:table-column table:style-name="co14" table:default-cell-style-name="Default"/>
        <table:table-column table:style-name="co14" table:default-cell-style-name="ce59"/>
        <table:table-column table:style-name="co14" table:number-columns-repeated="1018" table:default-cell-style-name="Default"/>
        <table:table-row table:style-name="ro1">
          <table:table-cell table:style-name="ce3"/>
          <table:table-cell table:style-name="ce103" office:value-type="string" calcext:value-type="string">
            <text:p>Class ratios</text:p>
          </table:table-cell>
          <table:table-cell table:style-name="ce30" office:value-type="string" calcext:value-type="string">
            <text:p>In .dat file</text:p>
          </table:table-cell>
          <table:table-cell table:style-name="ce30" office:value-type="string" calcext:value-type="string">
            <text:p>In game</text:p>
          </table:table-cell>
          <table:table-cell table:style-name="ce3" office:value-type="string" calcext:value-type="string">
            <text:p>Per mile equivalent</text:p>
          </table:table-cell>
          <table:table-cell table:style-name="ce58" office:value-type="string" calcext:value-type="string">
            <text:p>Old penny equivalent</text:p>
          </table:table-cell>
          <table:table-cell table:style-name="ce3" table:number-columns-repeated="1018"/>
        </table:table-row>
        <table:table-row table:style-name="ro2">
          <table:table-cell table:style-name="ce4" office:value-type="string" calcext:value-type="string">
            <text:p>Class very low</text:p>
          </table:table-cell>
          <table:table-cell table:style-name="ce112" office:value-type="float" office:value="0.6" calcext:value-type="float">
            <text:p>0.6</text:p>
          </table:table-cell>
          <table:table-cell table:style-name="ce32" table:number-columns-repeated="2"/>
          <table:table-cell table:style-name="ce13"/>
          <table:table-cell table:style-name="ce113"/>
          <table:table-cell table:style-name="ce13" table:number-columns-repeated="1018"/>
        </table:table-row>
        <table:table-row table:style-name="ro2">
          <table:table-cell office:value-type="string" calcext:value-type="string">
            <text:p>To 16km</text:p>
          </table:table-cell>
          <table:table-cell table:style-name="ce13"/>
          <table:table-cell table:formula="of:=[.C9]*[.$B$2]" office:value-type="currency" office:currency="GHC" office:value="0.33" calcext:value-type="currency">
            <text:p>₵0.33</text:p>
          </table:table-cell>
          <table:table-cell table:formula="of:=[.C3]/3" office:value-type="currency" office:currency="GHC" office:value="0.11" calcext:value-type="currency">
            <text:p>₵0.11</text:p>
          </table:table-cell>
          <table:table-cell table:style-name="ce31" table:formula="of:=[.D3]*1.6" office:value-type="currency" office:currency="GHC" office:value="0.176" calcext:value-type="currency">
            <text:p>₵0.18</text:p>
          </table:table-cell>
          <table:table-cell table:formula="of:=[.E3]*[$'Currency conversion'.$F$2]*240" office:value-type="float" office:value="0.66" calcext:value-type="float">
            <text:p>0.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500km</text:p>
          </table:table-cell>
          <table:table-cell table:style-name="ce13"/>
          <table:table-cell table:formula="of:=[.C10]*[.$B$2]" office:value-type="currency" office:currency="GHC" office:value="0.3" calcext:value-type="currency">
            <text:p>₵0.30</text:p>
          </table:table-cell>
          <table:table-cell table:formula="of:=[.C4]/3" office:value-type="currency" office:currency="GHC" office:value="0.1" calcext:value-type="currency">
            <text:p>₵0.10</text:p>
          </table:table-cell>
          <table:table-cell table:style-name="ce31" table:formula="of:=[.D4]*1.6" office:value-type="currency" office:currency="GHC" office:value="0.16" calcext:value-type="currency">
            <text:p>₵0.16</text:p>
          </table:table-cell>
          <table:table-cell table:formula="of:=[.E4]*[$'Currency conversion'.$F$2]*240" office:value-type="float" office:value="0.6" calcext:value-type="float">
            <text:p>0.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2,500km</text:p>
          </table:table-cell>
          <table:table-cell table:style-name="ce13"/>
          <table:table-cell table:formula="of:=[.C11]*[.$B$2]" office:value-type="currency" office:currency="GHC" office:value="0.27" calcext:value-type="currency">
            <text:p>₵0.27</text:p>
          </table:table-cell>
          <table:table-cell table:formula="of:=[.C5]/3" office:value-type="currency" office:currency="GHC" office:value="0.09" calcext:value-type="currency">
            <text:p>₵0.09</text:p>
          </table:table-cell>
          <table:table-cell table:style-name="ce31" table:formula="of:=[.D5]*1.6" office:value-type="currency" office:currency="GHC" office:value="0.144" calcext:value-type="currency">
            <text:p>₵0.14</text:p>
          </table:table-cell>
          <table:table-cell table:formula="of:=[.E5]*[$'Currency conversion'.$F$2]*240" office:value-type="float" office:value="0.54" calcext:value-type="float">
            <text:p>0.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5,000km</text:p>
          </table:table-cell>
          <table:table-cell table:style-name="ce13"/>
          <table:table-cell table:formula="of:=[.C12]*[.$B$2]" office:value-type="currency" office:currency="GHC" office:value="0.24" calcext:value-type="currency">
            <text:p>₵0.24</text:p>
          </table:table-cell>
          <table:table-cell table:formula="of:=[.C6]/3" office:value-type="currency" office:currency="GHC" office:value="0.08" calcext:value-type="currency">
            <text:p>₵0.08</text:p>
          </table:table-cell>
          <table:table-cell table:style-name="ce31" table:formula="of:=[.D6]*1.6" office:value-type="currency" office:currency="GHC" office:value="0.128" calcext:value-type="currency">
            <text:p>₵0.13</text:p>
          </table:table-cell>
          <table:table-cell table:formula="of:=[.E6]*[$'Currency conversion'.$F$2]*240" office:value-type="float" office:value="0.48" calcext:value-type="float">
            <text:p>0.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yond</text:p>
          </table:table-cell>
          <table:table-cell table:style-name="ce13"/>
          <table:table-cell table:formula="of:=[.C13]*[.$B$2]" office:value-type="currency" office:currency="GHC" office:value="0.21" calcext:value-type="currency">
            <text:p>₵0.21</text:p>
          </table:table-cell>
          <table:table-cell table:formula="of:=[.C7]/3" office:value-type="currency" office:currency="GHC" office:value="0.07" calcext:value-type="currency">
            <text:p>₵0.07</text:p>
          </table:table-cell>
          <table:table-cell table:style-name="ce31" table:formula="of:=[.D7]*1.6" office:value-type="currency" office:currency="GHC" office:value="0.112" calcext:value-type="currency">
            <text:p>₵0.11</text:p>
          </table:table-cell>
          <table:table-cell table:formula="of:=[.E7]*[$'Currency conversion'.$F$2]*240" office:value-type="float" office:value="0.42" calcext:value-type="float">
            <text:p>0.4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lass low</text:p>
          </table:table-cell>
          <table:table-cell table:style-name="ce112" office:value-type="float" office:value="1" calcext:value-type="float">
            <text:p>1</text:p>
          </table:table-cell>
          <table:table-cell table:style-name="ce32" table:number-columns-repeated="2"/>
          <table:table-cell table:style-name="ce13"/>
          <table:table-cell table:style-name="ce113"/>
          <table:table-cell table:style-name="ce13" table:number-columns-repeated="1018"/>
        </table:table-row>
        <table:table-row table:style-name="ro2">
          <table:table-cell office:value-type="string" calcext:value-type="string">
            <text:p>To 16km</text:p>
          </table:table-cell>
          <table:table-cell table:style-name="ce13"/>
          <table:table-cell office:value-type="currency" office:currency="GHC" office:value="0.55" calcext:value-type="currency">
            <text:p>₵0.55</text:p>
          </table:table-cell>
          <table:table-cell table:formula="of:=[.C9]/3" office:value-type="currency" office:currency="GHC" office:value="0.183333333333333" calcext:value-type="currency">
            <text:p>₵0.18</text:p>
          </table:table-cell>
          <table:table-cell table:style-name="ce31" table:formula="of:=[.D9]*1.6" office:value-type="currency" office:currency="GHC" office:value="0.293333333333333" calcext:value-type="currency">
            <text:p>₵0.29</text:p>
          </table:table-cell>
          <table:table-cell table:formula="of:=[.E9]*[$'Currency conversion'.$F$2]*240" office:value-type="float" office:value="1.1" calcext:value-type="float">
            <text:p>1.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500km</text:p>
          </table:table-cell>
          <table:table-cell table:style-name="ce13"/>
          <table:table-cell office:value-type="currency" office:currency="GHC" office:value="0.5" calcext:value-type="currency">
            <text:p>₵0.50</text:p>
          </table:table-cell>
          <table:table-cell table:formula="of:=[.C10]/3" office:value-type="currency" office:currency="GHC" office:value="0.166666666666667" calcext:value-type="currency">
            <text:p>₵0.17</text:p>
          </table:table-cell>
          <table:table-cell table:style-name="ce31" table:formula="of:=[.D10]*1.6" office:value-type="currency" office:currency="GHC" office:value="0.266666666666667" calcext:value-type="currency">
            <text:p>₵0.27</text:p>
          </table:table-cell>
          <table:table-cell table:formula="of:=[.E10]*[$'Currency conversion'.$F$2]*240" office:value-type="float" office:value="1" calcext:value-type="float">
            <text:p>1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2,500km</text:p>
          </table:table-cell>
          <table:table-cell table:style-name="ce13"/>
          <table:table-cell office:value-type="currency" office:currency="GHC" office:value="0.45" calcext:value-type="currency">
            <text:p>₵0.45</text:p>
          </table:table-cell>
          <table:table-cell table:formula="of:=[.C11]/3" office:value-type="currency" office:currency="GHC" office:value="0.15" calcext:value-type="currency">
            <text:p>₵0.15</text:p>
          </table:table-cell>
          <table:table-cell table:style-name="ce31" table:formula="of:=[.D11]*1.6" office:value-type="currency" office:currency="GHC" office:value="0.24" calcext:value-type="currency">
            <text:p>₵0.24</text:p>
          </table:table-cell>
          <table:table-cell table:formula="of:=[.E11]*[$'Currency conversion'.$F$2]*240" office:value-type="float" office:value="0.9" calcext:value-type="float">
            <text:p>0.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5,000km</text:p>
          </table:table-cell>
          <table:table-cell table:style-name="ce13"/>
          <table:table-cell office:value-type="currency" office:currency="GHC" office:value="0.4" calcext:value-type="currency">
            <text:p>₵0.40</text:p>
          </table:table-cell>
          <table:table-cell table:formula="of:=[.C12]/3" office:value-type="currency" office:currency="GHC" office:value="0.133333333333333" calcext:value-type="currency">
            <text:p>₵0.13</text:p>
          </table:table-cell>
          <table:table-cell table:style-name="ce31" table:formula="of:=[.D12]*1.6" office:value-type="currency" office:currency="GHC" office:value="0.213333333333333" calcext:value-type="currency">
            <text:p>₵0.21</text:p>
          </table:table-cell>
          <table:table-cell table:formula="of:=[.E12]*[$'Currency conversion'.$F$2]*240" office:value-type="float" office:value="0.8" calcext:value-type="float">
            <text:p>0.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yond</text:p>
          </table:table-cell>
          <table:table-cell table:style-name="ce13"/>
          <table:table-cell office:value-type="currency" office:currency="GHC" office:value="0.35" calcext:value-type="currency">
            <text:p>₵0.35</text:p>
          </table:table-cell>
          <table:table-cell table:formula="of:=[.C13]/3" office:value-type="currency" office:currency="GHC" office:value="0.116666666666667" calcext:value-type="currency">
            <text:p>₵0.12</text:p>
          </table:table-cell>
          <table:table-cell table:style-name="ce31" table:formula="of:=[.D13]*1.6" office:value-type="currency" office:currency="GHC" office:value="0.186666666666667" calcext:value-type="currency">
            <text:p>₵0.19</text:p>
          </table:table-cell>
          <table:table-cell table:formula="of:=[.E13]*[$'Currency conversion'.$F$2]*240" office:value-type="float" office:value="0.7" calcext:value-type="float">
            <text:p>0.7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lass medium</text:p>
          </table:table-cell>
          <table:table-cell table:style-name="ce112" office:value-type="float" office:value="1.33" calcext:value-type="float">
            <text:p>1.33</text:p>
          </table:table-cell>
          <table:table-cell table:style-name="ce32" table:number-columns-repeated="2"/>
          <table:table-cell table:style-name="ce13"/>
          <table:table-cell table:style-name="ce113"/>
          <table:table-cell table:style-name="ce13" table:number-columns-repeated="1018"/>
        </table:table-row>
        <table:table-row table:style-name="ro2">
          <table:table-cell office:value-type="string" calcext:value-type="string">
            <text:p>To 16km</text:p>
          </table:table-cell>
          <table:table-cell table:style-name="ce13"/>
          <table:table-cell table:formula="of:=[.C9]*[.$B$14]" office:value-type="currency" office:currency="GHC" office:value="0.7315" calcext:value-type="currency">
            <text:p>₵0.73</text:p>
          </table:table-cell>
          <table:table-cell table:formula="of:=[.C15]/3" office:value-type="currency" office:currency="GHC" office:value="0.243833333333333" calcext:value-type="currency">
            <text:p>₵0.24</text:p>
          </table:table-cell>
          <table:table-cell table:style-name="ce31" table:formula="of:=[.D15]*1.6" office:value-type="currency" office:currency="GHC" office:value="0.390133333333333" calcext:value-type="currency">
            <text:p>₵0.39</text:p>
          </table:table-cell>
          <table:table-cell table:formula="of:=[.E15]*[$'Currency conversion'.$F$2]*240" office:value-type="float" office:value="1.463" calcext:value-type="float">
            <text:p>1.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500km</text:p>
          </table:table-cell>
          <table:table-cell table:style-name="ce13"/>
          <table:table-cell table:formula="of:=[.C10]*[.$B$14]" office:value-type="currency" office:currency="GHC" office:value="0.665" calcext:value-type="currency">
            <text:p>₵0.67</text:p>
          </table:table-cell>
          <table:table-cell table:formula="of:=[.C16]/3" office:value-type="currency" office:currency="GHC" office:value="0.221666666666667" calcext:value-type="currency">
            <text:p>₵0.22</text:p>
          </table:table-cell>
          <table:table-cell table:style-name="ce31" table:formula="of:=[.D16]*1.6" office:value-type="currency" office:currency="GHC" office:value="0.354666666666667" calcext:value-type="currency">
            <text:p>₵0.35</text:p>
          </table:table-cell>
          <table:table-cell table:formula="of:=[.E16]*[$'Currency conversion'.$F$2]*240" office:value-type="float" office:value="1.33" calcext:value-type="float">
            <text:p>1.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2,500km</text:p>
          </table:table-cell>
          <table:table-cell table:style-name="ce13"/>
          <table:table-cell table:formula="of:=[.C11]*[.$B$14]" office:value-type="currency" office:currency="GHC" office:value="0.5985" calcext:value-type="currency">
            <text:p>₵0.60</text:p>
          </table:table-cell>
          <table:table-cell table:formula="of:=[.C17]/3" office:value-type="currency" office:currency="GHC" office:value="0.1995" calcext:value-type="currency">
            <text:p>₵0.20</text:p>
          </table:table-cell>
          <table:table-cell table:style-name="ce31" table:formula="of:=[.D17]*1.6" office:value-type="currency" office:currency="GHC" office:value="0.3192" calcext:value-type="currency">
            <text:p>₵0.32</text:p>
          </table:table-cell>
          <table:table-cell table:formula="of:=[.E17]*[$'Currency conversion'.$F$2]*240" office:value-type="float" office:value="1.197" calcext:value-type="float">
            <text:p>1.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5,000km</text:p>
          </table:table-cell>
          <table:table-cell table:style-name="ce13"/>
          <table:table-cell table:formula="of:=[.C12]*[.$B$14]" office:value-type="currency" office:currency="GHC" office:value="0.532" calcext:value-type="currency">
            <text:p>₵0.53</text:p>
          </table:table-cell>
          <table:table-cell table:formula="of:=[.C18]/3" office:value-type="currency" office:currency="GHC" office:value="0.177333333333333" calcext:value-type="currency">
            <text:p>₵0.18</text:p>
          </table:table-cell>
          <table:table-cell table:style-name="ce31" table:formula="of:=[.D18]*1.6" office:value-type="currency" office:currency="GHC" office:value="0.283733333333333" calcext:value-type="currency">
            <text:p>₵0.28</text:p>
          </table:table-cell>
          <table:table-cell table:formula="of:=[.E18]*[$'Currency conversion'.$F$2]*240" office:value-type="float" office:value="1.064" calcext:value-type="float">
            <text:p>1.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yond</text:p>
          </table:table-cell>
          <table:table-cell table:style-name="ce13"/>
          <table:table-cell table:formula="of:=[.C13]*[.$B$14]" office:value-type="currency" office:currency="GHC" office:value="0.4655" calcext:value-type="currency">
            <text:p>₵0.47</text:p>
          </table:table-cell>
          <table:table-cell table:formula="of:=[.C19]/3" office:value-type="currency" office:currency="GHC" office:value="0.155166666666667" calcext:value-type="currency">
            <text:p>₵0.16</text:p>
          </table:table-cell>
          <table:table-cell table:style-name="ce31" table:formula="of:=[.D19]*1.6" office:value-type="currency" office:currency="GHC" office:value="0.248266666666667" calcext:value-type="currency">
            <text:p>₵0.25</text:p>
          </table:table-cell>
          <table:table-cell table:formula="of:=[.E19]*[$'Currency conversion'.$F$2]*240" office:value-type="float" office:value="0.931" calcext:value-type="float">
            <text:p>0.9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lass high</text:p>
          </table:table-cell>
          <table:table-cell table:style-name="ce112" office:value-type="float" office:value="1.5" calcext:value-type="float">
            <text:p>1.5</text:p>
          </table:table-cell>
          <table:table-cell table:style-name="ce32" table:number-columns-repeated="2"/>
          <table:table-cell table:style-name="ce13"/>
          <table:table-cell table:style-name="ce113"/>
          <table:table-cell table:style-name="ce13" table:number-columns-repeated="1018"/>
        </table:table-row>
        <table:table-row table:style-name="ro2">
          <table:table-cell office:value-type="string" calcext:value-type="string">
            <text:p>To 16km</text:p>
          </table:table-cell>
          <table:table-cell table:style-name="ce13"/>
          <table:table-cell table:formula="of:=[.C9]*[.$B$20]" office:value-type="currency" office:currency="GHC" office:value="0.825" calcext:value-type="currency">
            <text:p>₵0.83</text:p>
          </table:table-cell>
          <table:table-cell table:formula="of:=[.C21]/3" office:value-type="currency" office:currency="GHC" office:value="0.275" calcext:value-type="currency">
            <text:p>₵0.28</text:p>
          </table:table-cell>
          <table:table-cell table:style-name="ce31" table:formula="of:=[.D21]*1.6" office:value-type="currency" office:currency="GHC" office:value="0.44" calcext:value-type="currency">
            <text:p>₵0.44</text:p>
          </table:table-cell>
          <table:table-cell table:formula="of:=[.E21]*[$'Currency conversion'.$F$2]*240" office:value-type="float" office:value="1.65" calcext:value-type="float">
            <text:p>1.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500km</text:p>
          </table:table-cell>
          <table:table-cell table:style-name="ce13"/>
          <table:table-cell table:formula="of:=[.C10]*[.$B$20]" office:value-type="currency" office:currency="GHC" office:value="0.75" calcext:value-type="currency">
            <text:p>₵0.75</text:p>
          </table:table-cell>
          <table:table-cell table:formula="of:=[.C22]/3" office:value-type="currency" office:currency="GHC" office:value="0.25" calcext:value-type="currency">
            <text:p>₵0.25</text:p>
          </table:table-cell>
          <table:table-cell table:style-name="ce31" table:formula="of:=[.D22]*1.6" office:value-type="currency" office:currency="GHC" office:value="0.4" calcext:value-type="currency">
            <text:p>₵0.40</text:p>
          </table:table-cell>
          <table:table-cell table:formula="of:=[.E22]*[$'Currency conversion'.$F$2]*240" office:value-type="float" office:value="1.5" calcext:value-type="float">
            <text:p>1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2,500km</text:p>
          </table:table-cell>
          <table:table-cell table:style-name="ce13"/>
          <table:table-cell table:formula="of:=[.C11]*[.$B$20]" office:value-type="currency" office:currency="GHC" office:value="0.675" calcext:value-type="currency">
            <text:p>₵0.68</text:p>
          </table:table-cell>
          <table:table-cell table:formula="of:=[.C23]/3" office:value-type="currency" office:currency="GHC" office:value="0.225" calcext:value-type="currency">
            <text:p>₵0.23</text:p>
          </table:table-cell>
          <table:table-cell table:style-name="ce31" table:formula="of:=[.D23]*1.6" office:value-type="currency" office:currency="GHC" office:value="0.36" calcext:value-type="currency">
            <text:p>₵0.36</text:p>
          </table:table-cell>
          <table:table-cell table:formula="of:=[.E23]*[$'Currency conversion'.$F$2]*240" office:value-type="float" office:value="1.35" calcext:value-type="float">
            <text:p>1.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5,000km</text:p>
          </table:table-cell>
          <table:table-cell table:style-name="ce13"/>
          <table:table-cell table:formula="of:=[.C12]*[.$B$20]" office:value-type="currency" office:currency="GHC" office:value="0.6" calcext:value-type="currency">
            <text:p>₵0.60</text:p>
          </table:table-cell>
          <table:table-cell table:formula="of:=[.C24]/3" office:value-type="currency" office:currency="GHC" office:value="0.2" calcext:value-type="currency">
            <text:p>₵0.20</text:p>
          </table:table-cell>
          <table:table-cell table:style-name="ce31" table:formula="of:=[.D24]*1.6" office:value-type="currency" office:currency="GHC" office:value="0.32" calcext:value-type="currency">
            <text:p>₵0.32</text:p>
          </table:table-cell>
          <table:table-cell table:formula="of:=[.E24]*[$'Currency conversion'.$F$2]*240" office:value-type="float" office:value="1.2" calcext:value-type="float">
            <text:p>1.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yond</text:p>
          </table:table-cell>
          <table:table-cell table:style-name="ce13"/>
          <table:table-cell table:formula="of:=[.C13]*[.$B$20]" office:value-type="currency" office:currency="GHC" office:value="0.525" calcext:value-type="currency">
            <text:p>₵0.53</text:p>
          </table:table-cell>
          <table:table-cell table:formula="of:=[.C25]/3" office:value-type="currency" office:currency="GHC" office:value="0.175" calcext:value-type="currency">
            <text:p>₵0.18</text:p>
          </table:table-cell>
          <table:table-cell table:style-name="ce31" table:formula="of:=[.D25]*1.6" office:value-type="currency" office:currency="GHC" office:value="0.28" calcext:value-type="currency">
            <text:p>₵0.28</text:p>
          </table:table-cell>
          <table:table-cell table:formula="of:=[.E25]*[$'Currency conversion'.$F$2]*240" office:value-type="float" office:value="1.05" calcext:value-type="float">
            <text:p>1.0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lass very high</text:p>
          </table:table-cell>
          <table:table-cell table:style-name="ce112" office:value-type="float" office:value="2" calcext:value-type="float">
            <text:p>2</text:p>
          </table:table-cell>
          <table:table-cell table:style-name="ce32" table:number-columns-repeated="2"/>
          <table:table-cell table:style-name="ce13"/>
          <table:table-cell table:style-name="ce113"/>
          <table:table-cell table:style-name="ce13" table:number-columns-repeated="1018"/>
        </table:table-row>
        <table:table-row table:style-name="ro2">
          <table:table-cell office:value-type="string" calcext:value-type="string">
            <text:p>To 16km</text:p>
          </table:table-cell>
          <table:table-cell table:style-name="ce13"/>
          <table:table-cell table:formula="of:=[.C9]*[.$B$26]" office:value-type="currency" office:currency="GHC" office:value="1.1" calcext:value-type="currency">
            <text:p>₵1.10</text:p>
          </table:table-cell>
          <table:table-cell table:formula="of:=[.C27]/3" office:value-type="currency" office:currency="GHC" office:value="0.366666666666667" calcext:value-type="currency">
            <text:p>₵0.37</text:p>
          </table:table-cell>
          <table:table-cell table:style-name="ce31" table:formula="of:=[.D27]*1.6" office:value-type="currency" office:currency="GHC" office:value="0.586666666666667" calcext:value-type="currency">
            <text:p>₵0.59</text:p>
          </table:table-cell>
          <table:table-cell table:formula="of:=[.E27]*[$'Currency conversion'.$F$2]*240" office:value-type="float" office:value="2.2" calcext:value-type="float">
            <text:p>2.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500km</text:p>
          </table:table-cell>
          <table:table-cell table:style-name="ce13"/>
          <table:table-cell table:formula="of:=[.C10]*[.$B$26]" office:value-type="currency" office:currency="GHC" office:value="1" calcext:value-type="currency">
            <text:p>₵1.00</text:p>
          </table:table-cell>
          <table:table-cell table:formula="of:=[.C28]/3" office:value-type="currency" office:currency="GHC" office:value="0.333333333333333" calcext:value-type="currency">
            <text:p>₵0.33</text:p>
          </table:table-cell>
          <table:table-cell table:style-name="ce31" table:formula="of:=[.D28]*1.6" office:value-type="currency" office:currency="GHC" office:value="0.533333333333333" calcext:value-type="currency">
            <text:p>₵0.53</text:p>
          </table:table-cell>
          <table:table-cell table:formula="of:=[.E28]*[$'Currency conversion'.$F$2]*240" office:value-type="float" office:value="2" calcext:value-type="float">
            <text:p>2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2,500km</text:p>
          </table:table-cell>
          <table:table-cell table:style-name="ce13"/>
          <table:table-cell table:formula="of:=[.C11]*[.$B$26]" office:value-type="currency" office:currency="GHC" office:value="0.9" calcext:value-type="currency">
            <text:p>₵0.90</text:p>
          </table:table-cell>
          <table:table-cell table:formula="of:=[.C29]/3" office:value-type="currency" office:currency="GHC" office:value="0.3" calcext:value-type="currency">
            <text:p>₵0.30</text:p>
          </table:table-cell>
          <table:table-cell table:style-name="ce31" table:formula="of:=[.D29]*1.6" office:value-type="currency" office:currency="GHC" office:value="0.48" calcext:value-type="currency">
            <text:p>₵0.48</text:p>
          </table:table-cell>
          <table:table-cell table:formula="of:=[.E29]*[$'Currency conversion'.$F$2]*240" office:value-type="float" office:value="1.8" calcext:value-type="float">
            <text:p>1.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5,000km</text:p>
          </table:table-cell>
          <table:table-cell table:style-name="ce13"/>
          <table:table-cell table:formula="of:=[.C12]*[.$B$26]" office:value-type="currency" office:currency="GHC" office:value="0.8" calcext:value-type="currency">
            <text:p>₵0.80</text:p>
          </table:table-cell>
          <table:table-cell table:formula="of:=[.C30]/3" office:value-type="currency" office:currency="GHC" office:value="0.266666666666667" calcext:value-type="currency">
            <text:p>₵0.27</text:p>
          </table:table-cell>
          <table:table-cell table:style-name="ce31" table:formula="of:=[.D30]*1.6" office:value-type="currency" office:currency="GHC" office:value="0.426666666666667" calcext:value-type="currency">
            <text:p>₵0.43</text:p>
          </table:table-cell>
          <table:table-cell table:formula="of:=[.E30]*[$'Currency conversion'.$F$2]*240" office:value-type="float" office:value="1.6" calcext:value-type="float">
            <text:p>1.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yond</text:p>
          </table:table-cell>
          <table:table-cell table:style-name="ce13"/>
          <table:table-cell table:formula="of:=[.C13]*[.$B$26]" office:value-type="currency" office:currency="GHC" office:value="0.7" calcext:value-type="currency">
            <text:p>₵0.70</text:p>
          </table:table-cell>
          <table:table-cell table:formula="of:=[.C31]/3" office:value-type="currency" office:currency="GHC" office:value="0.233333333333333" calcext:value-type="currency">
            <text:p>₵0.23</text:p>
          </table:table-cell>
          <table:table-cell table:style-name="ce31" table:formula="of:=[.D31]*1.6" office:value-type="currency" office:currency="GHC" office:value="0.373333333333333" calcext:value-type="currency">
            <text:p>₵0.37</text:p>
          </table:table-cell>
          <table:table-cell table:formula="of:=[.E31]*[$'Currency conversion'.$F$2]*240" office:value-type="float" office:value="1.4" calcext:value-type="float">
            <text:p>1.40</text:p>
          </table:table-cell>
          <table:table-cell table:number-columns-repeated="101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senger fares per km (Simutrans - proposed)" table:style-name="ta1">
        <table:table-column table:style-name="co34" table:default-cell-style-name="Default"/>
        <table:table-column table:style-name="co14" table:default-cell-style-name="Default"/>
        <table:table-column table:style-name="co87" table:default-cell-style-name="Default"/>
        <table:table-column table:style-name="co5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4" table:default-cell-style-name="ce59"/>
        <table:table-row table:style-name="ro1">
          <table:table-cell table:style-name="ce3"/>
          <table:table-cell table:style-name="ce103" office:value-type="string" calcext:value-type="string">
            <text:p>Class ratios</text:p>
          </table:table-cell>
          <table:table-cell table:style-name="ce30" office:value-type="string" calcext:value-type="string">
            <text:p>In .dat file</text:p>
          </table:table-cell>
          <table:table-cell table:style-name="ce30" office:value-type="string" calcext:value-type="string">
            <text:p>In game</text:p>
          </table:table-cell>
          <table:table-cell table:style-name="ce3" office:value-type="string" calcext:value-type="string">
            <text:p>Per mile equivalent</text:p>
          </table:table-cell>
          <table:table-cell table:style-name="ce58" office:value-type="string" calcext:value-type="string">
            <text:p>Old penny equivalent</text:p>
          </table:table-cell>
          <table:table-cell table:style-name="ce114" office:value-type="string" calcext:value-type="string">
            <text:p>Ratio to existing fare</text:p>
          </table:table-cell>
        </table:table-row>
        <table:table-row table:style-name="ro2">
          <table:table-cell table:style-name="ce4" office:value-type="string" calcext:value-type="string">
            <text:p>Class very low</text:p>
          </table:table-cell>
          <table:table-cell table:style-name="ce112" office:value-type="float" office:value="0.5" calcext:value-type="float">
            <text:p>0.5</text:p>
          </table:table-cell>
          <table:table-cell table:style-name="ce32" table:number-columns-repeated="2"/>
          <table:table-cell table:style-name="ce13"/>
          <table:table-cell table:style-name="ce113" table:number-columns-repeated="2"/>
        </table:table-row>
        <table:table-row table:style-name="ro2">
          <table:table-cell table:style-name="ce13" office:value-type="string" calcext:value-type="string">
            <text:p>To 16km</text:p>
          </table:table-cell>
          <table:table-cell table:style-name="ce13"/>
          <table:table-cell table:style-name="ce31" table:formula="of:=[.C9]*[.$B$2]" office:value-type="currency" office:currency="GHC" office:value="0.14" calcext:value-type="currency">
            <text:p>₵0.14</text:p>
          </table:table-cell>
          <table:table-cell table:style-name="ce31" table:formula="of:=[.C3]/3" office:value-type="currency" office:currency="GHC" office:value="0.0466666666666667" calcext:value-type="currency">
            <text:p>₵0.05</text:p>
          </table:table-cell>
          <table:table-cell table:style-name="ce31" table:formula="of:=[.D3]*1.6" office:value-type="currency" office:currency="GHC" office:value="0.0746666666666667" calcext:value-type="currency">
            <text:p>₵0.07</text:p>
          </table:table-cell>
          <table:table-cell table:style-name="ce59" table:formula="of:=[.E3]*[$'Currency conversion'.$F$2]*240" office:value-type="float" office:value="0.28" calcext:value-type="float">
            <text:p>0.28</text:p>
          </table:table-cell>
          <table:table-cell table:style-name="ce115" table:formula="of:=[.C3]/[$'Passenger fares per km (Simutrans - current)'.C3]" office:value-type="float" office:value="0.424242424242424" calcext:value-type="float">
            <text:p>0.42</text:p>
          </table:table-cell>
        </table:table-row>
        <table:table-row table:style-name="ro2">
          <table:table-cell table:style-name="ce13" office:value-type="string" calcext:value-type="string">
            <text:p>To 500km</text:p>
          </table:table-cell>
          <table:table-cell table:style-name="ce13"/>
          <table:table-cell table:style-name="ce31" table:formula="of:=[.C10]*[.$B$2]" office:value-type="currency" office:currency="GHC" office:value="0.14" calcext:value-type="currency">
            <text:p>₵0.14</text:p>
          </table:table-cell>
          <table:table-cell table:style-name="ce31" table:formula="of:=[.C4]/3" office:value-type="currency" office:currency="GHC" office:value="0.0466666666666667" calcext:value-type="currency">
            <text:p>₵0.05</text:p>
          </table:table-cell>
          <table:table-cell table:style-name="ce31" table:formula="of:=[.D4]*1.6" office:value-type="currency" office:currency="GHC" office:value="0.0746666666666667" calcext:value-type="currency">
            <text:p>₵0.07</text:p>
          </table:table-cell>
          <table:table-cell table:style-name="ce59" table:formula="of:=[.E4]*[$'Currency conversion'.$F$2]*240" office:value-type="float" office:value="0.28" calcext:value-type="float">
            <text:p>0.28</text:p>
          </table:table-cell>
          <table:table-cell table:style-name="ce115" table:formula="of:=[.C4]/[$'Passenger fares per km (Simutrans - current)'.C4]" office:value-type="float" office:value="0.466666666666667" calcext:value-type="float">
            <text:p>0.47</text:p>
          </table:table-cell>
        </table:table-row>
        <table:table-row table:style-name="ro2">
          <table:table-cell table:style-name="ce13" office:value-type="string" calcext:value-type="string">
            <text:p>To 2,500km</text:p>
          </table:table-cell>
          <table:table-cell table:style-name="ce13"/>
          <table:table-cell table:style-name="ce31" table:formula="of:=[.C11]*[.$B$2]" office:value-type="currency" office:currency="GHC" office:value="0.125" calcext:value-type="currency">
            <text:p>₵0.13</text:p>
          </table:table-cell>
          <table:table-cell table:style-name="ce31" table:formula="of:=[.C5]/3" office:value-type="currency" office:currency="GHC" office:value="0.0416666666666667" calcext:value-type="currency">
            <text:p>₵0.04</text:p>
          </table:table-cell>
          <table:table-cell table:style-name="ce31" table:formula="of:=[.D5]*1.6" office:value-type="currency" office:currency="GHC" office:value="0.0666666666666667" calcext:value-type="currency">
            <text:p>₵0.07</text:p>
          </table:table-cell>
          <table:table-cell table:style-name="ce59" table:formula="of:=[.E5]*[$'Currency conversion'.$F$2]*240" office:value-type="float" office:value="0.25" calcext:value-type="float">
            <text:p>0.25</text:p>
          </table:table-cell>
          <table:table-cell table:style-name="ce115" table:formula="of:=[.C5]/[$'Passenger fares per km (Simutrans - current)'.C5]" office:value-type="float" office:value="0.462962962962963" calcext:value-type="float">
            <text:p>0.46</text:p>
          </table:table-cell>
        </table:table-row>
        <table:table-row table:style-name="ro2">
          <table:table-cell table:style-name="ce13" office:value-type="string" calcext:value-type="string">
            <text:p>To 5,000km</text:p>
          </table:table-cell>
          <table:table-cell table:style-name="ce13"/>
          <table:table-cell table:style-name="ce31" table:formula="of:=[.C12]*[.$B$2]" office:value-type="currency" office:currency="GHC" office:value="0.1" calcext:value-type="currency">
            <text:p>₵0.10</text:p>
          </table:table-cell>
          <table:table-cell table:style-name="ce31" table:formula="of:=[.C6]/3" office:value-type="currency" office:currency="GHC" office:value="0.0333333333333333" calcext:value-type="currency">
            <text:p>₵0.03</text:p>
          </table:table-cell>
          <table:table-cell table:style-name="ce31" table:formula="of:=[.D6]*1.6" office:value-type="currency" office:currency="GHC" office:value="0.0533333333333333" calcext:value-type="currency">
            <text:p>₵0.05</text:p>
          </table:table-cell>
          <table:table-cell table:style-name="ce59" table:formula="of:=[.E6]*[$'Currency conversion'.$F$2]*240" office:value-type="float" office:value="0.2" calcext:value-type="float">
            <text:p>0.20</text:p>
          </table:table-cell>
          <table:table-cell table:style-name="ce115" table:formula="of:=[.C6]/[$'Passenger fares per km (Simutrans - current)'.C6]" office:value-type="float" office:value="0.416666666666667" calcext:value-type="float">
            <text:p>0.42</text:p>
          </table:table-cell>
        </table:table-row>
        <table:table-row table:style-name="ro2">
          <table:table-cell table:style-name="ce13" office:value-type="string" calcext:value-type="string">
            <text:p>Beyond</text:p>
          </table:table-cell>
          <table:table-cell table:style-name="ce13"/>
          <table:table-cell table:style-name="ce31" table:formula="of:=[.C13]*[.$B$2]" office:value-type="currency" office:currency="GHC" office:value="0.09" calcext:value-type="currency">
            <text:p>₵0.09</text:p>
          </table:table-cell>
          <table:table-cell table:style-name="ce31" table:formula="of:=[.C7]/3" office:value-type="currency" office:currency="GHC" office:value="0.03" calcext:value-type="currency">
            <text:p>₵0.03</text:p>
          </table:table-cell>
          <table:table-cell table:style-name="ce31" table:formula="of:=[.D7]*1.6" office:value-type="currency" office:currency="GHC" office:value="0.048" calcext:value-type="currency">
            <text:p>₵0.05</text:p>
          </table:table-cell>
          <table:table-cell table:style-name="ce59" table:formula="of:=[.E7]*[$'Currency conversion'.$F$2]*240" office:value-type="float" office:value="0.18" calcext:value-type="float">
            <text:p>0.18</text:p>
          </table:table-cell>
          <table:table-cell table:style-name="ce115" table:formula="of:=[.C7]/[$'Passenger fares per km (Simutrans - current)'.C7]" office:value-type="float" office:value="0.428571428571428" calcext:value-type="float">
            <text:p>0.43</text:p>
          </table:table-cell>
        </table:table-row>
        <table:table-row table:style-name="ro2">
          <table:table-cell table:style-name="ce4" office:value-type="string" calcext:value-type="string">
            <text:p>Class low</text:p>
          </table:table-cell>
          <table:table-cell table:style-name="ce112" office:value-type="float" office:value="1" calcext:value-type="float">
            <text:p>1</text:p>
          </table:table-cell>
          <table:table-cell table:style-name="ce32" table:number-columns-repeated="2"/>
          <table:table-cell table:style-name="ce13"/>
          <table:table-cell table:style-name="ce113" table:number-columns-repeated="2"/>
        </table:table-row>
        <table:table-row table:style-name="ro2">
          <table:table-cell table:style-name="ce13" office:value-type="string" calcext:value-type="string">
            <text:p>To 16km</text:p>
          </table:table-cell>
          <table:table-cell table:style-name="ce13"/>
          <table:table-cell table:style-name="ce31" office:value-type="currency" office:currency="GHC" office:value="0.28" calcext:value-type="currency">
            <text:p>₵0.28</text:p>
          </table:table-cell>
          <table:table-cell table:style-name="ce31" table:formula="of:=[.C9]/3" office:value-type="currency" office:currency="GHC" office:value="0.0933333333333333" calcext:value-type="currency">
            <text:p>₵0.09</text:p>
          </table:table-cell>
          <table:table-cell table:style-name="ce31" table:formula="of:=[.D9]*1.6" office:value-type="currency" office:currency="GHC" office:value="0.149333333333333" calcext:value-type="currency">
            <text:p>₵0.15</text:p>
          </table:table-cell>
          <table:table-cell table:style-name="ce59" table:formula="of:=[.E9]*[$'Currency conversion'.$F$2]*240" office:value-type="float" office:value="0.56" calcext:value-type="float">
            <text:p>0.56</text:p>
          </table:table-cell>
          <table:table-cell table:style-name="ce115" table:formula="of:=[.C9]/[$'Passenger fares per km (Simutrans - current)'.C9]" office:value-type="float" office:value="0.509090909090909" calcext:value-type="float">
            <text:p>0.51</text:p>
          </table:table-cell>
        </table:table-row>
        <table:table-row table:style-name="ro2">
          <table:table-cell table:style-name="ce13" office:value-type="string" calcext:value-type="string">
            <text:p>To 500km</text:p>
          </table:table-cell>
          <table:table-cell table:style-name="ce13"/>
          <table:table-cell table:style-name="ce31" office:value-type="currency" office:currency="GHC" office:value="0.28" calcext:value-type="currency">
            <text:p>₵0.28</text:p>
          </table:table-cell>
          <table:table-cell table:style-name="ce31" table:formula="of:=[.C10]/3" office:value-type="currency" office:currency="GHC" office:value="0.0933333333333333" calcext:value-type="currency">
            <text:p>₵0.09</text:p>
          </table:table-cell>
          <table:table-cell table:style-name="ce31" table:formula="of:=[.D10]*1.6" office:value-type="currency" office:currency="GHC" office:value="0.149333333333333" calcext:value-type="currency">
            <text:p>₵0.15</text:p>
          </table:table-cell>
          <table:table-cell table:style-name="ce59" table:formula="of:=[.E10]*[$'Currency conversion'.$F$2]*240" office:value-type="float" office:value="0.56" calcext:value-type="float">
            <text:p>0.56</text:p>
          </table:table-cell>
          <table:table-cell table:style-name="ce115" table:formula="of:=[.C10]/[$'Passenger fares per km (Simutrans - current)'.C10]" office:value-type="float" office:value="0.56" calcext:value-type="float">
            <text:p>0.56</text:p>
          </table:table-cell>
        </table:table-row>
        <table:table-row table:style-name="ro2">
          <table:table-cell table:style-name="ce13" office:value-type="string" calcext:value-type="string">
            <text:p>To 2,500km</text:p>
          </table:table-cell>
          <table:table-cell table:style-name="ce13"/>
          <table:table-cell table:style-name="ce31" office:value-type="currency" office:currency="GHC" office:value="0.25" calcext:value-type="currency">
            <text:p>₵0.25</text:p>
          </table:table-cell>
          <table:table-cell table:style-name="ce31" table:formula="of:=[.C11]/3" office:value-type="currency" office:currency="GHC" office:value="0.0833333333333333" calcext:value-type="currency">
            <text:p>₵0.08</text:p>
          </table:table-cell>
          <table:table-cell table:style-name="ce31" table:formula="of:=[.D11]*1.6" office:value-type="currency" office:currency="GHC" office:value="0.133333333333333" calcext:value-type="currency">
            <text:p>₵0.13</text:p>
          </table:table-cell>
          <table:table-cell table:style-name="ce59" table:formula="of:=[.E11]*[$'Currency conversion'.$F$2]*240" office:value-type="float" office:value="0.5" calcext:value-type="float">
            <text:p>0.50</text:p>
          </table:table-cell>
          <table:table-cell table:style-name="ce115" table:formula="of:=[.C11]/[$'Passenger fares per km (Simutrans - current)'.C11]" office:value-type="float" office:value="0.555555555555556" calcext:value-type="float">
            <text:p>0.56</text:p>
          </table:table-cell>
        </table:table-row>
        <table:table-row table:style-name="ro2">
          <table:table-cell table:style-name="ce13" office:value-type="string" calcext:value-type="string">
            <text:p>To 5,000km</text:p>
          </table:table-cell>
          <table:table-cell table:style-name="ce13"/>
          <table:table-cell table:style-name="ce31" office:value-type="currency" office:currency="GHC" office:value="0.2" calcext:value-type="currency">
            <text:p>₵0.20</text:p>
          </table:table-cell>
          <table:table-cell table:style-name="ce31" table:formula="of:=[.C12]/3" office:value-type="currency" office:currency="GHC" office:value="0.0666666666666667" calcext:value-type="currency">
            <text:p>₵0.07</text:p>
          </table:table-cell>
          <table:table-cell table:style-name="ce31" table:formula="of:=[.D12]*1.6" office:value-type="currency" office:currency="GHC" office:value="0.106666666666667" calcext:value-type="currency">
            <text:p>₵0.11</text:p>
          </table:table-cell>
          <table:table-cell table:style-name="ce59" table:formula="of:=[.E12]*[$'Currency conversion'.$F$2]*240" office:value-type="float" office:value="0.4" calcext:value-type="float">
            <text:p>0.40</text:p>
          </table:table-cell>
          <table:table-cell table:style-name="ce115" table:formula="of:=[.C12]/[$'Passenger fares per km (Simutrans - current)'.C12]" office:value-type="float" office:value="0.5" calcext:value-type="float">
            <text:p>0.50</text:p>
          </table:table-cell>
        </table:table-row>
        <table:table-row table:style-name="ro2">
          <table:table-cell table:style-name="ce13" office:value-type="string" calcext:value-type="string">
            <text:p>Beyond</text:p>
          </table:table-cell>
          <table:table-cell table:style-name="ce13"/>
          <table:table-cell table:style-name="ce31" office:value-type="currency" office:currency="GHC" office:value="0.18" calcext:value-type="currency">
            <text:p>₵0.18</text:p>
          </table:table-cell>
          <table:table-cell table:style-name="ce31" table:formula="of:=[.C13]/3" office:value-type="currency" office:currency="GHC" office:value="0.06" calcext:value-type="currency">
            <text:p>₵0.06</text:p>
          </table:table-cell>
          <table:table-cell table:style-name="ce31" table:formula="of:=[.D13]*1.6" office:value-type="currency" office:currency="GHC" office:value="0.096" calcext:value-type="currency">
            <text:p>₵0.10</text:p>
          </table:table-cell>
          <table:table-cell table:style-name="ce59" table:formula="of:=[.E13]*[$'Currency conversion'.$F$2]*240" office:value-type="float" office:value="0.36" calcext:value-type="float">
            <text:p>0.36</text:p>
          </table:table-cell>
          <table:table-cell table:style-name="ce115" table:formula="of:=[.C13]/[$'Passenger fares per km (Simutrans - current)'.C13]" office:value-type="float" office:value="0.514285714285714" calcext:value-type="float">
            <text:p>0.51</text:p>
          </table:table-cell>
        </table:table-row>
        <table:table-row table:style-name="ro2">
          <table:table-cell table:style-name="ce4" office:value-type="string" calcext:value-type="string">
            <text:p>Class medium</text:p>
          </table:table-cell>
          <table:table-cell table:style-name="ce112" office:value-type="float" office:value="1.5" calcext:value-type="float">
            <text:p>1.5</text:p>
          </table:table-cell>
          <table:table-cell table:style-name="ce32" table:number-columns-repeated="2"/>
          <table:table-cell table:style-name="ce13"/>
          <table:table-cell table:style-name="ce113" table:number-columns-repeated="2"/>
        </table:table-row>
        <table:table-row table:style-name="ro2">
          <table:table-cell table:style-name="ce13" office:value-type="string" calcext:value-type="string">
            <text:p>To 16km</text:p>
          </table:table-cell>
          <table:table-cell table:style-name="ce13"/>
          <table:table-cell table:style-name="ce31" table:formula="of:=[.C9]*[.$B$14]" office:value-type="currency" office:currency="GHC" office:value="0.42" calcext:value-type="currency">
            <text:p>₵0.42</text:p>
          </table:table-cell>
          <table:table-cell table:style-name="ce31" table:formula="of:=[.C15]/3" office:value-type="currency" office:currency="GHC" office:value="0.14" calcext:value-type="currency">
            <text:p>₵0.14</text:p>
          </table:table-cell>
          <table:table-cell table:style-name="ce31" table:formula="of:=[.D15]*1.6" office:value-type="currency" office:currency="GHC" office:value="0.224" calcext:value-type="currency">
            <text:p>₵0.22</text:p>
          </table:table-cell>
          <table:table-cell table:style-name="ce59" table:formula="of:=[.E15]*[$'Currency conversion'.$F$2]*240" office:value-type="float" office:value="0.84" calcext:value-type="float">
            <text:p>0.84</text:p>
          </table:table-cell>
          <table:table-cell table:style-name="ce115" table:formula="of:=[.C15]/[$'Passenger fares per km (Simutrans - current)'.C15]" office:value-type="float" office:value="0.574162679425837" calcext:value-type="float">
            <text:p>0.57</text:p>
          </table:table-cell>
        </table:table-row>
        <table:table-row table:style-name="ro2">
          <table:table-cell table:style-name="ce13" office:value-type="string" calcext:value-type="string">
            <text:p>To 500km</text:p>
          </table:table-cell>
          <table:table-cell table:style-name="ce13"/>
          <table:table-cell table:style-name="ce31" table:formula="of:=[.C10]*[.$B$14]" office:value-type="currency" office:currency="GHC" office:value="0.42" calcext:value-type="currency">
            <text:p>₵0.42</text:p>
          </table:table-cell>
          <table:table-cell table:style-name="ce31" table:formula="of:=[.C16]/3" office:value-type="currency" office:currency="GHC" office:value="0.14" calcext:value-type="currency">
            <text:p>₵0.14</text:p>
          </table:table-cell>
          <table:table-cell table:style-name="ce31" table:formula="of:=[.D16]*1.6" office:value-type="currency" office:currency="GHC" office:value="0.224" calcext:value-type="currency">
            <text:p>₵0.22</text:p>
          </table:table-cell>
          <table:table-cell table:style-name="ce59" table:formula="of:=[.E16]*[$'Currency conversion'.$F$2]*240" office:value-type="float" office:value="0.84" calcext:value-type="float">
            <text:p>0.84</text:p>
          </table:table-cell>
          <table:table-cell table:style-name="ce115" table:formula="of:=[.C16]/[$'Passenger fares per km (Simutrans - current)'.C16]" office:value-type="float" office:value="0.631578947368421" calcext:value-type="float">
            <text:p>0.63</text:p>
          </table:table-cell>
        </table:table-row>
        <table:table-row table:style-name="ro2">
          <table:table-cell table:style-name="ce13" office:value-type="string" calcext:value-type="string">
            <text:p>To 2,500km</text:p>
          </table:table-cell>
          <table:table-cell table:style-name="ce13"/>
          <table:table-cell table:style-name="ce31" table:formula="of:=[.C11]*[.$B$14]" office:value-type="currency" office:currency="GHC" office:value="0.375" calcext:value-type="currency">
            <text:p>₵0.38</text:p>
          </table:table-cell>
          <table:table-cell table:style-name="ce31" table:formula="of:=[.C17]/3" office:value-type="currency" office:currency="GHC" office:value="0.125" calcext:value-type="currency">
            <text:p>₵0.13</text:p>
          </table:table-cell>
          <table:table-cell table:style-name="ce31" table:formula="of:=[.D17]*1.6" office:value-type="currency" office:currency="GHC" office:value="0.2" calcext:value-type="currency">
            <text:p>₵0.20</text:p>
          </table:table-cell>
          <table:table-cell table:style-name="ce59" table:formula="of:=[.E17]*[$'Currency conversion'.$F$2]*240" office:value-type="float" office:value="0.75" calcext:value-type="float">
            <text:p>0.75</text:p>
          </table:table-cell>
          <table:table-cell table:style-name="ce115" table:formula="of:=[.C17]/[$'Passenger fares per km (Simutrans - current)'.C17]" office:value-type="float" office:value="0.6265664160401" calcext:value-type="float">
            <text:p>0.63</text:p>
          </table:table-cell>
        </table:table-row>
        <table:table-row table:style-name="ro2">
          <table:table-cell table:style-name="ce13" office:value-type="string" calcext:value-type="string">
            <text:p>To 5,000km</text:p>
          </table:table-cell>
          <table:table-cell table:style-name="ce13"/>
          <table:table-cell table:style-name="ce31" table:formula="of:=[.C12]*[.$B$14]" office:value-type="currency" office:currency="GHC" office:value="0.3" calcext:value-type="currency">
            <text:p>₵0.30</text:p>
          </table:table-cell>
          <table:table-cell table:style-name="ce31" table:formula="of:=[.C18]/3" office:value-type="currency" office:currency="GHC" office:value="0.1" calcext:value-type="currency">
            <text:p>₵0.10</text:p>
          </table:table-cell>
          <table:table-cell table:style-name="ce31" table:formula="of:=[.D18]*1.6" office:value-type="currency" office:currency="GHC" office:value="0.16" calcext:value-type="currency">
            <text:p>₵0.16</text:p>
          </table:table-cell>
          <table:table-cell table:style-name="ce59" table:formula="of:=[.E18]*[$'Currency conversion'.$F$2]*240" office:value-type="float" office:value="0.6" calcext:value-type="float">
            <text:p>0.60</text:p>
          </table:table-cell>
          <table:table-cell table:style-name="ce115" table:formula="of:=[.C18]/[$'Passenger fares per km (Simutrans - current)'.C18]" office:value-type="float" office:value="0.56390977443609" calcext:value-type="float">
            <text:p>0.56</text:p>
          </table:table-cell>
        </table:table-row>
        <table:table-row table:style-name="ro2">
          <table:table-cell table:style-name="ce13" office:value-type="string" calcext:value-type="string">
            <text:p>Beyond</text:p>
          </table:table-cell>
          <table:table-cell table:style-name="ce13"/>
          <table:table-cell table:style-name="ce31" table:formula="of:=[.C13]*[.$B$14]" office:value-type="currency" office:currency="GHC" office:value="0.27" calcext:value-type="currency">
            <text:p>₵0.27</text:p>
          </table:table-cell>
          <table:table-cell table:style-name="ce31" table:formula="of:=[.C19]/3" office:value-type="currency" office:currency="GHC" office:value="0.09" calcext:value-type="currency">
            <text:p>₵0.09</text:p>
          </table:table-cell>
          <table:table-cell table:style-name="ce31" table:formula="of:=[.D19]*1.6" office:value-type="currency" office:currency="GHC" office:value="0.144" calcext:value-type="currency">
            <text:p>₵0.14</text:p>
          </table:table-cell>
          <table:table-cell table:style-name="ce59" table:formula="of:=[.E19]*[$'Currency conversion'.$F$2]*240" office:value-type="float" office:value="0.54" calcext:value-type="float">
            <text:p>0.54</text:p>
          </table:table-cell>
          <table:table-cell table:style-name="ce115" table:formula="of:=[.C19]/[$'Passenger fares per km (Simutrans - current)'.C19]" office:value-type="float" office:value="0.580021482277121" calcext:value-type="float">
            <text:p>0.58</text:p>
          </table:table-cell>
        </table:table-row>
        <table:table-row table:style-name="ro2">
          <table:table-cell table:style-name="ce4" office:value-type="string" calcext:value-type="string">
            <text:p>Class high</text:p>
          </table:table-cell>
          <table:table-cell table:style-name="ce112" office:value-type="float" office:value="2" calcext:value-type="float">
            <text:p>2</text:p>
          </table:table-cell>
          <table:table-cell table:style-name="ce32" table:number-columns-repeated="2"/>
          <table:table-cell table:style-name="ce13"/>
          <table:table-cell table:style-name="ce113" table:number-columns-repeated="2"/>
        </table:table-row>
        <table:table-row table:style-name="ro2">
          <table:table-cell table:style-name="ce13" office:value-type="string" calcext:value-type="string">
            <text:p>To 16km</text:p>
          </table:table-cell>
          <table:table-cell table:style-name="ce13"/>
          <table:table-cell table:style-name="ce31" table:formula="of:=[.C9]*[.$B$20]" office:value-type="currency" office:currency="GHC" office:value="0.56" calcext:value-type="currency">
            <text:p>₵0.56</text:p>
          </table:table-cell>
          <table:table-cell table:style-name="ce31" table:formula="of:=[.C21]/3" office:value-type="currency" office:currency="GHC" office:value="0.186666666666667" calcext:value-type="currency">
            <text:p>₵0.19</text:p>
          </table:table-cell>
          <table:table-cell table:style-name="ce31" table:formula="of:=[.D21]*1.6" office:value-type="currency" office:currency="GHC" office:value="0.298666666666667" calcext:value-type="currency">
            <text:p>₵0.30</text:p>
          </table:table-cell>
          <table:table-cell table:style-name="ce59" table:formula="of:=[.E21]*[$'Currency conversion'.$F$2]*240" office:value-type="float" office:value="1.12" calcext:value-type="float">
            <text:p>1.12</text:p>
          </table:table-cell>
          <table:table-cell table:style-name="ce115" table:formula="of:=[.C21]/[$'Passenger fares per km (Simutrans - current)'.C21]" office:value-type="float" office:value="0.678787878787879" calcext:value-type="float">
            <text:p>0.68</text:p>
          </table:table-cell>
        </table:table-row>
        <table:table-row table:style-name="ro2">
          <table:table-cell table:style-name="ce13" office:value-type="string" calcext:value-type="string">
            <text:p>To 500km</text:p>
          </table:table-cell>
          <table:table-cell table:style-name="ce13"/>
          <table:table-cell table:style-name="ce31" table:formula="of:=[.C10]*[.$B$20]" office:value-type="currency" office:currency="GHC" office:value="0.56" calcext:value-type="currency">
            <text:p>₵0.56</text:p>
          </table:table-cell>
          <table:table-cell table:style-name="ce31" table:formula="of:=[.C22]/3" office:value-type="currency" office:currency="GHC" office:value="0.186666666666667" calcext:value-type="currency">
            <text:p>₵0.19</text:p>
          </table:table-cell>
          <table:table-cell table:style-name="ce31" table:formula="of:=[.D22]*1.6" office:value-type="currency" office:currency="GHC" office:value="0.298666666666667" calcext:value-type="currency">
            <text:p>₵0.30</text:p>
          </table:table-cell>
          <table:table-cell table:style-name="ce59" table:formula="of:=[.E22]*[$'Currency conversion'.$F$2]*240" office:value-type="float" office:value="1.12" calcext:value-type="float">
            <text:p>1.12</text:p>
          </table:table-cell>
          <table:table-cell table:style-name="ce115" table:formula="of:=[.C22]/[$'Passenger fares per km (Simutrans - current)'.C22]" office:value-type="float" office:value="0.746666666666667" calcext:value-type="float">
            <text:p>0.75</text:p>
          </table:table-cell>
        </table:table-row>
        <table:table-row table:style-name="ro2">
          <table:table-cell table:style-name="ce13" office:value-type="string" calcext:value-type="string">
            <text:p>To 2,500km</text:p>
          </table:table-cell>
          <table:table-cell table:style-name="ce13"/>
          <table:table-cell table:style-name="ce31" table:formula="of:=[.C11]*[.$B$20]" office:value-type="currency" office:currency="GHC" office:value="0.5" calcext:value-type="currency">
            <text:p>₵0.50</text:p>
          </table:table-cell>
          <table:table-cell table:style-name="ce31" table:formula="of:=[.C23]/3" office:value-type="currency" office:currency="GHC" office:value="0.166666666666667" calcext:value-type="currency">
            <text:p>₵0.17</text:p>
          </table:table-cell>
          <table:table-cell table:style-name="ce31" table:formula="of:=[.D23]*1.6" office:value-type="currency" office:currency="GHC" office:value="0.266666666666667" calcext:value-type="currency">
            <text:p>₵0.27</text:p>
          </table:table-cell>
          <table:table-cell table:style-name="ce59" table:formula="of:=[.E23]*[$'Currency conversion'.$F$2]*240" office:value-type="float" office:value="1" calcext:value-type="float">
            <text:p>1.00</text:p>
          </table:table-cell>
          <table:table-cell table:style-name="ce115" table:formula="of:=[.C23]/[$'Passenger fares per km (Simutrans - current)'.C23]" office:value-type="float" office:value="0.740740740740741" calcext:value-type="float">
            <text:p>0.74</text:p>
          </table:table-cell>
        </table:table-row>
        <table:table-row table:style-name="ro2">
          <table:table-cell table:style-name="ce13" office:value-type="string" calcext:value-type="string">
            <text:p>To 5,000km</text:p>
          </table:table-cell>
          <table:table-cell table:style-name="ce13"/>
          <table:table-cell table:style-name="ce31" table:formula="of:=[.C12]*[.$B$20]" office:value-type="currency" office:currency="GHC" office:value="0.4" calcext:value-type="currency">
            <text:p>₵0.40</text:p>
          </table:table-cell>
          <table:table-cell table:style-name="ce31" table:formula="of:=[.C24]/3" office:value-type="currency" office:currency="GHC" office:value="0.133333333333333" calcext:value-type="currency">
            <text:p>₵0.13</text:p>
          </table:table-cell>
          <table:table-cell table:style-name="ce31" table:formula="of:=[.D24]*1.6" office:value-type="currency" office:currency="GHC" office:value="0.213333333333333" calcext:value-type="currency">
            <text:p>₵0.21</text:p>
          </table:table-cell>
          <table:table-cell table:style-name="ce59" table:formula="of:=[.E24]*[$'Currency conversion'.$F$2]*240" office:value-type="float" office:value="0.8" calcext:value-type="float">
            <text:p>0.80</text:p>
          </table:table-cell>
          <table:table-cell table:style-name="ce115" table:formula="of:=[.C24]/[$'Passenger fares per km (Simutrans - current)'.C24]" office:value-type="float" office:value="0.666666666666667" calcext:value-type="float">
            <text:p>0.67</text:p>
          </table:table-cell>
        </table:table-row>
        <table:table-row table:style-name="ro2">
          <table:table-cell table:style-name="ce13" office:value-type="string" calcext:value-type="string">
            <text:p>Beyond</text:p>
          </table:table-cell>
          <table:table-cell table:style-name="ce13"/>
          <table:table-cell table:style-name="ce31" table:formula="of:=[.C13]*[.$B$20]" office:value-type="currency" office:currency="GHC" office:value="0.36" calcext:value-type="currency">
            <text:p>₵0.36</text:p>
          </table:table-cell>
          <table:table-cell table:style-name="ce31" table:formula="of:=[.C25]/3" office:value-type="currency" office:currency="GHC" office:value="0.12" calcext:value-type="currency">
            <text:p>₵0.12</text:p>
          </table:table-cell>
          <table:table-cell table:style-name="ce31" table:formula="of:=[.D25]*1.6" office:value-type="currency" office:currency="GHC" office:value="0.192" calcext:value-type="currency">
            <text:p>₵0.19</text:p>
          </table:table-cell>
          <table:table-cell table:style-name="ce59" table:formula="of:=[.E25]*[$'Currency conversion'.$F$2]*240" office:value-type="float" office:value="0.72" calcext:value-type="float">
            <text:p>0.72</text:p>
          </table:table-cell>
          <table:table-cell table:style-name="ce115" table:formula="of:=[.C25]/[$'Passenger fares per km (Simutrans - current)'.C25]" office:value-type="float" office:value="0.685714285714286" calcext:value-type="float">
            <text:p>0.69</text:p>
          </table:table-cell>
        </table:table-row>
        <table:table-row table:style-name="ro2">
          <table:table-cell table:style-name="ce4" office:value-type="string" calcext:value-type="string">
            <text:p>Class very high</text:p>
          </table:table-cell>
          <table:table-cell table:style-name="ce112" office:value-type="float" office:value="3" calcext:value-type="float">
            <text:p>3</text:p>
          </table:table-cell>
          <table:table-cell table:style-name="ce32" table:number-columns-repeated="2"/>
          <table:table-cell table:style-name="ce13"/>
          <table:table-cell table:style-name="ce113" table:number-columns-repeated="2"/>
        </table:table-row>
        <table:table-row table:style-name="ro2">
          <table:table-cell table:style-name="ce13" office:value-type="string" calcext:value-type="string">
            <text:p>To 16km</text:p>
          </table:table-cell>
          <table:table-cell table:style-name="ce13"/>
          <table:table-cell table:style-name="ce31" table:formula="of:=[.C9]*[.$B$26]" office:value-type="currency" office:currency="GHC" office:value="0.84" calcext:value-type="currency">
            <text:p>₵0.84</text:p>
          </table:table-cell>
          <table:table-cell table:style-name="ce31" table:formula="of:=[.C27]/3" office:value-type="currency" office:currency="GHC" office:value="0.28" calcext:value-type="currency">
            <text:p>₵0.28</text:p>
          </table:table-cell>
          <table:table-cell table:style-name="ce31" table:formula="of:=[.D27]*1.6" office:value-type="currency" office:currency="GHC" office:value="0.448" calcext:value-type="currency">
            <text:p>₵0.45</text:p>
          </table:table-cell>
          <table:table-cell table:style-name="ce59" table:formula="of:=[.E27]*[$'Currency conversion'.$F$2]*240" office:value-type="float" office:value="1.68" calcext:value-type="float">
            <text:p>1.68</text:p>
          </table:table-cell>
          <table:table-cell table:style-name="ce115" table:formula="of:=[.C27]/[$'Passenger fares per km (Simutrans - current)'.C27]" office:value-type="float" office:value="0.763636363636364" calcext:value-type="float">
            <text:p>0.76</text:p>
          </table:table-cell>
        </table:table-row>
        <table:table-row table:style-name="ro2">
          <table:table-cell table:style-name="ce13" office:value-type="string" calcext:value-type="string">
            <text:p>To 500km</text:p>
          </table:table-cell>
          <table:table-cell table:style-name="ce13"/>
          <table:table-cell table:style-name="ce31" table:formula="of:=[.C10]*[.$B$26]" office:value-type="currency" office:currency="GHC" office:value="0.84" calcext:value-type="currency">
            <text:p>₵0.84</text:p>
          </table:table-cell>
          <table:table-cell table:style-name="ce31" table:formula="of:=[.C28]/3" office:value-type="currency" office:currency="GHC" office:value="0.28" calcext:value-type="currency">
            <text:p>₵0.28</text:p>
          </table:table-cell>
          <table:table-cell table:style-name="ce31" table:formula="of:=[.D28]*1.6" office:value-type="currency" office:currency="GHC" office:value="0.448" calcext:value-type="currency">
            <text:p>₵0.45</text:p>
          </table:table-cell>
          <table:table-cell table:style-name="ce59" table:formula="of:=[.E28]*[$'Currency conversion'.$F$2]*240" office:value-type="float" office:value="1.68" calcext:value-type="float">
            <text:p>1.68</text:p>
          </table:table-cell>
          <table:table-cell table:style-name="ce115" table:formula="of:=[.C28]/[$'Passenger fares per km (Simutrans - current)'.C28]" office:value-type="float" office:value="0.84" calcext:value-type="float">
            <text:p>0.84</text:p>
          </table:table-cell>
        </table:table-row>
        <table:table-row table:style-name="ro2">
          <table:table-cell table:style-name="ce13" office:value-type="string" calcext:value-type="string">
            <text:p>To 2,500km</text:p>
          </table:table-cell>
          <table:table-cell table:style-name="ce13"/>
          <table:table-cell table:style-name="ce31" table:formula="of:=[.C11]*[.$B$26]" office:value-type="currency" office:currency="GHC" office:value="0.75" calcext:value-type="currency">
            <text:p>₵0.75</text:p>
          </table:table-cell>
          <table:table-cell table:style-name="ce31" table:formula="of:=[.C29]/3" office:value-type="currency" office:currency="GHC" office:value="0.25" calcext:value-type="currency">
            <text:p>₵0.25</text:p>
          </table:table-cell>
          <table:table-cell table:style-name="ce31" table:formula="of:=[.D29]*1.6" office:value-type="currency" office:currency="GHC" office:value="0.4" calcext:value-type="currency">
            <text:p>₵0.40</text:p>
          </table:table-cell>
          <table:table-cell table:style-name="ce59" table:formula="of:=[.E29]*[$'Currency conversion'.$F$2]*240" office:value-type="float" office:value="1.5" calcext:value-type="float">
            <text:p>1.50</text:p>
          </table:table-cell>
          <table:table-cell table:style-name="ce115" table:formula="of:=[.C29]/[$'Passenger fares per km (Simutrans - current)'.C29]" office:value-type="float" office:value="0.833333333333333" calcext:value-type="float">
            <text:p>0.83</text:p>
          </table:table-cell>
        </table:table-row>
        <table:table-row table:style-name="ro2">
          <table:table-cell table:style-name="ce13" office:value-type="string" calcext:value-type="string">
            <text:p>To 5,000km</text:p>
          </table:table-cell>
          <table:table-cell table:style-name="ce13"/>
          <table:table-cell table:style-name="ce31" table:formula="of:=[.C12]*[.$B$26]" office:value-type="currency" office:currency="GHC" office:value="0.6" calcext:value-type="currency">
            <text:p>₵0.60</text:p>
          </table:table-cell>
          <table:table-cell table:style-name="ce31" table:formula="of:=[.C30]/3" office:value-type="currency" office:currency="GHC" office:value="0.2" calcext:value-type="currency">
            <text:p>₵0.20</text:p>
          </table:table-cell>
          <table:table-cell table:style-name="ce31" table:formula="of:=[.D30]*1.6" office:value-type="currency" office:currency="GHC" office:value="0.32" calcext:value-type="currency">
            <text:p>₵0.32</text:p>
          </table:table-cell>
          <table:table-cell table:style-name="ce59" table:formula="of:=[.E30]*[$'Currency conversion'.$F$2]*240" office:value-type="float" office:value="1.2" calcext:value-type="float">
            <text:p>1.20</text:p>
          </table:table-cell>
          <table:table-cell table:style-name="ce115" table:formula="of:=[.C30]/[$'Passenger fares per km (Simutrans - current)'.C30]" office:value-type="float" office:value="0.75" calcext:value-type="float">
            <text:p>0.75</text:p>
          </table:table-cell>
        </table:table-row>
        <table:table-row table:style-name="ro2">
          <table:table-cell table:style-name="ce13" office:value-type="string" calcext:value-type="string">
            <text:p>Beyond</text:p>
          </table:table-cell>
          <table:table-cell table:style-name="ce13"/>
          <table:table-cell table:style-name="ce31" table:formula="of:=[.C13]*[.$B$26]" office:value-type="currency" office:currency="GHC" office:value="0.54" calcext:value-type="currency">
            <text:p>₵0.54</text:p>
          </table:table-cell>
          <table:table-cell table:style-name="ce31" table:formula="of:=[.C31]/3" office:value-type="currency" office:currency="GHC" office:value="0.18" calcext:value-type="currency">
            <text:p>₵0.18</text:p>
          </table:table-cell>
          <table:table-cell table:style-name="ce31" table:formula="of:=[.D31]*1.6" office:value-type="currency" office:currency="GHC" office:value="0.288" calcext:value-type="currency">
            <text:p>₵0.29</text:p>
          </table:table-cell>
          <table:table-cell table:style-name="ce59" table:formula="of:=[.E31]*[$'Currency conversion'.$F$2]*240" office:value-type="float" office:value="1.08" calcext:value-type="float">
            <text:p>1.08</text:p>
          </table:table-cell>
          <table:table-cell table:style-name="ce115" table:formula="of:=[.C31]/[$'Passenger fares per km (Simutrans - current)'.C31]" office:value-type="float" office:value="0.771428571428571" calcext:value-type="float">
            <text:p>0.77</text:p>
          </table:table-cell>
        </table:table-row>
        <table:table-row table:style-name="ro2" table:number-rows-repeated="10485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Expenses breakdown (historical - LNER 1923)" table:style-name="ta1">
        <table:table-column table:style-name="co88" table:default-cell-style-name="ce55"/>
        <table:table-column table:style-name="co74" table:default-cell-style-name="Default"/>
        <table:table-column table:style-name="co89" table:number-columns-repeated="2" table:default-cell-style-name="ce12"/>
        <table:table-column table:style-name="co68" table:default-cell-style-name="ce12"/>
        <table:table-column table:style-name="co23" table:default-cell-style-name="ce120"/>
        <table:table-column table:style-name="co68" table:default-cell-style-name="ce122"/>
        <table:table-column table:style-name="co21" table:default-cell-style-name="ce122"/>
        <table:table-column table:style-name="co90" table:default-cell-style-name="ce123"/>
        <table:table-column table:style-name="co91" table:default-cell-style-name="ce123"/>
        <table:table-column table:style-name="co43" table:default-cell-style-name="ce123"/>
        <table:table-column table:style-name="co23" table:default-cell-style-name="Default"/>
        <table:table-column table:style-name="co14" table:number-columns-repeated="1012" table:default-cell-style-name="Default"/>
        <table:table-row table:style-name="ro1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oard of Trade category</text:p>
          </table:table-cell>
          <table:table-cell table:style-name="ce11" office:value-type="string" calcext:value-type="string">
            <text:p>Annual cost</text:p>
          </table:table-cell>
          <table:table-cell table:style-name="ce11" office:value-type="string" calcext:value-type="string">
            <text:p>Of which labour</text:p>
          </table:table-cell>
          <table:table-cell table:style-name="ce11" office:value-type="string" calcext:value-type="string">
            <text:p>Of which non-labour</text:p>
          </table:table-cell>
          <table:table-cell table:style-name="ce117" office:value-type="string" calcext:value-type="string">
            <text:p>Ratio to total (labour)</text:p>
          </table:table-cell>
          <table:table-cell table:style-name="ce117" office:value-type="string" calcext:value-type="string">
            <text:p>Ratio to total (non-labour)</text:p>
          </table:table-cell>
          <table:table-cell table:style-name="ce117" office:value-type="string" calcext:value-type="string">
            <text:p>Ratio to total (total)</text:p>
          </table:table-cell>
          <table:table-cell table:style-name="ce30" office:value-type="string" calcext:value-type="string">
            <text:p>Simutrans equivalent cost centre</text:p>
          </table:table-cell>
          <table:table-cell table:style-name="ce30" office:value-type="string" calcext:value-type="string">
            <text:p>Notes on equivalence</text:p>
          </table:table-cell>
          <table:table-cell table:style-name="ce124"/>
          <table:table-cell table:style-name="ce125"/>
          <table:table-cell table:style-name="ce126" table:number-columns-repeated="24"/>
          <table:table-cell table:style-name="ce3" table:number-columns-repeated="988"/>
        </table:table-row>
        <table:table-row table:style-name="ro2">
          <table:table-cell table:style-name="ce116" office:value-type="string" calcext:value-type="string">
            <text:p>Superintendence</text:p>
          </table:table-cell>
          <table:table-cell office:value-type="string" calcext:value-type="string">
            <text:p>Motive power</text:p>
          </table:table-cell>
          <table:table-cell table:formula="of:=63792+(13/20)+(4/240)" office:value-type="currency" office:currency="GBP" office:value="63792.6666666667" calcext:value-type="currency">
            <text:p>£63,792.67</text:p>
          </table:table-cell>
          <table:table-cell table:formula="of:=58220+(18/20)+(1/240)" office:value-type="currency" office:currency="GBP" office:value="58220.9041666667" calcext:value-type="currency">
            <text:p>£58,220.90</text:p>
          </table:table-cell>
          <table:table-cell table:formula="of:=[.C2]-[.D2]" office:value-type="currency" office:currency="GBP" office:value="5571.7625" calcext:value-type="currency">
            <text:p>£5,571.76</text:p>
          </table:table-cell>
          <table:table-cell table:style-name="ce118" table:formula="of:=[.D2]/[.$D$42]" office:value-type="percentage" office:value="0.0257914282937461" calcext:value-type="percentage">
            <text:p>2.58%</text:p>
          </table:table-cell>
          <table:table-cell table:style-name="ce118" table:formula="of:=[.E2]/[.$E$42]" office:value-type="percentage" office:value="0.00402868003295158" calcext:value-type="percentage">
            <text:p>0.40%</text:p>
          </table:table-cell>
          <table:table-cell table:style-name="ce118" table:formula="of:=[.C2]/[.$C$42]" office:value-type="percentage" office:value="0.0176642852256782" calcext:value-type="percentage">
            <text:p>1.77%</text:p>
          </table:table-cell>
          <table:table-cell office:value-type="string" calcext:value-type="string">
            <text:p>Depot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rivers and firemen</text:p>
          </table:table-cell>
          <table:table-cell office:value-type="string" calcext:value-type="string">
            <text:p>Motive power</text:p>
          </table:table-cell>
          <table:table-cell table:formula="of:=538029+(15/20)+(11/240)" office:value-type="currency" office:currency="GBP" office:value="538029.795833333" calcext:value-type="currency">
            <text:p>£538,029.80</text:p>
          </table:table-cell>
          <table:table-cell table:formula="of:=[.C3]" office:value-type="currency" office:currency="GBP" office:value="538029.795833333" calcext:value-type="currency">
            <text:p>£538,029.80</text:p>
          </table:table-cell>
          <table:table-cell table:formula="of:=[.C3]-[.D3]" office:value-type="currency" office:currency="GBP" office:value="0" calcext:value-type="currency">
            <text:p>£0.00</text:p>
          </table:table-cell>
          <table:table-cell table:style-name="ce118" table:formula="of:=[.D3]/[.$D$42]" office:value-type="percentage" office:value="0.238343205035263" calcext:value-type="percentage">
            <text:p>23.83%</text:p>
          </table:table-cell>
          <table:table-cell table:style-name="ce118" table:formula="of:=[.E3]/[.$E$42]" office:value-type="percentage" office:value="0" calcext:value-type="percentage">
            <text:p>0.00%</text:p>
          </table:table-cell>
          <table:table-cell table:style-name="ce118" table:formula="of:=[.C3]/[.$C$42]" office:value-type="percentage" office:value="0.148981258663693" calcext:value-type="percentage">
            <text:p>14.90%</text:p>
          </table:table-cell>
          <table:table-cell office:value-type="string" calcext:value-type="string">
            <text:p>Vehicle fixed co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tormen</text:p>
          </table:table-cell>
          <table:table-cell office:value-type="string" calcext:value-type="string">
            <text:p>Motive power</text:p>
          </table:table-cell>
          <table:table-cell table:formula="of:=10783+(17/20)+(8/240)" office:value-type="currency" office:currency="GBP" office:value="10783.8833333333" calcext:value-type="currency">
            <text:p>£10,783.88</text:p>
          </table:table-cell>
          <table:table-cell table:formula="of:=[.C4]" office:value-type="currency" office:currency="GBP" office:value="10783.8833333333" calcext:value-type="currency">
            <text:p>£10,783.88</text:p>
          </table:table-cell>
          <table:table-cell table:formula="of:=[.C4]-[.D4]" office:value-type="currency" office:currency="GBP" office:value="0" calcext:value-type="currency">
            <text:p>£0.00</text:p>
          </table:table-cell>
          <table:table-cell table:style-name="ce118" table:formula="of:=[.D4]/[.$D$42]" office:value-type="percentage" office:value="0.00477718025339478" calcext:value-type="percentage">
            <text:p>0.48%</text:p>
          </table:table-cell>
          <table:table-cell table:style-name="ce118" table:formula="of:=[.E4]/[.$E$42]" office:value-type="percentage" office:value="0" calcext:value-type="percentage">
            <text:p>0.00%</text:p>
          </table:table-cell>
          <table:table-cell table:style-name="ce118" table:formula="of:=[.C4]/[.$C$42]" office:value-type="percentage" office:value="0.00298607349392987" calcext:value-type="percentage">
            <text:p>0.30%</text:p>
          </table:table-cell>
          <table:table-cell office:value-type="string" calcext:value-type="string">
            <text:p>Vehicle fixed co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al</text:p>
          </table:table-cell>
          <table:table-cell office:value-type="string" calcext:value-type="string">
            <text:p>Motive power</text:p>
          </table:table-cell>
          <table:table-cell table:formula="of:=641331+(15/20)+(2/240)" office:value-type="currency" office:currency="GBP" office:value="641331.758333333" calcext:value-type="currency">
            <text:p>£641,331.76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C5]-[.D5]" office:value-type="currency" office:currency="GBP" office:value="641331.758333333" calcext:value-type="currency">
            <text:p>£641,331.76</text:p>
          </table:table-cell>
          <table:table-cell table:style-name="ce118" table:formula="of:=[.D5]/[.$D$42]" office:value-type="percentage" office:value="0" calcext:value-type="percentage">
            <text:p>0.00%</text:p>
          </table:table-cell>
          <table:table-cell table:style-name="ce118" table:formula="of:=[.E5]/[.$E$42]" office:value-type="percentage" office:value="0.463716902738627" calcext:value-type="percentage">
            <text:p>46.37%</text:p>
          </table:table-cell>
          <table:table-cell table:style-name="ce118" table:formula="of:=[.C5]/[.$C$42]" office:value-type="percentage" office:value="0.177585727254215" calcext:value-type="percentage">
            <text:p>17.76%</text:p>
          </table:table-cell>
          <table:table-cell office:value-type="string" calcext:value-type="string">
            <text:p>Vehicle per km cost (fuel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od</text:p>
          </table:table-cell>
          <table:table-cell office:value-type="string" calcext:value-type="string">
            <text:p>Motive power</text:p>
          </table:table-cell>
          <table:table-cell table:formula="of:=42660+(14/20)+(2/240)" office:value-type="currency" office:currency="GBP" office:value="42660.7083333333" calcext:value-type="currency">
            <text:p>£42,660.71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C6]-[.D6]" office:value-type="currency" office:currency="GBP" office:value="42660.7083333333" calcext:value-type="currency">
            <text:p>£42,660.71</text:p>
          </table:table-cell>
          <table:table-cell table:style-name="ce118" table:formula="of:=[.D6]/[.$D$42]" office:value-type="percentage" office:value="0" calcext:value-type="percentage">
            <text:p>0.00%</text:p>
          </table:table-cell>
          <table:table-cell table:style-name="ce118" table:formula="of:=[.E6]/[.$E$42]" office:value-type="percentage" office:value="0.0308459565270542" calcext:value-type="percentage">
            <text:p>3.08%</text:p>
          </table:table-cell>
          <table:table-cell table:style-name="ce118" table:formula="of:=[.C6]/[.$C$42]" office:value-type="percentage" office:value="0.0118128142199647" calcext:value-type="percentage">
            <text:p>1.18%</text:p>
          </table:table-cell>
          <table:table-cell office:value-type="string" calcext:value-type="string">
            <text:p>Vehicle fixed cost</text:p>
          </table:table-cell>
          <table:table-cell office:value-type="string" calcext:value-type="string">
            <text:p>Assume used for starting fir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il</text:p>
          </table:table-cell>
          <table:table-cell office:value-type="string" calcext:value-type="string">
            <text:p>Motive power</text:p>
          </table:table-cell>
          <table:table-cell table:formula="of:=175194+(6/20)+(3/240)" office:value-type="currency" office:currency="GBP" office:value="175194.3125" calcext:value-type="currency">
            <text:p>£175,194.31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C7]-[.D7]" office:value-type="currency" office:currency="GBP" office:value="175194.3125" calcext:value-type="currency">
            <text:p>£175,194.31</text:p>
          </table:table-cell>
          <table:table-cell table:style-name="ce118" table:formula="of:=[.D7]/[.$D$42]" office:value-type="percentage" office:value="0" calcext:value-type="percentage">
            <text:p>0.00%</text:p>
          </table:table-cell>
          <table:table-cell table:style-name="ce118" table:formula="of:=[.E7]/[.$E$42]" office:value-type="percentage" office:value="0.126674787135207" calcext:value-type="percentage">
            <text:p>12.67%</text:p>
          </table:table-cell>
          <table:table-cell table:style-name="ce118" table:formula="of:=[.C7]/[.$C$42]" office:value-type="percentage" office:value="0.0485115682980792" calcext:value-type="percentage">
            <text:p>4.85%</text:p>
          </table:table-cell>
          <table:table-cell office:value-type="string" calcext:value-type="string">
            <text:p>Vehicle per km cost (fuel)</text:p>
          </table:table-cell>
          <table:table-cell office:value-type="string" calcext:value-type="string">
            <text:p>Assume for petrol railcars as under “fuel” in sourc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alers</text:p>
          </table:table-cell>
          <table:table-cell office:value-type="string" calcext:value-type="string">
            <text:p>Motive power</text:p>
          </table:table-cell>
          <table:table-cell table:formula="of:=[.D8]+[.E8]" office:value-type="currency" office:currency="GBP" office:value="20344.3875" calcext:value-type="currency">
            <text:p>£20,344.39</text:p>
          </table:table-cell>
          <table:table-cell table:formula="of:=17318+(1/20)+(1/240)" office:value-type="currency" office:currency="GBP" office:value="17318.0541666667" calcext:value-type="currency">
            <text:p>£17,318.05</text:p>
          </table:table-cell>
          <table:table-cell table:formula="of:=3026+(6/20)+(8/240)" office:value-type="currency" office:currency="GBP" office:value="3026.33333333333" calcext:value-type="currency">
            <text:p>£3,026.33</text:p>
          </table:table-cell>
          <table:table-cell table:style-name="ce118" table:formula="of:=[.D8]/[.$D$42]" office:value-type="percentage" office:value="0.00767176942062193" calcext:value-type="percentage">
            <text:p>0.77%</text:p>
          </table:table-cell>
          <table:table-cell table:style-name="ce118" table:formula="of:=[.E8]/[.$E$42]" office:value-type="percentage" office:value="0.00218819963576262" calcext:value-type="percentage">
            <text:p>0.22%</text:p>
          </table:table-cell>
          <table:table-cell table:style-name="ce118" table:formula="of:=[.C8]/[.$C$42]" office:value-type="percentage" office:value="0.00563339145891986" calcext:value-type="percentage">
            <text:p>0.56%</text:p>
          </table:table-cell>
          <table:table-cell office:value-type="string" calcext:value-type="string">
            <text:p>Depot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lectric current</text:p>
          </table:table-cell>
          <table:table-cell office:value-type="string" calcext:value-type="string">
            <text:p>Motive power</text:p>
          </table:table-cell>
          <table:table-cell table:formula="of:=83282+(14/20)+(7/240)" office:value-type="currency" office:currency="GBP" office:value="83282.7291666667" calcext:value-type="currency">
            <text:p>£83,282.73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3026+(6/20)+(8/240)" office:value-type="currency" office:currency="GBP" office:value="3026.33333333333" calcext:value-type="currency">
            <text:p>£3,026.33</text:p>
          </table:table-cell>
          <table:table-cell table:style-name="ce118" table:formula="of:=[.D9]/[.$D$42]" office:value-type="percentage" office:value="0" calcext:value-type="percentage">
            <text:p>0.00%</text:p>
          </table:table-cell>
          <table:table-cell table:style-name="ce118" table:formula="of:=[.E9]/[.$E$42]" office:value-type="percentage" office:value="0.00218819963576262" calcext:value-type="percentage">
            <text:p>0.22%</text:p>
          </table:table-cell>
          <table:table-cell table:style-name="ce118" table:formula="of:=[.C9]/[.$C$42]" office:value-type="percentage" office:value="0.0230611128087801" calcext:value-type="percentage">
            <text:p>2.31%</text:p>
          </table:table-cell>
          <table:table-cell office:value-type="string" calcext:value-type="string">
            <text:p>Vehicle per km cost (fuel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ther materials for running</text:p>
          </table:table-cell>
          <table:table-cell office:value-type="string" calcext:value-type="string">
            <text:p>Motive power</text:p>
          </table:table-cell>
          <table:table-cell table:formula="of:=47354+(2/20)+(8/240)" office:value-type="currency" office:currency="GBP" office:value="47354.1333333333" calcext:value-type="currency">
            <text:p>£47,354.13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3026+(6/20)+(8/240)" office:value-type="currency" office:currency="GBP" office:value="3026.33333333333" calcext:value-type="currency">
            <text:p>£3,026.33</text:p>
          </table:table-cell>
          <table:table-cell table:style-name="ce118" table:formula="of:=[.D10]/[.$D$42]" office:value-type="percentage" office:value="0" calcext:value-type="percentage">
            <text:p>0.00%</text:p>
          </table:table-cell>
          <table:table-cell table:style-name="ce118" table:formula="of:=[.E10]/[.$E$42]" office:value-type="percentage" office:value="0.00218819963576262" calcext:value-type="percentage">
            <text:p>0.22%</text:p>
          </table:table-cell>
          <table:table-cell table:style-name="ce118" table:formula="of:=[.C10]/[.$C$42]" office:value-type="percentage" office:value="0.013112430652658" calcext:value-type="percentage">
            <text:p>1.31%</text:p>
          </table:table-cell>
          <table:table-cell office:value-type="string" calcext:value-type="string">
            <text:p>Vehicle per km cost (non-fuel)</text:p>
          </table:table-cell>
          <table:table-cell office:value-type="string" calcext:value-type="string">
            <text:p>Includes lubricants, materials and to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nning sheds and motor revising sheds</text:p>
          </table:table-cell>
          <table:table-cell office:value-type="string" calcext:value-type="string">
            <text:p>Motive power</text:p>
          </table:table-cell>
          <table:table-cell table:formula="of:=[.D11]+[.E11]" office:value-type="currency" office:currency="GBP" office:value="116693.45" calcext:value-type="currency">
            <text:p>£116,693.45</text:p>
          </table:table-cell>
          <table:table-cell table:formula="of:=33013+(5/20)+(11/240)" office:value-type="currency" office:currency="GBP" office:value="33013.2958333333" calcext:value-type="currency">
            <text:p>£33,013.30</text:p>
          </table:table-cell>
          <table:table-cell table:formula="of:=83680+(3/20)+(1/240)" office:value-type="currency" office:currency="GBP" office:value="83680.1541666667" calcext:value-type="currency">
            <text:p>£83,680.15</text:p>
          </table:table-cell>
          <table:table-cell table:style-name="ce118" table:formula="of:=[.D11]/[.$D$42]" office:value-type="percentage" office:value="0.014624644952064" calcext:value-type="percentage">
            <text:p>1.46%</text:p>
          </table:table-cell>
          <table:table-cell table:style-name="ce118" table:formula="of:=[.E11]/[.$E$42]" office:value-type="percentage" office:value="0.0605051931494854" calcext:value-type="percentage">
            <text:p>6.05%</text:p>
          </table:table-cell>
          <table:table-cell table:style-name="ce118" table:formula="of:=[.C11]/[.$C$42]" office:value-type="percentage" office:value="0.0323125915951951" calcext:value-type="percentage">
            <text:p>3.23%</text:p>
          </table:table-cell>
          <table:table-cell office:value-type="string" calcext:value-type="string">
            <text:p>Depot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niforms</text:p>
          </table:table-cell>
          <table:table-cell office:value-type="string" calcext:value-type="string">
            <text:p>Motive power</text:p>
          </table:table-cell>
          <table:table-cell table:formula="of:=3416+(14/20)+(10/240)" office:value-type="currency" office:currency="GBP" office:value="3416.74166666667" calcext:value-type="currency">
            <text:p>£3,416.74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83680+(3/20)+(1/240)" office:value-type="currency" office:currency="GBP" office:value="83680.1541666667" calcext:value-type="currency">
            <text:p>£83,680.15</text:p>
          </table:table-cell>
          <table:table-cell table:style-name="ce118" table:formula="of:=[.D12]/[.$D$42]" office:value-type="percentage" office:value="0" calcext:value-type="percentage">
            <text:p>0.00%</text:p>
          </table:table-cell>
          <table:table-cell table:style-name="ce118" table:formula="of:=[.E12]/[.$E$42]" office:value-type="percentage" office:value="0.0605051931494854" calcext:value-type="percentage">
            <text:p>6.05%</text:p>
          </table:table-cell>
          <table:table-cell table:style-name="ce118" table:formula="of:=[.C12]/[.$C$42]" office:value-type="percentage" office:value="0.000946100899932997" calcext:value-type="percentage">
            <text:p>0.09%</text:p>
          </table:table-cell>
          <table:table-cell office:value-type="string" calcext:value-type="string">
            <text:p>Depot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eneral expenses</text:p>
          </table:table-cell>
          <table:table-cell office:value-type="string" calcext:value-type="string">
            <text:p>Motive power</text:p>
          </table:table-cell>
          <table:table-cell table:formula="of:=10353+(6/20)+(9/240)" office:value-type="currency" office:currency="GBP" office:value="10353.3375" calcext:value-type="currency">
            <text:p>£10,353.34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83680+(3/20)+(1/240)" office:value-type="currency" office:currency="GBP" office:value="83680.1541666667" calcext:value-type="currency">
            <text:p>£83,680.15</text:p>
          </table:table-cell>
          <table:table-cell table:style-name="ce118" table:formula="of:=[.D13]/[.$D$42]" office:value-type="percentage" office:value="0" calcext:value-type="percentage">
            <text:p>0.00%</text:p>
          </table:table-cell>
          <table:table-cell table:style-name="ce118" table:formula="of:=[.E13]/[.$E$42]" office:value-type="percentage" office:value="0.0605051931494854" calcext:value-type="percentage">
            <text:p>6.05%</text:p>
          </table:table-cell>
          <table:table-cell table:style-name="ce118" table:formula="of:=[.C13]/[.$C$42]" office:value-type="percentage" office:value="0.00286685470593866" calcext:value-type="percentage">
            <text:p>0.29%</text:p>
          </table:table-cell>
          <table:table-cell office:value-type="string" calcext:value-type="string">
            <text:p>Depot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ater, superintendence</text:p>
          </table:table-cell>
          <table:table-cell office:value-type="string" calcext:value-type="string">
            <text:p>Motive power</text:p>
          </table:table-cell>
          <table:table-cell table:formula="of:=4952+(15/20)+(2/240)" office:value-type="currency" office:currency="GBP" office:value="4952.75833333333" calcext:value-type="currency">
            <text:p>£4,952.76</text:p>
          </table:table-cell>
          <table:table-cell table:formula="of:=3891+(14/20)+(10/240)" office:value-type="currency" office:currency="GBP" office:value="3891.74166666667" calcext:value-type="currency">
            <text:p>£3,891.74</text:p>
          </table:table-cell>
          <table:table-cell table:formula="of:=[.C14]-[.D14]" office:value-type="currency" office:currency="GBP" office:value="1061.01666666667" calcext:value-type="currency">
            <text:p>£1,061.02</text:p>
          </table:table-cell>
          <table:table-cell table:style-name="ce118" table:formula="of:=[.D14]/[.$D$42]" office:value-type="percentage" office:value="0.00172401266469998" calcext:value-type="percentage">
            <text:p>0.17%</text:p>
          </table:table-cell>
          <table:table-cell table:style-name="ce118" table:formula="of:=[.E14]/[.$E$42]" office:value-type="percentage" office:value="0.00076717136805972" calcext:value-type="percentage">
            <text:p>0.08%</text:p>
          </table:table-cell>
          <table:table-cell table:style-name="ce118" table:formula="of:=[.C14]/[.$C$42]" office:value-type="percentage" office:value="0.00137142622224897" calcext:value-type="percentage">
            <text:p>0.14%</text:p>
          </table:table-cell>
          <table:table-cell office:value-type="string" calcext:value-type="string">
            <text:p>Depot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ater and pumping</text:p>
          </table:table-cell>
          <table:table-cell office:value-type="string" calcext:value-type="string">
            <text:p>Motive power</text:p>
          </table:table-cell>
          <table:table-cell table:formula="of:=43555+(17/20)+(8/240)" office:value-type="currency" office:currency="GBP" office:value="43555.8833333333" calcext:value-type="currency">
            <text:p>£43,555.88</text:p>
          </table:table-cell>
          <table:table-cell table:formula="of:=14958+(17/20)+(3/240)" office:value-type="currency" office:currency="GBP" office:value="14958.8625" calcext:value-type="currency">
            <text:p>£14,958.86</text:p>
          </table:table-cell>
          <table:table-cell table:formula="of:=[.C15]-[.D15]" office:value-type="currency" office:currency="GBP" office:value="28597.0208333333" calcext:value-type="currency">
            <text:p>£28,597.02</text:p>
          </table:table-cell>
          <table:table-cell table:style-name="ce118" table:formula="of:=[.D15]/[.$D$42]" office:value-type="percentage" office:value="0.0066266650277418" calcext:value-type="percentage">
            <text:p>0.66%</text:p>
          </table:table-cell>
          <table:table-cell table:style-name="ce118" table:formula="of:=[.E15]/[.$E$42]" office:value-type="percentage" office:value="0.0206771639733658" calcext:value-type="percentage">
            <text:p>2.07%</text:p>
          </table:table-cell>
          <table:table-cell table:style-name="ce118" table:formula="of:=[.C15]/[.$C$42]" office:value-type="percentage" office:value="0.0120606895221451" calcext:value-type="percentage">
            <text:p>1.21%</text:p>
          </table:table-cell>
          <table:table-cell office:value-type="string" calcext:value-type="string">
            <text:p>Depot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pairs to pumps etc.</text:p>
          </table:table-cell>
          <table:table-cell office:value-type="string" calcext:value-type="string">
            <text:p>Motive power</text:p>
          </table:table-cell>
          <table:table-cell table:formula="of:=23591+(19/20)+(6/240)" office:value-type="currency" office:currency="GBP" office:value="23591.975" calcext:value-type="currency">
            <text:p>£23,591.98</text:p>
          </table:table-cell>
          <table:table-cell table:formula="of:=9828+(14/20)+(2/240)" office:value-type="currency" office:currency="GBP" office:value="9828.70833333333" calcext:value-type="currency">
            <text:p>£9,828.71</text:p>
          </table:table-cell>
          <table:table-cell table:formula="of:=[.C16]-[.D16]" office:value-type="currency" office:currency="GBP" office:value="13763.2666666667" calcext:value-type="currency">
            <text:p>£13,763.27</text:p>
          </table:table-cell>
          <table:table-cell table:style-name="ce118" table:formula="of:=[.D16]/[.$D$42]" office:value-type="percentage" office:value="0.00435404481994366" calcext:value-type="percentage">
            <text:p>0.44%</text:p>
          </table:table-cell>
          <table:table-cell table:style-name="ce118" table:formula="of:=[.E16]/[.$E$42]" office:value-type="percentage" office:value="0.00995157234505025" calcext:value-type="percentage">
            <text:p>1.00%</text:p>
          </table:table-cell>
          <table:table-cell table:style-name="ce118" table:formula="of:=[.C16]/[.$C$42]" office:value-type="percentage" office:value="0.00653265331600919" calcext:value-type="percentage">
            <text:p>0.65%</text:p>
          </table:table-cell>
          <table:table-cell office:value-type="string" calcext:value-type="string">
            <text:p>Depot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uperintendence</text:p>
          </table:table-cell>
          <table:table-cell office:value-type="string" calcext:value-type="string">
            <text:p>Vehicles</text:p>
          </table:table-cell>
          <table:table-cell table:formula="of:=6321+(17/20)+(8/240)" office:value-type="currency" office:currency="GBP" office:value="6321.88333333333" calcext:value-type="currency">
            <text:p>£6,321.88</text:p>
          </table:table-cell>
          <table:table-cell table:formula="of:=5514+(3/20)+(6/240)" office:value-type="currency" office:currency="GBP" office:value="5514.175" calcext:value-type="currency">
            <text:p>£5,514.18</text:p>
          </table:table-cell>
          <table:table-cell table:formula="of:=[.C17]-[.D17]" office:value-type="currency" office:currency="GBP" office:value="807.708333333335" calcext:value-type="currency">
            <text:p>£807.71</text:p>
          </table:table-cell>
          <table:table-cell table:style-name="ce118" table:formula="of:=[.D17]/[.$D$42]" office:value-type="percentage" office:value="0.0024427385858616" calcext:value-type="percentage">
            <text:p>0.24%</text:p>
          </table:table-cell>
          <table:table-cell table:style-name="ce118" table:formula="of:=[.E17]/[.$E$42]" office:value-type="percentage" office:value="0.000584015997621687" calcext:value-type="percentage">
            <text:p>0.06%</text:p>
          </table:table-cell>
          <table:table-cell table:style-name="ce118" table:formula="of:=[.C17]/[.$C$42]" office:value-type="percentage" office:value="0.00175053899136987" calcext:value-type="percentage">
            <text:p>0.18%</text:p>
          </table:table-cell>
          <table:table-cell office:value-type="string" calcext:value-type="string">
            <text:p>Depot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visers and greasers</text:p>
          </table:table-cell>
          <table:table-cell office:value-type="string" calcext:value-type="string">
            <text:p>Vehicles</text:p>
          </table:table-cell>
          <table:table-cell table:formula="of:=43934+(9/20)+(5/240)" office:value-type="currency" office:currency="GBP" office:value="43934.4708333333" calcext:value-type="currency">
            <text:p>£43,934.47</text:p>
          </table:table-cell>
          <table:table-cell table:formula="of:=[.C18]" office:value-type="currency" office:currency="GBP" office:value="43934.4708333333" calcext:value-type="currency">
            <text:p>£43,934.47</text:p>
          </table:table-cell>
          <table:table-cell table:formula="of:=[.C18]-[.D18]" office:value-type="currency" office:currency="GBP" office:value="0" calcext:value-type="currency">
            <text:p>£0.00</text:p>
          </table:table-cell>
          <table:table-cell table:style-name="ce118" table:formula="of:=[.D18]/[.$D$42]" office:value-type="percentage" office:value="0.0194626443944914" calcext:value-type="percentage">
            <text:p>1.95%</text:p>
          </table:table-cell>
          <table:table-cell table:style-name="ce118" table:formula="of:=[.E18]/[.$E$42]" office:value-type="percentage" office:value="0" calcext:value-type="percentage">
            <text:p>0.00%</text:p>
          </table:table-cell>
          <table:table-cell table:style-name="ce118" table:formula="of:=[.C18]/[.$C$42]" office:value-type="percentage" office:value="0.0121655209695875" calcext:value-type="percentage">
            <text:p>1.22%</text:p>
          </table:table-cell>
          <table:table-cell office:value-type="string" calcext:value-type="string">
            <text:p>Depot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niforms</text:p>
          </table:table-cell>
          <table:table-cell office:value-type="string" calcext:value-type="string">
            <text:p>Vehicles</text:p>
          </table:table-cell>
          <table:table-cell table:formula="of:=434+(15/20)+(3/240)" office:value-type="currency" office:currency="GBP" office:value="434.7625" calcext:value-type="currency">
            <text:p>£434.76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C19]-[.D19]" office:value-type="currency" office:currency="GBP" office:value="434.7625" calcext:value-type="currency">
            <text:p>£434.76</text:p>
          </table:table-cell>
          <table:table-cell table:style-name="ce118" table:formula="of:=[.D19]/[.$D$42]" office:value-type="percentage" office:value="0" calcext:value-type="percentage">
            <text:p>0.00%</text:p>
          </table:table-cell>
          <table:table-cell table:style-name="ce118" table:formula="of:=[.E19]/[.$E$42]" office:value-type="percentage" office:value="0.000314356364404641" calcext:value-type="percentage">
            <text:p>0.03%</text:p>
          </table:table-cell>
          <table:table-cell table:style-name="ce118" table:formula="of:=[.C19]/[.$C$42]" office:value-type="percentage" office:value="0.000120386389325245" calcext:value-type="percentage">
            <text:p>0.01%</text:p>
          </table:table-cell>
          <table:table-cell office:value-type="string" calcext:value-type="string">
            <text:p>Depot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bricants</text:p>
          </table:table-cell>
          <table:table-cell office:value-type="string" calcext:value-type="string">
            <text:p>Vehicles</text:p>
          </table:table-cell>
          <table:table-cell table:formula="of:=11468+(12/20)+(8/240)" office:value-type="currency" office:currency="GBP" office:value="11468.6333333333" calcext:value-type="currency">
            <text:p>£11,468.63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C20]-[.D20]" office:value-type="currency" office:currency="GBP" office:value="11468.6333333333" calcext:value-type="currency">
            <text:p>£11,468.63</text:p>
          </table:table-cell>
          <table:table-cell table:style-name="ce118" table:formula="of:=[.D20]/[.$D$42]" office:value-type="percentage" office:value="0" calcext:value-type="percentage">
            <text:p>0.00%</text:p>
          </table:table-cell>
          <table:table-cell table:style-name="ce118" table:formula="of:=[.E20]/[.$E$42]" office:value-type="percentage" office:value="0.00829243064743749" calcext:value-type="percentage">
            <text:p>0.83%</text:p>
          </table:table-cell>
          <table:table-cell table:style-name="ce118" table:formula="of:=[.C20]/[.$C$42]" office:value-type="percentage" office:value="0.00317568179752198" calcext:value-type="percentage">
            <text:p>0.32%</text:p>
          </table:table-cell>
          <table:table-cell office:value-type="string" calcext:value-type="string">
            <text:p>Vehicle per km cost (non-fuel)</text:p>
          </table:table-cell>
          <table:table-cell office:value-type="string" calcext:value-type="string">
            <text:p>For non-powered vehicl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erials</text:p>
          </table:table-cell>
          <table:table-cell office:value-type="string" calcext:value-type="string">
            <text:p>Vehicles</text:p>
          </table:table-cell>
          <table:table-cell table:formula="of:=765+(9/20)+(1/240)" office:value-type="currency" office:currency="GBP" office:value="765.454166666667" calcext:value-type="currency">
            <text:p>£765.45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C21]-[.D21]" office:value-type="currency" office:currency="GBP" office:value="765.454166666667" calcext:value-type="currency">
            <text:p>£765.45</text:p>
          </table:table-cell>
          <table:table-cell table:style-name="ce118" table:formula="of:=[.D21]/[.$D$42]" office:value-type="percentage" office:value="0" calcext:value-type="percentage">
            <text:p>0.00%</text:p>
          </table:table-cell>
          <table:table-cell table:style-name="ce118" table:formula="of:=[.E21]/[.$E$42]" office:value-type="percentage" office:value="0.000553463992298593" calcext:value-type="percentage">
            <text:p>0.06%</text:p>
          </table:table-cell>
          <table:table-cell table:style-name="ce118" table:formula="of:=[.C21]/[.$C$42]" office:value-type="percentage" office:value="0.000211955408571264" calcext:value-type="percentage">
            <text:p>0.02%</text:p>
          </table:table-cell>
          <table:table-cell office:value-type="string" calcext:value-type="string">
            <text:p>Vehicle per km cost (non-fuel)</text:p>
          </table:table-cell>
          <table:table-cell office:value-type="string" calcext:value-type="string">
            <text:p>For non-powered vehicl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ols and equipment</text:p>
          </table:table-cell>
          <table:table-cell office:value-type="string" calcext:value-type="string">
            <text:p>Vehicles</text:p>
          </table:table-cell>
          <table:table-cell table:formula="of:=2375+(16/20)+(10/240)" office:value-type="currency" office:currency="GBP" office:value="2375.84166666667" calcext:value-type="currency">
            <text:p>£2,375.84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C22]-[.D22]" office:value-type="currency" office:currency="GBP" office:value="2375.84166666667" calcext:value-type="currency">
            <text:p>£2,375.84</text:p>
          </table:table-cell>
          <table:table-cell table:style-name="ce118" table:formula="of:=[.D22]/[.$D$42]" office:value-type="percentage" office:value="0" calcext:value-type="percentage">
            <text:p>0.00%</text:p>
          </table:table-cell>
          <table:table-cell table:style-name="ce118" table:formula="of:=[.E22]/[.$E$42]" office:value-type="percentage" office:value="0.00171785963309714" calcext:value-type="percentage">
            <text:p>0.17%</text:p>
          </table:table-cell>
          <table:table-cell table:style-name="ce118" table:formula="of:=[.C22]/[.$C$42]" office:value-type="percentage" office:value="0.00065787412635283" calcext:value-type="percentage">
            <text:p>0.07%</text:p>
          </table:table-cell>
          <table:table-cell office:value-type="string" calcext:value-type="string">
            <text:p>Vehicle per km cost (non-fuel)</text:p>
          </table:table-cell>
          <table:table-cell office:value-type="string" calcext:value-type="string">
            <text:p>For non-powered vehicl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eral expenses</text:p>
          </table:table-cell>
          <table:table-cell office:value-type="string" calcext:value-type="string">
            <text:p>Vehicles</text:p>
          </table:table-cell>
          <table:table-cell table:formula="of:=3308+(7/20)+(2/240)" office:value-type="currency" office:currency="GBP" office:value="3308.35833333333" calcext:value-type="currency">
            <text:p>£3,308.36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C23]-[.D23]" office:value-type="currency" office:currency="GBP" office:value="3308.35833333333" calcext:value-type="currency">
            <text:p>£3,308.36</text:p>
          </table:table-cell>
          <table:table-cell table:style-name="ce118" table:formula="of:=[.D23]/[.$D$42]" office:value-type="percentage" office:value="0" calcext:value-type="percentage">
            <text:p>0.00%</text:p>
          </table:table-cell>
          <table:table-cell table:style-name="ce118" table:formula="of:=[.E23]/[.$E$42]" office:value-type="percentage" office:value="0.00239211868046224" calcext:value-type="percentage">
            <text:p>0.24%</text:p>
          </table:table-cell>
          <table:table-cell table:style-name="ce118" table:formula="of:=[.C23]/[.$C$42]" office:value-type="percentage" office:value="0.000916089392125782" calcext:value-type="percentage">
            <text:p>0.09%</text:p>
          </table:table-cell>
          <table:table-cell office:value-type="string" calcext:value-type="string">
            <text:p>Depot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newals fund</text:p>
          </table:table-cell>
          <table:table-cell office:value-type="string" calcext:value-type="string">
            <text:p>Vehicles</text:p>
          </table:table-cell>
          <table:table-cell table:formula="of:=1+(12/20)+(6/240)" office:value-type="currency" office:currency="GBP" office:value="1.625" calcext:value-type="currency">
            <text:p>£1.63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C24]-[.D24]" office:value-type="currency" office:currency="GBP" office:value="1.625" calcext:value-type="currency">
            <text:p>£1.63</text:p>
          </table:table-cell>
          <table:table-cell table:style-name="ce118" table:formula="of:=[.D24]/[.$D$42]" office:value-type="percentage" office:value="0" calcext:value-type="percentage">
            <text:p>0.00%</text:p>
          </table:table-cell>
          <table:table-cell table:style-name="ce118" table:formula="of:=[.E24]/[.$E$42]" office:value-type="percentage" office:value="0.00000117496125392034" calcext:value-type="percentage">
            <text:p>0.00%</text:p>
          </table:table-cell>
          <table:table-cell table:style-name="ce118" table:formula="of:=[.C24]/[.$C$42]" office:value-type="percentage" office:value="0.000000449964940981624" calcext:value-type="percentage">
            <text:p>0.00%</text:p>
          </table:table-cell>
          <table:table-cell office:value-type="string" calcext:value-type="string">
            <text:p>??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uperintendence</text:p>
          </table:table-cell>
          <table:table-cell office:value-type="string" calcext:value-type="string">
            <text:p>Traffic expenses</text:p>
          </table:table-cell>
          <table:table-cell table:formula="of:=174149+(7/20)+(3/240)" office:value-type="currency" office:currency="GBP" office:value="174149.3625" calcext:value-type="currency">
            <text:p>£174,149.36</text:p>
          </table:table-cell>
          <table:table-cell table:formula="of:=158258+(1/20)+(8/240)" office:value-type="currency" office:currency="GBP" office:value="158258.083333333" calcext:value-type="currency">
            <text:p>£158,258.08</text:p>
          </table:table-cell>
          <table:table-cell table:formula="of:=[.C25]-[.D25]" office:value-type="currency" office:currency="GBP" office:value="15891.2791666667" calcext:value-type="currency">
            <text:p>£15,891.28</text:p>
          </table:table-cell>
          <table:table-cell table:style-name="ce118" table:formula="of:=[.D25]/[.$D$42]" office:value-type="percentage" office:value="0.0701071559540338" calcext:value-type="percentage">
            <text:p>7.01%</text:p>
          </table:table-cell>
          <table:table-cell table:style-name="ce118" table:formula="of:=[.E25]/[.$E$42]" office:value-type="percentage" office:value="0.0114902383360399" calcext:value-type="percentage">
            <text:p>1.15%</text:p>
          </table:table-cell>
          <table:table-cell table:style-name="ce118" table:formula="of:=[.C25]/[.$C$42]" office:value-type="percentage" office:value="0.0482222200734153" calcext:value-type="percentage">
            <text:p>4.82%</text:p>
          </table:table-cell>
          <table:table-cell office:value-type="string" calcext:value-type="string">
            <text:p>Headquarters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ations</text:p>
          </table:table-cell>
          <table:table-cell office:value-type="string" calcext:value-type="string">
            <text:p>Traffic expenses</text:p>
          </table:table-cell>
          <table:table-cell table:formula="of:=[.D26]+[.E26]" office:value-type="currency" office:currency="GBP" office:value="1103473.02083333" calcext:value-type="currency">
            <text:p>£1,103,473.02</text:p>
          </table:table-cell>
          <table:table-cell table:formula="of:=1018478" office:value-type="currency" office:currency="GBP" office:value="1018478" calcext:value-type="currency">
            <text:p>£1,018,478.00</text:p>
          </table:table-cell>
          <table:table-cell table:formula="of:=84995+(5/240)" office:value-type="currency" office:currency="GBP" office:value="84995.0208333333" calcext:value-type="currency">
            <text:p>£84,995.02</text:p>
          </table:table-cell>
          <table:table-cell table:style-name="ce118" table:formula="of:=[.D26]/[.$D$42]" office:value-type="percentage" office:value="0.451178192467804" calcext:value-type="percentage">
            <text:p>45.12%</text:p>
          </table:table-cell>
          <table:table-cell table:style-name="ce118" table:formula="of:=[.E26]/[.$E$42]" office:value-type="percentage" office:value="0.0614559115417345" calcext:value-type="percentage">
            <text:p>6.15%</text:p>
          </table:table-cell>
          <table:table-cell table:style-name="ce118" table:formula="of:=[.C26]/[.$C$42]" office:value-type="percentage" office:value="0.305553337042514" calcext:value-type="percentage">
            <text:p>30.56%</text:p>
          </table:table-cell>
          <table:table-cell office:value-type="string" calcext:value-type="string">
            <text:p>Station/stop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urniture and equipment</text:p>
          </table:table-cell>
          <table:table-cell office:value-type="string" calcext:value-type="string">
            <text:p>Traffic expenses</text:p>
          </table:table-cell>
          <table:table-cell table:formula="of:=21229+(5/20)+(7/240)" office:value-type="currency" office:currency="GBP" office:value="21229.2791666667" calcext:value-type="currency">
            <text:p>£21,229.28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C27]-[.D27]" office:value-type="currency" office:currency="GBP" office:value="21229.2791666667" calcext:value-type="currency">
            <text:p>£21,229.28</text:p>
          </table:table-cell>
          <table:table-cell table:style-name="ce118" table:formula="of:=[.D27]/[.$D$42]" office:value-type="percentage" office:value="0" calcext:value-type="percentage">
            <text:p>0.00%</text:p>
          </table:table-cell>
          <table:table-cell table:style-name="ce118" table:formula="of:=[.E27]/[.$E$42]" office:value-type="percentage" office:value="0.0153498956735333" calcext:value-type="percentage">
            <text:p>1.53%</text:p>
          </table:table-cell>
          <table:table-cell table:style-name="ce118" table:formula="of:=[.C27]/[.$C$42]" office:value-type="percentage" office:value="0.00587841929065328" calcext:value-type="percentage">
            <text:p>0.59%</text:p>
          </table:table-cell>
          <table:table-cell office:value-type="string" calcext:value-type="string">
            <text:p>Station/stop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eneral expenses</text:p>
          </table:table-cell>
          <table:table-cell office:value-type="string" calcext:value-type="string">
            <text:p>Traffic expenses</text:p>
          </table:table-cell>
          <table:table-cell table:formula="of:=4245+(15/20)+(10/240)" office:value-type="currency" office:currency="GBP" office:value="4245.79166666667" calcext:value-type="currency">
            <text:p>£4,245.79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C28]-[.D28]" office:value-type="currency" office:currency="GBP" office:value="4245.79166666667" calcext:value-type="currency">
            <text:p>£4,245.79</text:p>
          </table:table-cell>
          <table:table-cell table:style-name="ce118" table:formula="of:=[.D28]/[.$D$42]" office:value-type="percentage" office:value="0" calcext:value-type="percentage">
            <text:p>0.00%</text:p>
          </table:table-cell>
          <table:table-cell table:style-name="ce118" table:formula="of:=[.E28]/[.$E$42]" office:value-type="percentage" office:value="0.00306993273880073" calcext:value-type="percentage">
            <text:p>0.31%</text:p>
          </table:table-cell>
          <table:table-cell table:style-name="ce118" table:formula="of:=[.C28]/[.$C$42]" office:value-type="percentage" office:value="0.00117566609028427" calcext:value-type="percentage">
            <text:p>0.12%</text:p>
          </table:table-cell>
          <table:table-cell office:value-type="string" calcext:value-type="string">
            <text:p>Station/stop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ain staff – wages</text:p>
          </table:table-cell>
          <table:table-cell office:value-type="string" calcext:value-type="string">
            <text:p>Traffic expenses</text:p>
          </table:table-cell>
          <table:table-cell table:formula="of:=205262+(9/20)+(11/240)" office:value-type="currency" office:currency="GBP" office:value="205262.495833333" calcext:value-type="currency">
            <text:p>£205,262.50</text:p>
          </table:table-cell>
          <table:table-cell table:formula="of:=[.C29]" office:value-type="currency" office:currency="GBP" office:value="205262.495833333" calcext:value-type="currency">
            <text:p>£205,262.50</text:p>
          </table:table-cell>
          <table:table-cell table:formula="of:=[.C29]-[.D29]" office:value-type="currency" office:currency="GBP" office:value="0" calcext:value-type="currency">
            <text:p>£0.00</text:p>
          </table:table-cell>
          <table:table-cell table:style-name="ce118" table:formula="of:=[.D29]/[.$D$42]" office:value-type="percentage" office:value="0.090929761714552" calcext:value-type="percentage">
            <text:p>9.09%</text:p>
          </table:table-cell>
          <table:table-cell table:style-name="ce118" table:formula="of:=[.E29]/[.$E$42]" office:value-type="percentage" office:value="0" calcext:value-type="percentage">
            <text:p>0.00%</text:p>
          </table:table-cell>
          <table:table-cell table:style-name="ce118" table:formula="of:=[.C29]/[.$C$42]" office:value-type="percentage" office:value="0.0568374934297764" calcext:value-type="percentage">
            <text:p>5.68%</text:p>
          </table:table-cell>
          <table:table-cell office:value-type="string" calcext:value-type="string">
            <text:p>Vehicle fixed cost</text:p>
          </table:table-cell>
          <table:table-cell office:value-type="string" calcext:value-type="string">
            <text:p>Non-powered vehicles as drivers/firemen/motormen accounted for abo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ain staff – expense allowances</text:p>
          </table:table-cell>
          <table:table-cell office:value-type="string" calcext:value-type="string">
            <text:p>Traffic expenses</text:p>
          </table:table-cell>
          <table:table-cell table:formula="of:=47583+(4/20)+(5/240)" office:value-type="currency" office:currency="GBP" office:value="47583.2208333333" calcext:value-type="currency">
            <text:p>£47,583.22</text:p>
          </table:table-cell>
          <table:table-cell table:formula="of:=[.C30]" office:value-type="currency" office:currency="GBP" office:value="47583.2208333333" calcext:value-type="currency">
            <text:p>£47,583.22</text:p>
          </table:table-cell>
          <table:table-cell table:formula="of:=[.C30]-[.D30]" office:value-type="currency" office:currency="GBP" office:value="0" calcext:value-type="currency">
            <text:p>£0.00</text:p>
          </table:table-cell>
          <table:table-cell table:style-name="ce118" table:formula="of:=[.D30]/[.$D$42]" office:value-type="percentage" office:value="0.021079013554912" calcext:value-type="percentage">
            <text:p>2.11%</text:p>
          </table:table-cell>
          <table:table-cell table:style-name="ce118" table:formula="of:=[.E30]/[.$E$42]" office:value-type="percentage" office:value="0" calcext:value-type="percentage">
            <text:p>0.00%</text:p>
          </table:table-cell>
          <table:table-cell table:style-name="ce118" table:formula="of:=[.C30]/[.$C$42]" office:value-type="percentage" office:value="0.0131758653255301" calcext:value-type="percentage">
            <text:p>1.32%</text:p>
          </table:table-cell>
          <table:table-cell office:value-type="string" calcext:value-type="string">
            <text:p>Vehicle fixed cost</text:p>
          </table:table-cell>
          <table:table-cell office:value-type="string" calcext:value-type="string">
            <text:p>Non-powered vehicles as drivers/firemen/motormen accounted for abov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ghting of coaches</text:p>
          </table:table-cell>
          <table:table-cell office:value-type="string" calcext:value-type="string">
            <text:p>Traffic expenses</text:p>
          </table:table-cell>
          <table:table-cell table:formula="of:=30161+(13/20)+(2/240)" office:value-type="currency" office:currency="GBP" office:value="30161.6583333333" calcext:value-type="currency">
            <text:p>£30,161.66</text:p>
          </table:table-cell>
          <table:table-cell table:formula="of:=([.C31]/3)*2" office:value-type="currency" office:currency="GBP" office:value="20107.7722222222" calcext:value-type="currency">
            <text:p>£20,107.77</text:p>
          </table:table-cell>
          <table:table-cell table:formula="of:=[.C31]-[.D31]" office:value-type="currency" office:currency="GBP" office:value="10053.8861111111" calcext:value-type="currency">
            <text:p>£10,053.89</text:p>
          </table:table-cell>
          <table:table-cell table:style-name="ce118" table:formula="of:=[.D31]/[.$D$42]" office:value-type="percentage" office:value="0.00890759380740334" calcext:value-type="percentage">
            <text:p>0.89%</text:p>
          </table:table-cell>
          <table:table-cell table:style-name="ce118" table:formula="of:=[.E31]/[.$E$42]" office:value-type="percentage" office:value="0.00726949331192823" calcext:value-type="percentage">
            <text:p>0.73%</text:p>
          </table:table-cell>
          <table:table-cell table:style-name="ce118" table:formula="of:=[.C31]/[.$C$42]" office:value-type="percentage" office:value="0.00835180849960999" calcext:value-type="percentage">
            <text:p>0.84%</text:p>
          </table:table-cell>
          <table:table-cell office:value-type="string" calcext:value-type="string">
            <text:p>Vehicle fixed cost</text:p>
          </table:table-cell>
          <table:table-cell office:value-type="string" calcext:value-type="string">
            <text:p>Labour proportion guess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eaning of coaches</text:p>
          </table:table-cell>
          <table:table-cell office:value-type="string" calcext:value-type="string">
            <text:p>Traffic expenses</text:p>
          </table:table-cell>
          <table:table-cell table:formula="of:=30303+(4/20)+(2/240)" office:value-type="currency" office:currency="GBP" office:value="30303.2083333333" calcext:value-type="currency">
            <text:p>£30,303.21</text:p>
          </table:table-cell>
          <table:table-cell table:formula="of:=([.C32]/3)*2" office:value-type="currency" office:currency="GBP" office:value="20202.1388888889" calcext:value-type="currency">
            <text:p>£20,202.14</text:p>
          </table:table-cell>
          <table:table-cell table:formula="of:=[.C32]-[.D32]" office:value-type="currency" office:currency="GBP" office:value="10101.0694444444" calcext:value-type="currency">
            <text:p>£10,101.07</text:p>
          </table:table-cell>
          <table:table-cell table:style-name="ce118" table:formula="of:=[.D32]/[.$D$42]" office:value-type="percentage" office:value="0.00894939754012597" calcext:value-type="percentage">
            <text:p>0.89%</text:p>
          </table:table-cell>
          <table:table-cell table:style-name="ce118" table:formula="of:=[.E32]/[.$E$42]" office:value-type="percentage" office:value="0.00730360936638822" calcext:value-type="percentage">
            <text:p>0.73%</text:p>
          </table:table-cell>
          <table:table-cell table:style-name="ce118" table:formula="of:=[.C32]/[.$C$42]" office:value-type="percentage" office:value="0.00839100390723826" calcext:value-type="percentage">
            <text:p>0.84%</text:p>
          </table:table-cell>
          <table:table-cell office:value-type="string" calcext:value-type="string">
            <text:p>Vehicle fixed cost</text:p>
          </table:table-cell>
          <table:table-cell office:value-type="string" calcext:value-type="string">
            <text:p>Labour proportion guess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eaning wagons</text:p>
          </table:table-cell>
          <table:table-cell office:value-type="string" calcext:value-type="string">
            <text:p>Traffic expenses</text:p>
          </table:table-cell>
          <table:table-cell table:formula="of:=2861+(7/20)+(8/240)" office:value-type="currency" office:currency="GBP" office:value="2861.38333333333" calcext:value-type="currency">
            <text:p>£2,861.38</text:p>
          </table:table-cell>
          <table:table-cell table:formula="of:=([.C33]/3)*2" office:value-type="currency" office:currency="GBP" office:value="1907.58888888889" calcext:value-type="currency">
            <text:p>£1,907.59</text:p>
          </table:table-cell>
          <table:table-cell table:formula="of:=[.C33]-[.D33]" office:value-type="currency" office:currency="GBP" office:value="953.794444444445" calcext:value-type="currency">
            <text:p>£953.79</text:p>
          </table:table-cell>
          <table:table-cell table:style-name="ce118" table:formula="of:=[.D33]/[.$D$42]" office:value-type="percentage" office:value="0.000845047715179469" calcext:value-type="percentage">
            <text:p>0.08%</text:p>
          </table:table-cell>
          <table:table-cell table:style-name="ce118" table:formula="of:=[.E33]/[.$E$42]" office:value-type="percentage" office:value="0.000689644010108736" calcext:value-type="percentage">
            <text:p>0.07%</text:p>
          </table:table-cell>
          <table:table-cell table:style-name="ce118" table:formula="of:=[.C33]/[.$C$42]" office:value-type="percentage" office:value="0.000792321343205621" calcext:value-type="percentage">
            <text:p>0.08%</text:p>
          </table:table-cell>
          <table:table-cell office:value-type="string" calcext:value-type="string">
            <text:p>Vehicle fixed cost</text:p>
          </table:table-cell>
          <table:table-cell office:value-type="string" calcext:value-type="string">
            <text:p>Labour proportion gues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rpaulins etc. - maintenance</text:p>
          </table:table-cell>
          <table:table-cell office:value-type="string" calcext:value-type="string">
            <text:p>Traffic expenses</text:p>
          </table:table-cell>
          <table:table-cell table:formula="of:=14079+(10/20)+(6/240)" office:value-type="currency" office:currency="GBP" office:value="14079.525" calcext:value-type="currency">
            <text:p>£14,079.53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C34]-[.D34]" office:value-type="currency" office:currency="GBP" office:value="14079.525" calcext:value-type="currency">
            <text:p>£14,079.53</text:p>
          </table:table-cell>
          <table:table-cell table:style-name="ce118" table:formula="of:=[.D34]/[.$D$42]" office:value-type="percentage" office:value="0" calcext:value-type="percentage">
            <text:p>0.00%</text:p>
          </table:table-cell>
          <table:table-cell table:style-name="ce118" table:formula="of:=[.E34]/[.$E$42]" office:value-type="percentage" office:value="0.0101802439068325" calcext:value-type="percentage">
            <text:p>1.02%</text:p>
          </table:table-cell>
          <table:table-cell table:style-name="ce118" table:formula="of:=[.C34]/[.$C$42]" office:value-type="percentage" office:value="0.00389864162195341" calcext:value-type="percentage">
            <text:p>0.39%</text:p>
          </table:table-cell>
          <table:table-cell office:value-type="string" calcext:value-type="string">
            <text:p>Vehicle fixed cost</text:p>
          </table:table-cell>
          <table:table-cell office:value-type="string" calcext:value-type="string">
            <text:p>Labour proportion guess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ed attendants – wages</text:p>
          </table:table-cell>
          <table:table-cell office:value-type="string" calcext:value-type="string">
            <text:p>Traffic expenses</text:p>
          </table:table-cell>
          <table:table-cell table:formula="of:=10797+(9/20)+(5/240)" office:value-type="currency" office:currency="GBP" office:value="10797.4708333333" calcext:value-type="currency">
            <text:p>£10,797.47</text:p>
          </table:table-cell>
          <table:table-cell table:formula="of:=[.C35]" office:value-type="currency" office:currency="GBP" office:value="10797.4708333333" calcext:value-type="currency">
            <text:p>£10,797.47</text:p>
          </table:table-cell>
          <table:table-cell table:formula="of:=[.C35]-[.D35]" office:value-type="currency" office:currency="GBP" office:value="0" calcext:value-type="currency">
            <text:p>£0.00</text:p>
          </table:table-cell>
          <table:table-cell table:style-name="ce118" table:formula="of:=[.D35]/[.$D$42]" office:value-type="percentage" office:value="0.00478319941501649" calcext:value-type="percentage">
            <text:p>0.48%</text:p>
          </table:table-cell>
          <table:table-cell table:style-name="ce118" table:formula="of:=[.E35]/[.$E$42]" office:value-type="percentage" office:value="0" calcext:value-type="percentage">
            <text:p>0.00%</text:p>
          </table:table-cell>
          <table:table-cell table:style-name="ce118" table:formula="of:=[.C35]/[.$C$42]" office:value-type="percentage" office:value="0.00298983589309024" calcext:value-type="percentage">
            <text:p>0.30%</text:p>
          </table:table-cell>
          <table:table-cell office:value-type="string" calcext:value-type="string">
            <text:p>Vehicle fixed cost</text:p>
          </table:table-cell>
          <table:table-cell office:value-type="string" calcext:value-type="string">
            <text:p>Sleeping carriages onl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d attendants – expense allowances</text:p>
          </table:table-cell>
          <table:table-cell office:value-type="string" calcext:value-type="string">
            <text:p>Traffic expenses</text:p>
          </table:table-cell>
          <table:table-cell table:formula="of:=3287+(9/20)+(5/240)" office:value-type="currency" office:currency="GBP" office:value="3287.47083333333" calcext:value-type="currency">
            <text:p>£3,287.47</text:p>
          </table:table-cell>
          <table:table-cell table:formula="of:=[.C36]" office:value-type="currency" office:currency="GBP" office:value="3287.47083333333" calcext:value-type="currency">
            <text:p>£3,287.47</text:p>
          </table:table-cell>
          <table:table-cell table:formula="of:=[.C36]-[.D36]" office:value-type="currency" office:currency="GBP" office:value="0" calcext:value-type="currency">
            <text:p>£0.00</text:p>
          </table:table-cell>
          <table:table-cell table:style-name="ce118" table:formula="of:=[.D36]/[.$D$42]" office:value-type="percentage" office:value="0.00145632517184854" calcext:value-type="percentage">
            <text:p>0.15%</text:p>
          </table:table-cell>
          <table:table-cell table:style-name="ce118" table:formula="of:=[.E36]/[.$E$42]" office:value-type="percentage" office:value="0" calcext:value-type="percentage">
            <text:p>0.00%</text:p>
          </table:table-cell>
          <table:table-cell table:style-name="ce118" table:formula="of:=[.C36]/[.$C$42]" office:value-type="percentage" office:value="0.00091030561199978" calcext:value-type="percentage">
            <text:p>0.09%</text:p>
          </table:table-cell>
          <table:table-cell office:value-type="string" calcext:value-type="string">
            <text:p>Vehicle fixed cost</text:p>
          </table:table-cell>
          <table:table-cell office:value-type="string" calcext:value-type="string">
            <text:p>Sleeping carriages onl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eeping coach equipment</text:p>
          </table:table-cell>
          <table:table-cell office:value-type="string" calcext:value-type="string">
            <text:p>Traffic expenses</text:p>
          </table:table-cell>
          <table:table-cell table:formula="of:=8922+(19/20)+(1/240)" office:value-type="currency" office:currency="GBP" office:value="8922.95416666667" calcext:value-type="currency">
            <text:p>£8,922.95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C37]-[.D37]" office:value-type="currency" office:currency="GBP" office:value="8922.95416666667" calcext:value-type="currency">
            <text:p>£8,922.95</text:p>
          </table:table-cell>
          <table:table-cell table:style-name="ce118" table:formula="of:=[.D37]/[.$D$42]" office:value-type="percentage" office:value="0" calcext:value-type="percentage">
            <text:p>0.00%</text:p>
          </table:table-cell>
          <table:table-cell table:style-name="ce118" table:formula="of:=[.E37]/[.$E$42]" office:value-type="percentage" office:value="0.00645176948697869" calcext:value-type="percentage">
            <text:p>0.65%</text:p>
          </table:table-cell>
          <table:table-cell table:style-name="ce118" table:formula="of:=[.C37]/[.$C$42]" office:value-type="percentage" office:value="0.00247077941229901" calcext:value-type="percentage">
            <text:p>0.25%</text:p>
          </table:table-cell>
          <table:table-cell office:value-type="string" calcext:value-type="string">
            <text:p>Vehicle fixed cost</text:p>
          </table:table-cell>
          <table:table-cell office:value-type="string" calcext:value-type="string">
            <text:p>Sleeping carriages onl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iforms</text:p>
          </table:table-cell>
          <table:table-cell office:value-type="string" calcext:value-type="string">
            <text:p>Traffic expenses</text:p>
          </table:table-cell>
          <table:table-cell table:formula="of:=24240+(12/20)" office:value-type="currency" office:currency="GBP" office:value="24240.6" calcext:value-type="currency">
            <text:p>£24,240.60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C38]-[.D38]" office:value-type="currency" office:currency="GBP" office:value="24240.6" calcext:value-type="currency">
            <text:p>£24,240.60</text:p>
          </table:table-cell>
          <table:table-cell table:style-name="ce118" table:formula="of:=[.D38]/[.$D$42]" office:value-type="percentage" office:value="0" calcext:value-type="percentage">
            <text:p>0.00%</text:p>
          </table:table-cell>
          <table:table-cell table:style-name="ce118" table:formula="of:=[.E38]/[.$E$42]" office:value-type="percentage" office:value="0.0175272404749424" calcext:value-type="percentage">
            <text:p>1.75%</text:p>
          </table:table-cell>
          <table:table-cell table:style-name="ce118" table:formula="of:=[.C38]/[.$C$42]" office:value-type="percentage" office:value="0.0067122585528364" calcext:value-type="percentage">
            <text:p>0.67%</text:p>
          </table:table-cell>
          <table:table-cell office:value-type="string" calcext:value-type="string">
            <text:p>Headquarters mainten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vel crossings</text:p>
          </table:table-cell>
          <table:table-cell office:value-type="string" calcext:value-type="string">
            <text:p>Traffic expenses</text:p>
          </table:table-cell>
          <table:table-cell table:formula="of:=49957+(14/20)+(3/240)" office:value-type="currency" office:currency="GBP" office:value="49957.7125" calcext:value-type="currency">
            <text:p>£49,957.71</text:p>
          </table:table-cell>
          <table:table-cell table:formula="of:=([.C39]/3)*2" office:value-type="currency" office:currency="GBP" office:value="33305.1416666667" calcext:value-type="currency">
            <text:p>£33,305.14</text:p>
          </table:table-cell>
          <table:table-cell table:formula="of:=[.C39]-[.D39]" office:value-type="currency" office:currency="GBP" office:value="16652.5708333333" calcext:value-type="currency">
            <text:p>£16,652.57</text:p>
          </table:table-cell>
          <table:table-cell table:style-name="ce118" table:formula="of:=[.D39]/[.$D$42]" office:value-type="percentage" office:value="0.0147539304894664" calcext:value-type="percentage">
            <text:p>1.48%</text:p>
          </table:table-cell>
          <table:table-cell table:style-name="ce118" table:formula="of:=[.E39]/[.$E$42]" office:value-type="percentage" office:value="0.0120406926198957" calcext:value-type="percentage">
            <text:p>1.20%</text:p>
          </table:table-cell>
          <table:table-cell table:style-name="ce118" table:formula="of:=[.C39]/[.$C$42]" office:value-type="percentage" office:value="0.013833365634855" calcext:value-type="percentage">
            <text:p>1.38%</text:p>
          </table:table-cell>
          <table:table-cell office:value-type="string" calcext:value-type="string">
            <text:p>Infrastructure maintenance</text:p>
          </table:table-cell>
          <table:table-cell office:value-type="string" calcext:value-type="string">
            <text:p>Labour proportion guess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imetables</text:p>
          </table:table-cell>
          <table:table-cell office:value-type="string" calcext:value-type="string">
            <text:p>Traffic expenses</text:p>
          </table:table-cell>
          <table:table-cell table:formula="of:=5381+(16/20)" office:value-type="currency" office:currency="GBP" office:value="5381.8" calcext:value-type="currency">
            <text:p>£5,381.80</text:p>
          </table:table-cell>
          <table:table-cell table:formula="of:=[.C40]/2" office:value-type="currency" office:currency="GBP" office:value="2690.9" calcext:value-type="currency">
            <text:p>£2,690.90</text:p>
          </table:table-cell>
          <table:table-cell table:formula="of:=[.C40]-[.D40]" office:value-type="currency" office:currency="GBP" office:value="2690.9" calcext:value-type="currency">
            <text:p>£2,690.90</text:p>
          </table:table-cell>
          <table:table-cell table:style-name="ce118" table:formula="of:=[.D40]/[.$D$42]" office:value-type="percentage" office:value="0.00119204872182965" calcext:value-type="percentage">
            <text:p>0.12%</text:p>
          </table:table-cell>
          <table:table-cell table:style-name="ce118" table:formula="of:=[.E40]/[.$E$42]" office:value-type="percentage" office:value="0.00194566353118415" calcext:value-type="percentage">
            <text:p>0.19%</text:p>
          </table:table-cell>
          <table:table-cell table:style-name="ce118" table:formula="of:=[.C40]/[.$C$42]" office:value-type="percentage" office:value="0.00149022850423071" calcext:value-type="percentage">
            <text:p>0.15%</text:p>
          </table:table-cell>
          <table:table-cell office:value-type="string" calcext:value-type="string">
            <text:p>Headquarters maintenance</text:p>
          </table:table-cell>
          <table:table-cell office:value-type="string" calcext:value-type="string">
            <text:p>Labour proportion guess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oint facilities</text:p>
          </table:table-cell>
          <table:table-cell office:value-type="string" calcext:value-type="string">
            <text:p>Traffic expenses</text:p>
          </table:table-cell>
          <table:table-cell table:formula="of:=-18374-(6*20)-(8/240)" office:value-type="currency" office:currency="GBP" office:value="-18494.0333333333" calcext:value-type="currency">
            <text:p>-£18,494.03</text:p>
          </table:table-cell>
          <table:table-cell office:value-type="currency" office:currency="GBP" office:value="0" calcext:value-type="currency">
            <text:p>£0.00</text:p>
          </table:table-cell>
          <table:table-cell table:formula="of:=[.C41]-[.D41]" office:value-type="currency" office:currency="GBP" office:value="-18494.0333333333" calcext:value-type="currency">
            <text:p>-£18,494.03</text:p>
          </table:table-cell>
          <table:table-cell table:style-name="ce118" table:formula="of:=[.D41]/[.$D$42]" office:value-type="percentage" office:value="0" calcext:value-type="percentage">
            <text:p>0.00%</text:p>
          </table:table-cell>
          <table:table-cell table:style-name="ce118" table:formula="of:=[.E41]/[.$E$42]" office:value-type="percentage" office:value="-0.0133721677510018" calcext:value-type="percentage">
            <text:p>-1.34%</text:p>
          </table:table-cell>
          <table:table-cell table:style-name="ce118" table:formula="of:=[.C41]/[.$C$42]" office:value-type="percentage" office:value="-0.00512102561067416" calcext:value-type="percentage">
            <text:p>-0.51%</text:p>
          </table:table-cell>
          <table:table-cell office:value-type="string" calcext:value-type="string">
            <text:p>Access charges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Total</text:p>
          </table:table-cell>
          <table:table-cell/>
          <table:table-cell table:style-name="ce106" table:formula="of:=SUM([.C2:.C41])" office:value-type="currency" office:currency="GBP" office:value="3611392.47083333" calcext:value-type="currency">
            <text:p>£3,611,392.47</text:p>
          </table:table-cell>
          <table:table-cell table:style-name="ce106" table:formula="of:=SUM([.D2:.D41])" office:value-type="currency" office:currency="GBP" office:value="2257374.175" calcext:value-type="currency">
            <text:p>£2,257,374.18</text:p>
          </table:table-cell>
          <table:table-cell table:style-name="ce106" table:formula="of:=SUM([.E2:.E41])" office:value-type="currency" office:currency="GBP" office:value="1383024.32916667" calcext:value-type="currency">
            <text:p>£1,383,024.33</text:p>
          </table:table-cell>
          <table:table-cell table:style-name="ce119" table:formula="of:=[.D42]/[.$D$42]" office:value-type="percentage" office:value="1" calcext:value-type="percentage">
            <text:p>100.00%</text:p>
          </table:table-cell>
          <table:table-cell table:style-name="ce121" table:formula="of:=[.E42]/[.$E$42]" office:value-type="percentage" office:value="1" calcext:value-type="percentage">
            <text:p>100.00%</text:p>
          </table:table-cell>
          <table:table-cell table:style-name="ce121" table:formula="of:=[.C42]/[.$C$42]" office:value-type="percentage" office:value="1" calcext:value-type="percentage">
            <text:p>100.00%</text:p>
          </table:table-cell>
          <table:table-cell table:number-columns-repeated="1016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enses breakdown - Simutrans equiv." table:style-name="ta1">
        <table:table-column table:style-name="co92" table:default-cell-style-name="Default"/>
        <table:table-column table:style-name="co10" table:default-cell-style-name="ce110"/>
        <table:table-column table:style-name="co26" table:default-cell-style-name="ce110"/>
        <table:table-column table:style-name="co14" table:default-cell-style-name="ce110"/>
        <table:table-column table:style-name="co14" table:number-columns-repeated="1019" table:default-cell-style-name="Default"/>
        <table:table-row table:style-name="ro2">
          <table:table-cell table:style-name="ce4" office:value-type="string" calcext:value-type="string">
            <text:p>Category</text:p>
          </table:table-cell>
          <table:table-cell table:style-name="ce127" office:value-type="string" calcext:value-type="string">
            <text:p>Ratio (labour)</text:p>
          </table:table-cell>
          <table:table-cell table:style-name="ce127" office:value-type="string" calcext:value-type="string">
            <text:p>Ratio (non-labour)</text:p>
          </table:table-cell>
          <table:table-cell table:style-name="ce127" office:value-type="string" calcext:value-type="string">
            <text:p>Ratio (total)</text:p>
          </table:table-cell>
          <table:table-cell table:style-name="ce56" table:number-columns-repeated="1019"/>
        </table:table-row>
        <table:table-row table:style-name="ro2">
          <table:table-cell table:formula="of:=[$'Expenses breakdown (historical - LNER 1923)'.I2]" office:value-type="string" office:string-value="Depot maintenance" calcext:value-type="string">
            <text:p>Depot maintenance</text:p>
          </table:table-cell>
          <table:table-cell table:formula="of:=[$'Expenses breakdown (historical - LNER 1923)'.F2]+[$'Expenses breakdown (historical - LNER 1923)'.F8]+[$'Expenses breakdown (historical - LNER 1923)'.F11]+[$'Expenses breakdown (historical - LNER 1923)'.F12]+[$'Expenses breakdown (historical - LNER 1923)'.F13]+[$'Expenses breakdown (historical - LNER 1923)'.F14]+[$'Expenses breakdown (historical - LNER 1923)'.F15]+[$'Expenses breakdown (historical - LNER 1923)'.F16]+[$'Expenses breakdown (historical - LNER 1923)'.F17]+[$'Expenses breakdown (historical - LNER 1923)'.F18]+[$'Expenses breakdown (historical - LNER 1923)'.F19]+[$'Expenses breakdown (historical - LNER 1923)'.F23]" office:value-type="percentage" office:value="0.0826979481591704" calcext:value-type="percentage">
            <text:p>8.27%</text:p>
          </table:table-cell>
          <table:table-cell table:formula="of:=[$'Expenses breakdown (historical - LNER 1923)'.G2]+[$'Expenses breakdown (historical - LNER 1923)'.G8]+[$'Expenses breakdown (historical - LNER 1923)'.G11]+[$'Expenses breakdown (historical - LNER 1923)'.G12]+[$'Expenses breakdown (historical - LNER 1923)'.G13]+[$'Expenses breakdown (historical - LNER 1923)'.G14]+[$'Expenses breakdown (historical - LNER 1923)'.G15]+[$'Expenses breakdown (historical - LNER 1923)'.G16]+[$'Expenses breakdown (historical - LNER 1923)'.G17]+[$'Expenses breakdown (historical - LNER 1923)'.G18]+[$'Expenses breakdown (historical - LNER 1923)'.G19]+[$'Expenses breakdown (historical - LNER 1923)'.G23]" office:value-type="percentage" office:value="0.222418857846135" calcext:value-type="percentage">
            <text:p>22.24%</text:p>
          </table:table-cell>
          <table:table-cell table:formula="of:=[$'Expenses breakdown (historical - LNER 1923)'.H2]+[$'Expenses breakdown (historical - LNER 1923)'.H8]+[$'Expenses breakdown (historical - LNER 1923)'.H11]+[$'Expenses breakdown (historical - LNER 1923)'.H12]+[$'Expenses breakdown (historical - LNER 1923)'.H13]+[$'Expenses breakdown (historical - LNER 1923)'.H14]+[$'Expenses breakdown (historical - LNER 1923)'.H15]+[$'Expenses breakdown (historical - LNER 1923)'.H16]+[$'Expenses breakdown (historical - LNER 1923)'.H17]+[$'Expenses breakdown (historical - LNER 1923)'.H18]+[$'Expenses breakdown (historical - LNER 1923)'.H19]+[$'Expenses breakdown (historical - LNER 1923)'.H23]" office:value-type="percentage" office:value="0.0943405286884765" calcext:value-type="percentage">
            <text:p>9.43%</text:p>
          </table:table-cell>
          <table:table-cell table:number-columns-repeated="1019"/>
        </table:table-row>
        <table:table-row table:style-name="ro2">
          <table:table-cell table:formula="of:=[$'Expenses breakdown (historical - LNER 1923)'.I3]" office:value-type="string" office:string-value="Vehicle fixed cost" calcext:value-type="string">
            <text:p>Vehicle fixed cost</text:p>
          </table:table-cell>
          <table:table-cell table:formula="of:=[$'Expenses breakdown (historical - LNER 1923)'.F3]+[$'Expenses breakdown (historical - LNER 1923)'.F4]+[$'Expenses breakdown (historical - LNER 1923)'.F6]+[$'Expenses breakdown (historical - LNER 1923)'.F29]+[$'Expenses breakdown (historical - LNER 1923)'.F30]+[$'Expenses breakdown (historical - LNER 1923)'.F31]+[$'Expenses breakdown (historical - LNER 1923)'.F32]+[$'Expenses breakdown (historical - LNER 1923)'.F33]+[$'Expenses breakdown (historical - LNER 1923)'.F34]+[$'Expenses breakdown (historical - LNER 1923)'.F35]+[$'Expenses breakdown (historical - LNER 1923)'.F36]+[$'Expenses breakdown (historical - LNER 1923)'.F37]" office:value-type="percentage" office:value="0.380070724207696" calcext:value-type="percentage">
            <text:p>38.01%</text:p>
          </table:table-cell>
          <table:table-cell table:formula="of:=[$'Expenses breakdown (historical - LNER 1923)'.G3]+[$'Expenses breakdown (historical - LNER 1923)'.G4]+[$'Expenses breakdown (historical - LNER 1923)'.G6]+[$'Expenses breakdown (historical - LNER 1923)'.G29]+[$'Expenses breakdown (historical - LNER 1923)'.G30]+[$'Expenses breakdown (historical - LNER 1923)'.G31]+[$'Expenses breakdown (historical - LNER 1923)'.G32]+[$'Expenses breakdown (historical - LNER 1923)'.G33]+[$'Expenses breakdown (historical - LNER 1923)'.G34]+[$'Expenses breakdown (historical - LNER 1923)'.G35]+[$'Expenses breakdown (historical - LNER 1923)'.G36]+[$'Expenses breakdown (historical - LNER 1923)'.G37]" office:value-type="percentage" office:value="0.0627407166092906" calcext:value-type="percentage">
            <text:p>6.27%</text:p>
          </table:table-cell>
          <table:table-cell table:formula="of:=[$'Expenses breakdown (historical - LNER 1923)'.H3]+[$'Expenses breakdown (historical - LNER 1923)'.H4]+[$'Expenses breakdown (historical - LNER 1923)'.H6]+[$'Expenses breakdown (historical - LNER 1923)'.H29]+[$'Expenses breakdown (historical - LNER 1923)'.H30]+[$'Expenses breakdown (historical - LNER 1923)'.H31]+[$'Expenses breakdown (historical - LNER 1923)'.H32]+[$'Expenses breakdown (historical - LNER 1923)'.H33]+[$'Expenses breakdown (historical - LNER 1923)'.H34]+[$'Expenses breakdown (historical - LNER 1923)'.H35]+[$'Expenses breakdown (historical - LNER 1923)'.H36]+[$'Expenses breakdown (historical - LNER 1923)'.H37]" office:value-type="percentage" office:value="0.26159820142229" calcext:value-type="percentage">
            <text:p>26.16%</text:p>
          </table:table-cell>
          <table:table-cell table:number-columns-repeated="1019"/>
        </table:table-row>
        <table:table-row table:style-name="ro2">
          <table:table-cell table:formula="of:=[$'Expenses breakdown (historical - LNER 1923)'.I5]" office:value-type="string" office:string-value="Vehicle per km cost (fuel)" calcext:value-type="string">
            <text:p>Vehicle per km cost (fuel)</text:p>
          </table:table-cell>
          <table:table-cell table:formula="of:=[$'Expenses breakdown (historical - LNER 1923)'.F5]+[$'Expenses breakdown (historical - LNER 1923)'.F7]+[$'Expenses breakdown (historical - LNER 1923)'.F9]" office:value-type="percentage" office:value="0" calcext:value-type="percentage">
            <text:p>0.00%</text:p>
          </table:table-cell>
          <table:table-cell table:formula="of:=[$'Expenses breakdown (historical - LNER 1923)'.G5]+[$'Expenses breakdown (historical - LNER 1923)'.G7]+[$'Expenses breakdown (historical - LNER 1923)'.G9]" office:value-type="percentage" office:value="0.592579889509597" calcext:value-type="percentage">
            <text:p>59.26%</text:p>
          </table:table-cell>
          <table:table-cell table:formula="of:=[$'Expenses breakdown (historical - LNER 1923)'.H5]+[$'Expenses breakdown (historical - LNER 1923)'.H7]+[$'Expenses breakdown (historical - LNER 1923)'.H9]" office:value-type="percentage" office:value="0.249158408361074" calcext:value-type="percentage">
            <text:p>24.92%</text:p>
          </table:table-cell>
          <table:table-cell table:number-columns-repeated="1019"/>
        </table:table-row>
        <table:table-row table:style-name="ro2">
          <table:table-cell table:formula="of:=[$'Expenses breakdown (historical - LNER 1923)'.I10]" office:value-type="string" office:string-value="Vehicle per km cost (non-fuel)" calcext:value-type="string">
            <text:p>Vehicle per km cost (non-fuel)</text:p>
          </table:table-cell>
          <table:table-cell table:formula="of:=[$'Expenses breakdown (historical - LNER 1923)'.F10]+[$'Expenses breakdown (historical - LNER 1923)'.F20]+[$'Expenses breakdown (historical - LNER 1923)'.F21]+[$'Expenses breakdown (historical - LNER 1923)'.F22]" office:value-type="percentage" office:value="0" calcext:value-type="percentage">
            <text:p>0.00%</text:p>
          </table:table-cell>
          <table:table-cell table:formula="of:=[$'Expenses breakdown (historical - LNER 1923)'.G10]+[$'Expenses breakdown (historical - LNER 1923)'.G20]+[$'Expenses breakdown (historical - LNER 1923)'.G21]+[$'Expenses breakdown (historical - LNER 1923)'.G22]" office:value-type="percentage" office:value="0.0127519539085958" calcext:value-type="percentage">
            <text:p>1.28%</text:p>
          </table:table-cell>
          <table:table-cell table:formula="of:=[$'Expenses breakdown (historical - LNER 1923)'.H10]+[$'Expenses breakdown (historical - LNER 1923)'.H20]+[$'Expenses breakdown (historical - LNER 1923)'.H21]+[$'Expenses breakdown (historical - LNER 1923)'.H22]" office:value-type="percentage" office:value="0.0171579419851041" calcext:value-type="percentage">
            <text:p>1.72%</text:p>
          </table:table-cell>
          <table:table-cell table:number-columns-repeated="1019"/>
        </table:table-row>
        <table:table-row table:style-name="ro2">
          <table:table-cell table:formula="of:=[$'Expenses breakdown (historical - LNER 1923)'.I25]" office:value-type="string" office:string-value="Headquarters maintenance" calcext:value-type="string">
            <text:p>Headquarters maintenance</text:p>
          </table:table-cell>
          <table:table-cell table:formula="of:=[$'Expenses breakdown (historical - LNER 1923)'.F25]+[$'Expenses breakdown (historical - LNER 1923)'.F38]+[$'Expenses breakdown (historical - LNER 1923)'.F40]" office:value-type="percentage" office:value="0.0712992046758634" calcext:value-type="percentage">
            <text:p>7.13%</text:p>
          </table:table-cell>
          <table:table-cell table:formula="of:=[$'Expenses breakdown (historical - LNER 1923)'.G25]+[$'Expenses breakdown (historical - LNER 1923)'.G38]+[$'Expenses breakdown (historical - LNER 1923)'.G40]" office:value-type="percentage" office:value="0.0309631423421664" calcext:value-type="percentage">
            <text:p>3.10%</text:p>
          </table:table-cell>
          <table:table-cell table:formula="of:=[$'Expenses breakdown (historical - LNER 1923)'.H25]+[$'Expenses breakdown (historical - LNER 1923)'.H38]+[$'Expenses breakdown (historical - LNER 1923)'.H40]" office:value-type="percentage" office:value="0.0564247071304824" calcext:value-type="percentage">
            <text:p>5.64%</text:p>
          </table:table-cell>
          <table:table-cell table:number-columns-repeated="1019"/>
        </table:table-row>
        <table:table-row table:style-name="ro2">
          <table:table-cell table:formula="of:=[$'Expenses breakdown (historical - LNER 1923)'.I26]" office:value-type="string" office:string-value="Station/stop maintenance" calcext:value-type="string">
            <text:p>Station/stop maintenance</text:p>
          </table:table-cell>
          <table:table-cell table:formula="of:=[$'Expenses breakdown (historical - LNER 1923)'.F26]+[$'Expenses breakdown (historical - LNER 1923)'.F27]+[$'Expenses breakdown (historical - LNER 1923)'.F28]" office:value-type="percentage" office:value="0.451178192467804" calcext:value-type="percentage">
            <text:p>45.12%</text:p>
          </table:table-cell>
          <table:table-cell table:formula="of:=[$'Expenses breakdown (historical - LNER 1923)'.G26]+[$'Expenses breakdown (historical - LNER 1923)'.G27]+[$'Expenses breakdown (historical - LNER 1923)'.G28]" office:value-type="percentage" office:value="0.0798757399540685" calcext:value-type="percentage">
            <text:p>7.99%</text:p>
          </table:table-cell>
          <table:table-cell table:formula="of:=[$'Expenses breakdown (historical - LNER 1923)'.H26]+[$'Expenses breakdown (historical - LNER 1923)'.H27]+[$'Expenses breakdown (historical - LNER 1923)'.H28]" office:value-type="percentage" office:value="0.312607422423451" calcext:value-type="percentage">
            <text:p>31.26%</text:p>
          </table:table-cell>
          <table:table-cell table:number-columns-repeated="1019"/>
        </table:table-row>
        <table:table-row table:style-name="ro2">
          <table:table-cell table:formula="of:=[$'Expenses breakdown (historical - LNER 1923)'.I39]" office:value-type="string" office:string-value="Infrastructure maintenance" calcext:value-type="string">
            <text:p>Infrastructure maintenance</text:p>
          </table:table-cell>
          <table:table-cell table:formula="of:=[$'Expenses breakdown (historical - LNER 1923)'.F39]" office:value-type="percentage" office:value="0.0147539304894664" calcext:value-type="percentage">
            <text:p>1.48%</text:p>
          </table:table-cell>
          <table:table-cell table:formula="of:=[$'Expenses breakdown (historical - LNER 1923)'.G39]" office:value-type="percentage" office:value="0.0120406926198957" calcext:value-type="percentage">
            <text:p>1.20%</text:p>
          </table:table-cell>
          <table:table-cell table:formula="of:=[$'Expenses breakdown (historical - LNER 1923)'.H39]" office:value-type="percentage" office:value="0.013833365634855" calcext:value-type="percentage">
            <text:p>1.38%</text:p>
          </table:table-cell>
          <table:table-cell table:number-columns-repeated="1019"/>
        </table:table-row>
        <table:table-row table:style-name="ro2">
          <table:table-cell table:formula="of:=[$'Expenses breakdown (historical - LNER 1923)'.I41]" office:value-type="string" office:string-value="Access charges" calcext:value-type="string">
            <text:p>Access charges</text:p>
          </table:table-cell>
          <table:table-cell table:formula="of:=[$'Expenses breakdown (historical - LNER 1923)'.F41]" office:value-type="percentage" office:value="0" calcext:value-type="percentage">
            <text:p>0.00%</text:p>
          </table:table-cell>
          <table:table-cell table:formula="of:=[$'Expenses breakdown (historical - LNER 1923)'.G41]" office:value-type="percentage" office:value="-0.0133721677510018" calcext:value-type="percentage">
            <text:p>-1.34%</text:p>
          </table:table-cell>
          <table:table-cell table:formula="of:=[$'Expenses breakdown (historical - LNER 1923)'.H41]" office:value-type="percentage" office:value="-0.00512102561067416" calcext:value-type="percentage">
            <text:p>-0.51%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???</text:p>
          </table:table-cell>
          <table:table-cell table:formula="of:=[$'Expenses breakdown (historical - LNER 1923)'.F24]" office:value-type="percentage" office:value="0" calcext:value-type="percentage">
            <text:p>0.00%</text:p>
          </table:table-cell>
          <table:table-cell table:formula="of:=[$'Expenses breakdown (historical - LNER 1923)'.G24]" office:value-type="percentage" office:value="0.00000117496125392034" calcext:value-type="percentage">
            <text:p>0.00%</text:p>
          </table:table-cell>
          <table:table-cell table:formula="of:=[$'Expenses breakdown (historical - LNER 1923)'.H24]" office:value-type="percentage" office:value="0.000000449964940981624" calcext:value-type="percentage">
            <text:p>0.00%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Total</text:p>
          </table:table-cell>
          <table:table-cell table:style-name="ce128" table:formula="of:=SUM([.B2:.B10])" office:value-type="percentage" office:value="1" calcext:value-type="percentage">
            <text:p>100.00%</text:p>
          </table:table-cell>
          <table:table-cell table:style-name="ce128" table:formula="of:=SUM([.C2:.C10])" office:value-type="percentage" office:value="1" calcext:value-type="percentage">
            <text:p>100.00%</text:p>
          </table:table-cell>
          <table:table-cell table:style-name="ce128" table:formula="of:=SUM([.D2:.D10])" office:value-type="percentage" office:value="1" calcext:value-type="percentage">
            <text:p>100.00%</text:p>
          </table:table-cell>
          <table:table-cell table:number-columns-repeated="1019"/>
        </table:table-row>
      </table:table>
      <table:table table:name="'file:///home/james/Documents/Simutrans/simutrans-pak128.britain/steam-physics-calcs.ods'#Extrapolation" table:print="false" table:style-name="ta_extref">
        <table:table-source xlink:type="simple" xlink:href="../steam-physics-calcs.ods" table:table-name="Extrapolation" table:mode="copy-results-only"/>
        <table:table-column table:number-columns-repeated="20"/>
        <table:table-row table:number-rows-repeated="11">
          <table:table-cell table:number-columns-repeated="20"/>
        </table:table-row>
        <table:table-row>
          <table:table-cell table:number-columns-repeated="19"/>
          <table:table-cell table:style-name="ce1" office:value-type="float" office:value="19.277675725">
            <text:p>19.277675725</text:p>
          </table:table-cell>
        </table:table-row>
        <table:table-row table:number-rows-repeated="80">
          <table:table-cell table:number-columns-repeated="20"/>
        </table:table-row>
        <table:table-row>
          <table:table-cell table:number-columns-repeated="19"/>
          <table:table-cell table:style-name="ce1" office:value-type="float" office:value="7.65437124375">
            <text:p>7.65437124375</text:p>
          </table:table-cell>
        </table:table-row>
        <table:table-row table:number-rows-repeated="44">
          <table:table-cell table:number-columns-repeated="20"/>
        </table:table-row>
        <table:table-row>
          <table:table-cell table:number-columns-repeated="19"/>
          <table:table-cell table:style-name="ce1" office:value-type="float" office:value="1.875">
            <text:p>1.875</text:p>
          </table:table-cell>
        </table:table-row>
        <table:table-row table:number-rows-repeated="35">
          <table:table-cell table:number-columns-repeated="20"/>
        </table:table-row>
        <table:table-row>
          <table:table-cell table:number-columns-repeated="19"/>
          <table:table-cell table:style-name="ce1" office:value-type="float" office:value="13.096108224">
            <text:p>13.096108224</text:p>
          </table:table-cell>
        </table:table-row>
        <table:table-row table:number-rows-repeated="10">
          <table:table-cell table:number-columns-repeated="20"/>
        </table:table-row>
        <table:table-row>
          <table:table-cell table:number-columns-repeated="19"/>
          <table:table-cell table:style-name="ce1" office:value-type="float" office:value="9.0718474">
            <text:p>9.0718474</text:p>
          </table:table-cell>
        </table:table-row>
      </table:table>
      <table:named-expressions/>
      <table:database-ranges>
        <table:database-range table:name="__Anonymous_Sheet_DB__2" table:target-range-address="'Infrastructure costs (Simutrans)'.A65:'Infrastructure costs (Simutrans)'.F6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H">₵</number:currency-symbol>
      <number:number number:decimal-places="2" loext:min-decimal-places="2" number:min-integer-digits="1" number:grouping="true"/>
    </number:currency-style>
    <number:currency-style style:name="N111" number:title="User-defined">
      <style:text-properties fo:color="#ff0000"/>
      <number:text>-</number:text>
      <number:currency-symbol number:language="en" number:country="GH">₵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ha" number:script="Latn" number:country="GH">GH₵</number:currency-symbol>
    </number:currency-style>
    <number:currency-style style:name="N112" number:title="User-defined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a" number:script="Latn" number:country="GH">GH₵</number:currency-symbol>
      <style:map style:condition="value()&gt;=0" style:apply-style-name="N112P0"/>
    </number:currency-style>
    <number:currency-style style:name="N113P0" style:volatile="true">
      <number:currency-symbol number:language="en" number:country="GH">GH₵</number:currency-symbol>
      <number:number number:decimal-places="2" loext:min-decimal-places="2" number:min-integer-digits="1" number:grouping="true"/>
    </number:currency-style>
    <number:currency-style style:name="N113" number:title="User-defined">
      <style:text-properties fo:color="#ff0000"/>
      <number:text>-</number:text>
      <number:currency-symbol number:language="en" number:country="GH">GH₵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number-style style:name="N114" number:title="User-defined">
      <number:number number:decimal-places="1" loext:min-decimal-places="1" number:min-integer-digits="1"/>
    </number:number-style>
    <number:currency-style style:name="N115P0" style:volatile="true">
      <number:currency-symbol number:language="en" number:country="GB">£</number:currency-symbol>
      <number:number number:decimal-places="4" loext:min-decimal-places="4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GB">£</number:currency-symbol>
      <number:number number:decimal-places="4" loext:min-decimal-places="4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GB">£</number:currency-symbol>
      <number:number number:decimal-places="5" loext:min-decimal-places="5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5" loext:min-decimal-places="5" number:min-integer-digits="1" number:grouping="true"/>
      <style:map style:condition="value()&gt;=0" style:apply-style-name="N116P0"/>
    </number:currency-style>
    <number:number-style style:name="N117">
      <number:number number:decimal-places="3" loext:min-decimal-places="3" number:min-integer-digits="1"/>
    </number:number-style>
    <number:currency-style style:name="N118P0" style:volatile="true">
      <number:currency-symbol number:language="en" number:country="GH">₵</number:currency-symbol>
      <number:number number:decimal-places="4" loext:min-decimal-places="4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H">₵</number:currency-symbol>
      <number:number number:decimal-places="4" loext:min-decimal-places="4" number:min-integer-digits="1" number:grouping="true"/>
      <style:map style:condition="value()&gt;=0" style:apply-style-name="N118P0"/>
    </number:currency-style>
    <number:number-style style:name="N119">
      <number:number number:decimal-places="2" loext:min-decimal-places="2" number:min-integer-digits="0"/>
    </number:number-style>
    <number:number-style style:name="N120">
      <number:number number:decimal-places="1" loext:min-decimal-places="1" number:min-integer-digits="0"/>
    </number:number-style>
    <number:number-style style:name="N121P0" style:volatile="true">
      <number:number number:decimal-places="2" loext:min-decimal-places="2" number:min-integer-digits="1" number:grouping="true"/>
    </number:number-style>
    <number:currency-style style:name="N121" number:title="User-defined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number:text>d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22-01-05T16:40:02.922543636</meta:creation-date>
    <meta:generator>LibreOffice/6.4.7.2$Linux_X86_64 LibreOffice_project/40$Build-2</meta:generator>
    <dc:date>2022-01-09T13:59:33.758721659</dc:date>
    <dc:creator>James Petts</dc:creator>
    <meta:editing-duration>P2DT22H33M38S</meta:editing-duration>
    <meta:editing-cycles>887</meta:editing-cycles>
    <meta:document-statistic meta:table-count="18" meta:cell-count="4688" meta:object-count="0"/>
  </office:meta>
</office:document-meta>
</file>